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nsolas" svg:font-family="Consolas, 'Courier New', monospac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6.925in" table:align="left"/>
    </style:style>
    <style:style style:name="Table1.A" style:family="table-column">
      <style:table-column-properties style:column-width="0.7507in"/>
    </style:style>
    <style:style style:name="Table1.B" style:family="table-column">
      <style:table-column-properties style:column-width="0.8424in"/>
    </style:style>
    <style:style style:name="Table1.C" style:family="table-column">
      <style:table-column-properties style:column-width="1.2972in"/>
    </style:style>
    <style:style style:name="Table1.D" style:family="table-column">
      <style:table-column-properties style:column-width="4.0347in"/>
    </style:style>
    <style:style style:name="Table1.A1" style:family="table-cell">
      <style:table-cell-properties style:vertical-align="middle" fo:padding="0.0194in" fo:border="none"/>
    </style:style>
    <style:style style:name="P1" style:family="paragraph" style:parent-style-name="Standard">
      <style:text-properties officeooo:rsid="001d247e" officeooo:paragraph-rsid="001d247e"/>
    </style:style>
    <style:style style:name="P2" style:family="paragraph" style:parent-style-name="Text_20_body">
      <style:text-properties officeooo:rsid="001d247e" officeooo:paragraph-rsid="001d247e"/>
    </style:style>
    <style:style style:name="P3" style:family="paragraph" style:parent-style-name="Text_20_body">
      <style:text-properties officeooo:rsid="0022a503" officeooo:paragraph-rsid="0022a503"/>
    </style:style>
    <style:style style:name="P4" style:family="paragraph" style:parent-style-name="Text_20_body">
      <style:text-properties officeooo:rsid="002ddd9f" officeooo:paragraph-rsid="002ddd9f"/>
    </style:style>
    <style:style style:name="P5" style:family="paragraph" style:parent-style-name="Standard">
      <style:text-properties officeooo:rsid="001bc7c1" officeooo:paragraph-rsid="001bc7c1"/>
    </style:style>
    <style:style style:name="P6" style:family="paragraph" style:parent-style-name="Standard">
      <style:text-properties officeooo:rsid="001cbe21" officeooo:paragraph-rsid="001cbe21"/>
    </style:style>
    <style:style style:name="P7" style:family="paragraph" style:parent-style-name="Text_20_body">
      <style:text-properties officeooo:rsid="001ed595" officeooo:paragraph-rsid="001ed595"/>
    </style:style>
    <style:style style:name="P8" style:family="paragraph" style:parent-style-name="Text_20_body">
      <style:text-properties officeooo:rsid="0020c189" officeooo:paragraph-rsid="0020c189"/>
    </style:style>
    <style:style style:name="P9" style:family="paragraph" style:parent-style-name="Text_20_body">
      <style:text-properties officeooo:rsid="0022b6af" officeooo:paragraph-rsid="0022b6af"/>
    </style:style>
    <style:style style:name="P10" style:family="paragraph" style:parent-style-name="Text_20_body">
      <style:text-properties officeooo:rsid="002580fa" officeooo:paragraph-rsid="002580fa"/>
    </style:style>
    <style:style style:name="P11" style:family="paragraph" style:parent-style-name="Text_20_body">
      <style:text-properties officeooo:rsid="002948b6" officeooo:paragraph-rsid="002948b6"/>
    </style:style>
    <style:style style:name="P12" style:family="paragraph" style:parent-style-name="Text_20_body">
      <style:text-properties officeooo:rsid="002b26f7" officeooo:paragraph-rsid="002b26f7"/>
    </style:style>
    <style:style style:name="P13" style:family="paragraph" style:parent-style-name="Text_20_body">
      <style:text-properties officeooo:rsid="002b73e6" officeooo:paragraph-rsid="002b73e6"/>
    </style:style>
    <style:style style:name="P14" style:family="paragraph" style:parent-style-name="Text_20_body">
      <style:text-properties officeooo:rsid="00344497" officeooo:paragraph-rsid="00344497"/>
    </style:style>
    <style:style style:name="P15" style:family="paragraph" style:parent-style-name="Text_20_body">
      <style:text-properties officeooo:rsid="0034ffb8" officeooo:paragraph-rsid="0034ffb8"/>
    </style:style>
    <style:style style:name="P16" style:family="paragraph" style:parent-style-name="Text_20_body">
      <style:text-properties officeooo:rsid="0037256f" officeooo:paragraph-rsid="0037256f"/>
    </style:style>
    <style:style style:name="P17" style:family="paragraph" style:parent-style-name="Text_20_body">
      <style:text-properties officeooo:rsid="003b3726" officeooo:paragraph-rsid="003e5903"/>
    </style:style>
    <style:style style:name="P18" style:family="paragraph" style:parent-style-name="Text_20_body">
      <style:text-properties fo:font-style="italic" officeooo:rsid="003b3726" officeooo:paragraph-rsid="003e5903" style:font-style-asian="italic" style:font-style-complex="italic"/>
    </style:style>
    <style:style style:name="P19" style:family="paragraph" style:parent-style-name="Text_20_body">
      <style:text-properties fo:font-style="italic" officeooo:rsid="0049c80e" officeooo:paragraph-rsid="0049c80e" style:font-style-asian="italic" style:font-style-complex="italic"/>
    </style:style>
    <style:style style:name="P20" style:family="paragraph" style:parent-style-name="Text_20_body">
      <style:text-properties fo:font-style="italic" officeooo:rsid="01046c35" officeooo:paragraph-rsid="01046c35" style:font-style-asian="italic" style:font-style-complex="italic"/>
    </style:style>
    <style:style style:name="P21" style:family="paragraph" style:parent-style-name="Text_20_body">
      <style:text-properties fo:font-style="italic" officeooo:rsid="021e1ce9" officeooo:paragraph-rsid="021e1ce9" style:font-style-asian="italic" style:font-style-complex="italic"/>
    </style:style>
    <style:style style:name="P22" style:family="paragraph" style:parent-style-name="Text_20_body">
      <style:text-properties fo:font-style="italic" officeooo:rsid="034fe6ab" officeooo:paragraph-rsid="034fe6ab" style:font-style-asian="italic" style:font-style-complex="italic"/>
    </style:style>
    <style:style style:name="P23" style:family="paragraph" style:parent-style-name="Text_20_body">
      <style:text-properties officeooo:rsid="004e5c22" officeooo:paragraph-rsid="004e5c22"/>
    </style:style>
    <style:style style:name="P24" style:family="paragraph" style:parent-style-name="Text_20_body">
      <style:text-properties officeooo:rsid="0053061b" officeooo:paragraph-rsid="0053061b"/>
    </style:style>
    <style:style style:name="P25" style:family="paragraph" style:parent-style-name="Text_20_body">
      <style:text-properties officeooo:rsid="0054b74f" officeooo:paragraph-rsid="0054b74f"/>
    </style:style>
    <style:style style:name="P26" style:family="paragraph" style:parent-style-name="Text_20_body">
      <style:text-properties officeooo:rsid="0055594a" officeooo:paragraph-rsid="0055594a"/>
    </style:style>
    <style:style style:name="P27" style:family="paragraph" style:parent-style-name="Text_20_body">
      <style:text-properties officeooo:rsid="0057c10d" officeooo:paragraph-rsid="0064698b"/>
    </style:style>
    <style:style style:name="P28" style:family="paragraph" style:parent-style-name="Text_20_body">
      <style:text-properties officeooo:rsid="00581c75" officeooo:paragraph-rsid="00581c75"/>
    </style:style>
    <style:style style:name="P29" style:family="paragraph" style:parent-style-name="Text_20_body">
      <style:text-properties officeooo:paragraph-rsid="0064698b"/>
    </style:style>
    <style:style style:name="P30" style:family="paragraph" style:parent-style-name="Text_20_body">
      <style:text-properties officeooo:rsid="00664b99" officeooo:paragraph-rsid="00664b99"/>
    </style:style>
    <style:style style:name="P31" style:family="paragraph" style:parent-style-name="Text_20_body">
      <style:text-properties officeooo:rsid="00687a50" officeooo:paragraph-rsid="00687a50"/>
    </style:style>
    <style:style style:name="P32" style:family="paragraph" style:parent-style-name="Text_20_body">
      <style:text-properties officeooo:rsid="006c48d6" officeooo:paragraph-rsid="006c48d6"/>
    </style:style>
    <style:style style:name="P33" style:family="paragraph" style:parent-style-name="Text_20_body">
      <style:text-properties officeooo:rsid="006e0453" officeooo:paragraph-rsid="006e0453"/>
    </style:style>
    <style:style style:name="P34" style:family="paragraph" style:parent-style-name="Text_20_body">
      <style:text-properties officeooo:rsid="0071b47b" officeooo:paragraph-rsid="0071b47b"/>
    </style:style>
    <style:style style:name="P35" style:family="paragraph" style:parent-style-name="Text_20_body">
      <style:text-properties officeooo:rsid="0071ed16" officeooo:paragraph-rsid="0071ed16"/>
    </style:style>
    <style:style style:name="P36" style:family="paragraph" style:parent-style-name="Text_20_body">
      <style:text-properties officeooo:rsid="007429df" officeooo:paragraph-rsid="007429df"/>
    </style:style>
    <style:style style:name="P37" style:family="paragraph" style:parent-style-name="Text_20_body">
      <style:text-properties officeooo:rsid="0075c65d" officeooo:paragraph-rsid="0075c65d"/>
    </style:style>
    <style:style style:name="P38" style:family="paragraph" style:parent-style-name="Code">
      <style:paragraph-properties fo:margin-left="0.4925in" fo:margin-right="0in" fo:text-indent="0in" style:auto-text-indent="false"/>
    </style:style>
    <style:style style:name="P39" style:family="paragraph" style:parent-style-name="Standard">
      <style:text-properties officeooo:rsid="00b6a314" officeooo:paragraph-rsid="00b79604"/>
    </style:style>
    <style:style style:name="P40" style:family="paragraph" style:parent-style-name="Standard">
      <style:text-properties officeooo:rsid="00b79604" officeooo:paragraph-rsid="00b79604"/>
    </style:style>
    <style:style style:name="P41" style:family="paragraph" style:parent-style-name="Text_20_body">
      <style:text-properties officeooo:rsid="0076bedd" officeooo:paragraph-rsid="0076bedd"/>
    </style:style>
    <style:style style:name="P42" style:family="paragraph" style:parent-style-name="Text_20_body">
      <style:text-properties officeooo:rsid="0076bfc0" officeooo:paragraph-rsid="0076bfc0"/>
    </style:style>
    <style:style style:name="P43" style:family="paragraph" style:parent-style-name="Text_20_body">
      <style:text-properties officeooo:rsid="007854db" officeooo:paragraph-rsid="007854db"/>
    </style:style>
    <style:style style:name="P44" style:family="paragraph" style:parent-style-name="Text_20_body">
      <style:text-properties officeooo:rsid="00794ce2" officeooo:paragraph-rsid="00794ce2"/>
    </style:style>
    <style:style style:name="P45" style:family="paragraph" style:parent-style-name="Text_20_body">
      <style:text-properties officeooo:rsid="00794ce2" officeooo:paragraph-rsid="007c31b0"/>
    </style:style>
    <style:style style:name="P46" style:family="paragraph" style:parent-style-name="Text_20_body">
      <style:text-properties officeooo:rsid="007cf792" officeooo:paragraph-rsid="007cf792"/>
    </style:style>
    <style:style style:name="P47" style:family="paragraph" style:parent-style-name="Text_20_body">
      <style:text-properties officeooo:rsid="007f1244" officeooo:paragraph-rsid="007f1244"/>
    </style:style>
    <style:style style:name="P48" style:family="paragraph" style:parent-style-name="Text_20_body">
      <style:text-properties officeooo:rsid="00804161" officeooo:paragraph-rsid="00804161"/>
    </style:style>
    <style:style style:name="P49" style:family="paragraph" style:parent-style-name="Text_20_body">
      <style:text-properties officeooo:rsid="00826a3d" officeooo:paragraph-rsid="00826a3d"/>
    </style:style>
    <style:style style:name="P50" style:family="paragraph" style:parent-style-name="Text_20_body">
      <style:text-properties officeooo:rsid="0082ccfe" officeooo:paragraph-rsid="0082ccfe"/>
    </style:style>
    <style:style style:name="P51" style:family="paragraph" style:parent-style-name="Text_20_body">
      <style:text-properties officeooo:rsid="008374c9" officeooo:paragraph-rsid="008374c9"/>
    </style:style>
    <style:style style:name="P52" style:family="paragraph" style:parent-style-name="Text_20_body">
      <style:text-properties officeooo:rsid="00886cd4" officeooo:paragraph-rsid="00886cd4"/>
    </style:style>
    <style:style style:name="P53" style:family="paragraph" style:parent-style-name="Text_20_body">
      <style:paragraph-properties fo:margin-left="0.4925in" fo:margin-right="0in" fo:text-indent="0in" style:auto-text-indent="false"/>
      <style:text-properties officeooo:rsid="009e15b0" officeooo:paragraph-rsid="009e15b0"/>
    </style:style>
    <style:style style:name="P54" style:family="paragraph" style:parent-style-name="Text_20_body">
      <style:text-properties officeooo:rsid="00a25f6f" officeooo:paragraph-rsid="00a25f6f"/>
    </style:style>
    <style:style style:name="P55" style:family="paragraph" style:parent-style-name="Text_20_body">
      <style:text-properties officeooo:rsid="00a4e3ae" officeooo:paragraph-rsid="00a4e3ae"/>
    </style:style>
    <style:style style:name="P56" style:family="paragraph" style:parent-style-name="Text_20_body">
      <style:text-properties officeooo:rsid="00a6c7eb" officeooo:paragraph-rsid="00a6c7eb"/>
    </style:style>
    <style:style style:name="P57" style:family="paragraph" style:parent-style-name="Text_20_body">
      <style:text-properties officeooo:rsid="00a8da3f" officeooo:paragraph-rsid="00a8da3f"/>
    </style:style>
    <style:style style:name="P58" style:family="paragraph" style:parent-style-name="Text_20_body">
      <style:text-properties officeooo:rsid="00ae2b41" officeooo:paragraph-rsid="00ae2b41"/>
    </style:style>
    <style:style style:name="P59" style:family="paragraph" style:parent-style-name="Standard">
      <style:text-properties officeooo:rsid="00b7c7d3" officeooo:paragraph-rsid="00b7c7d3"/>
    </style:style>
    <style:style style:name="P60" style:family="paragraph" style:parent-style-name="Standard">
      <style:text-properties officeooo:rsid="00b918fe" officeooo:paragraph-rsid="00b918fe"/>
    </style:style>
    <style:style style:name="P61" style:family="paragraph" style:parent-style-name="Standard">
      <style:text-properties officeooo:rsid="00bacac3" officeooo:paragraph-rsid="00bacac3"/>
    </style:style>
    <style:style style:name="P62" style:family="paragraph" style:parent-style-name="Code">
      <style:text-properties officeooo:rsid="00c4e0a1" officeooo:paragraph-rsid="00c4e0a1"/>
    </style:style>
    <style:style style:name="P63" style:family="paragraph" style:parent-style-name="Text_20_body">
      <style:text-properties officeooo:rsid="00bb188e" officeooo:paragraph-rsid="00bb188e"/>
    </style:style>
    <style:style style:name="P64" style:family="paragraph" style:parent-style-name="Text_20_body">
      <style:text-properties officeooo:rsid="00bcf8a3" officeooo:paragraph-rsid="00bcf8a3"/>
    </style:style>
    <style:style style:name="P65" style:family="paragraph" style:parent-style-name="Text_20_body">
      <style:text-properties officeooo:rsid="00bf7e37" officeooo:paragraph-rsid="00bf7e37"/>
    </style:style>
    <style:style style:name="P66" style:family="paragraph" style:parent-style-name="Text_20_body">
      <style:text-properties officeooo:rsid="00c0b5c1" officeooo:paragraph-rsid="00c0b5c1"/>
    </style:style>
    <style:style style:name="P67" style:family="paragraph" style:parent-style-name="Text_20_body">
      <style:text-properties officeooo:rsid="00c3d9a6" officeooo:paragraph-rsid="00c3d9a6"/>
    </style:style>
    <style:style style:name="P68" style:family="paragraph" style:parent-style-name="Text_20_body">
      <style:text-properties officeooo:rsid="00c41cae" officeooo:paragraph-rsid="00c41cae"/>
    </style:style>
    <style:style style:name="P69" style:family="paragraph" style:parent-style-name="Text_20_body">
      <style:text-properties officeooo:rsid="00c72285" officeooo:paragraph-rsid="00c72285"/>
    </style:style>
    <style:style style:name="P70" style:family="paragraph" style:parent-style-name="Text_20_body">
      <style:text-properties officeooo:rsid="00c7a4ba" officeooo:paragraph-rsid="00c7a4ba"/>
    </style:style>
    <style:style style:name="P71" style:family="paragraph" style:parent-style-name="Text_20_body">
      <style:text-properties officeooo:rsid="00cbff58" officeooo:paragraph-rsid="00ced02a"/>
    </style:style>
    <style:style style:name="P72" style:family="paragraph" style:parent-style-name="Text_20_body">
      <style:text-properties officeooo:rsid="00d263a6" officeooo:paragraph-rsid="00d263a6"/>
    </style:style>
    <style:style style:name="P73" style:family="paragraph" style:parent-style-name="Text_20_body">
      <style:text-properties officeooo:rsid="00d440ac" officeooo:paragraph-rsid="00d440ac"/>
    </style:style>
    <style:style style:name="P74" style:family="paragraph" style:parent-style-name="Text_20_body">
      <style:text-properties officeooo:rsid="00d82c07" officeooo:paragraph-rsid="00d82c07"/>
    </style:style>
    <style:style style:name="P75" style:family="paragraph" style:parent-style-name="Text_20_body">
      <style:text-properties officeooo:rsid="00ced02a" officeooo:paragraph-rsid="00ced02a"/>
    </style:style>
    <style:style style:name="P76" style:family="paragraph" style:parent-style-name="Text_20_body">
      <style:text-properties officeooo:rsid="00daaba4" officeooo:paragraph-rsid="00daaba4"/>
    </style:style>
    <style:style style:name="P77" style:family="paragraph" style:parent-style-name="Text_20_body">
      <style:text-properties officeooo:rsid="00e9a0d4" officeooo:paragraph-rsid="00e9a0d4"/>
    </style:style>
    <style:style style:name="P78" style:family="paragraph" style:parent-style-name="Text_20_body">
      <style:text-properties officeooo:rsid="00e9fdd0" officeooo:paragraph-rsid="00e9fdd0"/>
    </style:style>
    <style:style style:name="P79" style:family="paragraph" style:parent-style-name="Text_20_body">
      <style:text-properties officeooo:rsid="00eb9a30" officeooo:paragraph-rsid="00eb9a30"/>
    </style:style>
    <style:style style:name="P80" style:family="paragraph" style:parent-style-name="Text_20_body">
      <style:text-properties officeooo:rsid="01014d19" officeooo:paragraph-rsid="01014d19"/>
    </style:style>
    <style:style style:name="P81" style:family="paragraph" style:parent-style-name="Text_20_body">
      <style:text-properties officeooo:rsid="01022ab7" officeooo:paragraph-rsid="01022ab7"/>
    </style:style>
    <style:style style:name="P82" style:family="paragraph" style:parent-style-name="Text_20_body">
      <style:text-properties officeooo:rsid="01028def" officeooo:paragraph-rsid="01028def"/>
    </style:style>
    <style:style style:name="P83" style:family="paragraph" style:parent-style-name="Text_20_body">
      <style:text-properties officeooo:rsid="01046c35" officeooo:paragraph-rsid="01046c35"/>
    </style:style>
    <style:style style:name="P84" style:family="paragraph" style:parent-style-name="Text_20_body">
      <style:text-properties officeooo:rsid="01055972" officeooo:paragraph-rsid="01055972"/>
    </style:style>
    <style:style style:name="P85" style:family="paragraph" style:parent-style-name="Text_20_body">
      <style:text-properties officeooo:rsid="010df742" officeooo:paragraph-rsid="010df742"/>
    </style:style>
    <style:style style:name="P86" style:family="paragraph" style:parent-style-name="Text_20_body">
      <style:text-properties officeooo:rsid="010fd651" officeooo:paragraph-rsid="010fd651"/>
    </style:style>
    <style:style style:name="P87" style:family="paragraph" style:parent-style-name="Text_20_body">
      <style:text-properties officeooo:rsid="01102ab2" officeooo:paragraph-rsid="01102ab2"/>
    </style:style>
    <style:style style:name="P88" style:family="paragraph" style:parent-style-name="Text_20_body">
      <style:text-properties officeooo:rsid="01136f79" officeooo:paragraph-rsid="01136f79"/>
    </style:style>
    <style:style style:name="P89" style:family="paragraph" style:parent-style-name="Text_20_body">
      <style:text-properties officeooo:rsid="01148a24" officeooo:paragraph-rsid="01148a24"/>
    </style:style>
    <style:style style:name="P90" style:family="paragraph" style:parent-style-name="Text_20_body">
      <style:text-properties officeooo:rsid="01232e24" officeooo:paragraph-rsid="012506b7"/>
    </style:style>
    <style:style style:name="P91" style:family="paragraph" style:parent-style-name="Text_20_body">
      <style:text-properties officeooo:rsid="011b71e1" officeooo:paragraph-rsid="011b71e1"/>
    </style:style>
    <style:style style:name="P92" style:family="paragraph" style:parent-style-name="Text_20_body">
      <style:text-properties officeooo:rsid="01203bd3" officeooo:paragraph-rsid="01203bd3"/>
    </style:style>
    <style:style style:name="P93" style:family="paragraph" style:parent-style-name="Text_20_body">
      <style:text-properties officeooo:rsid="01267bc1" officeooo:paragraph-rsid="01267bc1"/>
    </style:style>
    <style:style style:name="P94" style:family="paragraph" style:parent-style-name="Text_20_body">
      <style:text-properties officeooo:rsid="012938be" officeooo:paragraph-rsid="012938be"/>
    </style:style>
    <style:style style:name="P95" style:family="paragraph" style:parent-style-name="Text_20_body">
      <style:text-properties officeooo:rsid="012c8bce" officeooo:paragraph-rsid="012c8bce"/>
    </style:style>
    <style:style style:name="P96" style:family="paragraph" style:parent-style-name="Text_20_body">
      <style:text-properties officeooo:rsid="012f931d" officeooo:paragraph-rsid="012f931d"/>
    </style:style>
    <style:style style:name="P97" style:family="paragraph" style:parent-style-name="Text_20_body">
      <style:text-properties officeooo:paragraph-rsid="0130c393"/>
    </style:style>
    <style:style style:name="P98" style:family="paragraph" style:parent-style-name="Text_20_body">
      <style:text-properties officeooo:paragraph-rsid="0137e563"/>
    </style:style>
    <style:style style:name="P99" style:family="paragraph" style:parent-style-name="Text_20_body">
      <style:text-properties officeooo:rsid="013cace8" officeooo:paragraph-rsid="013cace8"/>
    </style:style>
    <style:style style:name="P100" style:family="paragraph" style:parent-style-name="Text_20_body">
      <style:text-properties officeooo:rsid="013efed0" officeooo:paragraph-rsid="013efed0"/>
    </style:style>
    <style:style style:name="P101" style:family="paragraph" style:parent-style-name="Text_20_body">
      <style:text-properties officeooo:rsid="0140e413" officeooo:paragraph-rsid="0140e413"/>
    </style:style>
    <style:style style:name="P102" style:family="paragraph" style:parent-style-name="Text_20_body">
      <style:text-properties officeooo:rsid="014283d9" officeooo:paragraph-rsid="014283d9"/>
    </style:style>
    <style:style style:name="P103" style:family="paragraph" style:parent-style-name="Text_20_body">
      <style:text-properties officeooo:rsid="0144afae" officeooo:paragraph-rsid="0144afae"/>
    </style:style>
    <style:style style:name="P104" style:family="paragraph" style:parent-style-name="Index">
      <style:text-properties officeooo:rsid="01523b09" officeooo:paragraph-rsid="01523b09"/>
    </style:style>
    <style:style style:name="P105" style:family="paragraph" style:parent-style-name="Table_20_Contents">
      <style:text-properties fo:font-size="10pt" style:font-size-asian="10pt" style:font-size-complex="10pt"/>
    </style:style>
    <style:style style:name="P106" style:family="paragraph" style:parent-style-name="Text_20_body">
      <style:text-properties officeooo:rsid="014709f0" officeooo:paragraph-rsid="014709f0"/>
    </style:style>
    <style:style style:name="P107" style:family="paragraph" style:parent-style-name="Text_20_body">
      <style:text-properties officeooo:rsid="01554aa8" officeooo:paragraph-rsid="01554aa8"/>
    </style:style>
    <style:style style:name="P108" style:family="paragraph" style:parent-style-name="Text_20_body">
      <style:text-properties officeooo:rsid="015746f9" officeooo:paragraph-rsid="015746f9"/>
    </style:style>
    <style:style style:name="P109" style:family="paragraph" style:parent-style-name="Text_20_body">
      <style:text-properties officeooo:rsid="01590689" officeooo:paragraph-rsid="01590689"/>
    </style:style>
    <style:style style:name="P110" style:family="paragraph" style:parent-style-name="Code">
      <style:text-properties officeooo:paragraph-rsid="01776f98"/>
    </style:style>
    <style:style style:name="P111" style:family="paragraph" style:parent-style-name="Text_20_body">
      <style:text-properties officeooo:rsid="015d630f" officeooo:paragraph-rsid="015d630f"/>
    </style:style>
    <style:style style:name="P112" style:family="paragraph" style:parent-style-name="Text_20_body">
      <style:text-properties officeooo:rsid="015ddb3f" officeooo:paragraph-rsid="015ddb3f"/>
    </style:style>
    <style:style style:name="P113" style:family="paragraph" style:parent-style-name="Text_20_body">
      <style:text-properties officeooo:rsid="015f9785" officeooo:paragraph-rsid="015f9785"/>
    </style:style>
    <style:style style:name="P114" style:family="paragraph" style:parent-style-name="Text_20_body">
      <style:text-properties officeooo:rsid="0161a8da" officeooo:paragraph-rsid="0161a8da"/>
    </style:style>
    <style:style style:name="P115" style:family="paragraph" style:parent-style-name="Text_20_body">
      <style:text-properties officeooo:rsid="0162cb2d" officeooo:paragraph-rsid="0162cb2d"/>
    </style:style>
    <style:style style:name="P116" style:family="paragraph" style:parent-style-name="Text_20_body">
      <style:text-properties officeooo:rsid="0173e898" officeooo:paragraph-rsid="0173e898"/>
    </style:style>
    <style:style style:name="P117" style:family="paragraph" style:parent-style-name="Text_20_body">
      <style:text-properties officeooo:rsid="0177f91b" officeooo:paragraph-rsid="0177f91b"/>
    </style:style>
    <style:style style:name="P118" style:family="paragraph" style:parent-style-name="Text_20_body">
      <style:text-properties officeooo:rsid="0179f30e" officeooo:paragraph-rsid="0179f30e"/>
    </style:style>
    <style:style style:name="P119" style:family="paragraph" style:parent-style-name="Text_20_body">
      <style:text-properties officeooo:rsid="017e4579" officeooo:paragraph-rsid="017e4579"/>
    </style:style>
    <style:style style:name="P120" style:family="paragraph" style:parent-style-name="Text_20_body">
      <style:text-properties officeooo:rsid="017e4fcd" officeooo:paragraph-rsid="017e4fcd"/>
    </style:style>
    <style:style style:name="P121" style:family="paragraph" style:parent-style-name="Code">
      <style:text-properties officeooo:rsid="0189e5bb" officeooo:paragraph-rsid="0189e5bb"/>
    </style:style>
    <style:style style:name="P122" style:family="paragraph" style:parent-style-name="Code">
      <style:text-properties officeooo:rsid="0189e5bb" officeooo:paragraph-rsid="018b75e3"/>
    </style:style>
    <style:style style:name="P123" style:family="paragraph" style:parent-style-name="Code">
      <style:text-properties officeooo:paragraph-rsid="018bfb15"/>
    </style:style>
    <style:style style:name="P124" style:family="paragraph" style:parent-style-name="Code">
      <style:text-properties officeooo:paragraph-rsid="018c8317"/>
    </style:style>
    <style:style style:name="P125" style:family="paragraph" style:parent-style-name="Code">
      <style:text-properties officeooo:rsid="018fbc3c" officeooo:paragraph-rsid="018fbc3c"/>
    </style:style>
    <style:style style:name="P126" style:family="paragraph" style:parent-style-name="Code">
      <style:text-properties officeooo:paragraph-rsid="018fbc3c"/>
    </style:style>
    <style:style style:name="P127" style:family="paragraph" style:parent-style-name="Code">
      <style:text-properties officeooo:paragraph-rsid="01938f7d"/>
    </style:style>
    <style:style style:name="P128" style:family="paragraph" style:parent-style-name="Code">
      <style:text-properties fo:background-color="transparent"/>
    </style:style>
    <style:style style:name="P129" style:family="paragraph" style:parent-style-name="Text_20_body">
      <style:text-properties officeooo:rsid="017fa5dc" officeooo:paragraph-rsid="017fa5dc"/>
    </style:style>
    <style:style style:name="P130" style:family="paragraph" style:parent-style-name="Standard">
      <style:text-properties officeooo:rsid="01970045" officeooo:paragraph-rsid="01970045"/>
    </style:style>
    <style:style style:name="P131" style:family="paragraph" style:parent-style-name="Text_20_body">
      <style:text-properties officeooo:rsid="018157b7" officeooo:paragraph-rsid="018157b7"/>
    </style:style>
    <style:style style:name="P132" style:family="paragraph" style:parent-style-name="Text_20_body">
      <style:text-properties officeooo:rsid="0181a417" officeooo:paragraph-rsid="0181a417"/>
    </style:style>
    <style:style style:name="P133" style:family="paragraph" style:parent-style-name="Text_20_body">
      <style:text-properties officeooo:rsid="0194289e" officeooo:paragraph-rsid="0194289e"/>
    </style:style>
    <style:style style:name="P134" style:family="paragraph" style:parent-style-name="Text_20_body">
      <style:text-properties officeooo:rsid="01940c5f" officeooo:paragraph-rsid="01940c5f"/>
    </style:style>
    <style:style style:name="P135" style:family="paragraph" style:parent-style-name="Text_20_body">
      <style:text-properties officeooo:rsid="019d0ac8" officeooo:paragraph-rsid="019d0ac8"/>
    </style:style>
    <style:style style:name="P136" style:family="paragraph" style:parent-style-name="Code">
      <style:text-properties officeooo:rsid="019fb546" officeooo:paragraph-rsid="019fb77e"/>
    </style:style>
    <style:style style:name="P137" style:family="paragraph" style:parent-style-name="Text_20_body">
      <style:text-properties officeooo:rsid="019fb546" officeooo:paragraph-rsid="019fb546"/>
    </style:style>
    <style:style style:name="P138" style:family="paragraph" style:parent-style-name="Code" style:master-page-name="">
      <style:paragraph-properties fo:margin-top="0.0598in" fo:margin-bottom="0.1in" style:contextual-spacing="true" fo:line-height="100%" style:page-number="auto"/>
      <style:text-properties style:font-name="Hack" fo:font-size="9pt" style:font-size-asian="9pt"/>
    </style:style>
    <style:style style:name="P139" style:family="paragraph" style:parent-style-name="Code" style:master-page-name="">
      <style:paragraph-properties fo:margin-top="0.0598in" fo:margin-bottom="0.1in" style:contextual-spacing="true" fo:line-height="100%" style:page-number="auto"/>
      <style:text-properties style:font-name="Hack" fo:font-size="9pt" officeooo:paragraph-rsid="03a20225" style:font-size-asian="9pt"/>
    </style:style>
    <style:style style:name="P140" style:family="paragraph" style:parent-style-name="Text_20_body">
      <style:text-properties officeooo:rsid="019d12ac" officeooo:paragraph-rsid="019d12ac"/>
    </style:style>
    <style:style style:name="P141" style:family="paragraph" style:parent-style-name="Text_20_body">
      <style:text-properties officeooo:rsid="019fb77e" officeooo:paragraph-rsid="019fb77e"/>
    </style:style>
    <style:style style:name="P142" style:family="paragraph" style:parent-style-name="Text_20_body">
      <style:text-properties officeooo:rsid="01a05fa7" officeooo:paragraph-rsid="01a05fa7"/>
    </style:style>
    <style:style style:name="P143" style:family="paragraph" style:parent-style-name="Text_20_body">
      <style:text-properties officeooo:rsid="01a23fe8" officeooo:paragraph-rsid="01a23fe8"/>
    </style:style>
    <style:style style:name="P144" style:family="paragraph" style:parent-style-name="Text_20_body">
      <style:text-properties officeooo:rsid="01a26eea" officeooo:paragraph-rsid="01a26eea"/>
    </style:style>
    <style:style style:name="P145" style:family="paragraph" style:parent-style-name="Text_20_body">
      <style:text-properties officeooo:rsid="01a7009d" officeooo:paragraph-rsid="01a7009d"/>
    </style:style>
    <style:style style:name="P146" style:family="paragraph" style:parent-style-name="Text_20_body">
      <style:text-properties officeooo:rsid="01ab85af" officeooo:paragraph-rsid="01ab85af"/>
    </style:style>
    <style:style style:name="P147" style:family="paragraph" style:parent-style-name="Text_20_body">
      <style:text-properties officeooo:rsid="01ad796d" officeooo:paragraph-rsid="01ad796d"/>
    </style:style>
    <style:style style:name="P148" style:family="paragraph" style:parent-style-name="Text_20_body">
      <style:text-properties officeooo:rsid="01ad965a" officeooo:paragraph-rsid="01ad965a"/>
    </style:style>
    <style:style style:name="P149" style:family="paragraph" style:parent-style-name="Text_20_body">
      <style:text-properties officeooo:rsid="01b14373" officeooo:paragraph-rsid="01b14373"/>
    </style:style>
    <style:style style:name="P150" style:family="paragraph" style:parent-style-name="Text_20_body">
      <style:text-properties officeooo:rsid="01b2377c" officeooo:paragraph-rsid="01b2377c"/>
    </style:style>
    <style:style style:name="P151" style:family="paragraph" style:parent-style-name="Text_20_body">
      <style:text-properties officeooo:rsid="01b2683a" officeooo:paragraph-rsid="01b2683a"/>
    </style:style>
    <style:style style:name="P152" style:family="paragraph" style:parent-style-name="Text_20_body">
      <style:text-properties officeooo:rsid="01b512c6" officeooo:paragraph-rsid="01b512c6"/>
    </style:style>
    <style:style style:name="P153" style:family="paragraph" style:parent-style-name="Text_20_body">
      <style:text-properties officeooo:rsid="01b68d53" officeooo:paragraph-rsid="01b68d53"/>
    </style:style>
    <style:style style:name="P154" style:family="paragraph" style:parent-style-name="Text_20_body">
      <style:text-properties officeooo:rsid="01ba2fab" officeooo:paragraph-rsid="01ba2fab"/>
    </style:style>
    <style:style style:name="P155" style:family="paragraph" style:parent-style-name="Text_20_body">
      <style:text-properties officeooo:rsid="01bb073d" officeooo:paragraph-rsid="01bb073d"/>
    </style:style>
    <style:style style:name="P156" style:family="paragraph" style:parent-style-name="Text_20_body">
      <style:text-properties officeooo:rsid="01bef3db" officeooo:paragraph-rsid="01bef3db"/>
    </style:style>
    <style:style style:name="P157" style:family="paragraph" style:parent-style-name="Text_20_body">
      <style:text-properties officeooo:rsid="01c07f9c" officeooo:paragraph-rsid="01c07f9c"/>
    </style:style>
    <style:style style:name="P158" style:family="paragraph" style:parent-style-name="Text_20_body">
      <style:text-properties officeooo:rsid="01c40084" officeooo:paragraph-rsid="01c40084"/>
    </style:style>
    <style:style style:name="P159" style:family="paragraph" style:parent-style-name="Text_20_body">
      <style:text-properties officeooo:rsid="01c54b7c" officeooo:paragraph-rsid="01c54b7c"/>
    </style:style>
    <style:style style:name="P160" style:family="paragraph" style:parent-style-name="Text_20_body">
      <style:text-properties officeooo:rsid="01c6eb7b" officeooo:paragraph-rsid="01c6eb7b"/>
    </style:style>
    <style:style style:name="P161" style:family="paragraph" style:parent-style-name="Text_20_body">
      <style:text-properties officeooo:rsid="01c7f131" officeooo:paragraph-rsid="01c7f131"/>
    </style:style>
    <style:style style:name="P162" style:family="paragraph" style:parent-style-name="Text_20_body">
      <style:text-properties officeooo:rsid="01c9acaa" officeooo:paragraph-rsid="01c9acaa"/>
    </style:style>
    <style:style style:name="P163" style:family="paragraph" style:parent-style-name="Text_20_body">
      <style:text-properties officeooo:rsid="01cad108" officeooo:paragraph-rsid="01cad108"/>
    </style:style>
    <style:style style:name="P164" style:family="paragraph" style:parent-style-name="Text_20_body">
      <style:text-properties officeooo:rsid="01ccb19a" officeooo:paragraph-rsid="01ccb19a"/>
    </style:style>
    <style:style style:name="P165" style:family="paragraph" style:parent-style-name="Text_20_body">
      <style:text-properties officeooo:rsid="01d2a969" officeooo:paragraph-rsid="01d2a969"/>
    </style:style>
    <style:style style:name="P166" style:family="paragraph" style:parent-style-name="Text_20_body">
      <style:text-properties officeooo:rsid="01d31e87" officeooo:paragraph-rsid="01d31e87"/>
    </style:style>
    <style:style style:name="P167" style:family="paragraph" style:parent-style-name="Text_20_body">
      <style:text-properties officeooo:rsid="01d4ff6f" officeooo:paragraph-rsid="01d4ff6f"/>
    </style:style>
    <style:style style:name="P168" style:family="paragraph" style:parent-style-name="Text_20_body">
      <style:text-properties officeooo:rsid="01d52a80" officeooo:paragraph-rsid="01d52a80"/>
    </style:style>
    <style:style style:name="P169" style:family="paragraph" style:parent-style-name="Text_20_body">
      <style:text-properties officeooo:rsid="01d8165b" officeooo:paragraph-rsid="01d8165b"/>
    </style:style>
    <style:style style:name="P170" style:family="paragraph" style:parent-style-name="Text_20_body">
      <style:text-properties officeooo:rsid="01d8d142" officeooo:paragraph-rsid="01d8d142"/>
    </style:style>
    <style:style style:name="P171" style:family="paragraph" style:parent-style-name="Text_20_body">
      <style:text-properties officeooo:rsid="00d60914" officeooo:paragraph-rsid="00d60914"/>
    </style:style>
    <style:style style:name="P172" style:family="paragraph" style:parent-style-name="Text_20_body">
      <style:text-properties officeooo:rsid="01da7a9d" officeooo:paragraph-rsid="01da7a9d"/>
    </style:style>
    <style:style style:name="P173" style:family="paragraph" style:parent-style-name="Text_20_body">
      <style:text-properties officeooo:rsid="01ddc7d7" officeooo:paragraph-rsid="01ddc7d7"/>
    </style:style>
    <style:style style:name="P174" style:family="paragraph" style:parent-style-name="Code">
      <style:text-properties officeooo:rsid="01e05fd8" officeooo:paragraph-rsid="01e05fd8"/>
    </style:style>
    <style:style style:name="P175" style:family="paragraph" style:parent-style-name="Text_20_body">
      <style:text-properties officeooo:rsid="01e05fd8" officeooo:paragraph-rsid="01e05fd8"/>
    </style:style>
    <style:style style:name="P176" style:family="paragraph" style:parent-style-name="Text_20_body">
      <style:text-properties officeooo:rsid="01dac2eb" officeooo:paragraph-rsid="01dac2eb"/>
    </style:style>
    <style:style style:name="P177" style:family="paragraph" style:parent-style-name="Text_20_body">
      <style:text-properties officeooo:rsid="01de7f16" officeooo:paragraph-rsid="01de7f16"/>
    </style:style>
    <style:style style:name="P178" style:family="paragraph" style:parent-style-name="Text_20_body">
      <style:text-properties officeooo:rsid="01df1bfa" officeooo:paragraph-rsid="01df1bfa"/>
    </style:style>
    <style:style style:name="P179" style:family="paragraph" style:parent-style-name="Text_20_body">
      <style:text-properties officeooo:rsid="01e4ffe2" officeooo:paragraph-rsid="01e4ffe2"/>
    </style:style>
    <style:style style:name="P180" style:family="paragraph" style:parent-style-name="Text_20_body">
      <style:text-properties officeooo:rsid="01e560ef" officeooo:paragraph-rsid="01e560ef"/>
    </style:style>
    <style:style style:name="P181" style:family="paragraph" style:parent-style-name="Text_20_body">
      <style:text-properties officeooo:rsid="01e59f80" officeooo:paragraph-rsid="01e59f80"/>
    </style:style>
    <style:style style:name="P182" style:family="paragraph" style:parent-style-name="Text_20_body">
      <style:text-properties officeooo:rsid="01e6fe6b" officeooo:paragraph-rsid="01e6fe6b"/>
    </style:style>
    <style:style style:name="P183" style:family="paragraph" style:parent-style-name="Text_20_body">
      <style:text-properties officeooo:rsid="01e8c02d" officeooo:paragraph-rsid="01e8c02d"/>
    </style:style>
    <style:style style:name="P184" style:family="paragraph" style:parent-style-name="Text_20_body">
      <style:text-properties officeooo:rsid="01e96f66" officeooo:paragraph-rsid="01e96f66"/>
    </style:style>
    <style:style style:name="P185" style:family="paragraph" style:parent-style-name="Code">
      <style:text-properties officeooo:paragraph-rsid="01fd19dd"/>
    </style:style>
    <style:style style:name="P186" style:family="paragraph" style:parent-style-name="Text_20_body">
      <style:text-properties officeooo:rsid="01eb4703" officeooo:paragraph-rsid="01eb4703"/>
    </style:style>
    <style:style style:name="P187" style:family="paragraph" style:parent-style-name="Text_20_body">
      <style:text-properties officeooo:rsid="01ebf51d" officeooo:paragraph-rsid="01ebf51d"/>
    </style:style>
    <style:style style:name="P188" style:family="paragraph" style:parent-style-name="Text_20_body">
      <style:text-properties officeooo:rsid="01ef07e5" officeooo:paragraph-rsid="01ef07e5"/>
    </style:style>
    <style:style style:name="P189" style:family="paragraph" style:parent-style-name="Text_20_body">
      <style:text-properties officeooo:rsid="01ef07e5" officeooo:paragraph-rsid="01f71d7b"/>
    </style:style>
    <style:style style:name="P190" style:family="paragraph" style:parent-style-name="Text_20_body">
      <style:text-properties officeooo:rsid="01f2cf68" officeooo:paragraph-rsid="01f2cf68"/>
    </style:style>
    <style:style style:name="P191" style:family="paragraph" style:parent-style-name="Text_20_body">
      <style:text-properties officeooo:rsid="01f5b780" officeooo:paragraph-rsid="01f5b780"/>
    </style:style>
    <style:style style:name="P192" style:family="paragraph" style:parent-style-name="Text_20_body">
      <style:text-properties officeooo:rsid="01f6517f" officeooo:paragraph-rsid="01f711d3"/>
    </style:style>
    <style:style style:name="P193" style:family="paragraph" style:parent-style-name="Text_20_body">
      <style:text-properties officeooo:rsid="01f71d7b" officeooo:paragraph-rsid="01f71d7b"/>
    </style:style>
    <style:style style:name="P194" style:family="paragraph" style:parent-style-name="Text_20_body">
      <style:text-properties officeooo:rsid="01f9ee86" officeooo:paragraph-rsid="01f9ee86"/>
    </style:style>
    <style:style style:name="P195" style:family="paragraph" style:parent-style-name="Text_20_body">
      <style:text-properties officeooo:rsid="01fd19dd" officeooo:paragraph-rsid="01fd19dd"/>
    </style:style>
    <style:style style:name="P196" style:family="paragraph" style:parent-style-name="Text_20_body">
      <style:text-properties officeooo:rsid="01fdda9b" officeooo:paragraph-rsid="01fdda9b"/>
    </style:style>
    <style:style style:name="P197" style:family="paragraph" style:parent-style-name="Text_20_body">
      <style:text-properties officeooo:rsid="01ff3c68" officeooo:paragraph-rsid="01ff3c68"/>
    </style:style>
    <style:style style:name="P198" style:family="paragraph" style:parent-style-name="Text_20_body">
      <style:text-properties officeooo:rsid="0204a187" officeooo:paragraph-rsid="0204a187"/>
    </style:style>
    <style:style style:name="P199" style:family="paragraph" style:parent-style-name="Text_20_body">
      <style:text-properties officeooo:rsid="0205c7f5" officeooo:paragraph-rsid="0205c7f5"/>
    </style:style>
    <style:style style:name="P200" style:family="paragraph" style:parent-style-name="Text_20_body">
      <style:text-properties officeooo:rsid="0206f285" officeooo:paragraph-rsid="0206f285"/>
    </style:style>
    <style:style style:name="P201" style:family="paragraph" style:parent-style-name="Text_20_body">
      <style:text-properties officeooo:rsid="02074ace" officeooo:paragraph-rsid="02074ace"/>
    </style:style>
    <style:style style:name="P202" style:family="paragraph" style:parent-style-name="Text_20_body">
      <style:text-properties officeooo:rsid="020a8062" officeooo:paragraph-rsid="020a8062"/>
    </style:style>
    <style:style style:name="P203" style:family="paragraph" style:parent-style-name="Text_20_body">
      <style:text-properties officeooo:rsid="020abf64" officeooo:paragraph-rsid="020abf64"/>
    </style:style>
    <style:style style:name="P204" style:family="paragraph" style:parent-style-name="Text_20_body">
      <style:text-properties officeooo:rsid="020abf64" officeooo:paragraph-rsid="020b0956"/>
    </style:style>
    <style:style style:name="P205" style:family="paragraph" style:parent-style-name="Text_20_body">
      <style:text-properties officeooo:rsid="020bfe60" officeooo:paragraph-rsid="020bfe60"/>
    </style:style>
    <style:style style:name="P206" style:family="paragraph" style:parent-style-name="Text_20_body">
      <style:text-properties officeooo:rsid="020ef1ba" officeooo:paragraph-rsid="020ef1ba"/>
    </style:style>
    <style:style style:name="P207" style:family="paragraph" style:parent-style-name="Text_20_body">
      <style:text-properties officeooo:rsid="020faea9" officeooo:paragraph-rsid="020faea9"/>
    </style:style>
    <style:style style:name="P208" style:family="paragraph" style:parent-style-name="Code">
      <style:text-properties fo:font-size="8pt" style:font-size-asian="8pt" style:font-size-complex="8pt"/>
    </style:style>
    <style:style style:name="P209" style:family="paragraph" style:parent-style-name="Code">
      <style:text-properties fo:font-size="8pt" officeooo:paragraph-rsid="021f1f0d" style:font-size-asian="8pt" style:font-size-complex="8pt"/>
    </style:style>
    <style:style style:name="P210" style:family="paragraph" style:parent-style-name="Code">
      <style:text-properties fo:font-size="8pt" officeooo:rsid="021f1f0d" officeooo:paragraph-rsid="0222f23e" style:font-size-asian="8pt" style:font-size-complex="8pt"/>
    </style:style>
    <style:style style:name="P211" style:family="paragraph" style:parent-style-name="Code">
      <style:text-properties fo:font-size="8pt" officeooo:rsid="021f1f0d" officeooo:paragraph-rsid="02fc9646" style:font-size-asian="8pt" style:font-size-complex="8pt"/>
    </style:style>
    <style:style style:name="P212" style:family="paragraph" style:parent-style-name="Text_20_body">
      <style:text-properties officeooo:rsid="0211605f" officeooo:paragraph-rsid="0211605f"/>
    </style:style>
    <style:style style:name="P213" style:family="paragraph" style:parent-style-name="Text_20_body">
      <style:text-properties officeooo:rsid="0212f4d6" officeooo:paragraph-rsid="0212f4d6"/>
    </style:style>
    <style:style style:name="P214" style:family="paragraph" style:parent-style-name="Text_20_body">
      <style:text-properties officeooo:rsid="021535e1" officeooo:paragraph-rsid="021535e1"/>
    </style:style>
    <style:style style:name="P215" style:family="paragraph" style:parent-style-name="Text_20_body">
      <style:text-properties officeooo:rsid="0215916a" officeooo:paragraph-rsid="0215916a"/>
    </style:style>
    <style:style style:name="P216" style:family="paragraph" style:parent-style-name="Text_20_body">
      <style:text-properties officeooo:rsid="0215a499" officeooo:paragraph-rsid="0215a499"/>
    </style:style>
    <style:style style:name="P217" style:family="paragraph" style:parent-style-name="Text_20_body">
      <style:text-properties officeooo:rsid="021f1f0d" officeooo:paragraph-rsid="021f1f0d"/>
    </style:style>
    <style:style style:name="P218" style:family="paragraph" style:parent-style-name="Text_20_body">
      <style:text-properties officeooo:rsid="0216e726" officeooo:paragraph-rsid="0216e726"/>
    </style:style>
    <style:style style:name="P219" style:family="paragraph" style:parent-style-name="Text_20_body">
      <style:text-properties officeooo:rsid="0219b57c" officeooo:paragraph-rsid="0219b57c"/>
    </style:style>
    <style:style style:name="P220" style:family="paragraph" style:parent-style-name="Text_20_body">
      <style:text-properties officeooo:rsid="021c4a24" officeooo:paragraph-rsid="021c4a24"/>
    </style:style>
    <style:style style:name="P221" style:family="paragraph" style:parent-style-name="Text_20_body">
      <style:text-properties officeooo:rsid="021cdb52" officeooo:paragraph-rsid="021cdb52"/>
    </style:style>
    <style:style style:name="P222" style:family="paragraph" style:parent-style-name="Text_20_body">
      <style:text-properties officeooo:rsid="021edef7" officeooo:paragraph-rsid="021edef7"/>
    </style:style>
    <style:style style:name="P223" style:family="paragraph" style:parent-style-name="Text_20_body">
      <style:text-properties officeooo:rsid="02236c9b" officeooo:paragraph-rsid="02236c9b"/>
    </style:style>
    <style:style style:name="P224" style:family="paragraph" style:parent-style-name="Text_20_body">
      <style:text-properties officeooo:rsid="022520ab" officeooo:paragraph-rsid="022520ab"/>
    </style:style>
    <style:style style:name="P225" style:family="paragraph" style:parent-style-name="Text_20_body">
      <style:text-properties officeooo:rsid="0226fc68" officeooo:paragraph-rsid="0226fc68"/>
    </style:style>
    <style:style style:name="P226" style:family="paragraph" style:parent-style-name="Text_20_body">
      <style:text-properties officeooo:rsid="022a5361" officeooo:paragraph-rsid="022a5361"/>
    </style:style>
    <style:style style:name="P227" style:family="paragraph" style:parent-style-name="Text_20_body">
      <style:text-properties officeooo:rsid="022b0cdb" officeooo:paragraph-rsid="022b0cdb"/>
    </style:style>
    <style:style style:name="P228" style:family="paragraph" style:parent-style-name="Text_20_body">
      <style:text-properties officeooo:rsid="0230f876" officeooo:paragraph-rsid="0230f876"/>
    </style:style>
    <style:style style:name="P229" style:family="paragraph" style:parent-style-name="Text_20_body">
      <style:text-properties officeooo:rsid="0232eaf4" officeooo:paragraph-rsid="0232eaf4"/>
    </style:style>
    <style:style style:name="P230" style:family="paragraph" style:parent-style-name="Text_20_body">
      <style:text-properties officeooo:rsid="0232fb16" officeooo:paragraph-rsid="0232fb16"/>
    </style:style>
    <style:style style:name="P231" style:family="paragraph" style:parent-style-name="Text_20_body">
      <style:text-properties officeooo:rsid="02332744" officeooo:paragraph-rsid="02332744"/>
    </style:style>
    <style:style style:name="P232" style:family="paragraph" style:parent-style-name="Text_20_body">
      <style:text-properties officeooo:rsid="02388783" officeooo:paragraph-rsid="02388783"/>
    </style:style>
    <style:style style:name="P233" style:family="paragraph" style:parent-style-name="Text_20_body">
      <style:text-properties officeooo:rsid="02393d9a" officeooo:paragraph-rsid="02393d9a"/>
    </style:style>
    <style:style style:name="P234" style:family="paragraph" style:parent-style-name="Text_20_body">
      <style:text-properties officeooo:rsid="0239c4e6" officeooo:paragraph-rsid="0239c4e6"/>
    </style:style>
    <style:style style:name="P235" style:family="paragraph" style:parent-style-name="Text_20_body">
      <style:text-properties officeooo:rsid="023bcfc2" officeooo:paragraph-rsid="023bcfc2"/>
    </style:style>
    <style:style style:name="P236" style:family="paragraph" style:parent-style-name="Text_20_body">
      <style:text-properties officeooo:rsid="023cfce7" officeooo:paragraph-rsid="023cfce7"/>
    </style:style>
    <style:style style:name="P237" style:family="paragraph" style:parent-style-name="Text_20_body">
      <style:text-properties officeooo:rsid="023f6ed0" officeooo:paragraph-rsid="023f6ed0"/>
    </style:style>
    <style:style style:name="P238" style:family="paragraph" style:parent-style-name="Text_20_body">
      <style:text-properties officeooo:rsid="023fef79" officeooo:paragraph-rsid="023fef79"/>
    </style:style>
    <style:style style:name="P239" style:family="paragraph" style:parent-style-name="Text_20_body">
      <style:text-properties officeooo:rsid="024195ba" officeooo:paragraph-rsid="024195ba"/>
    </style:style>
    <style:style style:name="P240" style:family="paragraph" style:parent-style-name="Text_20_body">
      <style:text-properties officeooo:rsid="0242457c" officeooo:paragraph-rsid="0242457c"/>
    </style:style>
    <style:style style:name="P241" style:family="paragraph" style:parent-style-name="Text_20_body">
      <style:text-properties officeooo:rsid="0242457c" officeooo:paragraph-rsid="02439f8d"/>
    </style:style>
    <style:style style:name="P242" style:family="paragraph" style:parent-style-name="Text_20_body">
      <style:text-properties officeooo:rsid="0242457c" officeooo:paragraph-rsid="02492d43"/>
    </style:style>
    <style:style style:name="P243" style:family="paragraph" style:parent-style-name="Text_20_body">
      <style:text-properties officeooo:rsid="0242457c" officeooo:paragraph-rsid="024ce876"/>
    </style:style>
    <style:style style:name="P244" style:family="paragraph" style:parent-style-name="Text_20_body">
      <style:text-properties officeooo:rsid="02453997" officeooo:paragraph-rsid="02453997"/>
    </style:style>
    <style:style style:name="P245" style:family="paragraph" style:parent-style-name="Text_20_body">
      <style:text-properties officeooo:rsid="0246786d" officeooo:paragraph-rsid="0246786d"/>
    </style:style>
    <style:style style:name="P246" style:family="paragraph" style:parent-style-name="Text_20_body">
      <style:text-properties officeooo:rsid="0246b484" officeooo:paragraph-rsid="0246b484"/>
    </style:style>
    <style:style style:name="P247" style:family="paragraph" style:parent-style-name="Code">
      <style:text-properties officeooo:rsid="02492d43" officeooo:paragraph-rsid="02492d43"/>
    </style:style>
    <style:style style:name="P248" style:family="paragraph" style:parent-style-name="Text_20_body">
      <style:text-properties officeooo:rsid="02492d43" officeooo:paragraph-rsid="02492d43"/>
    </style:style>
    <style:style style:name="P249" style:family="paragraph" style:parent-style-name="Code">
      <style:text-properties officeooo:paragraph-rsid="02492d43"/>
    </style:style>
    <style:style style:name="P250" style:family="paragraph" style:parent-style-name="Text_20_body">
      <style:text-properties officeooo:rsid="024eaa32" officeooo:paragraph-rsid="024eaa32"/>
    </style:style>
    <style:style style:name="P251" style:family="paragraph" style:parent-style-name="Text_20_body">
      <style:text-properties officeooo:rsid="02502693" officeooo:paragraph-rsid="02502693"/>
    </style:style>
    <style:style style:name="P252" style:family="paragraph" style:parent-style-name="Text_20_body">
      <style:text-properties officeooo:rsid="0252546d" officeooo:paragraph-rsid="0252546d"/>
    </style:style>
    <style:style style:name="P253" style:family="paragraph" style:parent-style-name="Text_20_body">
      <style:text-properties officeooo:rsid="0254e2a6" officeooo:paragraph-rsid="0254e2a6"/>
    </style:style>
    <style:style style:name="P254" style:family="paragraph" style:parent-style-name="Text_20_body">
      <style:text-properties officeooo:rsid="0257fea2" officeooo:paragraph-rsid="0257fea2"/>
    </style:style>
    <style:style style:name="P255" style:family="paragraph" style:parent-style-name="Text_20_body">
      <style:text-properties officeooo:rsid="0259a75d" officeooo:paragraph-rsid="0259a75d"/>
    </style:style>
    <style:style style:name="P256" style:family="paragraph" style:parent-style-name="Text_20_body">
      <style:text-properties officeooo:rsid="025bae72" officeooo:paragraph-rsid="025bae72"/>
    </style:style>
    <style:style style:name="P257" style:family="paragraph" style:parent-style-name="Text_20_body">
      <style:text-properties officeooo:rsid="025bd78d" officeooo:paragraph-rsid="025bd78d"/>
    </style:style>
    <style:style style:name="P258" style:family="paragraph" style:parent-style-name="Text_20_body">
      <style:text-properties officeooo:rsid="025da3ab" officeooo:paragraph-rsid="025da3ab"/>
    </style:style>
    <style:style style:name="P259" style:family="paragraph" style:parent-style-name="Text_20_body">
      <style:text-properties officeooo:rsid="025ebb9c" officeooo:paragraph-rsid="025ebb9c"/>
    </style:style>
    <style:style style:name="P260" style:family="paragraph" style:parent-style-name="Text_20_body">
      <style:text-properties officeooo:rsid="026205bc" officeooo:paragraph-rsid="026205bc"/>
    </style:style>
    <style:style style:name="P261" style:family="paragraph" style:parent-style-name="Text_20_body">
      <style:text-properties officeooo:rsid="02621201" officeooo:paragraph-rsid="02621201"/>
    </style:style>
    <style:style style:name="P262" style:family="paragraph" style:parent-style-name="Code" style:master-page-name="">
      <style:paragraph-properties fo:margin-top="0.0598in" fo:margin-bottom="0.1in" style:contextual-spacing="true" fo:line-height="100%" style:page-number="auto"/>
    </style:style>
    <style:style style:name="P263" style:family="paragraph" style:parent-style-name="Code" style:master-page-name="">
      <style:paragraph-properties fo:margin-top="0.0598in" fo:margin-bottom="0.1in" style:contextual-spacing="true" fo:line-height="100%" style:page-number="auto"/>
      <style:text-properties officeooo:paragraph-rsid="0270b0c4"/>
    </style:style>
    <style:style style:name="P264" style:family="paragraph" style:parent-style-name="Code">
      <style:paragraph-properties fo:margin-top="0.0598in" fo:margin-bottom="0.1in" style:contextual-spacing="true" fo:line-height="100%"/>
      <style:text-properties officeooo:paragraph-rsid="0270b0c4"/>
    </style:style>
    <style:style style:name="P265" style:family="paragraph" style:parent-style-name="Code">
      <style:paragraph-properties fo:margin-top="0.0598in" fo:margin-bottom="0.1in" style:contextual-spacing="true" fo:line-height="100%"/>
      <style:text-properties fo:color="#008000" loext:opacity="100%" style:font-name="Hack" fo:font-size="9pt" officeooo:paragraph-rsid="0270b0c4" fo:background-color="transparent" style:font-size-asian="9pt"/>
    </style:style>
    <style:style style:name="P266" style:family="paragraph" style:parent-style-name="Standard">
      <style:text-properties style:font-name="Liberation Serif" fo:font-size="12pt" style:font-size-asian="12pt" style:font-size-complex="12pt"/>
    </style:style>
    <style:style style:name="P267" style:family="paragraph" style:parent-style-name="Text_20_body">
      <style:text-properties officeooo:rsid="0267f514" officeooo:paragraph-rsid="02914906"/>
    </style:style>
    <style:style style:name="P268" style:family="paragraph" style:parent-style-name="Text_20_body">
      <style:text-properties officeooo:rsid="02698f32" officeooo:paragraph-rsid="02698f32"/>
    </style:style>
    <style:style style:name="P269" style:family="paragraph" style:parent-style-name="Text_20_body">
      <style:text-properties officeooo:rsid="02771840" officeooo:paragraph-rsid="02771840"/>
    </style:style>
    <style:style style:name="P270" style:family="paragraph" style:parent-style-name="Text_20_body">
      <style:text-properties officeooo:rsid="027a9f64" officeooo:paragraph-rsid="027a9f64"/>
    </style:style>
    <style:style style:name="P271" style:family="paragraph" style:parent-style-name="Text_20_body">
      <style:text-properties officeooo:rsid="027f34ca" officeooo:paragraph-rsid="027f34ca"/>
    </style:style>
    <style:style style:name="P272" style:family="paragraph" style:parent-style-name="Text_20_body">
      <style:text-properties officeooo:rsid="0282b2a9" officeooo:paragraph-rsid="0282b2a9"/>
    </style:style>
    <style:style style:name="P273" style:family="paragraph" style:parent-style-name="Text_20_body">
      <style:text-properties officeooo:rsid="02873e25" officeooo:paragraph-rsid="02873e25"/>
    </style:style>
    <style:style style:name="P274" style:family="paragraph" style:parent-style-name="Text_20_body">
      <style:text-properties officeooo:rsid="028c8a42" officeooo:paragraph-rsid="028c8a42"/>
    </style:style>
    <style:style style:name="P275" style:family="paragraph" style:parent-style-name="Text_20_body">
      <style:text-properties officeooo:rsid="028e76d0" officeooo:paragraph-rsid="028e76d0"/>
    </style:style>
    <style:style style:name="P276" style:family="paragraph" style:parent-style-name="Standard">
      <style:text-properties fo:color="#000000" loext:opacity="100%" style:font-name="Liberation Serif" fo:font-size="12pt" fo:font-weight="bold" officeooo:rsid="027253dc" officeooo:paragraph-rsid="027253dc" fo:background-color="#ffffff" style:font-size-asian="12pt" style:font-weight-asian="bold" style:font-size-complex="12pt" style:font-weight-complex="bold"/>
    </style:style>
    <style:style style:name="P277" style:family="paragraph" style:parent-style-name="Standard">
      <style:text-properties fo:color="#000000" loext:opacity="100%" style:font-name="Liberation Serif" fo:font-size="12pt" fo:background-color="#ffffff" style:font-size-asian="12pt" style:font-size-complex="12pt"/>
    </style:style>
    <style:style style:name="P278" style:family="paragraph" style:parent-style-name="Standard">
      <style:paragraph-properties style:line-height-at-least="0.198in"/>
      <style:text-properties fo:color="#000000" loext:opacity="100%" style:font-name="Consolas" fo:font-size="10.5pt" fo:font-weight="normal" fo:background-color="#ffffff"/>
    </style:style>
    <style:style style:name="P279" style:family="paragraph" style:parent-style-name="Code">
      <style:text-properties officeooo:paragraph-rsid="0298ac01"/>
    </style:style>
    <style:style style:name="P280" style:family="paragraph" style:parent-style-name="Code">
      <style:text-properties officeooo:rsid="029ddf11" officeooo:paragraph-rsid="029ddf11"/>
    </style:style>
    <style:style style:name="P281" style:family="paragraph" style:parent-style-name="Code">
      <style:text-properties officeooo:rsid="029ec060" officeooo:paragraph-rsid="029ec060"/>
    </style:style>
    <style:style style:name="P282" style:family="paragraph" style:parent-style-name="Code">
      <style:text-properties officeooo:paragraph-rsid="029ec060"/>
    </style:style>
    <style:style style:name="P283" style:family="paragraph" style:parent-style-name="Code">
      <style:text-properties officeooo:paragraph-rsid="029eeb17"/>
    </style:style>
    <style:style style:name="P284" style:family="paragraph" style:parent-style-name="Code">
      <style:text-properties officeooo:paragraph-rsid="02b61130"/>
    </style:style>
    <style:style style:name="P285" style:family="paragraph" style:parent-style-name="Text_20_body">
      <style:text-properties officeooo:rsid="0265bd5c" officeooo:paragraph-rsid="02621201"/>
    </style:style>
    <style:style style:name="P286" style:family="paragraph" style:parent-style-name="Text_20_body">
      <style:text-properties officeooo:rsid="0265bd5c" officeooo:paragraph-rsid="02942521"/>
    </style:style>
    <style:style style:name="P287" style:family="paragraph" style:parent-style-name="Text_20_body">
      <style:text-properties officeooo:rsid="02628f3c" officeooo:paragraph-rsid="02942521"/>
    </style:style>
    <style:style style:name="P288" style:family="paragraph" style:parent-style-name="Text_20_body">
      <style:text-properties officeooo:rsid="02942bc7" officeooo:paragraph-rsid="02942bc7"/>
    </style:style>
    <style:style style:name="P289" style:family="paragraph" style:parent-style-name="Text_20_body">
      <style:text-properties officeooo:rsid="02964e25" officeooo:paragraph-rsid="02964e25"/>
    </style:style>
    <style:style style:name="P290" style:family="paragraph" style:parent-style-name="Text_20_body">
      <style:text-properties officeooo:rsid="029a9f4f" officeooo:paragraph-rsid="029a9f4f"/>
    </style:style>
    <style:style style:name="P291" style:family="paragraph" style:parent-style-name="Text_20_body">
      <style:text-properties officeooo:rsid="029c7873" officeooo:paragraph-rsid="029c7873"/>
    </style:style>
    <style:style style:name="P292" style:family="paragraph" style:parent-style-name="Text_20_body">
      <style:text-properties officeooo:rsid="02a26f68" officeooo:paragraph-rsid="02a26f68"/>
    </style:style>
    <style:style style:name="P293" style:family="paragraph" style:parent-style-name="Text_20_body">
      <style:text-properties officeooo:rsid="02a3f88f" officeooo:paragraph-rsid="02a3f88f"/>
    </style:style>
    <style:style style:name="P294" style:family="paragraph" style:parent-style-name="Text_20_body">
      <style:text-properties officeooo:rsid="02a5598a" officeooo:paragraph-rsid="02a5598a"/>
    </style:style>
    <style:style style:name="P295" style:family="paragraph" style:parent-style-name="Text_20_body">
      <style:text-properties officeooo:rsid="02b4c775" officeooo:paragraph-rsid="02b4c775"/>
    </style:style>
    <style:style style:name="P296" style:family="paragraph" style:parent-style-name="Text_20_body">
      <style:text-properties officeooo:rsid="02b882b2" officeooo:paragraph-rsid="02b882b2"/>
    </style:style>
    <style:style style:name="P297" style:family="paragraph" style:parent-style-name="Text_20_body">
      <style:text-properties officeooo:rsid="02bae9df" officeooo:paragraph-rsid="02bae9df"/>
    </style:style>
    <style:style style:name="P298" style:family="paragraph" style:parent-style-name="Text_20_body">
      <style:text-properties officeooo:rsid="02bcc033" officeooo:paragraph-rsid="02bcc033"/>
    </style:style>
    <style:style style:name="P299" style:family="paragraph" style:parent-style-name="Text_20_body">
      <style:text-properties officeooo:rsid="02c206bd" officeooo:paragraph-rsid="02c206bd"/>
    </style:style>
    <style:style style:name="P300" style:family="paragraph" style:parent-style-name="Text_20_body">
      <style:text-properties officeooo:rsid="02c261dc" officeooo:paragraph-rsid="02c261dc"/>
    </style:style>
    <style:style style:name="P301" style:family="paragraph" style:parent-style-name="Text_20_body">
      <style:text-properties officeooo:rsid="02c440cb" officeooo:paragraph-rsid="02c440cb"/>
    </style:style>
    <style:style style:name="P302" style:family="paragraph" style:parent-style-name="Text_20_body">
      <style:text-properties officeooo:rsid="02c4c54d" officeooo:paragraph-rsid="02c4c54d"/>
    </style:style>
    <style:style style:name="P303" style:family="paragraph" style:parent-style-name="Text_20_body">
      <style:text-properties officeooo:rsid="02c5e54c" officeooo:paragraph-rsid="02c5e54c"/>
    </style:style>
    <style:style style:name="P304" style:family="paragraph" style:parent-style-name="Text_20_body">
      <style:text-properties officeooo:rsid="02c70a7e" officeooo:paragraph-rsid="02c70a7e"/>
    </style:style>
    <style:style style:name="P305" style:family="paragraph" style:parent-style-name="Text_20_body">
      <style:text-properties officeooo:rsid="02c8d6c8" officeooo:paragraph-rsid="02c8d6c8"/>
    </style:style>
    <style:style style:name="P306" style:family="paragraph" style:parent-style-name="Text_20_body">
      <style:text-properties officeooo:rsid="02ca6523" officeooo:paragraph-rsid="02ca6523"/>
    </style:style>
    <style:style style:name="P307" style:family="paragraph" style:parent-style-name="Text_20_body">
      <style:text-properties officeooo:rsid="02cc32c6" officeooo:paragraph-rsid="02cc32c6"/>
    </style:style>
    <style:style style:name="P308" style:family="paragraph" style:parent-style-name="Text_20_body">
      <style:text-properties officeooo:rsid="02cf24cb" officeooo:paragraph-rsid="02cf24cb"/>
    </style:style>
    <style:style style:name="P309" style:family="paragraph" style:parent-style-name="Text_20_body">
      <style:text-properties officeooo:rsid="02cfab88" officeooo:paragraph-rsid="02cfab88"/>
    </style:style>
    <style:style style:name="P310" style:family="paragraph" style:parent-style-name="Text_20_body">
      <style:text-properties officeooo:rsid="02cfb718" officeooo:paragraph-rsid="02cfb718"/>
    </style:style>
    <style:style style:name="P311" style:family="paragraph" style:parent-style-name="Text_20_body">
      <style:text-properties officeooo:rsid="02d5e091" officeooo:paragraph-rsid="02d5e091"/>
    </style:style>
    <style:style style:name="P312" style:family="paragraph" style:parent-style-name="Text_20_body">
      <style:text-properties officeooo:rsid="02d9f75d" officeooo:paragraph-rsid="02d9f75d"/>
    </style:style>
    <style:style style:name="P313" style:family="paragraph" style:parent-style-name="Text_20_body">
      <style:text-properties officeooo:rsid="02db5ca1" officeooo:paragraph-rsid="02db5ca1"/>
    </style:style>
    <style:style style:name="P314" style:family="paragraph" style:parent-style-name="Text_20_body">
      <style:text-properties officeooo:rsid="02dba142" officeooo:paragraph-rsid="02dba142"/>
    </style:style>
    <style:style style:name="P315" style:family="paragraph" style:parent-style-name="Text_20_body">
      <style:text-properties officeooo:rsid="02dd9f64" officeooo:paragraph-rsid="02dd9f64"/>
    </style:style>
    <style:style style:name="P316" style:family="paragraph" style:parent-style-name="Text_20_body">
      <style:text-properties officeooo:rsid="02df92ed" officeooo:paragraph-rsid="02df92ed"/>
    </style:style>
    <style:style style:name="P317" style:family="paragraph" style:parent-style-name="Text_20_body">
      <style:text-properties officeooo:rsid="02e11a05" officeooo:paragraph-rsid="02e11a05"/>
    </style:style>
    <style:style style:name="P318" style:family="paragraph" style:parent-style-name="Text_20_body">
      <style:text-properties officeooo:rsid="02e39597" officeooo:paragraph-rsid="02e39597"/>
    </style:style>
    <style:style style:name="P319" style:family="paragraph" style:parent-style-name="Text_20_body">
      <style:text-properties officeooo:rsid="02e4ff9b" officeooo:paragraph-rsid="02e4ff9b"/>
    </style:style>
    <style:style style:name="P320" style:family="paragraph" style:parent-style-name="Text_20_body">
      <style:text-properties officeooo:rsid="02e5fac4" officeooo:paragraph-rsid="02e5fac4"/>
    </style:style>
    <style:style style:name="P321" style:family="paragraph" style:parent-style-name="Text_20_body">
      <style:text-properties officeooo:rsid="02e8b598" officeooo:paragraph-rsid="02e8b598"/>
    </style:style>
    <style:style style:name="P322" style:family="paragraph" style:parent-style-name="Text_20_body">
      <style:text-properties officeooo:rsid="02e98a61" officeooo:paragraph-rsid="02e98a61"/>
    </style:style>
    <style:style style:name="P323" style:family="paragraph" style:parent-style-name="Text_20_body">
      <style:text-properties officeooo:rsid="02ecaa0d" officeooo:paragraph-rsid="02ecaa0d"/>
    </style:style>
    <style:style style:name="P324" style:family="paragraph" style:parent-style-name="Text_20_body">
      <style:text-properties officeooo:rsid="02ecfa4a" officeooo:paragraph-rsid="02ecfa4a"/>
    </style:style>
    <style:style style:name="P325" style:family="paragraph" style:parent-style-name="Text_20_body">
      <style:text-properties officeooo:rsid="02eef471" officeooo:paragraph-rsid="02eef471"/>
    </style:style>
    <style:style style:name="P326" style:family="paragraph" style:parent-style-name="Text_20_body">
      <style:text-properties officeooo:rsid="02f03c99" officeooo:paragraph-rsid="02f03c99"/>
    </style:style>
    <style:style style:name="P327" style:family="paragraph" style:parent-style-name="Text_20_body">
      <style:text-properties officeooo:rsid="02f1d4a2" officeooo:paragraph-rsid="02f1d4a2"/>
    </style:style>
    <style:style style:name="P328" style:family="paragraph" style:parent-style-name="Text_20_body">
      <style:text-properties officeooo:rsid="02f3cd4c" officeooo:paragraph-rsid="02f3cd4c"/>
    </style:style>
    <style:style style:name="P329" style:family="paragraph" style:parent-style-name="Footnote">
      <style:text-properties officeooo:rsid="02fb6cf5" officeooo:paragraph-rsid="02fb6cf5"/>
    </style:style>
    <style:style style:name="P330" style:family="paragraph" style:parent-style-name="Text_20_body">
      <style:text-properties officeooo:rsid="0301a524" officeooo:paragraph-rsid="0301a524"/>
    </style:style>
    <style:style style:name="P331" style:family="paragraph" style:parent-style-name="Text_20_body">
      <style:text-properties officeooo:rsid="03037282" officeooo:paragraph-rsid="03037282"/>
    </style:style>
    <style:style style:name="P332" style:family="paragraph" style:parent-style-name="Text_20_body">
      <style:text-properties officeooo:rsid="0305a76f" officeooo:paragraph-rsid="0305a76f"/>
    </style:style>
    <style:style style:name="P333" style:family="paragraph" style:parent-style-name="Text_20_body">
      <style:text-properties officeooo:rsid="0307067e" officeooo:paragraph-rsid="0307067e"/>
    </style:style>
    <style:style style:name="P334" style:family="paragraph" style:parent-style-name="Text_20_body">
      <style:text-properties officeooo:rsid="0309c2a8" officeooo:paragraph-rsid="0309c2a8"/>
    </style:style>
    <style:style style:name="P335" style:family="paragraph" style:parent-style-name="Text_20_body">
      <style:text-properties officeooo:rsid="030a589d" officeooo:paragraph-rsid="030a589d"/>
    </style:style>
    <style:style style:name="P336" style:family="paragraph" style:parent-style-name="Text_20_body">
      <style:text-properties officeooo:rsid="030a8849" officeooo:paragraph-rsid="030a8849"/>
    </style:style>
    <style:style style:name="P337" style:family="paragraph" style:parent-style-name="Text_20_body">
      <style:text-properties officeooo:rsid="030e6a04" officeooo:paragraph-rsid="030e6a04"/>
    </style:style>
    <style:style style:name="P338" style:family="paragraph" style:parent-style-name="Text_20_body">
      <style:text-properties officeooo:rsid="030efcf5" officeooo:paragraph-rsid="030efcf5"/>
    </style:style>
    <style:style style:name="P339" style:family="paragraph" style:parent-style-name="Text_20_body">
      <style:text-properties officeooo:rsid="0310dd70" officeooo:paragraph-rsid="0310dd70"/>
    </style:style>
    <style:style style:name="P340" style:family="paragraph" style:parent-style-name="Text_20_body">
      <style:text-properties officeooo:rsid="0310e85c" officeooo:paragraph-rsid="0310e85c"/>
    </style:style>
    <style:style style:name="P341" style:family="paragraph" style:parent-style-name="Text_20_body">
      <style:text-properties officeooo:rsid="03151b1d" officeooo:paragraph-rsid="03151b1d"/>
    </style:style>
    <style:style style:name="P342" style:family="paragraph" style:parent-style-name="Text_20_body">
      <style:text-properties officeooo:rsid="0315bf89" officeooo:paragraph-rsid="0315bf89"/>
    </style:style>
    <style:style style:name="P343" style:family="paragraph" style:parent-style-name="Text_20_body">
      <style:text-properties officeooo:rsid="03170687" officeooo:paragraph-rsid="03170687"/>
    </style:style>
    <style:style style:name="P344" style:family="paragraph" style:parent-style-name="Text_20_body">
      <style:text-properties officeooo:rsid="0319ca29" officeooo:paragraph-rsid="0319ca29"/>
    </style:style>
    <style:style style:name="P345" style:family="paragraph" style:parent-style-name="Text_20_body">
      <style:text-properties officeooo:rsid="031d8324" officeooo:paragraph-rsid="031d8324"/>
    </style:style>
    <style:style style:name="P346" style:family="paragraph" style:parent-style-name="Text_20_body">
      <style:text-properties officeooo:rsid="032079d9" officeooo:paragraph-rsid="032079d9"/>
    </style:style>
    <style:style style:name="P347" style:family="paragraph" style:parent-style-name="Text_20_body">
      <style:text-properties officeooo:rsid="032239a8" officeooo:paragraph-rsid="032239a8"/>
    </style:style>
    <style:style style:name="P348" style:family="paragraph" style:parent-style-name="Text_20_body">
      <style:text-properties officeooo:rsid="0322f8c5" officeooo:paragraph-rsid="0322f8c5"/>
    </style:style>
    <style:style style:name="P349" style:family="paragraph" style:parent-style-name="Code">
      <style:paragraph-properties fo:margin-left="0.4925in" fo:margin-right="0in" fo:text-indent="0in" style:auto-text-indent="false"/>
      <style:text-properties officeooo:rsid="033d6dca" officeooo:paragraph-rsid="033d6dca"/>
    </style:style>
    <style:style style:name="P350" style:family="paragraph" style:parent-style-name="Text_20_body">
      <style:text-properties officeooo:rsid="032d2329" officeooo:paragraph-rsid="032d2329"/>
    </style:style>
    <style:style style:name="P351" style:family="paragraph" style:parent-style-name="Text_20_body">
      <style:text-properties officeooo:rsid="032d2329" officeooo:paragraph-rsid="032f7d54"/>
    </style:style>
    <style:style style:name="P352" style:family="paragraph" style:parent-style-name="Text_20_body">
      <style:text-properties officeooo:rsid="032f7d54" officeooo:paragraph-rsid="032f7d54"/>
    </style:style>
    <style:style style:name="P353" style:family="paragraph" style:parent-style-name="Text_20_body">
      <style:text-properties officeooo:rsid="032ffc28" officeooo:paragraph-rsid="032ffc28"/>
    </style:style>
    <style:style style:name="P354" style:family="paragraph" style:parent-style-name="Text_20_body">
      <style:text-properties officeooo:rsid="0331df55" officeooo:paragraph-rsid="0331df55"/>
    </style:style>
    <style:style style:name="P355" style:family="paragraph" style:parent-style-name="Text_20_body">
      <style:text-properties officeooo:rsid="03337ba3" officeooo:paragraph-rsid="03337ba3"/>
    </style:style>
    <style:style style:name="P356" style:family="paragraph" style:parent-style-name="Text_20_body">
      <style:text-properties officeooo:rsid="0343c553" officeooo:paragraph-rsid="0343c553"/>
    </style:style>
    <style:style style:name="P357" style:family="paragraph" style:parent-style-name="Text_20_body">
      <style:text-properties officeooo:rsid="0343f0d7" officeooo:paragraph-rsid="0343f0d7"/>
    </style:style>
    <style:style style:name="P358" style:family="paragraph" style:parent-style-name="Code">
      <style:text-properties fo:background-color="#ffff00"/>
    </style:style>
    <style:style style:name="P359" style:family="paragraph" style:parent-style-name="Code">
      <style:text-properties officeooo:rsid="034fe6ab" officeooo:paragraph-rsid="034fe6ab"/>
    </style:style>
    <style:style style:name="P360" style:family="paragraph" style:parent-style-name="Code">
      <style:text-properties officeooo:paragraph-rsid="034fe6ab"/>
    </style:style>
    <style:style style:name="P361" style:family="paragraph" style:parent-style-name="Text_20_body">
      <style:text-properties officeooo:rsid="0346df04" officeooo:paragraph-rsid="0346df04"/>
    </style:style>
    <style:style style:name="P362" style:family="paragraph" style:parent-style-name="Text_20_body">
      <style:text-properties officeooo:rsid="0348a516" officeooo:paragraph-rsid="0348a516"/>
    </style:style>
    <style:style style:name="P363" style:family="paragraph" style:parent-style-name="Text_20_body">
      <style:text-properties officeooo:rsid="0349f108" officeooo:paragraph-rsid="0349f108"/>
    </style:style>
    <style:style style:name="P364" style:family="paragraph" style:parent-style-name="Text_20_body">
      <style:text-properties officeooo:rsid="034ba602" officeooo:paragraph-rsid="034ba602"/>
    </style:style>
    <style:style style:name="P365" style:family="paragraph" style:parent-style-name="Text_20_body">
      <style:text-properties officeooo:rsid="034e24bb" officeooo:paragraph-rsid="034e24bb"/>
    </style:style>
    <style:style style:name="P366" style:family="paragraph" style:parent-style-name="Text_20_body">
      <style:text-properties officeooo:rsid="035158aa" officeooo:paragraph-rsid="035158aa"/>
    </style:style>
    <style:style style:name="P367" style:family="paragraph" style:parent-style-name="Text_20_body">
      <style:text-properties officeooo:rsid="0352f74f" officeooo:paragraph-rsid="0352f74f"/>
    </style:style>
    <style:style style:name="P368" style:family="paragraph" style:parent-style-name="Text_20_body">
      <style:text-properties officeooo:rsid="0353eb68" officeooo:paragraph-rsid="0353eb68"/>
    </style:style>
    <style:style style:name="P369" style:family="paragraph" style:parent-style-name="Text_20_body">
      <style:text-properties officeooo:rsid="0355d5c3" officeooo:paragraph-rsid="0355d5c3"/>
    </style:style>
    <style:style style:name="P370" style:family="paragraph" style:parent-style-name="Text_20_body">
      <style:text-properties officeooo:rsid="03575412" officeooo:paragraph-rsid="0357df97"/>
    </style:style>
    <style:style style:name="P371" style:family="paragraph" style:parent-style-name="Text_20_body">
      <style:text-properties officeooo:rsid="03595552" officeooo:paragraph-rsid="03595552"/>
    </style:style>
    <style:style style:name="P372" style:family="paragraph" style:parent-style-name="Text_20_body">
      <style:text-properties officeooo:rsid="035ba0de" officeooo:paragraph-rsid="035ba0de"/>
    </style:style>
    <style:style style:name="P373" style:family="paragraph" style:parent-style-name="Text_20_body">
      <style:text-properties officeooo:rsid="035d687b" officeooo:paragraph-rsid="035d687b"/>
    </style:style>
    <style:style style:name="P374" style:family="paragraph" style:parent-style-name="Text_20_body">
      <style:text-properties officeooo:rsid="035f413a" officeooo:paragraph-rsid="035f413a"/>
    </style:style>
    <style:style style:name="P375" style:family="paragraph" style:parent-style-name="Text_20_body">
      <style:text-properties officeooo:rsid="03623854" officeooo:paragraph-rsid="03623854"/>
    </style:style>
    <style:style style:name="P376" style:family="paragraph" style:parent-style-name="Text_20_body">
      <style:text-properties officeooo:rsid="0365d21f" officeooo:paragraph-rsid="0365d21f"/>
    </style:style>
    <style:style style:name="P377" style:family="paragraph" style:parent-style-name="Text_20_body">
      <style:text-properties officeooo:paragraph-rsid="0365d21f"/>
    </style:style>
    <style:style style:name="P378" style:family="paragraph" style:parent-style-name="Text_20_body">
      <style:text-properties officeooo:rsid="036704f7" officeooo:paragraph-rsid="036704f7"/>
    </style:style>
    <style:style style:name="P379" style:family="paragraph" style:parent-style-name="Text_20_body">
      <style:text-properties officeooo:rsid="03687d57" officeooo:paragraph-rsid="036938ef"/>
    </style:style>
    <style:style style:name="P380" style:family="paragraph" style:parent-style-name="Text_20_body">
      <style:text-properties officeooo:rsid="036938ef" officeooo:paragraph-rsid="036938ef"/>
    </style:style>
    <style:style style:name="P381" style:family="paragraph" style:parent-style-name="Text_20_body">
      <style:text-properties officeooo:rsid="036965ed" officeooo:paragraph-rsid="036965ed"/>
    </style:style>
    <style:style style:name="P382" style:family="paragraph" style:parent-style-name="Text_20_body">
      <style:text-properties officeooo:rsid="036c3dc8" officeooo:paragraph-rsid="036c3dc8"/>
    </style:style>
    <style:style style:name="P383" style:family="paragraph" style:parent-style-name="Text_20_body">
      <style:text-properties officeooo:rsid="036c6e0f" officeooo:paragraph-rsid="036c6e0f"/>
    </style:style>
    <style:style style:name="P384" style:family="paragraph" style:parent-style-name="Text_20_body">
      <style:text-properties officeooo:rsid="036e6563" officeooo:paragraph-rsid="036e6563"/>
    </style:style>
    <style:style style:name="P385" style:family="paragraph" style:parent-style-name="Text_20_body">
      <style:text-properties officeooo:rsid="03731320" officeooo:paragraph-rsid="03731320"/>
    </style:style>
    <style:style style:name="P386" style:family="paragraph" style:parent-style-name="Text_20_body">
      <style:text-properties officeooo:rsid="037b78e8" officeooo:paragraph-rsid="037b78e8"/>
    </style:style>
    <style:style style:name="P387" style:family="paragraph" style:parent-style-name="Text_20_body">
      <style:text-properties officeooo:rsid="037f06f5" officeooo:paragraph-rsid="037f06f5"/>
    </style:style>
    <style:style style:name="P388" style:family="paragraph" style:parent-style-name="Code">
      <style:text-properties officeooo:paragraph-rsid="03a20225"/>
    </style:style>
    <style:style style:name="P389" style:family="paragraph" style:parent-style-name="Text_20_body">
      <style:text-properties officeooo:paragraph-rsid="03a20225"/>
    </style:style>
    <style:style style:name="P390" style:family="paragraph" style:parent-style-name="Text_20_body">
      <style:text-properties officeooo:rsid="03a20225" officeooo:paragraph-rsid="03a20225"/>
    </style:style>
    <style:style style:name="P391" style:family="paragraph" style:parent-style-name="Text_20_body">
      <style:text-properties officeooo:rsid="03811dcb" officeooo:paragraph-rsid="03a20225"/>
    </style:style>
    <style:style style:name="P392" style:family="paragraph" style:parent-style-name="Text_20_body">
      <style:text-properties officeooo:rsid="03977963" officeooo:paragraph-rsid="03a20225"/>
    </style:style>
    <style:style style:name="P393" style:family="paragraph" style:parent-style-name="Text_20_body">
      <style:text-properties officeooo:rsid="037626ff" officeooo:paragraph-rsid="03a20225"/>
    </style:style>
    <style:style style:name="P394" style:family="paragraph" style:parent-style-name="Text_20_body">
      <style:text-properties officeooo:rsid="0378c763" officeooo:paragraph-rsid="03a20225"/>
    </style:style>
    <style:style style:name="P395" style:family="paragraph" style:parent-style-name="Text_20_body">
      <style:text-properties officeooo:rsid="037ff6cc" officeooo:paragraph-rsid="03a20225"/>
    </style:style>
    <style:style style:name="P396" style:family="paragraph" style:parent-style-name="Text_20_body">
      <style:text-properties officeooo:rsid="038ad153" officeooo:paragraph-rsid="03a20225"/>
    </style:style>
    <style:style style:name="P397" style:family="paragraph" style:parent-style-name="Text_20_body">
      <style:text-properties officeooo:rsid="038316c7" officeooo:paragraph-rsid="03a20225"/>
    </style:style>
    <style:style style:name="P398" style:family="paragraph" style:parent-style-name="Text_20_body">
      <style:text-properties officeooo:rsid="03846770" officeooo:paragraph-rsid="03a20225"/>
    </style:style>
    <style:style style:name="P399" style:family="paragraph" style:parent-style-name="Text_20_body">
      <style:text-properties officeooo:rsid="0390898e" officeooo:paragraph-rsid="03a20225"/>
    </style:style>
    <style:style style:name="P400" style:family="paragraph" style:parent-style-name="Text_20_body">
      <style:text-properties officeooo:rsid="03925f06" officeooo:paragraph-rsid="03a20225"/>
    </style:style>
    <style:style style:name="P401" style:family="paragraph" style:parent-style-name="Text_20_body">
      <style:text-properties officeooo:rsid="039d6500" officeooo:paragraph-rsid="03a20225"/>
    </style:style>
    <style:style style:name="P402" style:family="paragraph" style:parent-style-name="Text_20_body">
      <style:text-properties officeooo:rsid="039a4a17" officeooo:paragraph-rsid="03a20225"/>
    </style:style>
    <style:style style:name="P403" style:family="paragraph" style:parent-style-name="Text_20_body">
      <style:text-properties officeooo:rsid="039c1249" officeooo:paragraph-rsid="03a20225"/>
    </style:style>
    <style:style style:name="P404" style:family="paragraph" style:parent-style-name="Text_20_body">
      <style:text-properties officeooo:rsid="039c9f5b" officeooo:paragraph-rsid="03a20225"/>
    </style:style>
    <style:style style:name="P405" style:family="paragraph" style:parent-style-name="Text_20_body">
      <style:text-properties officeooo:rsid="039ef2b9" officeooo:paragraph-rsid="03a20225"/>
    </style:style>
    <style:style style:name="P406" style:family="paragraph" style:parent-style-name="Text_20_body">
      <style:text-properties officeooo:rsid="03a46d51" officeooo:paragraph-rsid="03a46d51"/>
    </style:style>
    <style:style style:name="P407" style:family="paragraph" style:parent-style-name="Text_20_body">
      <style:text-properties officeooo:rsid="03a4af11" officeooo:paragraph-rsid="03a4af11"/>
    </style:style>
    <style:style style:name="P408" style:family="paragraph" style:parent-style-name="Text_20_body">
      <style:text-properties officeooo:rsid="03aa3b53" officeooo:paragraph-rsid="03aa3b53"/>
    </style:style>
    <style:style style:name="P409" style:family="paragraph" style:parent-style-name="Text_20_body">
      <style:text-properties officeooo:rsid="03ab1d1a" officeooo:paragraph-rsid="03ab1d1a"/>
    </style:style>
    <style:style style:name="P410" style:family="paragraph" style:parent-style-name="Text_20_body">
      <style:text-properties officeooo:rsid="03acea9c" officeooo:paragraph-rsid="03acea9c"/>
    </style:style>
    <style:style style:name="P411" style:family="paragraph" style:parent-style-name="Text_20_body">
      <style:text-properties officeooo:rsid="03b2b9f0" officeooo:paragraph-rsid="03b2b9f0"/>
    </style:style>
    <style:style style:name="P412" style:family="paragraph" style:parent-style-name="Text_20_body">
      <style:text-properties officeooo:rsid="03b3dfbd" officeooo:paragraph-rsid="03b3dfbd"/>
    </style:style>
    <style:style style:name="P413" style:family="paragraph" style:parent-style-name="Text_20_body">
      <style:text-properties officeooo:rsid="03b6520c" officeooo:paragraph-rsid="03b6520c"/>
    </style:style>
    <style:style style:name="P414" style:family="paragraph" style:parent-style-name="Text_20_body">
      <style:text-properties officeooo:rsid="03b699c7" officeooo:paragraph-rsid="03b699c7"/>
    </style:style>
    <style:style style:name="P415" style:family="paragraph" style:parent-style-name="Text_20_body">
      <style:text-properties officeooo:rsid="03b84ffa" officeooo:paragraph-rsid="03b84ffa"/>
    </style:style>
    <style:style style:name="P416" style:family="paragraph" style:parent-style-name="Text_20_body">
      <style:text-properties officeooo:rsid="03b92f13" officeooo:paragraph-rsid="03b92f13"/>
    </style:style>
    <style:style style:name="P417" style:family="paragraph" style:parent-style-name="Text_20_body">
      <style:text-properties officeooo:rsid="03bb8b80" officeooo:paragraph-rsid="03bb8b80"/>
    </style:style>
    <style:style style:name="P418" style:family="paragraph" style:parent-style-name="Text_20_body">
      <style:text-properties officeooo:rsid="03bc7b79" officeooo:paragraph-rsid="03bc7b79"/>
    </style:style>
    <style:style style:name="P419" style:family="paragraph" style:parent-style-name="Text_20_body">
      <style:text-properties officeooo:rsid="03be0d1a" officeooo:paragraph-rsid="03be0d1a"/>
    </style:style>
    <style:style style:name="P420" style:family="paragraph" style:parent-style-name="Text_20_body">
      <style:text-properties officeooo:rsid="03be4abc" officeooo:paragraph-rsid="03be4abc"/>
    </style:style>
    <style:style style:name="P421" style:family="paragraph" style:parent-style-name="Text_20_body">
      <style:text-properties officeooo:rsid="03bea2b8" officeooo:paragraph-rsid="03bea2b8"/>
    </style:style>
    <style:style style:name="P422" style:family="paragraph" style:parent-style-name="Text_20_body">
      <style:text-properties officeooo:rsid="03beeb1e" officeooo:paragraph-rsid="03beeb1e"/>
    </style:style>
    <style:style style:name="P423" style:family="paragraph" style:parent-style-name="Text_20_body">
      <style:text-properties officeooo:rsid="03c22b4b" officeooo:paragraph-rsid="03c22b4b"/>
    </style:style>
    <style:style style:name="P424" style:family="paragraph" style:parent-style-name="Text_20_body">
      <style:text-properties officeooo:rsid="03c8da6e" officeooo:paragraph-rsid="03c8da6e"/>
    </style:style>
    <style:style style:name="P425" style:family="paragraph" style:parent-style-name="Text_20_body">
      <style:text-properties officeooo:rsid="03ca588b" officeooo:paragraph-rsid="03ca588b"/>
    </style:style>
    <style:style style:name="P426" style:family="paragraph" style:parent-style-name="Text_20_body">
      <style:text-properties officeooo:rsid="03ce7bf7" officeooo:paragraph-rsid="03ce7bf7"/>
    </style:style>
    <style:style style:name="P427" style:family="paragraph" style:parent-style-name="Text_20_body">
      <style:text-properties officeooo:rsid="03d01574" officeooo:paragraph-rsid="03d01574"/>
    </style:style>
    <style:style style:name="P428" style:family="paragraph" style:parent-style-name="Text_20_body">
      <style:text-properties officeooo:rsid="03d184cf" officeooo:paragraph-rsid="03d184cf"/>
    </style:style>
    <style:style style:name="P429" style:family="paragraph" style:parent-style-name="Code">
      <style:text-properties officeooo:rsid="03d8e997" officeooo:paragraph-rsid="03da4ded"/>
    </style:style>
    <style:style style:name="P430" style:family="paragraph" style:parent-style-name="Text_20_body">
      <style:text-properties officeooo:rsid="03d8e997" officeooo:paragraph-rsid="03d8e997"/>
    </style:style>
    <style:style style:name="P431" style:family="paragraph" style:parent-style-name="Text_20_body">
      <style:text-properties officeooo:rsid="03d89dff" officeooo:paragraph-rsid="03d89dff"/>
    </style:style>
    <style:style style:name="P432" style:family="paragraph" style:parent-style-name="Text_20_body">
      <style:text-properties officeooo:rsid="03d37f2e" officeooo:paragraph-rsid="03d37f2e"/>
    </style:style>
    <style:style style:name="P433" style:family="paragraph" style:parent-style-name="Text_20_body">
      <style:text-properties officeooo:rsid="03da4ded" officeooo:paragraph-rsid="03da4ded"/>
    </style:style>
    <style:style style:name="P434" style:family="paragraph" style:parent-style-name="Text_20_body">
      <style:text-properties officeooo:rsid="03dd0707" officeooo:paragraph-rsid="03dd0707"/>
    </style:style>
    <style:style style:name="P435" style:family="paragraph" style:parent-style-name="Text_20_body">
      <style:text-properties officeooo:rsid="03dd7cc1" officeooo:paragraph-rsid="03dd7cc1"/>
    </style:style>
    <style:style style:name="P436" style:family="paragraph" style:parent-style-name="Text_20_body">
      <style:text-properties officeooo:rsid="03de2494" officeooo:paragraph-rsid="03de2494"/>
    </style:style>
    <style:style style:name="P437" style:family="paragraph" style:parent-style-name="Text_20_body">
      <style:text-properties officeooo:rsid="03e088a8" officeooo:paragraph-rsid="03e088a8"/>
    </style:style>
    <style:style style:name="P438" style:family="paragraph" style:parent-style-name="Text_20_body">
      <style:text-properties officeooo:rsid="03e471ab" officeooo:paragraph-rsid="03e471ab"/>
    </style:style>
    <style:style style:name="P439" style:family="paragraph" style:parent-style-name="Text_20_body">
      <style:text-properties officeooo:rsid="03e7290a" officeooo:paragraph-rsid="03e7290a"/>
    </style:style>
    <style:style style:name="P440" style:family="paragraph" style:parent-style-name="Text_20_body">
      <style:text-properties officeooo:rsid="03ed0c73" officeooo:paragraph-rsid="03ed0c73"/>
    </style:style>
    <style:style style:name="P441" style:family="paragraph" style:parent-style-name="Text_20_body">
      <style:text-properties officeooo:rsid="03eefd2c" officeooo:paragraph-rsid="03eefd2c"/>
    </style:style>
    <style:style style:name="P442" style:family="paragraph" style:parent-style-name="Text_20_body">
      <style:text-properties officeooo:rsid="03f0ffd0" officeooo:paragraph-rsid="03f0ffd0"/>
    </style:style>
    <style:style style:name="P443" style:family="paragraph" style:parent-style-name="Text_20_body">
      <style:text-properties officeooo:rsid="03f160cc" officeooo:paragraph-rsid="03f160cc"/>
    </style:style>
    <style:style style:name="P444" style:family="paragraph" style:parent-style-name="Text_20_body">
      <style:text-properties officeooo:rsid="03f32692" officeooo:paragraph-rsid="03f32692"/>
    </style:style>
    <style:style style:name="P445" style:family="paragraph" style:parent-style-name="Text_20_body">
      <style:text-properties officeooo:rsid="03f60605" officeooo:paragraph-rsid="03f60605"/>
    </style:style>
    <style:style style:name="P446" style:family="paragraph" style:parent-style-name="Text_20_body">
      <style:text-properties officeooo:rsid="04006317" officeooo:paragraph-rsid="04006317"/>
    </style:style>
    <style:style style:name="P447" style:family="paragraph" style:parent-style-name="Text_20_body">
      <style:text-properties officeooo:rsid="04021830" officeooo:paragraph-rsid="04021830"/>
    </style:style>
    <style:style style:name="P448" style:family="paragraph" style:parent-style-name="Text_20_body">
      <style:text-properties officeooo:rsid="040400c0" officeooo:paragraph-rsid="040400c0"/>
    </style:style>
    <style:style style:name="P449" style:family="paragraph" style:parent-style-name="Text_20_body">
      <style:text-properties officeooo:rsid="0404740b" officeooo:paragraph-rsid="0404740b"/>
    </style:style>
    <style:style style:name="P450" style:family="paragraph" style:parent-style-name="Text_20_body">
      <style:text-properties officeooo:rsid="0406a0f0" officeooo:paragraph-rsid="0406b35b"/>
    </style:style>
    <style:style style:name="P451" style:family="paragraph" style:parent-style-name="Text_20_body">
      <style:text-properties officeooo:rsid="040764fa" officeooo:paragraph-rsid="040764fa"/>
    </style:style>
    <style:style style:name="P452" style:family="paragraph" style:parent-style-name="Text_20_body">
      <style:text-properties officeooo:rsid="040909c6" officeooo:paragraph-rsid="040909c6"/>
    </style:style>
    <style:style style:name="P453" style:family="paragraph" style:parent-style-name="Text_20_body">
      <style:text-properties officeooo:rsid="040d3889" officeooo:paragraph-rsid="040d3889"/>
    </style:style>
    <style:style style:name="P454" style:family="paragraph" style:parent-style-name="Text_20_body">
      <style:text-properties officeooo:rsid="040f08ec" officeooo:paragraph-rsid="040f08ec"/>
    </style:style>
    <style:style style:name="P455" style:family="paragraph" style:parent-style-name="Text_20_body">
      <style:text-properties officeooo:rsid="0412592d" officeooo:paragraph-rsid="0412592d"/>
    </style:style>
    <style:style style:name="P456" style:family="paragraph" style:parent-style-name="Text_20_body">
      <style:text-properties officeooo:rsid="04152035" officeooo:paragraph-rsid="04152035"/>
    </style:style>
    <style:style style:name="P457" style:family="paragraph" style:parent-style-name="Text_20_body">
      <style:text-properties officeooo:rsid="04153164" officeooo:paragraph-rsid="04153164"/>
    </style:style>
    <style:style style:name="P458" style:family="paragraph" style:parent-style-name="Text_20_body">
      <style:text-properties officeooo:rsid="0417154d" officeooo:paragraph-rsid="0417154d"/>
    </style:style>
    <style:style style:name="P459" style:family="paragraph" style:parent-style-name="Text_20_body">
      <style:text-properties officeooo:rsid="04183cc5" officeooo:paragraph-rsid="04183cc5"/>
    </style:style>
    <style:style style:name="P460" style:family="paragraph" style:parent-style-name="Text_20_body">
      <style:text-properties officeooo:rsid="041bb395" officeooo:paragraph-rsid="041bb395"/>
    </style:style>
    <style:style style:name="P461" style:family="paragraph" style:parent-style-name="Text_20_body">
      <style:text-properties officeooo:rsid="041bb395" officeooo:paragraph-rsid="041c5438"/>
    </style:style>
    <style:style style:name="P462" style:family="paragraph" style:parent-style-name="Text_20_body">
      <style:text-properties officeooo:rsid="041af92e" officeooo:paragraph-rsid="041af92e"/>
    </style:style>
    <style:style style:name="P463" style:family="paragraph" style:parent-style-name="Text_20_body">
      <style:text-properties officeooo:rsid="041e160f" officeooo:paragraph-rsid="041e160f"/>
    </style:style>
    <style:style style:name="P464" style:family="paragraph" style:parent-style-name="Text_20_body">
      <style:text-properties officeooo:rsid="042063a6" officeooo:paragraph-rsid="042063a6"/>
    </style:style>
    <style:style style:name="P465" style:family="paragraph" style:parent-style-name="Text_20_body">
      <style:text-properties officeooo:rsid="04221293" officeooo:paragraph-rsid="04221293"/>
    </style:style>
    <style:style style:name="P466" style:family="paragraph" style:parent-style-name="Text_20_body">
      <style:text-properties officeooo:rsid="0422ba4b" officeooo:paragraph-rsid="0422ba4b"/>
    </style:style>
    <style:style style:name="P467" style:family="paragraph" style:parent-style-name="Text_20_body">
      <style:text-properties officeooo:rsid="0423f5da" officeooo:paragraph-rsid="0423f5da"/>
    </style:style>
    <style:style style:name="P468" style:family="paragraph" style:parent-style-name="Text_20_body">
      <style:text-properties officeooo:rsid="0423fa08" officeooo:paragraph-rsid="0423fa08"/>
    </style:style>
    <style:style style:name="P469" style:family="paragraph" style:parent-style-name="Text_20_body">
      <style:text-properties officeooo:rsid="0425da12" officeooo:paragraph-rsid="0425da12"/>
    </style:style>
    <style:style style:name="P470" style:family="paragraph" style:parent-style-name="Text_20_body">
      <style:text-properties officeooo:rsid="0428a80a" officeooo:paragraph-rsid="0428a80a"/>
    </style:style>
    <style:style style:name="P471" style:family="paragraph" style:parent-style-name="Text_20_body">
      <style:text-properties officeooo:rsid="042bb06a" officeooo:paragraph-rsid="042bb06a"/>
    </style:style>
    <style:style style:name="P472" style:family="paragraph" style:parent-style-name="Text_20_body">
      <style:text-properties officeooo:rsid="042ccf2c" officeooo:paragraph-rsid="042ccf2c"/>
    </style:style>
    <style:style style:name="P473" style:family="paragraph" style:parent-style-name="Text_20_body">
      <style:text-properties officeooo:rsid="042d3a2e" officeooo:paragraph-rsid="042d3a2e"/>
    </style:style>
    <style:style style:name="P474" style:family="paragraph" style:parent-style-name="Text_20_body">
      <style:text-properties officeooo:rsid="042e5097" officeooo:paragraph-rsid="042e5097"/>
    </style:style>
    <style:style style:name="P475" style:family="paragraph" style:parent-style-name="Text_20_body">
      <style:text-properties officeooo:rsid="0434630d" officeooo:paragraph-rsid="0434630d"/>
    </style:style>
    <style:style style:name="P476" style:family="paragraph" style:parent-style-name="Text_20_body">
      <style:text-properties officeooo:rsid="0434c08f" officeooo:paragraph-rsid="0434c08f"/>
    </style:style>
    <style:style style:name="P477" style:family="paragraph" style:parent-style-name="Text_20_body">
      <style:text-properties officeooo:rsid="0437ad03" officeooo:paragraph-rsid="0437ad03"/>
    </style:style>
    <style:style style:name="P478" style:family="paragraph" style:parent-style-name="Text_20_body">
      <style:text-properties officeooo:rsid="0439b318" officeooo:paragraph-rsid="0439b318"/>
    </style:style>
    <style:style style:name="P479" style:family="paragraph" style:parent-style-name="Text_20_body">
      <style:text-properties officeooo:rsid="0439b318" officeooo:paragraph-rsid="043b59ee"/>
    </style:style>
    <style:style style:name="P480" style:family="paragraph" style:parent-style-name="Text_20_body">
      <style:text-properties officeooo:rsid="0441bb93" officeooo:paragraph-rsid="0441bb93"/>
    </style:style>
    <style:style style:name="P481" style:family="paragraph" style:parent-style-name="Code">
      <style:text-properties fo:color="#009900" loext:opacity="100%"/>
    </style:style>
    <style:style style:name="P482" style:family="paragraph" style:parent-style-name="Code">
      <style:text-properties fo:color="#009900" loext:opacity="100%" style:font-name="Courier New1" fo:font-size="10pt" fo:background-color="transparent"/>
    </style:style>
    <style:style style:name="P483" style:family="paragraph" style:parent-style-name="Code">
      <style:text-properties officeooo:paragraph-rsid="04497190"/>
    </style:style>
    <style:style style:name="P484" style:family="paragraph" style:parent-style-name="Text_20_body">
      <style:text-properties officeooo:rsid="044389d6" officeooo:paragraph-rsid="044389d6"/>
    </style:style>
    <style:style style:name="P485" style:family="paragraph" style:parent-style-name="Text_20_body">
      <style:text-properties officeooo:rsid="0445585d" officeooo:paragraph-rsid="0445585d"/>
    </style:style>
    <style:style style:name="P486" style:family="paragraph" style:parent-style-name="Text_20_body">
      <style:text-properties officeooo:rsid="0445db42" officeooo:paragraph-rsid="0445db42"/>
    </style:style>
    <style:style style:name="P487" style:family="paragraph" style:parent-style-name="Text_20_body">
      <style:text-properties officeooo:rsid="044bf610" officeooo:paragraph-rsid="044bf610"/>
    </style:style>
    <style:style style:name="P488" style:family="paragraph" style:parent-style-name="Text_20_body">
      <style:text-properties officeooo:rsid="044c8b93" officeooo:paragraph-rsid="044c8b93"/>
    </style:style>
    <style:style style:name="P489" style:family="paragraph" style:parent-style-name="Text_20_body">
      <style:text-properties officeooo:rsid="044e7d85" officeooo:paragraph-rsid="044e7d85"/>
    </style:style>
    <style:style style:name="P490" style:family="paragraph" style:parent-style-name="Text_20_body">
      <style:text-properties officeooo:rsid="0452c4ed" officeooo:paragraph-rsid="0452c4ed"/>
    </style:style>
    <style:style style:name="P491" style:family="paragraph" style:parent-style-name="Text_20_body">
      <style:text-properties officeooo:rsid="0456a687" officeooo:paragraph-rsid="0456a687"/>
    </style:style>
    <style:style style:name="P492" style:family="paragraph" style:parent-style-name="Text_20_body">
      <style:text-properties officeooo:rsid="0458251c" officeooo:paragraph-rsid="0458251c"/>
    </style:style>
    <style:style style:name="P493" style:family="paragraph" style:parent-style-name="Text_20_body">
      <style:text-properties officeooo:rsid="045c4280" officeooo:paragraph-rsid="045c4280"/>
    </style:style>
    <style:style style:name="P494" style:family="paragraph" style:parent-style-name="Text_20_body">
      <style:text-properties officeooo:rsid="04618ff8" officeooo:paragraph-rsid="04618ff8"/>
    </style:style>
    <style:style style:name="P495" style:family="paragraph" style:parent-style-name="Text_20_body">
      <style:text-properties officeooo:rsid="04622ef6" officeooo:paragraph-rsid="04622ef6"/>
    </style:style>
    <style:style style:name="P496" style:family="paragraph" style:parent-style-name="Text_20_body">
      <style:text-properties officeooo:rsid="046954cb" officeooo:paragraph-rsid="046954cb"/>
    </style:style>
    <style:style style:name="P497" style:family="paragraph" style:parent-style-name="Code">
      <style:text-properties officeooo:rsid="047f70a1" officeooo:paragraph-rsid="047f70a1"/>
    </style:style>
    <style:style style:name="P498" style:family="paragraph" style:parent-style-name="Text_20_body">
      <style:text-properties officeooo:rsid="0469bd60" officeooo:paragraph-rsid="0469bd60"/>
    </style:style>
    <style:style style:name="P499" style:family="paragraph" style:parent-style-name="Text_20_body">
      <style:text-properties officeooo:rsid="046abdd7" officeooo:paragraph-rsid="046abdd7"/>
    </style:style>
    <style:style style:name="P500" style:family="paragraph" style:parent-style-name="Text_20_body">
      <style:text-properties officeooo:rsid="046b0eff" officeooo:paragraph-rsid="046b0eff"/>
    </style:style>
    <style:style style:name="P501" style:family="paragraph" style:parent-style-name="Text_20_body">
      <style:text-properties officeooo:rsid="046d4d8e" officeooo:paragraph-rsid="046d4d8e"/>
    </style:style>
    <style:style style:name="P502" style:family="paragraph" style:parent-style-name="Text_20_body">
      <style:text-properties officeooo:rsid="046d4d8e" officeooo:paragraph-rsid="04701ba2"/>
    </style:style>
    <style:style style:name="P503" style:family="paragraph" style:parent-style-name="Text_20_body">
      <style:text-properties officeooo:rsid="04701ba2" officeooo:paragraph-rsid="04701ba2"/>
    </style:style>
    <style:style style:name="P504" style:family="paragraph" style:parent-style-name="Text_20_body">
      <style:text-properties officeooo:rsid="04754833" officeooo:paragraph-rsid="04754833"/>
    </style:style>
    <style:style style:name="P505" style:family="paragraph" style:parent-style-name="Text_20_body">
      <style:text-properties officeooo:rsid="0479ebeb" officeooo:paragraph-rsid="0479ebeb"/>
    </style:style>
    <style:style style:name="P506" style:family="paragraph" style:parent-style-name="Text_20_body">
      <style:text-properties officeooo:rsid="047cb0ac" officeooo:paragraph-rsid="047f70a1"/>
    </style:style>
    <style:style style:name="P507" style:family="paragraph" style:parent-style-name="Text_20_body">
      <style:text-properties officeooo:rsid="047dee4f" officeooo:paragraph-rsid="047dee4f"/>
    </style:style>
    <style:style style:name="P508" style:family="paragraph" style:parent-style-name="Text_20_body">
      <style:text-properties officeooo:rsid="048158e2" officeooo:paragraph-rsid="048158e2"/>
    </style:style>
    <style:style style:name="P509" style:family="paragraph" style:parent-style-name="Text_20_body">
      <style:text-properties officeooo:rsid="0482305b" officeooo:paragraph-rsid="048263a4"/>
    </style:style>
    <style:style style:name="P510" style:family="paragraph" style:parent-style-name="Text_20_body">
      <style:text-properties officeooo:rsid="048263a4" officeooo:paragraph-rsid="048263a4"/>
    </style:style>
    <style:style style:name="P511" style:family="paragraph" style:parent-style-name="Text_20_body">
      <style:text-properties officeooo:rsid="04843b8e" officeooo:paragraph-rsid="04843b8e"/>
    </style:style>
    <style:style style:name="P512" style:family="paragraph" style:parent-style-name="Text_20_body">
      <style:text-properties officeooo:rsid="0486f700" officeooo:paragraph-rsid="0486f700"/>
    </style:style>
    <style:style style:name="P513" style:family="paragraph" style:parent-style-name="Text_20_body">
      <style:text-properties officeooo:rsid="0488780f" officeooo:paragraph-rsid="0488780f"/>
    </style:style>
    <style:style style:name="P514" style:family="paragraph" style:parent-style-name="Text_20_body">
      <style:text-properties officeooo:rsid="048c82ac" officeooo:paragraph-rsid="048c82ac"/>
    </style:style>
    <style:style style:name="P515" style:family="paragraph" style:parent-style-name="Text_20_body">
      <style:text-properties officeooo:rsid="048e9f7c" officeooo:paragraph-rsid="048e9f7c"/>
    </style:style>
    <style:style style:name="P516" style:family="paragraph" style:parent-style-name="Text_20_body">
      <style:text-properties officeooo:rsid="048ec5bd" officeooo:paragraph-rsid="048ec5bd"/>
    </style:style>
    <style:style style:name="P517" style:family="paragraph" style:parent-style-name="Text_20_body">
      <style:text-properties officeooo:rsid="048fc8db" officeooo:paragraph-rsid="048fc8db"/>
    </style:style>
    <style:style style:name="P518" style:family="paragraph" style:parent-style-name="Text_20_body">
      <style:text-properties officeooo:rsid="049282dd" officeooo:paragraph-rsid="049282dd"/>
    </style:style>
    <style:style style:name="P519" style:family="paragraph" style:parent-style-name="Text_20_body">
      <style:text-properties officeooo:rsid="04956318" officeooo:paragraph-rsid="04956318"/>
    </style:style>
    <style:style style:name="P520" style:family="paragraph" style:parent-style-name="Text_20_body">
      <style:text-properties officeooo:rsid="0498f257" officeooo:paragraph-rsid="0498f257"/>
    </style:style>
    <style:style style:name="P521" style:family="paragraph" style:parent-style-name="Text_20_body">
      <style:text-properties fo:font-style="normal" officeooo:rsid="048fc8db" officeooo:paragraph-rsid="048fc8db" style:font-style-asian="normal" style:font-style-complex="normal"/>
    </style:style>
    <style:style style:name="P522" style:family="paragraph" style:parent-style-name="Text_20_body">
      <style:text-properties officeooo:rsid="049bda4a" officeooo:paragraph-rsid="049bda4a"/>
    </style:style>
    <style:style style:name="P523" style:family="paragraph" style:parent-style-name="Text_20_body">
      <style:text-properties officeooo:rsid="049c69fe" officeooo:paragraph-rsid="049c69fe"/>
    </style:style>
    <style:style style:name="P524" style:family="paragraph" style:parent-style-name="Text_20_body">
      <style:text-properties officeooo:rsid="049c8204" officeooo:paragraph-rsid="049c8204"/>
    </style:style>
    <style:style style:name="P525" style:family="paragraph" style:parent-style-name="Text_20_body">
      <style:text-properties officeooo:rsid="049e26f5" officeooo:paragraph-rsid="049e26f5"/>
    </style:style>
    <style:style style:name="P526" style:family="paragraph" style:parent-style-name="Text_20_body">
      <style:text-properties officeooo:rsid="049eb83a" officeooo:paragraph-rsid="049eb83a"/>
    </style:style>
    <style:style style:name="P527" style:family="paragraph" style:parent-style-name="Text_20_body">
      <style:text-properties officeooo:rsid="04a15121" officeooo:paragraph-rsid="04a15121"/>
    </style:style>
    <style:style style:name="P528" style:family="paragraph" style:parent-style-name="Text_20_body">
      <style:text-properties officeooo:rsid="04a37b06" officeooo:paragraph-rsid="04a37b06"/>
    </style:style>
    <style:style style:name="P529" style:family="paragraph" style:parent-style-name="Text_20_body">
      <style:text-properties officeooo:rsid="04a7b567" officeooo:paragraph-rsid="04a7b567"/>
    </style:style>
    <style:style style:name="P530" style:family="paragraph" style:parent-style-name="Text_20_body">
      <style:text-properties officeooo:rsid="04ac0ed1" officeooo:paragraph-rsid="04ac0ed1"/>
    </style:style>
    <style:style style:name="P531" style:family="paragraph" style:parent-style-name="Text_20_body">
      <style:text-properties officeooo:rsid="04ae5253" officeooo:paragraph-rsid="04ae5253"/>
    </style:style>
    <style:style style:name="P532" style:family="paragraph" style:parent-style-name="Text_20_body">
      <style:text-properties officeooo:rsid="04b06789" officeooo:paragraph-rsid="04b06789"/>
    </style:style>
    <style:style style:name="P533" style:family="paragraph" style:parent-style-name="Text_20_body">
      <style:text-properties officeooo:rsid="04b2432a" officeooo:paragraph-rsid="04b2432a"/>
    </style:style>
    <style:style style:name="P534" style:family="paragraph" style:parent-style-name="Text_20_body">
      <style:text-properties officeooo:rsid="04b2e4f6" officeooo:paragraph-rsid="04b2e4f6"/>
    </style:style>
    <style:style style:name="P535" style:family="paragraph" style:parent-style-name="Text_20_body">
      <style:text-properties officeooo:rsid="04b36848" officeooo:paragraph-rsid="04b36848"/>
    </style:style>
    <style:style style:name="P536" style:family="paragraph" style:parent-style-name="Text_20_body">
      <style:text-properties officeooo:rsid="04b5611e" officeooo:paragraph-rsid="04b5611e"/>
    </style:style>
    <style:style style:name="P537" style:family="paragraph" style:parent-style-name="Text_20_body">
      <style:text-properties officeooo:rsid="04b67480" officeooo:paragraph-rsid="04b67480"/>
    </style:style>
    <style:style style:name="P538" style:family="paragraph" style:parent-style-name="Text_20_body">
      <style:text-properties officeooo:rsid="04b68ea1" officeooo:paragraph-rsid="04b68ea1"/>
    </style:style>
    <style:style style:name="P539" style:family="paragraph" style:parent-style-name="Text_20_body">
      <style:text-properties officeooo:rsid="04b822a3" officeooo:paragraph-rsid="04b822a3"/>
    </style:style>
    <style:style style:name="P540" style:family="paragraph" style:parent-style-name="Text_20_body">
      <style:text-properties officeooo:rsid="04b8d004" officeooo:paragraph-rsid="04b8d004"/>
    </style:style>
    <style:style style:name="P541" style:family="paragraph" style:parent-style-name="Text_20_body">
      <style:text-properties officeooo:rsid="04b8d004" officeooo:paragraph-rsid="04bed136"/>
    </style:style>
    <style:style style:name="P542" style:family="paragraph" style:parent-style-name="Text_20_body">
      <style:text-properties officeooo:rsid="04b9e5d3" officeooo:paragraph-rsid="04bbf1b6"/>
    </style:style>
    <style:style style:name="P543" style:family="paragraph" style:parent-style-name="Text_20_body">
      <style:text-properties officeooo:rsid="04bbf1b6" officeooo:paragraph-rsid="04bbf1b6"/>
    </style:style>
    <style:style style:name="P544" style:family="paragraph" style:parent-style-name="Text_20_body">
      <style:text-properties officeooo:rsid="04c07166" officeooo:paragraph-rsid="04c07166"/>
    </style:style>
    <style:style style:name="P545" style:family="paragraph" style:parent-style-name="Text_20_body">
      <style:text-properties officeooo:rsid="04c0c448" officeooo:paragraph-rsid="04c0c448"/>
    </style:style>
    <style:style style:name="P546" style:family="paragraph" style:parent-style-name="Text_20_body">
      <style:text-properties officeooo:rsid="04c37671" officeooo:paragraph-rsid="04c37671"/>
    </style:style>
    <style:style style:name="P547" style:family="paragraph" style:parent-style-name="Text_20_body">
      <style:text-properties officeooo:rsid="04c4e15a" officeooo:paragraph-rsid="04c4e15a"/>
    </style:style>
    <style:style style:name="P548" style:family="paragraph" style:parent-style-name="Text_20_body">
      <style:text-properties officeooo:rsid="04c55085" officeooo:paragraph-rsid="04c55085"/>
    </style:style>
    <style:style style:name="P549" style:family="paragraph" style:parent-style-name="Text_20_body">
      <style:text-properties officeooo:rsid="04c66885" officeooo:paragraph-rsid="04c66885"/>
    </style:style>
    <style:style style:name="P550" style:family="paragraph" style:parent-style-name="Text_20_body">
      <style:text-properties officeooo:rsid="04c95b69" officeooo:paragraph-rsid="04c95b69"/>
    </style:style>
    <style:style style:name="P551" style:family="paragraph" style:parent-style-name="Text_20_body">
      <style:text-properties officeooo:rsid="04ca5939" officeooo:paragraph-rsid="04ca5939"/>
    </style:style>
    <style:style style:name="P552" style:family="paragraph" style:parent-style-name="Text_20_body">
      <style:text-properties officeooo:rsid="04cc7c4c" officeooo:paragraph-rsid="04cc7c4c"/>
    </style:style>
    <style:style style:name="P553" style:family="paragraph" style:parent-style-name="Text_20_body">
      <style:text-properties officeooo:rsid="04ce4428" officeooo:paragraph-rsid="04ce4428"/>
    </style:style>
    <style:style style:name="P554" style:family="paragraph" style:parent-style-name="Text_20_body">
      <style:text-properties officeooo:rsid="04cf53de" officeooo:paragraph-rsid="04cf53de"/>
    </style:style>
    <style:style style:name="P555" style:family="paragraph" style:parent-style-name="Text_20_body">
      <style:text-properties officeooo:rsid="04d238f6" officeooo:paragraph-rsid="04d238f6"/>
    </style:style>
    <style:style style:name="P556" style:family="paragraph" style:parent-style-name="Text_20_body">
      <style:text-properties officeooo:rsid="04d57524" officeooo:paragraph-rsid="04d57524"/>
    </style:style>
    <style:style style:name="P557" style:family="paragraph" style:parent-style-name="Text_20_body">
      <style:text-properties officeooo:rsid="04d7b9a4" officeooo:paragraph-rsid="04d7b9a4"/>
    </style:style>
    <style:style style:name="P558" style:family="paragraph" style:parent-style-name="Code">
      <style:text-properties officeooo:paragraph-rsid="04da28c2"/>
    </style:style>
    <style:style style:name="P559" style:family="paragraph" style:parent-style-name="Text_20_body">
      <style:text-properties officeooo:rsid="04da28c2" officeooo:paragraph-rsid="04da28c2"/>
    </style:style>
    <style:style style:name="P560" style:family="paragraph" style:parent-style-name="Text_20_body">
      <style:text-properties officeooo:rsid="04db6846" officeooo:paragraph-rsid="04db6846"/>
    </style:style>
    <style:style style:name="P561" style:family="paragraph" style:parent-style-name="Text_20_body">
      <style:text-properties officeooo:rsid="04e45b2b" officeooo:paragraph-rsid="04e45b2b"/>
    </style:style>
    <style:style style:name="P562" style:family="paragraph" style:parent-style-name="Text_20_body">
      <style:text-properties officeooo:rsid="04e4e26a" officeooo:paragraph-rsid="04e4e26a"/>
    </style:style>
    <style:style style:name="P563" style:family="paragraph" style:parent-style-name="Text_20_body">
      <style:text-properties officeooo:rsid="04e5e723" officeooo:paragraph-rsid="04e5e723"/>
    </style:style>
    <style:style style:name="P564" style:family="paragraph" style:parent-style-name="Text_20_body">
      <style:text-properties officeooo:rsid="04eb7320" officeooo:paragraph-rsid="04eb7320"/>
    </style:style>
    <style:style style:name="P565" style:family="paragraph" style:parent-style-name="Text_20_body">
      <style:text-properties officeooo:rsid="04ef1be7" officeooo:paragraph-rsid="04ef1be7"/>
    </style:style>
    <style:style style:name="P566" style:family="paragraph" style:parent-style-name="Text_20_body">
      <style:text-properties officeooo:rsid="04f019fd" officeooo:paragraph-rsid="04f019fd"/>
    </style:style>
    <style:style style:name="P567" style:family="paragraph" style:parent-style-name="Text_20_body">
      <style:text-properties officeooo:rsid="04f3af19" officeooo:paragraph-rsid="04f3af19"/>
    </style:style>
    <style:style style:name="P568" style:family="paragraph" style:parent-style-name="Text_20_body">
      <style:text-properties officeooo:rsid="04f4c22f" officeooo:paragraph-rsid="04f4c22f"/>
    </style:style>
    <style:style style:name="P569" style:family="paragraph" style:parent-style-name="Text_20_body">
      <style:text-properties officeooo:rsid="04f72ded" officeooo:paragraph-rsid="04f72ded"/>
    </style:style>
    <style:style style:name="P570" style:family="paragraph" style:parent-style-name="Text_20_body">
      <style:text-properties officeooo:rsid="04f8d849" officeooo:paragraph-rsid="04f8d849"/>
    </style:style>
    <style:style style:name="P571" style:family="paragraph" style:parent-style-name="Text_20_body">
      <style:text-properties officeooo:rsid="04fd9d51" officeooo:paragraph-rsid="04fd9d51"/>
    </style:style>
    <style:style style:name="P572" style:family="paragraph" style:parent-style-name="Code" style:list-style-name="L1"/>
    <style:style style:name="P573" style:family="paragraph" style:parent-style-name="Code" style:list-style-name="L1">
      <style:text-properties officeooo:paragraph-rsid="048c82ac"/>
    </style:style>
    <style:style style:name="P574" style:family="paragraph" style:parent-style-name="Code">
      <style:text-properties officeooo:paragraph-rsid="01776f98"/>
    </style:style>
    <style:style style:name="P575" style:family="paragraph" style:parent-style-name="Heading_20_1">
      <style:text-properties officeooo:rsid="04fbbf35" officeooo:paragraph-rsid="04fbbf35"/>
    </style:style>
    <style:style style:name="P576" style:family="paragraph" style:parent-style-name="Heading_20_1">
      <style:text-properties officeooo:rsid="04d93ac2" officeooo:paragraph-rsid="04d93ac2"/>
    </style:style>
    <style:style style:name="P577" style:family="paragraph" style:parent-style-name="Heading_20_1">
      <style:text-properties officeooo:rsid="04c07166" officeooo:paragraph-rsid="04c07166"/>
    </style:style>
    <style:style style:name="P578" style:family="paragraph" style:parent-style-name="Heading_20_1">
      <style:text-properties officeooo:rsid="04b9e5d3" officeooo:paragraph-rsid="04b9e5d3"/>
    </style:style>
    <style:style style:name="P579" style:family="paragraph" style:parent-style-name="Heading_20_1">
      <style:text-properties officeooo:rsid="04b8d004" officeooo:paragraph-rsid="04bed136"/>
    </style:style>
    <style:style style:name="P580" style:family="paragraph" style:parent-style-name="Heading_20_1">
      <style:text-properties officeooo:rsid="04b67480" officeooo:paragraph-rsid="04b67480"/>
    </style:style>
    <style:style style:name="P581" style:family="paragraph" style:parent-style-name="Heading_20_1">
      <style:text-properties officeooo:rsid="04b5611e" officeooo:paragraph-rsid="04b5611e"/>
    </style:style>
    <style:style style:name="P582" style:family="paragraph" style:parent-style-name="Heading_20_1">
      <style:text-properties officeooo:rsid="04b2432a" officeooo:paragraph-rsid="04b2432a"/>
    </style:style>
    <style:style style:name="P583" style:family="paragraph" style:parent-style-name="Heading_20_1">
      <style:text-properties officeooo:rsid="04ae5253" officeooo:paragraph-rsid="04ae5253"/>
    </style:style>
    <style:style style:name="P584" style:family="paragraph" style:parent-style-name="Heading_20_1">
      <style:text-properties officeooo:rsid="049bda4a" officeooo:paragraph-rsid="049bda4a"/>
    </style:style>
    <style:style style:name="P585" style:family="paragraph" style:parent-style-name="Heading_20_1">
      <style:text-properties officeooo:rsid="0490ceba" officeooo:paragraph-rsid="0490ceba"/>
    </style:style>
    <style:style style:name="P586" style:family="paragraph" style:parent-style-name="Heading_20_1">
      <style:text-properties officeooo:rsid="0482305b" officeooo:paragraph-rsid="0482305b"/>
    </style:style>
    <style:style style:name="P587" style:family="paragraph" style:parent-style-name="Heading_20_1">
      <style:text-properties officeooo:rsid="0469bd60" officeooo:paragraph-rsid="0469bd60"/>
    </style:style>
    <style:style style:name="P588" style:family="paragraph" style:parent-style-name="Heading_20_1">
      <style:text-properties officeooo:rsid="044c8b93" officeooo:paragraph-rsid="044c8b93"/>
    </style:style>
    <style:style style:name="P589" style:family="paragraph" style:parent-style-name="Heading_20_1">
      <style:text-properties officeooo:rsid="044389d6" officeooo:paragraph-rsid="044389d6"/>
    </style:style>
    <style:style style:name="P590" style:family="paragraph" style:parent-style-name="Heading_20_1">
      <style:text-properties officeooo:rsid="0436189e" officeooo:paragraph-rsid="0436189e"/>
    </style:style>
    <style:style style:name="P591" style:family="paragraph" style:parent-style-name="Heading_20_1">
      <style:text-properties officeooo:rsid="0434630d" officeooo:paragraph-rsid="0434630d"/>
    </style:style>
    <style:style style:name="P592" style:family="paragraph" style:parent-style-name="Heading_20_1">
      <style:text-properties officeooo:rsid="042bb06a" officeooo:paragraph-rsid="042bb06a"/>
    </style:style>
    <style:style style:name="P593" style:family="paragraph" style:parent-style-name="Heading_20_1">
      <style:text-properties officeooo:rsid="041c5b66" officeooo:paragraph-rsid="041c5b66"/>
    </style:style>
    <style:style style:name="P594" style:family="paragraph" style:parent-style-name="Heading_20_1">
      <style:text-properties officeooo:rsid="041bb395" officeooo:paragraph-rsid="041bb395"/>
    </style:style>
    <style:style style:name="P595" style:family="paragraph" style:parent-style-name="Heading_20_1">
      <style:text-properties officeooo:rsid="04183cc5" officeooo:paragraph-rsid="04183cc5"/>
    </style:style>
    <style:style style:name="P596" style:family="paragraph" style:parent-style-name="Heading_20_1">
      <style:text-properties officeooo:rsid="040c5d43" officeooo:paragraph-rsid="040c5d43"/>
    </style:style>
    <style:style style:name="P597" style:family="paragraph" style:parent-style-name="Heading_20_1">
      <style:text-properties officeooo:rsid="03f0ffd0" officeooo:paragraph-rsid="03f0ffd0"/>
    </style:style>
    <style:style style:name="P598" style:family="paragraph" style:parent-style-name="Heading_20_1">
      <style:text-properties officeooo:rsid="03d89dff" officeooo:paragraph-rsid="03d89dff"/>
    </style:style>
    <style:style style:name="P599" style:family="paragraph" style:parent-style-name="Heading_20_1">
      <style:text-properties officeooo:rsid="03ce7bf7" officeooo:paragraph-rsid="03ce7bf7"/>
    </style:style>
    <style:style style:name="P600" style:family="paragraph" style:parent-style-name="Heading_20_1">
      <style:text-properties officeooo:rsid="03c8da6e" officeooo:paragraph-rsid="03c8da6e"/>
    </style:style>
    <style:style style:name="P601" style:family="paragraph" style:parent-style-name="Heading_20_1">
      <style:text-properties officeooo:rsid="03b6520c" officeooo:paragraph-rsid="03b6520c"/>
    </style:style>
    <style:style style:name="P602" style:family="paragraph" style:parent-style-name="Heading_20_1">
      <style:text-properties officeooo:rsid="03a20225" officeooo:paragraph-rsid="03a20225"/>
    </style:style>
    <style:style style:name="P603" style:family="paragraph" style:parent-style-name="Heading_20_1">
      <style:text-properties officeooo:rsid="037b78e8" officeooo:paragraph-rsid="037b78e8"/>
    </style:style>
    <style:style style:name="P604" style:family="paragraph" style:parent-style-name="Heading_20_1">
      <style:text-properties officeooo:rsid="0365d21f" officeooo:paragraph-rsid="03a20225"/>
    </style:style>
    <style:style style:name="P605" style:family="paragraph" style:parent-style-name="Heading_20_1">
      <style:text-properties officeooo:rsid="03623854" officeooo:paragraph-rsid="03623854"/>
    </style:style>
    <style:style style:name="P606" style:family="paragraph" style:parent-style-name="Heading_20_1">
      <style:text-properties officeooo:rsid="0346df04" officeooo:paragraph-rsid="0346df04"/>
    </style:style>
    <style:style style:name="P607" style:family="paragraph" style:parent-style-name="Heading_20_1">
      <style:text-properties officeooo:rsid="032d2329" officeooo:paragraph-rsid="032d2329"/>
    </style:style>
    <style:style style:name="P608" style:family="paragraph" style:parent-style-name="Heading_20_1">
      <style:text-properties officeooo:rsid="031d8324" officeooo:paragraph-rsid="031d8324"/>
    </style:style>
    <style:style style:name="P609" style:family="paragraph" style:parent-style-name="Heading_20_1">
      <style:text-properties officeooo:rsid="03170687" officeooo:paragraph-rsid="03170687"/>
    </style:style>
    <style:style style:name="P610" style:family="paragraph" style:parent-style-name="Heading_20_1">
      <style:text-properties officeooo:rsid="0310e85c" officeooo:paragraph-rsid="0310e85c"/>
    </style:style>
    <style:style style:name="P611" style:family="paragraph" style:parent-style-name="Heading_20_1">
      <style:text-properties officeooo:rsid="030e6a04" officeooo:paragraph-rsid="030e6a04"/>
    </style:style>
    <style:style style:name="P612" style:family="paragraph" style:parent-style-name="Heading_20_1">
      <style:text-properties officeooo:rsid="030a589d" officeooo:paragraph-rsid="030a589d"/>
    </style:style>
    <style:style style:name="P613" style:family="paragraph" style:parent-style-name="Heading_20_1">
      <style:text-properties officeooo:rsid="0307067e" officeooo:paragraph-rsid="0307067e"/>
    </style:style>
    <style:style style:name="P614" style:family="paragraph" style:parent-style-name="Heading_20_1">
      <style:text-properties officeooo:rsid="0300cfd1" officeooo:paragraph-rsid="0300cfd1"/>
    </style:style>
    <style:style style:name="P615" style:family="paragraph" style:parent-style-name="Heading_20_1">
      <style:text-properties officeooo:rsid="02f3cd4c" officeooo:paragraph-rsid="02f3cd4c"/>
    </style:style>
    <style:style style:name="P616" style:family="paragraph" style:parent-style-name="Heading_20_1">
      <style:text-properties officeooo:rsid="02f03c99" officeooo:paragraph-rsid="02f03c99"/>
    </style:style>
    <style:style style:name="P617" style:family="paragraph" style:parent-style-name="Heading_20_1">
      <style:text-properties officeooo:rsid="02ecfa4a" officeooo:paragraph-rsid="02ecfa4a"/>
    </style:style>
    <style:style style:name="P618" style:family="paragraph" style:parent-style-name="Heading_20_1">
      <style:text-properties officeooo:rsid="02e5fac4" officeooo:paragraph-rsid="02e5fac4"/>
    </style:style>
    <style:style style:name="P619" style:family="paragraph" style:parent-style-name="Heading_20_1">
      <style:text-properties officeooo:rsid="02df92ed" officeooo:paragraph-rsid="02df92ed"/>
    </style:style>
    <style:style style:name="P620" style:family="paragraph" style:parent-style-name="Heading_20_1">
      <style:text-properties officeooo:rsid="02db5ca1" officeooo:paragraph-rsid="02db5ca1"/>
    </style:style>
    <style:style style:name="P621" style:family="paragraph" style:parent-style-name="Heading_20_1">
      <style:text-properties officeooo:rsid="02d5e091" officeooo:paragraph-rsid="02d5e091"/>
    </style:style>
    <style:style style:name="P622" style:family="paragraph" style:parent-style-name="Heading_20_1">
      <style:text-properties officeooo:rsid="02cf24cb" officeooo:paragraph-rsid="02cf24cb"/>
    </style:style>
    <style:style style:name="P623" style:family="paragraph" style:parent-style-name="Heading_20_1">
      <style:text-properties officeooo:rsid="02c261dc" officeooo:paragraph-rsid="02c261dc"/>
    </style:style>
    <style:style style:name="P624" style:family="paragraph" style:parent-style-name="Heading_20_1">
      <style:text-properties officeooo:rsid="02bae9df" officeooo:paragraph-rsid="02bae9df"/>
    </style:style>
    <style:style style:name="P625" style:family="paragraph" style:parent-style-name="Heading_20_1">
      <style:text-properties officeooo:rsid="02942521" officeooo:paragraph-rsid="02942521"/>
    </style:style>
    <style:style style:name="P626" style:family="paragraph" style:parent-style-name="Heading_20_1">
      <style:text-properties officeooo:rsid="0259a75d" officeooo:paragraph-rsid="0259a75d"/>
    </style:style>
    <style:style style:name="P627" style:family="paragraph" style:parent-style-name="Heading_20_1">
      <style:text-properties officeooo:paragraph-rsid="02912f89"/>
    </style:style>
    <style:style style:name="P628" style:family="paragraph" style:parent-style-name="Heading_20_1">
      <style:text-properties officeooo:rsid="02475a5f" officeooo:paragraph-rsid="02475a5f"/>
    </style:style>
    <style:style style:name="P629" style:family="paragraph" style:parent-style-name="Heading_20_1">
      <style:text-properties officeooo:rsid="02421307" officeooo:paragraph-rsid="02421307"/>
    </style:style>
    <style:style style:name="P630" style:family="paragraph" style:parent-style-name="Heading_20_1">
      <style:text-properties officeooo:rsid="023f6ed0" officeooo:paragraph-rsid="023f6ed0"/>
    </style:style>
    <style:style style:name="P631" style:family="paragraph" style:parent-style-name="Heading_20_1">
      <style:text-properties officeooo:rsid="0239c4e6" officeooo:paragraph-rsid="0239c4e6"/>
    </style:style>
    <style:style style:name="P632" style:family="paragraph" style:parent-style-name="Heading_20_1">
      <style:text-properties officeooo:rsid="0216e726" officeooo:paragraph-rsid="0216e726"/>
    </style:style>
    <style:style style:name="P633" style:family="paragraph" style:parent-style-name="Heading_20_1">
      <style:text-properties officeooo:rsid="0211605f" officeooo:paragraph-rsid="0211605f"/>
    </style:style>
    <style:style style:name="P634" style:family="paragraph" style:parent-style-name="Heading_20_1">
      <style:text-properties officeooo:rsid="0209bf0f" officeooo:paragraph-rsid="0209bf0f"/>
    </style:style>
    <style:style style:name="P635" style:family="paragraph" style:parent-style-name="Heading_20_1">
      <style:text-properties officeooo:rsid="01eb4703" officeooo:paragraph-rsid="01eb4703"/>
    </style:style>
    <style:style style:name="P636" style:family="paragraph" style:parent-style-name="Heading_20_1">
      <style:text-properties officeooo:rsid="01de7f16" officeooo:paragraph-rsid="01de7f16"/>
    </style:style>
    <style:style style:name="P637" style:family="paragraph" style:parent-style-name="Heading_20_1">
      <style:text-properties officeooo:rsid="01dac2eb" officeooo:paragraph-rsid="01e05fd8"/>
    </style:style>
    <style:style style:name="P638" style:family="paragraph" style:parent-style-name="Heading_20_1">
      <style:text-properties officeooo:rsid="01cfe44c" officeooo:paragraph-rsid="01cfe44c"/>
    </style:style>
    <style:style style:name="P639" style:family="paragraph" style:parent-style-name="Heading_20_1">
      <style:text-properties officeooo:rsid="01c54b7c" officeooo:paragraph-rsid="01c54b7c"/>
    </style:style>
    <style:style style:name="P640" style:family="paragraph" style:parent-style-name="Heading_20_1">
      <style:text-properties officeooo:rsid="01b85821" officeooo:paragraph-rsid="01b85821"/>
    </style:style>
    <style:style style:name="P641" style:family="paragraph" style:parent-style-name="Heading_20_1">
      <style:text-properties officeooo:rsid="01b44072" officeooo:paragraph-rsid="01b44072"/>
    </style:style>
    <style:style style:name="P642" style:family="paragraph" style:parent-style-name="Heading_20_1">
      <style:text-properties officeooo:rsid="01a7009d" officeooo:paragraph-rsid="01a7009d"/>
    </style:style>
    <style:style style:name="P643" style:family="paragraph" style:parent-style-name="Heading_20_1">
      <style:text-properties officeooo:rsid="019d12ac" officeooo:paragraph-rsid="019d12ac"/>
    </style:style>
    <style:style style:name="P644" style:family="paragraph" style:parent-style-name="Heading_20_1">
      <style:text-properties officeooo:rsid="017fa5dc" officeooo:paragraph-rsid="019fb546"/>
    </style:style>
    <style:style style:name="P645" style:family="paragraph" style:parent-style-name="Heading_20_1">
      <style:text-properties officeooo:rsid="015d630f" officeooo:paragraph-rsid="01940c5f"/>
    </style:style>
    <style:style style:name="P646" style:family="paragraph" style:parent-style-name="Heading_20_1">
      <style:text-properties officeooo:rsid="0144afae" officeooo:paragraph-rsid="0144afae"/>
    </style:style>
    <style:style style:name="P647" style:family="paragraph" style:parent-style-name="Heading_20_1">
      <style:text-properties officeooo:rsid="01136f79" officeooo:paragraph-rsid="01136f79"/>
    </style:style>
    <style:style style:name="P648" style:family="paragraph" style:parent-style-name="Heading_20_1">
      <style:text-properties officeooo:rsid="00d82c07" officeooo:paragraph-rsid="00d82c07"/>
    </style:style>
    <style:style style:name="P649" style:family="paragraph" style:parent-style-name="Heading_20_1">
      <style:text-properties officeooo:rsid="00bb188e" officeooo:paragraph-rsid="00bb188e"/>
    </style:style>
    <style:style style:name="P650" style:family="paragraph" style:parent-style-name="Heading_20_1">
      <style:text-properties officeooo:rsid="007429df" officeooo:paragraph-rsid="007429df"/>
    </style:style>
    <style:style style:name="P651" style:family="paragraph" style:parent-style-name="Heading_20_1">
      <style:text-properties officeooo:rsid="0034ffb8" officeooo:paragraph-rsid="0034ffb8"/>
    </style:style>
    <style:style style:name="P652" style:family="paragraph" style:parent-style-name="Heading_20_1">
      <style:text-properties officeooo:rsid="002ddd9f" officeooo:paragraph-rsid="006c48d6"/>
    </style:style>
    <style:style style:name="P653" style:family="paragraph" style:parent-style-name="Heading_20_1">
      <style:text-properties officeooo:rsid="0022a503" officeooo:paragraph-rsid="0022a503"/>
    </style:style>
    <style:style style:name="P654" style:family="paragraph" style:parent-style-name="Heading_20_1">
      <style:text-properties officeooo:rsid="001d247e" officeooo:paragraph-rsid="00277837"/>
    </style:style>
    <style:style style:name="P655" style:family="paragraph" style:parent-style-name="Text_20_body" style:list-style-name="L2">
      <style:text-properties officeooo:rsid="0439b318" officeooo:paragraph-rsid="043b59ee"/>
    </style:style>
    <style:style style:name="P656" style:family="paragraph" style:parent-style-name="Text_20_body" style:list-style-name="L2">
      <style:text-properties officeooo:rsid="043a2bf5" officeooo:paragraph-rsid="043b59ee"/>
    </style:style>
    <style:style style:name="P657" style:family="paragraph" style:parent-style-name="Text_20_body" style:list-style-name="L2">
      <style:text-properties officeooo:rsid="043b59ee" officeooo:paragraph-rsid="043b59ee"/>
    </style:style>
    <style:style style:name="P658" style:family="paragraph" style:parent-style-name="Text_20_body" style:list-style-name="L2">
      <style:text-properties officeooo:rsid="043d6f33" officeooo:paragraph-rsid="043d6f33"/>
    </style:style>
    <style:style style:name="P659" style:family="paragraph" style:parent-style-name="Text_20_body" style:list-style-name="L3">
      <style:text-properties officeooo:rsid="03337ba3" officeooo:paragraph-rsid="03337ba3"/>
    </style:style>
    <style:style style:name="P660" style:family="paragraph" style:parent-style-name="Text_20_body" style:list-style-name="L3">
      <style:text-properties officeooo:rsid="0336da10" officeooo:paragraph-rsid="0336da10"/>
    </style:style>
    <style:style style:name="P661" style:family="paragraph" style:parent-style-name="Text_20_body" style:list-style-name="L3">
      <style:text-properties officeooo:rsid="0337238d" officeooo:paragraph-rsid="0337238d"/>
    </style:style>
    <style:style style:name="P662" style:family="paragraph" style:parent-style-name="Text_20_body" style:list-style-name="L3">
      <style:text-properties officeooo:rsid="0337238d" officeooo:paragraph-rsid="03387584"/>
    </style:style>
    <style:style style:name="P663" style:family="paragraph" style:parent-style-name="Text_20_body" style:list-style-name="L3">
      <style:text-properties officeooo:rsid="033740c4" officeooo:paragraph-rsid="03387584"/>
    </style:style>
    <style:style style:name="P664" style:family="paragraph" style:parent-style-name="Text_20_body" style:list-style-name="L3">
      <style:text-properties officeooo:rsid="03387584" officeooo:paragraph-rsid="03387584"/>
    </style:style>
    <style:style style:name="P665" style:family="paragraph" style:parent-style-name="Text_20_body" style:list-style-name="L3">
      <style:text-properties officeooo:rsid="03392520" officeooo:paragraph-rsid="03392520"/>
    </style:style>
    <style:style style:name="P666" style:family="paragraph" style:parent-style-name="Text_20_body" style:list-style-name="L3">
      <style:text-properties officeooo:rsid="03392520" officeooo:paragraph-rsid="033c7c31"/>
    </style:style>
    <style:style style:name="P667" style:family="paragraph" style:parent-style-name="Text_20_body" style:list-style-name="L3">
      <style:text-properties officeooo:rsid="033a91d6" officeooo:paragraph-rsid="033a91d6"/>
    </style:style>
    <style:style style:name="P668" style:family="paragraph" style:parent-style-name="Text_20_body" style:list-style-name="L3">
      <style:text-properties officeooo:rsid="033a91d6" officeooo:paragraph-rsid="033c7c31"/>
    </style:style>
    <style:style style:name="P669" style:family="paragraph" style:parent-style-name="Text_20_body" style:list-style-name="L3">
      <style:text-properties officeooo:rsid="033c7c31" officeooo:paragraph-rsid="033c7c31"/>
    </style:style>
    <style:style style:name="P670" style:family="paragraph" style:parent-style-name="Text_20_body" style:list-style-name="L3">
      <style:text-properties officeooo:rsid="033d19b4" officeooo:paragraph-rsid="033d19b4"/>
    </style:style>
    <style:style style:name="P671" style:family="paragraph" style:parent-style-name="Text_20_body" style:list-style-name="L3">
      <style:text-properties officeooo:rsid="033ef8ea" officeooo:paragraph-rsid="033ef8ea"/>
    </style:style>
    <style:style style:name="P672" style:family="paragraph" style:parent-style-name="Text_20_body" style:list-style-name="L3">
      <style:text-properties officeooo:rsid="0342eba0" officeooo:paragraph-rsid="0342eba0"/>
    </style:style>
    <style:style style:name="P673" style:family="paragraph" style:parent-style-name="Text_20_body" style:list-style-name="L3">
      <style:text-properties officeooo:rsid="033f2163" officeooo:paragraph-rsid="033f2163"/>
    </style:style>
    <style:style style:name="P674" style:family="paragraph" style:parent-style-name="Text_20_body" style:list-style-name="L3">
      <style:text-properties officeooo:rsid="034108bd" officeooo:paragraph-rsid="034108bd"/>
    </style:style>
    <style:style style:name="P675" style:family="paragraph" style:parent-style-name="Text_20_body" style:list-style-name="L4">
      <style:text-properties officeooo:rsid="0343c553" officeooo:paragraph-rsid="0343c553"/>
    </style:style>
    <style:style style:name="P676" style:family="paragraph" style:parent-style-name="Text_20_body" style:list-style-name="L5">
      <style:text-properties officeooo:rsid="02e39597" officeooo:paragraph-rsid="02e39597"/>
    </style:style>
    <style:style style:name="P677" style:family="paragraph" style:parent-style-name="Text_20_body" style:list-style-name="L5">
      <style:text-properties officeooo:rsid="02e4fe42" officeooo:paragraph-rsid="02e4fe42"/>
    </style:style>
    <style:style style:name="P678" style:family="paragraph" style:parent-style-name="Text_20_body" style:list-style-name="L6">
      <style:text-properties officeooo:rsid="01267bc1" officeooo:paragraph-rsid="01267bc1"/>
    </style:style>
    <style:style style:name="P679" style:family="paragraph" style:parent-style-name="Text_20_body" style:list-style-name="L7">
      <style:text-properties officeooo:paragraph-rsid="0084ac1f"/>
    </style:style>
    <style:style style:name="P680" style:family="paragraph" style:parent-style-name="Text_20_body" style:list-style-name="L7">
      <style:text-properties officeooo:rsid="008374c9" officeooo:paragraph-rsid="008374c9"/>
    </style:style>
    <style:style style:name="P681" style:family="paragraph" style:parent-style-name="Text_20_body" style:list-style-name="L7">
      <style:text-properties officeooo:rsid="0086622e" officeooo:paragraph-rsid="0086622e"/>
    </style:style>
    <style:style style:name="P682" style:family="paragraph" style:parent-style-name="Text_20_body" style:list-style-name="L7">
      <style:text-properties officeooo:rsid="0086ebbe" officeooo:paragraph-rsid="0086ebbe"/>
    </style:style>
    <style:style style:name="P683" style:family="paragraph" style:parent-style-name="Text_20_body" style:list-style-name="L8">
      <style:text-properties officeooo:rsid="00886cd4" officeooo:paragraph-rsid="00886cd4"/>
    </style:style>
    <style:style style:name="P684" style:family="paragraph" style:parent-style-name="Text_20_body" style:list-style-name="L8">
      <style:text-properties officeooo:rsid="008baa08" officeooo:paragraph-rsid="008baa08"/>
    </style:style>
    <style:style style:name="P685" style:family="paragraph" style:parent-style-name="Text_20_body" style:list-style-name="L8">
      <style:text-properties officeooo:rsid="00981d50" officeooo:paragraph-rsid="00981d50"/>
    </style:style>
    <style:style style:name="P686" style:family="paragraph" style:parent-style-name="Text_20_body" style:list-style-name="L8">
      <style:text-properties officeooo:rsid="009c6041" officeooo:paragraph-rsid="009c6041"/>
    </style:style>
    <style:style style:name="P687" style:family="paragraph" style:parent-style-name="Text_20_body" style:list-style-name="L8">
      <style:text-properties officeooo:rsid="008f5ccb" officeooo:paragraph-rsid="008f5ccb"/>
    </style:style>
    <style:style style:name="P688" style:family="paragraph" style:parent-style-name="Text_20_body" style:list-style-name="L8">
      <style:text-properties officeooo:rsid="009d1f7b" officeooo:paragraph-rsid="009d1f7b"/>
    </style:style>
    <style:style style:name="P689" style:family="paragraph" style:parent-style-name="Text_20_body" style:list-style-name="L9">
      <style:text-properties officeooo:rsid="002ddd9f" officeooo:paragraph-rsid="002ddd9f"/>
    </style:style>
    <style:style style:name="P690" style:family="paragraph" style:parent-style-name="Text_20_body" style:list-style-name="L9">
      <style:text-properties officeooo:rsid="00311d8b" officeooo:paragraph-rsid="00311d8b"/>
    </style:style>
    <style:style style:name="P691" style:family="paragraph" style:parent-style-name="Text_20_body" style:list-style-name="L9">
      <style:text-properties officeooo:rsid="00327102" officeooo:paragraph-rsid="00327102"/>
    </style:style>
    <style:style style:name="P692" style:family="paragraph" style:parent-style-name="Text_20_body">
      <style:text-properties officeooo:rsid="04ffaab9" officeooo:paragraph-rsid="04ffaab9"/>
    </style:style>
    <style:style style:name="P693" style:family="paragraph" style:parent-style-name="Text_20_body">
      <style:text-properties officeooo:rsid="04ffbbaf" officeooo:paragraph-rsid="04ffbbaf"/>
    </style:style>
    <style:style style:name="P694" style:family="paragraph" style:parent-style-name="Text_20_body">
      <style:text-properties officeooo:rsid="04ffbbaf" officeooo:paragraph-rsid="0505b521"/>
    </style:style>
    <style:style style:name="P695" style:family="paragraph" style:parent-style-name="Text_20_body">
      <style:text-properties officeooo:rsid="0504b458" officeooo:paragraph-rsid="0504b458"/>
    </style:style>
    <style:style style:name="P696" style:family="paragraph" style:parent-style-name="Text_20_body">
      <style:text-properties officeooo:rsid="050a4397" officeooo:paragraph-rsid="050a4397"/>
    </style:style>
    <style:style style:name="P697" style:family="paragraph" style:parent-style-name="Text_20_body">
      <style:text-properties officeooo:rsid="050de9f5" officeooo:paragraph-rsid="050de9f5"/>
    </style:style>
    <style:style style:name="P698" style:family="paragraph" style:parent-style-name="Text_20_body">
      <style:text-properties officeooo:rsid="050e967b" officeooo:paragraph-rsid="050e967b"/>
    </style:style>
    <style:style style:name="P699"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700" style:family="paragraph">
      <loext:graphic-properties draw:fill="solid" draw:fill-color="#729fcf"/>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701" style:family="paragraph">
      <loext:graphic-properties draw:fill="solid" draw:fill-color="#dddddd"/>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702"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703" style:family="paragraph">
      <loext:graphic-properties draw:fill="solid" draw:fill-color="#cc99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704"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705" style:family="paragraph">
      <loext:graphic-properties draw:fill="solid" draw:fill-color="#ffcc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706"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 style:family="text">
      <style:text-properties officeooo:rsid="001d247e"/>
    </style:style>
    <style:style style:name="T2" style:family="text">
      <style:text-properties officeooo:rsid="001ed595"/>
    </style:style>
    <style:style style:name="T3" style:family="text">
      <style:text-properties officeooo:rsid="00242720"/>
    </style:style>
    <style:style style:name="T4" style:family="text">
      <style:text-properties officeooo:rsid="002d1be7"/>
    </style:style>
    <style:style style:name="T5" style:family="text">
      <style:text-properties officeooo:rsid="002f5d04"/>
    </style:style>
    <style:style style:name="T6" style:family="text">
      <style:text-properties officeooo:rsid="002f6f29"/>
    </style:style>
    <style:style style:name="T7" style:family="text">
      <style:text-properties officeooo:rsid="00311d8b"/>
    </style:style>
    <style:style style:name="T8" style:family="text">
      <style:text-properties officeooo:rsid="0033edf3"/>
    </style:style>
    <style:style style:name="T9" style:family="text">
      <style:text-properties officeooo:rsid="0036d4c9"/>
    </style:style>
    <style:style style:name="T10" style:family="text">
      <style:text-properties officeooo:rsid="0038e72c"/>
    </style:style>
    <style:style style:name="T11" style:family="text">
      <style:text-properties officeooo:rsid="003c9897"/>
    </style:style>
    <style:style style:name="T12" style:family="text">
      <style:text-properties officeooo:rsid="003e5903"/>
    </style:style>
    <style:style style:name="T13" style:family="text">
      <style:text-properties officeooo:rsid="003f1906"/>
    </style:style>
    <style:style style:name="T14" style:family="text">
      <style:text-properties officeooo:rsid="003f6d4a"/>
    </style:style>
    <style:style style:name="T15" style:family="text">
      <style:text-properties officeooo:rsid="004b418f"/>
    </style:style>
    <style:style style:name="T16" style:family="text">
      <style:text-properties officeooo:rsid="004cdcd4"/>
    </style:style>
    <style:style style:name="T17" style:family="text">
      <style:text-properties officeooo:rsid="004d6d3d"/>
    </style:style>
    <style:style style:name="T18" style:family="text">
      <style:text-properties officeooo:rsid="00539498"/>
    </style:style>
    <style:style style:name="T19" style:family="text">
      <style:text-properties officeooo:rsid="00565e3d"/>
    </style:style>
    <style:style style:name="T20" style:family="text">
      <style:text-properties officeooo:rsid="0057c10d"/>
    </style:style>
    <style:style style:name="T21" style:family="text">
      <style:text-properties officeooo:rsid="0057d230"/>
    </style:style>
    <style:style style:name="T22" style:family="text">
      <style:text-properties officeooo:rsid="0059b93e"/>
    </style:style>
    <style:style style:name="T23" style:family="text">
      <style:text-properties officeooo:rsid="005b6631"/>
    </style:style>
    <style:style style:name="T24" style:family="text">
      <style:text-properties officeooo:rsid="005ceadd"/>
    </style:style>
    <style:style style:name="T25" style:family="text">
      <style:text-properties style:font-name="Courier New"/>
    </style:style>
    <style:style style:name="T26" style:family="text">
      <style:text-properties style:font-name="Courier New" officeooo:rsid="005ceadd"/>
    </style:style>
    <style:style style:name="T27" style:family="text">
      <style:text-properties style:font-name="Courier New" fo:font-size="10pt" officeooo:rsid="00dea3f0" style:font-size-asian="10pt" style:font-size-complex="10pt"/>
    </style:style>
    <style:style style:name="T28" style:family="text">
      <style:text-properties style:font-name="Courier New" officeooo:rsid="01f480bc"/>
    </style:style>
    <style:style style:name="T29" style:family="text">
      <style:text-properties style:font-name="Courier New" officeooo:rsid="01f5b780"/>
    </style:style>
    <style:style style:name="T30" style:family="text">
      <style:text-properties style:font-name="Courier New" officeooo:rsid="02015fe7"/>
    </style:style>
    <style:style style:name="T31" style:family="text">
      <style:text-properties style:font-name="Courier New" fo:font-weight="bold" style:font-weight-asian="bold" style:font-weight-complex="bold"/>
    </style:style>
    <style:style style:name="T32" style:family="text">
      <style:text-properties officeooo:rsid="005e7169"/>
    </style:style>
    <style:style style:name="T33" style:family="text">
      <style:text-properties officeooo:rsid="005f716f"/>
    </style:style>
    <style:style style:name="T34" style:family="text">
      <style:text-properties officeooo:rsid="0061480d"/>
    </style:style>
    <style:style style:name="T35" style:family="text">
      <style:text-properties officeooo:rsid="00634659"/>
    </style:style>
    <style:style style:name="T36" style:family="text">
      <style:text-properties officeooo:rsid="006423c5"/>
    </style:style>
    <style:style style:name="T37" style:family="text">
      <style:text-properties officeooo:rsid="0064698b"/>
    </style:style>
    <style:style style:name="T38" style:family="text">
      <style:text-properties officeooo:rsid="0067450f"/>
    </style:style>
    <style:style style:name="T39" style:family="text">
      <style:text-properties officeooo:rsid="0069876d"/>
    </style:style>
    <style:style style:name="T40" style:family="text">
      <style:text-properties officeooo:rsid="006a5eb9"/>
    </style:style>
    <style:style style:name="T41" style:family="text">
      <style:text-properties officeooo:rsid="006bd849"/>
    </style:style>
    <style:style style:name="T42" style:family="text">
      <style:text-properties officeooo:rsid="006ff33b"/>
    </style:style>
    <style:style style:name="T43" style:family="text">
      <style:text-properties officeooo:rsid="0070dd86"/>
    </style:style>
    <style:style style:name="T44" style:family="text">
      <style:text-properties officeooo:rsid="00722fcf"/>
    </style:style>
    <style:style style:name="T45" style:family="text">
      <style:text-properties officeooo:rsid="0075c65d"/>
    </style:style>
    <style:style style:name="T46" style:family="text">
      <style:text-properties officeooo:rsid="0076b968"/>
    </style:style>
    <style:style style:name="T47" style:family="text">
      <style:text-properties officeooo:rsid="007889ee"/>
    </style:style>
    <style:style style:name="T48" style:family="text">
      <style:text-properties officeooo:rsid="00794ce2"/>
    </style:style>
    <style:style style:name="T49" style:family="text">
      <style:text-properties officeooo:rsid="007a5676"/>
    </style:style>
    <style:style style:name="T50" style:family="text">
      <style:text-properties officeooo:rsid="007b0c73"/>
    </style:style>
    <style:style style:name="T51" style:family="text">
      <style:text-properties officeooo:rsid="007c31b0"/>
    </style:style>
    <style:style style:name="T52" style:family="text">
      <style:text-properties officeooo:rsid="007cec99"/>
    </style:style>
    <style:style style:name="T53" style:family="text">
      <style:text-properties officeooo:rsid="007df108"/>
    </style:style>
    <style:style style:name="T54" style:family="text">
      <style:text-properties officeooo:rsid="007f1244"/>
    </style:style>
    <style:style style:name="T55" style:family="text">
      <style:text-properties officeooo:rsid="00804161"/>
    </style:style>
    <style:style style:name="T56" style:family="text">
      <style:text-properties officeooo:rsid="00809145"/>
    </style:style>
    <style:style style:name="T57" style:family="text">
      <style:text-properties officeooo:rsid="0084ac1f"/>
    </style:style>
    <style:style style:name="T58" style:family="text">
      <style:text-properties officeooo:rsid="008572f8"/>
    </style:style>
    <style:style style:name="T59" style:family="text">
      <style:text-properties officeooo:rsid="00858797"/>
    </style:style>
    <style:style style:name="T60" style:family="text">
      <style:text-properties officeooo:rsid="0089c1b4"/>
    </style:style>
    <style:style style:name="T61" style:family="text">
      <style:text-properties officeooo:rsid="008baa08"/>
    </style:style>
    <style:style style:name="T62" style:family="text">
      <style:text-properties officeooo:rsid="008d929e"/>
    </style:style>
    <style:style style:name="T63" style:family="text">
      <style:text-properties officeooo:rsid="00913905"/>
    </style:style>
    <style:style style:name="T64" style:family="text">
      <style:text-properties officeooo:rsid="0093089a"/>
    </style:style>
    <style:style style:name="T65" style:family="text">
      <style:text-properties officeooo:rsid="00944fcb"/>
    </style:style>
    <style:style style:name="T66" style:family="text">
      <style:text-properties officeooo:rsid="00946243"/>
    </style:style>
    <style:style style:name="T67" style:family="text">
      <style:text-properties officeooo:rsid="00957e4a"/>
    </style:style>
    <style:style style:name="T68" style:family="text">
      <style:text-properties officeooo:rsid="00963ec1"/>
    </style:style>
    <style:style style:name="T69" style:family="text">
      <style:text-properties officeooo:rsid="0098aad3"/>
    </style:style>
    <style:style style:name="T70" style:family="text">
      <style:text-properties officeooo:rsid="009a64f7"/>
    </style:style>
    <style:style style:name="T71" style:family="text">
      <style:text-properties officeooo:rsid="009c52be"/>
    </style:style>
    <style:style style:name="T72" style:family="text">
      <style:text-properties officeooo:rsid="009c6041"/>
    </style:style>
    <style:style style:name="T73" style:family="text">
      <style:text-properties officeooo:rsid="009e15b0"/>
    </style:style>
    <style:style style:name="T74" style:family="text">
      <style:text-properties fo:color="#800000" loext:opacity="100%" style:font-name="Hack" fo:font-size="9pt" style:font-size-asian="9pt"/>
    </style:style>
    <style:style style:name="T75" style:family="text">
      <style:text-properties officeooo:rsid="00a0130f"/>
    </style:style>
    <style:style style:name="T76" style:family="text">
      <style:text-properties officeooo:rsid="00a1c8fa"/>
    </style:style>
    <style:style style:name="T77" style:family="text">
      <style:text-properties officeooo:rsid="00a3f691"/>
    </style:style>
    <style:style style:name="T78" style:family="text">
      <style:text-properties fo:color="#000000" loext:opacity="100%" style:font-name="Hack" fo:font-size="9pt" fo:background-color="#ffffff" loext:char-shading-value="0" style:font-size-asian="9pt"/>
    </style:style>
    <style:style style:name="T79" style:family="text">
      <style:text-properties fo:color="#000000" loext:opacity="100%" style:font-name="Hack" fo:font-size="9pt" style:font-size-asian="9pt"/>
    </style:style>
    <style:style style:name="T80" style:family="text">
      <style:text-properties fo:color="#000000" loext:opacity="100%" style:font-name="Hack" fo:font-size="9pt" officeooo:rsid="01ab85af" style:font-size-asian="9pt"/>
    </style:style>
    <style:style style:name="T81" style:family="text">
      <style:text-properties fo:color="#000000" loext:opacity="100%" style:font-name="Hack" fo:font-size="9pt" fo:background-color="transparent" loext:char-shading-value="0" style:font-size-asian="9pt"/>
    </style:style>
    <style:style style:name="T82" style:family="text">
      <style:text-properties fo:color="#000000" loext:opacity="100%" style:font-name="Cascadia Mono" fo:font-size="9.5pt" style:font-size-asian="9.5pt"/>
    </style:style>
    <style:style style:name="T83" style:family="text">
      <style:text-properties fo:color="#000000" loext:opacity="100%" fo:background-color="transparent" loext:char-shading-value="0"/>
    </style:style>
    <style:style style:name="T84" style:family="text">
      <style:text-properties fo:color="#000000" loext:opacity="100%" style:font-name="Liberation Serif" fo:font-size="12pt" fo:background-color="#ffffff" loext:char-shading-value="0" style:font-size-asian="12pt" style:font-size-complex="12pt"/>
    </style:style>
    <style:style style:name="T85" style:family="text">
      <style:text-properties fo:color="#000000" loext:opacity="100%" fo:background-color="#ffffff" loext:char-shading-value="0"/>
    </style:style>
    <style:style style:name="T86" style:family="text">
      <style:text-properties officeooo:rsid="00a734bc"/>
    </style:style>
    <style:style style:name="T87" style:family="text">
      <style:text-properties officeooo:rsid="00aa48a5"/>
    </style:style>
    <style:style style:name="T88" style:family="text">
      <style:text-properties officeooo:rsid="00ac44a8"/>
    </style:style>
    <style:style style:name="T89" style:family="text">
      <style:text-properties officeooo:rsid="00acbc61"/>
    </style:style>
    <style:style style:name="T90" style:family="text">
      <style:text-properties officeooo:rsid="00af7ba5"/>
    </style:style>
    <style:style style:name="T91" style:family="text">
      <style:text-properties officeooo:rsid="00b13890"/>
    </style:style>
    <style:style style:name="T92" style:family="text">
      <style:text-properties officeooo:rsid="00b16338"/>
    </style:style>
    <style:style style:name="T93" style:family="text">
      <style:text-properties officeooo:rsid="00b2ae8f"/>
    </style:style>
    <style:style style:name="T94" style:family="text">
      <style:text-properties officeooo:rsid="00b4a976"/>
    </style:style>
    <style:style style:name="T95" style:family="text">
      <style:text-properties fo:color="#0000ff" loext:opacity="100%" style:font-name="Hack" fo:font-size="9pt" style:font-size-asian="9pt"/>
    </style:style>
    <style:style style:name="T96" style:family="text">
      <style:text-properties fo:color="#0000ff" loext:opacity="100%" style:font-name="Hack" fo:font-size="9pt" fo:background-color="transparent" loext:char-shading-value="0" style:font-size-asian="9pt"/>
    </style:style>
    <style:style style:name="T97" style:family="text">
      <style:text-properties fo:color="#0000ff" loext:opacity="100%" style:font-name="Liberation Serif" fo:font-size="12pt" fo:background-color="#ffffff" loext:char-shading-value="0" style:font-size-asian="12pt" style:font-size-complex="12pt"/>
    </style:style>
    <style:style style:name="T98" style:family="text">
      <style:text-properties fo:color="#0000ff" loext:opacity="100%" fo:background-color="#ffffff" loext:char-shading-value="0"/>
    </style:style>
    <style:style style:name="T99" style:family="text">
      <style:text-properties officeooo:rsid="00b7c7d3"/>
    </style:style>
    <style:style style:name="T100" style:family="text">
      <style:text-properties officeooo:rsid="00b8d4d9"/>
    </style:style>
    <style:style style:name="T101" style:family="text">
      <style:text-properties officeooo:rsid="00bad666"/>
    </style:style>
    <style:style style:name="T102" style:family="text">
      <style:text-properties officeooo:rsid="00bcf8a3"/>
    </style:style>
    <style:style style:name="T103" style:family="text">
      <style:text-properties officeooo:rsid="00bda337"/>
    </style:style>
    <style:style style:name="T104" style:family="text">
      <style:text-properties officeooo:rsid="00bf7e37"/>
    </style:style>
    <style:style style:name="T105" style:family="text">
      <style:text-properties officeooo:rsid="00c0b5c1"/>
    </style:style>
    <style:style style:name="T106" style:family="text">
      <style:text-properties officeooo:rsid="00c1c33a"/>
    </style:style>
    <style:style style:name="T107" style:family="text">
      <style:text-properties officeooo:rsid="00c41cae"/>
    </style:style>
    <style:style style:name="T108" style:family="text">
      <style:text-properties officeooo:rsid="00c4e0a1"/>
    </style:style>
    <style:style style:name="T109" style:family="text">
      <style:text-properties officeooo:rsid="00c98f07"/>
    </style:style>
    <style:style style:name="T110" style:family="text">
      <style:text-properties officeooo:rsid="00cb4215"/>
    </style:style>
    <style:style style:name="T111" style:family="text">
      <style:text-properties officeooo:rsid="00cdd526"/>
    </style:style>
    <style:style style:name="T112" style:family="text">
      <style:text-properties officeooo:rsid="00d0942d"/>
    </style:style>
    <style:style style:name="T113" style:family="text">
      <style:text-properties officeooo:rsid="00d440ac"/>
    </style:style>
    <style:style style:name="T114" style:family="text">
      <style:text-properties officeooo:rsid="00d55169"/>
    </style:style>
    <style:style style:name="T115" style:family="text">
      <style:text-properties officeooo:rsid="00d6bcbe"/>
    </style:style>
    <style:style style:name="T116" style:family="text">
      <style:text-properties officeooo:rsid="00d91d45"/>
    </style:style>
    <style:style style:name="T117" style:family="text">
      <style:text-properties fo:color="#d0a825" loext:opacity="100%" style:font-name="Cascadia Mono" fo:font-size="9.5pt" style:font-size-asian="9.5pt"/>
    </style:style>
    <style:style style:name="T118" style:family="text">
      <style:text-properties officeooo:rsid="00d9f3b8"/>
    </style:style>
    <style:style style:name="T119" style:family="text">
      <style:text-properties officeooo:rsid="00daaba4"/>
    </style:style>
    <style:style style:name="T120" style:family="text">
      <style:text-properties officeooo:rsid="00dd9cea"/>
    </style:style>
    <style:style style:name="T121" style:family="text">
      <style:text-properties officeooo:rsid="00ddeb7b"/>
    </style:style>
    <style:style style:name="T122" style:family="text">
      <style:text-properties officeooo:rsid="00de311b"/>
    </style:style>
    <style:style style:name="T123" style:family="text">
      <style:text-properties officeooo:rsid="00dea3f0"/>
    </style:style>
    <style:style style:name="T124" style:family="text">
      <style:text-properties officeooo:rsid="00e1ea41"/>
    </style:style>
    <style:style style:name="T125" style:family="text">
      <style:text-properties officeooo:rsid="00e44212"/>
    </style:style>
    <style:style style:name="T126" style:family="text">
      <style:text-properties officeooo:rsid="00e63535"/>
    </style:style>
    <style:style style:name="T127" style:family="text">
      <style:text-properties officeooo:rsid="00e982fd"/>
    </style:style>
    <style:style style:name="T128" style:family="text">
      <style:text-properties officeooo:rsid="00e9a0d4"/>
    </style:style>
    <style:style style:name="T129" style:family="text">
      <style:text-properties officeooo:rsid="00ed0d18"/>
    </style:style>
    <style:style style:name="T130" style:family="text">
      <style:text-properties officeooo:rsid="00eeab34"/>
    </style:style>
    <style:style style:name="T131" style:family="text">
      <style:text-properties officeooo:rsid="00f02025"/>
    </style:style>
    <style:style style:name="T132" style:family="text">
      <style:text-properties officeooo:rsid="010190bf"/>
    </style:style>
    <style:style style:name="T133" style:family="text">
      <style:text-properties officeooo:rsid="0102876d"/>
    </style:style>
    <style:style style:name="T134" style:family="text">
      <style:text-properties officeooo:rsid="010bee5d"/>
    </style:style>
    <style:style style:name="T135" style:family="text">
      <style:text-properties officeooo:rsid="010d0866"/>
    </style:style>
    <style:style style:name="T136" style:family="text">
      <style:text-properties officeooo:rsid="010df742"/>
    </style:style>
    <style:style style:name="T137" style:family="text">
      <style:text-properties officeooo:rsid="011186e9"/>
    </style:style>
    <style:style style:name="T138" style:family="text">
      <style:text-properties officeooo:rsid="01163cc4"/>
    </style:style>
    <style:style style:name="T139" style:family="text">
      <style:text-properties officeooo:rsid="01177d13"/>
    </style:style>
    <style:style style:name="T140" style:family="text">
      <style:text-properties officeooo:rsid="0118ac91"/>
    </style:style>
    <style:style style:name="T141" style:family="text">
      <style:text-properties officeooo:rsid="011ec619"/>
    </style:style>
    <style:style style:name="T142" style:family="text">
      <style:text-properties officeooo:rsid="01220bd0"/>
    </style:style>
    <style:style style:name="T143" style:family="text">
      <style:text-properties officeooo:rsid="01246805"/>
    </style:style>
    <style:style style:name="T144" style:family="text">
      <style:text-properties officeooo:rsid="01246ae6"/>
    </style:style>
    <style:style style:name="T145" style:family="text">
      <style:text-properties officeooo:rsid="012506b7"/>
    </style:style>
    <style:style style:name="T146" style:family="text">
      <style:text-properties fo:color="#c9211e" loext:opacity="100%"/>
    </style:style>
    <style:style style:name="T147" style:family="text">
      <style:text-properties fo:color="#c9211e" loext:opacity="100%" style:font-name="Cascadia Mono" fo:font-size="9.5pt" style:font-size-asian="9.5pt"/>
    </style:style>
    <style:style style:name="T148" style:family="text">
      <style:text-properties fo:color="#c9211e" loext:opacity="100%" style:font-name="Hack" fo:font-size="9pt" officeooo:rsid="01970045" style:font-size-asian="9pt"/>
    </style:style>
    <style:style style:name="T149" style:family="text">
      <style:text-properties fo:color="#c9211e" loext:opacity="100%" style:font-name="Courier New1" fo:font-size="10pt" fo:background-color="transparent" loext:char-shading-value="0"/>
    </style:style>
    <style:style style:name="T150" style:family="text">
      <style:text-properties officeooo:rsid="012aecaa"/>
    </style:style>
    <style:style style:name="T151" style:family="text">
      <style:text-properties officeooo:rsid="0130c393"/>
    </style:style>
    <style:style style:name="T152" style:family="text">
      <style:text-properties style:font-name="Arial" fo:font-size="13pt" style:font-size-asian="13pt"/>
    </style:style>
    <style:style style:name="T153" style:family="text">
      <style:text-properties style:font-name="Arial" fo:font-size="13pt" officeooo:rsid="0130c393" style:font-size-asian="13pt"/>
    </style:style>
    <style:style style:name="T154" style:family="text">
      <style:text-properties officeooo:rsid="013158f8"/>
    </style:style>
    <style:style style:name="T155" style:family="text">
      <style:text-properties officeooo:rsid="0131a31b"/>
    </style:style>
    <style:style style:name="T156" style:family="text">
      <style:text-properties officeooo:rsid="0132a793"/>
    </style:style>
    <style:style style:name="T157" style:family="text">
      <style:text-properties officeooo:rsid="0134a3b7"/>
    </style:style>
    <style:style style:name="T158" style:family="text">
      <style:text-properties officeooo:rsid="01364de9"/>
    </style:style>
    <style:style style:name="T159" style:family="text">
      <style:text-properties officeooo:rsid="0136658f"/>
    </style:style>
    <style:style style:name="T160" style:family="text">
      <style:text-properties officeooo:rsid="01379518"/>
    </style:style>
    <style:style style:name="T161" style:family="text">
      <style:text-properties officeooo:rsid="0137e563"/>
    </style:style>
    <style:style style:name="T162" style:family="text">
      <style:text-properties officeooo:rsid="0139ea36"/>
    </style:style>
    <style:style style:name="T163" style:family="text">
      <style:text-properties officeooo:rsid="013e2227"/>
    </style:style>
    <style:style style:name="T164" style:family="text">
      <style:text-properties officeooo:rsid="013f093f"/>
    </style:style>
    <style:style style:name="T165" style:family="text">
      <style:text-properties officeooo:rsid="01438097"/>
    </style:style>
    <style:style style:name="T166" style:family="text">
      <style:text-properties officeooo:rsid="0143930d"/>
    </style:style>
    <style:style style:name="T167" style:family="text">
      <style:text-properties officeooo:rsid="0143ec92"/>
    </style:style>
    <style:style style:name="T168" style:family="text">
      <style:text-properties officeooo:rsid="01454671"/>
    </style:style>
    <style:style style:name="T169" style:family="text">
      <style:text-properties officeooo:rsid="01475c74"/>
    </style:style>
    <style:style style:name="T170" style:family="text">
      <style:text-properties officeooo:rsid="015527d9"/>
    </style:style>
    <style:style style:name="T171" style:family="text">
      <style:text-properties officeooo:rsid="01593bfb"/>
    </style:style>
    <style:style style:name="T172" style:family="text">
      <style:text-properties officeooo:rsid="015ae39f"/>
    </style:style>
    <style:style style:name="T173" style:family="text">
      <style:text-properties officeooo:rsid="015b7fad"/>
    </style:style>
    <style:style style:name="T174" style:family="text">
      <style:text-properties officeooo:rsid="015d9a91"/>
    </style:style>
    <style:style style:name="T175" style:family="text">
      <style:text-properties officeooo:rsid="015ddb3f"/>
    </style:style>
    <style:style style:name="T176" style:family="text">
      <style:text-properties officeooo:rsid="015f9785"/>
    </style:style>
    <style:style style:name="T177" style:family="text">
      <style:text-properties officeooo:rsid="016017f0"/>
    </style:style>
    <style:style style:name="T178" style:family="text">
      <style:text-properties officeooo:rsid="01641378"/>
    </style:style>
    <style:style style:name="T179" style:family="text">
      <style:text-properties officeooo:rsid="016441c1"/>
    </style:style>
    <style:style style:name="T180" style:family="text">
      <style:text-properties officeooo:rsid="0165fa68"/>
    </style:style>
    <style:style style:name="T181" style:family="text">
      <style:text-properties officeooo:rsid="016646fe"/>
    </style:style>
    <style:style style:name="T182" style:family="text">
      <style:text-properties officeooo:rsid="01683fd4"/>
    </style:style>
    <style:style style:name="T183" style:family="text">
      <style:text-properties officeooo:rsid="016a56ca"/>
    </style:style>
    <style:style style:name="T184" style:family="text">
      <style:text-properties officeooo:rsid="016b20e3"/>
    </style:style>
    <style:style style:name="T185" style:family="text">
      <style:text-properties officeooo:rsid="016b4860"/>
    </style:style>
    <style:style style:name="T186" style:family="text">
      <style:text-properties officeooo:rsid="016c3b35"/>
    </style:style>
    <style:style style:name="T187" style:family="text">
      <style:text-properties officeooo:rsid="016e566b"/>
    </style:style>
    <style:style style:name="T188" style:family="text">
      <style:text-properties officeooo:rsid="01704006"/>
    </style:style>
    <style:style style:name="T189" style:family="text">
      <style:text-properties officeooo:rsid="017103bf"/>
    </style:style>
    <style:style style:name="T190" style:family="text">
      <style:text-properties officeooo:rsid="01755f44"/>
    </style:style>
    <style:style style:name="T191" style:family="text">
      <style:text-properties officeooo:rsid="017591fc"/>
    </style:style>
    <style:style style:name="T192" style:family="text">
      <style:text-properties officeooo:rsid="017662c1"/>
    </style:style>
    <style:style style:name="T193" style:family="text">
      <style:text-properties officeooo:rsid="01776f98"/>
    </style:style>
    <style:style style:name="T194" style:family="text">
      <style:text-properties officeooo:rsid="0177bb9c"/>
    </style:style>
    <style:style style:name="T195" style:family="text">
      <style:text-properties officeooo:rsid="0179f30e"/>
    </style:style>
    <style:style style:name="T196" style:family="text">
      <style:text-properties officeooo:rsid="017ad5b6"/>
    </style:style>
    <style:style style:name="T197" style:family="text">
      <style:text-properties officeooo:rsid="017c46e2"/>
    </style:style>
    <style:style style:name="T198" style:family="text">
      <style:text-properties officeooo:rsid="017e4579"/>
    </style:style>
    <style:style style:name="T199" style:family="text">
      <style:text-properties officeooo:rsid="018157b7"/>
    </style:style>
    <style:style style:name="T200" style:family="text">
      <style:text-properties officeooo:rsid="0182a822"/>
    </style:style>
    <style:style style:name="T201" style:family="text">
      <style:text-properties officeooo:rsid="0183e210"/>
    </style:style>
    <style:style style:name="T202" style:family="text">
      <style:text-properties officeooo:rsid="01871914"/>
    </style:style>
    <style:style style:name="T203" style:family="text">
      <style:text-properties officeooo:rsid="0188ff9a"/>
    </style:style>
    <style:style style:name="T204" style:family="text">
      <style:text-properties officeooo:rsid="0189e5bb"/>
    </style:style>
    <style:style style:name="T205" style:family="text">
      <style:text-properties officeooo:rsid="018b75e3"/>
    </style:style>
    <style:style style:name="T206" style:family="text">
      <style:text-properties officeooo:rsid="018b9071"/>
    </style:style>
    <style:style style:name="T207" style:family="text">
      <style:text-properties officeooo:rsid="018bfb15"/>
    </style:style>
    <style:style style:name="T208" style:family="text">
      <style:text-properties officeooo:rsid="018c8317"/>
    </style:style>
    <style:style style:name="T209" style:family="text">
      <style:text-properties officeooo:rsid="018df689"/>
    </style:style>
    <style:style style:name="T210" style:family="text">
      <style:text-properties officeooo:rsid="018fbc3c"/>
    </style:style>
    <style:style style:name="T211" style:family="text">
      <style:text-properties officeooo:rsid="0192b3a9"/>
    </style:style>
    <style:style style:name="T212" style:family="text">
      <style:text-properties officeooo:rsid="01938f7d"/>
    </style:style>
    <style:style style:name="T213" style:family="text">
      <style:text-properties officeooo:rsid="019602b4"/>
    </style:style>
    <style:style style:name="T214" style:family="text">
      <style:text-properties fo:color="#2b91af" loext:opacity="100%" style:font-name="Hack" fo:font-size="9pt" style:font-size-asian="9pt"/>
    </style:style>
    <style:style style:name="T215" style:family="text">
      <style:text-properties fo:color="#2b91af" loext:opacity="100%" style:font-name="Hack" fo:font-size="9pt" officeooo:rsid="01ab85af" style:font-size-asian="9pt"/>
    </style:style>
    <style:style style:name="T216" style:family="text">
      <style:text-properties fo:color="#2b91af" loext:opacity="100%" style:font-name="Hack" fo:font-size="9pt" fo:background-color="transparent" loext:char-shading-value="0" style:font-size-asian="9pt"/>
    </style:style>
    <style:style style:name="T217" style:family="text">
      <style:text-properties fo:color="#2b91af" loext:opacity="100%" fo:background-color="transparent" loext:char-shading-value="0"/>
    </style:style>
    <style:style style:name="T218" style:family="text">
      <style:text-properties fo:color="#2b91af" loext:opacity="100%" fo:background-color="#ffffff" loext:char-shading-value="0"/>
    </style:style>
    <style:style style:name="T219" style:family="text">
      <style:text-properties fo:color="#1f377f" loext:opacity="100%" style:font-name="Hack" fo:font-size="9pt" style:font-size-asian="9pt"/>
    </style:style>
    <style:style style:name="T220" style:family="text">
      <style:text-properties fo:color="#74531f" loext:opacity="100%" style:font-name="Hack" fo:font-size="9pt" style:font-size-asian="9pt"/>
    </style:style>
    <style:style style:name="T221" style:family="text">
      <style:text-properties fo:color="#008080" loext:opacity="100%" style:font-name="Hack" fo:font-size="9pt" style:font-size-asian="9pt"/>
    </style:style>
    <style:style style:name="T222" style:family="text">
      <style:text-properties fo:color="#e21f1f" loext:opacity="100%" style:font-name="Hack" fo:font-size="9pt" style:font-size-asian="9pt"/>
    </style:style>
    <style:style style:name="T223" style:family="text">
      <style:text-properties fo:color="#a31515" loext:opacity="100%" style:font-name="Hack" fo:font-size="9pt" style:font-size-asian="9pt"/>
    </style:style>
    <style:style style:name="T224" style:family="text">
      <style:text-properties officeooo:rsid="0197586a"/>
    </style:style>
    <style:style style:name="T225" style:family="text">
      <style:text-properties officeooo:rsid="019bf34b"/>
    </style:style>
    <style:style style:name="T226" style:family="text">
      <style:text-properties officeooo:rsid="019f0732"/>
    </style:style>
    <style:style style:name="T227" style:family="text">
      <style:text-properties officeooo:rsid="019f7c74"/>
    </style:style>
    <style:style style:name="T228" style:family="text">
      <style:text-properties officeooo:rsid="019fb546"/>
    </style:style>
    <style:style style:name="T229" style:family="text">
      <style:text-properties officeooo:rsid="019fb77e"/>
    </style:style>
    <style:style style:name="T230" style:family="text">
      <style:text-properties officeooo:rsid="01a5149b"/>
    </style:style>
    <style:style style:name="T231" style:family="text">
      <style:text-properties officeooo:rsid="01a871af"/>
    </style:style>
    <style:style style:name="T232" style:family="text">
      <style:text-properties officeooo:rsid="01aa4b7d"/>
    </style:style>
    <style:style style:name="T233" style:family="text">
      <style:text-properties officeooo:rsid="01ad796d"/>
    </style:style>
    <style:style style:name="T234" style:family="text">
      <style:text-properties fo:color="#808080" loext:opacity="100%" style:font-name="Hack" fo:font-size="9pt" officeooo:rsid="01ad796d" style:font-size-asian="9pt"/>
    </style:style>
    <style:style style:name="T235" style:family="text">
      <style:text-properties officeooo:rsid="01af320a"/>
    </style:style>
    <style:style style:name="T236" style:family="text">
      <style:text-properties officeooo:rsid="01b2683a"/>
    </style:style>
    <style:style style:name="T237" style:family="text">
      <style:text-properties officeooo:rsid="01b6de84"/>
    </style:style>
    <style:style style:name="T238" style:family="text">
      <style:text-properties officeooo:rsid="01bca0fe"/>
    </style:style>
    <style:style style:name="T239" style:family="text">
      <style:text-properties officeooo:rsid="01bccd09"/>
    </style:style>
    <style:style style:name="T240" style:family="text">
      <style:text-properties officeooo:rsid="01c19203"/>
    </style:style>
    <style:style style:name="T241" style:family="text">
      <style:text-properties officeooo:rsid="01c250b7"/>
    </style:style>
    <style:style style:name="T242" style:family="text">
      <style:text-properties fo:font-style="italic" style:font-style-asian="italic" style:font-style-complex="italic"/>
    </style:style>
    <style:style style:name="T243" style:family="text">
      <style:text-properties fo:font-style="italic" officeooo:rsid="01c3e80e" style:font-style-asian="italic" style:font-style-complex="italic"/>
    </style:style>
    <style:style style:name="T244" style:family="text">
      <style:text-properties fo:font-style="italic" officeooo:rsid="01c250b7" style:font-style-asian="italic" style:font-style-complex="italic"/>
    </style:style>
    <style:style style:name="T245" style:family="text">
      <style:text-properties fo:font-style="italic" officeooo:rsid="02926039" style:font-style-asian="italic" style:font-style-complex="italic"/>
    </style:style>
    <style:style style:name="T246" style:family="text">
      <style:text-properties officeooo:rsid="01c7f131"/>
    </style:style>
    <style:style style:name="T247" style:family="text">
      <style:text-properties officeooo:rsid="01c8ac34"/>
    </style:style>
    <style:style style:name="T248" style:family="text">
      <style:text-properties officeooo:rsid="01cc467b"/>
    </style:style>
    <style:style style:name="T249" style:family="text">
      <style:text-properties officeooo:rsid="01ceaf45"/>
    </style:style>
    <style:style style:name="T250" style:family="text">
      <style:text-properties officeooo:rsid="01cfe44c"/>
    </style:style>
    <style:style style:name="T251" style:family="text">
      <style:text-properties officeooo:rsid="01d4451b"/>
    </style:style>
    <style:style style:name="T252" style:family="text">
      <style:text-properties officeooo:rsid="01d61a4f"/>
    </style:style>
    <style:style style:name="T253" style:family="text">
      <style:text-properties officeooo:rsid="01d8d142"/>
    </style:style>
    <style:style style:name="T254" style:family="text">
      <style:text-properties officeooo:rsid="01da8292"/>
    </style:style>
    <style:style style:name="T255" style:family="text">
      <style:text-properties officeooo:rsid="01dc1c1e"/>
    </style:style>
    <style:style style:name="T256" style:family="text">
      <style:text-properties officeooo:rsid="01e1d88e"/>
    </style:style>
    <style:style style:name="T257" style:family="text">
      <style:text-properties officeooo:rsid="01e3a08e"/>
    </style:style>
    <style:style style:name="T258" style:family="text">
      <style:text-properties officeooo:rsid="01e3b3ad"/>
    </style:style>
    <style:style style:name="T259" style:family="text">
      <style:text-properties officeooo:rsid="01e61a09"/>
    </style:style>
    <style:style style:name="T260" style:family="text">
      <style:text-properties officeooo:rsid="01e64065"/>
    </style:style>
    <style:style style:name="T261" style:family="text">
      <style:text-properties officeooo:rsid="01e694fd"/>
    </style:style>
    <style:style style:name="T262" style:family="text">
      <style:text-properties officeooo:rsid="01eaa4b7"/>
    </style:style>
    <style:style style:name="T263" style:family="text">
      <style:text-properties officeooo:rsid="01ed7224"/>
    </style:style>
    <style:style style:name="T264" style:family="text">
      <style:text-properties fo:background-color="#ffff00" loext:char-shading-value="0"/>
    </style:style>
    <style:style style:name="T265" style:family="text">
      <style:text-properties officeooo:rsid="01f10726"/>
    </style:style>
    <style:style style:name="T266" style:family="text">
      <style:text-properties officeooo:rsid="01f2cf68"/>
    </style:style>
    <style:style style:name="T267" style:family="text">
      <style:text-properties officeooo:rsid="01f480bc"/>
    </style:style>
    <style:style style:name="T268" style:family="text">
      <style:text-properties officeooo:rsid="01f48ea6"/>
    </style:style>
    <style:style style:name="T269" style:family="text">
      <style:text-properties officeooo:rsid="01f5b780"/>
    </style:style>
    <style:style style:name="T270" style:family="text">
      <style:text-properties officeooo:rsid="01f71d7b"/>
    </style:style>
    <style:style style:name="T271" style:family="text">
      <style:text-properties officeooo:rsid="01fb702c"/>
    </style:style>
    <style:style style:name="T272" style:family="text">
      <style:text-properties officeooo:rsid="01fcf659"/>
    </style:style>
    <style:style style:name="T273" style:family="text">
      <style:text-properties officeooo:rsid="01fd19dd"/>
    </style:style>
    <style:style style:name="T274" style:family="text">
      <style:text-properties officeooo:rsid="01fe882a"/>
    </style:style>
    <style:style style:name="T275" style:family="text">
      <style:text-properties officeooo:rsid="02015fe7"/>
    </style:style>
    <style:style style:name="T276" style:family="text">
      <style:text-properties officeooo:rsid="0202e716"/>
    </style:style>
    <style:style style:name="T277" style:family="text">
      <style:text-properties officeooo:rsid="0206f285"/>
    </style:style>
    <style:style style:name="T278" style:family="text">
      <style:text-properties officeooo:rsid="020b0956"/>
    </style:style>
    <style:style style:name="T279" style:family="text">
      <style:text-properties officeooo:rsid="0211605f"/>
    </style:style>
    <style:style style:name="T280" style:family="text">
      <style:text-properties officeooo:rsid="0215ff62"/>
    </style:style>
    <style:style style:name="T281" style:family="text">
      <style:text-properties officeooo:rsid="0218ad14"/>
    </style:style>
    <style:style style:name="T282" style:family="text">
      <style:text-properties officeooo:rsid="02190cc5"/>
    </style:style>
    <style:style style:name="T283" style:family="text">
      <style:text-properties officeooo:rsid="0219b57c"/>
    </style:style>
    <style:style style:name="T284" style:family="text">
      <style:text-properties officeooo:rsid="021bb177"/>
    </style:style>
    <style:style style:name="T285" style:family="text">
      <style:text-properties officeooo:rsid="0220b90f"/>
    </style:style>
    <style:style style:name="T286" style:family="text">
      <style:text-properties officeooo:rsid="0222f23e"/>
    </style:style>
    <style:style style:name="T287" style:family="text">
      <style:text-properties officeooo:rsid="0223831e"/>
    </style:style>
    <style:style style:name="T288" style:family="text">
      <style:text-properties officeooo:rsid="02278fd1"/>
    </style:style>
    <style:style style:name="T289" style:family="text">
      <style:text-properties officeooo:rsid="0228e7cb"/>
    </style:style>
    <style:style style:name="T290" style:family="text">
      <style:text-properties officeooo:rsid="022a3e6e"/>
    </style:style>
    <style:style style:name="T291" style:family="text">
      <style:text-properties officeooo:rsid="022bf42a"/>
    </style:style>
    <style:style style:name="T292" style:family="text">
      <style:text-properties officeooo:rsid="022d186b"/>
    </style:style>
    <style:style style:name="T293" style:family="text">
      <style:text-properties officeooo:rsid="022f2fdd"/>
    </style:style>
    <style:style style:name="T294" style:family="text">
      <style:text-properties officeooo:rsid="02303345"/>
    </style:style>
    <style:style style:name="T295" style:family="text">
      <style:text-properties officeooo:rsid="0230f61e"/>
    </style:style>
    <style:style style:name="T296" style:family="text">
      <style:text-properties officeooo:rsid="023219eb"/>
    </style:style>
    <style:style style:name="T297" style:family="text">
      <style:text-properties officeooo:rsid="02332744"/>
    </style:style>
    <style:style style:name="T298" style:family="text">
      <style:text-properties officeooo:rsid="0234e0d1"/>
    </style:style>
    <style:style style:name="T299" style:family="text">
      <style:text-properties officeooo:rsid="0235e9be"/>
    </style:style>
    <style:style style:name="T300" style:family="text">
      <style:text-properties officeooo:rsid="0237562f"/>
    </style:style>
    <style:style style:name="T301" style:family="text">
      <style:text-properties officeooo:rsid="02387f55"/>
    </style:style>
    <style:style style:name="T302" style:family="text">
      <style:text-properties officeooo:rsid="023acc41"/>
    </style:style>
    <style:style style:name="T303" style:family="text">
      <style:text-properties officeooo:rsid="023cfce7"/>
    </style:style>
    <style:style style:name="T304" style:family="text">
      <style:text-properties officeooo:rsid="023e821a"/>
    </style:style>
    <style:style style:name="T305" style:family="text">
      <style:text-properties officeooo:rsid="023fef79"/>
    </style:style>
    <style:style style:name="T306" style:family="text">
      <style:text-properties officeooo:rsid="02439f8d"/>
    </style:style>
    <style:style style:name="T307" style:family="text">
      <style:text-properties officeooo:rsid="02453997"/>
    </style:style>
    <style:style style:name="T308" style:family="text">
      <style:text-properties officeooo:rsid="0242457c"/>
    </style:style>
    <style:style style:name="T309" style:family="text">
      <style:text-properties officeooo:rsid="02492d43"/>
    </style:style>
    <style:style style:name="T310" style:family="text">
      <style:text-properties officeooo:rsid="024b702c"/>
    </style:style>
    <style:style style:name="T311" style:family="text">
      <style:text-properties officeooo:rsid="024ce876"/>
    </style:style>
    <style:style style:name="T312" style:family="text">
      <style:text-properties officeooo:rsid="025074fa"/>
    </style:style>
    <style:style style:name="T313" style:family="text">
      <style:text-properties officeooo:rsid="02530d51"/>
    </style:style>
    <style:style style:name="T314" style:family="text">
      <style:text-properties officeooo:rsid="025b23fa"/>
    </style:style>
    <style:style style:name="T315" style:family="text">
      <style:text-properties officeooo:rsid="025dd60e"/>
    </style:style>
    <style:style style:name="T316" style:family="text">
      <style:text-properties officeooo:rsid="02608732"/>
    </style:style>
    <style:style style:name="T317" style:family="text">
      <style:text-properties officeooo:rsid="0264605e"/>
    </style:style>
    <style:style style:name="T318" style:family="text">
      <style:text-properties officeooo:rsid="0266ddd3"/>
    </style:style>
    <style:style style:name="T319" style:family="text">
      <style:text-properties officeooo:rsid="02671b51"/>
    </style:style>
    <style:style style:name="T320" style:family="text">
      <style:text-properties officeooo:rsid="02698f32"/>
    </style:style>
    <style:style style:name="T321" style:family="text">
      <style:text-properties officeooo:rsid="026b7816"/>
    </style:style>
    <style:style style:name="T322" style:family="text">
      <style:text-properties officeooo:rsid="026c518c"/>
    </style:style>
    <style:style style:name="T323" style:family="text">
      <style:text-properties fo:color="#008000" loext:opacity="100%" style:font-name="Hack" fo:font-size="9pt" style:font-size-asian="9pt"/>
    </style:style>
    <style:style style:name="T324" style:family="text">
      <style:text-properties fo:color="#008000" loext:opacity="100%" style:font-name="Hack" fo:font-size="9pt" fo:background-color="transparent" loext:char-shading-value="0" style:font-size-asian="9pt"/>
    </style:style>
    <style:style style:name="T325" style:family="text">
      <style:text-properties style:font-name="Hack" fo:font-size="9pt" style:font-size-asian="9pt"/>
    </style:style>
    <style:style style:name="T326" style:family="text">
      <style:text-properties officeooo:rsid="0270b0c4"/>
    </style:style>
    <style:style style:name="T327" style:family="text">
      <style:text-properties officeooo:rsid="0278d7fa"/>
    </style:style>
    <style:style style:name="T328" style:family="text">
      <style:text-properties officeooo:rsid="027a9f64"/>
    </style:style>
    <style:style style:name="T329" style:family="text">
      <style:text-properties officeooo:rsid="02873e25"/>
    </style:style>
    <style:style style:name="T330" style:family="text">
      <style:text-properties officeooo:rsid="0289c2ec"/>
    </style:style>
    <style:style style:name="T331" style:family="text">
      <style:text-properties officeooo:rsid="028aa33e"/>
    </style:style>
    <style:style style:name="T332" style:family="text">
      <style:text-properties officeooo:rsid="028c539c"/>
    </style:style>
    <style:style style:name="T333" style:family="text">
      <style:text-properties officeooo:rsid="028e76d0"/>
    </style:style>
    <style:style style:name="T334" style:family="text">
      <style:text-properties officeooo:rsid="028fbc76"/>
    </style:style>
    <style:style style:name="T335" style:family="text">
      <style:text-properties officeooo:rsid="02914906"/>
    </style:style>
    <style:style style:name="T336" style:family="text">
      <style:text-properties officeooo:rsid="02942521"/>
    </style:style>
    <style:style style:name="T337" style:family="text">
      <style:text-properties officeooo:rsid="0296e134"/>
    </style:style>
    <style:style style:name="T338" style:family="text">
      <style:text-properties officeooo:rsid="029a9f4f"/>
    </style:style>
    <style:style style:name="T339" style:family="text">
      <style:text-properties officeooo:rsid="029aee4d"/>
    </style:style>
    <style:style style:name="T340" style:family="text">
      <style:text-properties officeooo:rsid="029b2ef9"/>
    </style:style>
    <style:style style:name="T341" style:family="text">
      <style:text-properties officeooo:rsid="029c7873"/>
    </style:style>
    <style:style style:name="T342" style:family="text">
      <style:text-properties officeooo:rsid="029ddf11"/>
    </style:style>
    <style:style style:name="T343" style:family="text">
      <style:text-properties officeooo:rsid="029ec060"/>
    </style:style>
    <style:style style:name="T344" style:family="text">
      <style:text-properties officeooo:rsid="029eeb17"/>
    </style:style>
    <style:style style:name="T345" style:family="text">
      <style:text-properties officeooo:rsid="02a0bfae"/>
    </style:style>
    <style:style style:name="T346" style:family="text">
      <style:text-properties officeooo:rsid="02a5598a"/>
    </style:style>
    <style:style style:name="T347" style:family="text">
      <style:text-properties officeooo:rsid="02acd061"/>
    </style:style>
    <style:style style:name="T348" style:family="text">
      <style:text-properties officeooo:rsid="02ae3e75"/>
    </style:style>
    <style:style style:name="T349" style:family="text">
      <style:text-properties officeooo:rsid="02b01065"/>
    </style:style>
    <style:style style:name="T350" style:family="text">
      <style:text-properties officeooo:rsid="02b17aec"/>
    </style:style>
    <style:style style:name="T351" style:family="text">
      <style:text-properties officeooo:rsid="02b238f5"/>
    </style:style>
    <style:style style:name="T352" style:family="text">
      <style:text-properties officeooo:rsid="02b2ac47"/>
    </style:style>
    <style:style style:name="T353" style:family="text">
      <style:text-properties officeooo:rsid="02b4c775"/>
    </style:style>
    <style:style style:name="T354" style:family="text">
      <style:text-properties officeooo:rsid="02b75c34"/>
    </style:style>
    <style:style style:name="T355" style:family="text">
      <style:text-properties officeooo:rsid="02b893f0"/>
    </style:style>
    <style:style style:name="T356" style:family="text">
      <style:text-properties officeooo:rsid="02bcc033"/>
    </style:style>
    <style:style style:name="T357" style:family="text">
      <style:text-properties officeooo:rsid="02bf6af5"/>
    </style:style>
    <style:style style:name="T358" style:family="text">
      <style:text-properties officeooo:rsid="02c0e4ad"/>
    </style:style>
    <style:style style:name="T359" style:family="text">
      <style:text-properties officeooo:rsid="02c56d61"/>
    </style:style>
    <style:style style:name="T360" style:family="text">
      <style:text-properties officeooo:rsid="02cab079"/>
    </style:style>
    <style:style style:name="T361" style:family="text">
      <style:text-properties officeooo:rsid="02cab33d"/>
    </style:style>
    <style:style style:name="T362" style:family="text">
      <style:text-properties officeooo:rsid="02ccdbf6"/>
    </style:style>
    <style:style style:name="T363" style:family="text">
      <style:text-properties officeooo:rsid="02cdc907"/>
    </style:style>
    <style:style style:name="T364" style:family="text">
      <style:text-properties officeooo:rsid="02cfab88"/>
    </style:style>
    <style:style style:name="T365" style:family="text">
      <style:text-properties officeooo:rsid="02d0f563"/>
    </style:style>
    <style:style style:name="T366" style:family="text">
      <style:text-properties officeooo:rsid="02d10b1a"/>
    </style:style>
    <style:style style:name="T367" style:family="text">
      <style:text-properties officeooo:rsid="02d2bf9b"/>
    </style:style>
    <style:style style:name="T368" style:family="text">
      <style:text-properties officeooo:rsid="02d7abb7"/>
    </style:style>
    <style:style style:name="T369" style:family="text">
      <style:text-properties officeooo:rsid="02d96ee9"/>
    </style:style>
    <style:style style:name="T370" style:family="text">
      <style:text-properties officeooo:rsid="02e7c334"/>
    </style:style>
    <style:style style:name="T371" style:family="text">
      <style:text-properties officeooo:rsid="02e950b4"/>
    </style:style>
    <style:style style:name="T372" style:family="text">
      <style:text-properties officeooo:rsid="02eb33c8"/>
    </style:style>
    <style:style style:name="T373" style:family="text">
      <style:text-properties officeooo:rsid="02eb62f3"/>
    </style:style>
    <style:style style:name="T374" style:family="text">
      <style:text-properties officeooo:rsid="02f1415f"/>
    </style:style>
    <style:style style:name="T375" style:family="text">
      <style:text-properties officeooo:rsid="02f4001d"/>
    </style:style>
    <style:style style:name="T376" style:family="text">
      <style:text-properties officeooo:rsid="02f7422d"/>
    </style:style>
    <style:style style:name="T377" style:family="text">
      <style:text-properties officeooo:rsid="02f8fde2"/>
    </style:style>
    <style:style style:name="T378" style:family="text">
      <style:text-properties officeooo:rsid="02f9ff33"/>
    </style:style>
    <style:style style:name="T379" style:family="text">
      <style:text-properties officeooo:rsid="02fc1fec"/>
    </style:style>
    <style:style style:name="T380" style:family="text">
      <style:text-properties fo:font-weight="bold" style:font-weight-asian="bold" style:font-weight-complex="bold"/>
    </style:style>
    <style:style style:name="T381" style:family="text">
      <style:text-properties style:text-line-through-style="solid" style:text-line-through-type="single" officeooo:rsid="00bcf8a3"/>
    </style:style>
    <style:style style:name="T382" style:family="text">
      <style:text-properties officeooo:rsid="02fed915"/>
    </style:style>
    <style:style style:name="T383" style:family="text">
      <style:text-properties officeooo:rsid="0300a04c"/>
    </style:style>
    <style:style style:name="T384" style:family="text">
      <style:text-properties officeooo:rsid="03055b7d"/>
    </style:style>
    <style:style style:name="T385" style:family="text">
      <style:text-properties officeooo:rsid="030875eb"/>
    </style:style>
    <style:style style:name="T386" style:family="text">
      <style:text-properties officeooo:rsid="030c7780"/>
    </style:style>
    <style:style style:name="T387" style:family="text">
      <style:text-properties officeooo:rsid="0310dd70"/>
    </style:style>
    <style:style style:name="T388" style:family="text">
      <style:text-properties officeooo:rsid="0312c46d"/>
    </style:style>
    <style:style style:name="T389" style:family="text">
      <style:text-properties officeooo:rsid="03137c2f"/>
    </style:style>
    <style:style style:name="T390" style:family="text">
      <style:text-properties officeooo:rsid="03183782"/>
    </style:style>
    <style:style style:name="T391" style:family="text">
      <style:text-properties officeooo:rsid="0319544d"/>
    </style:style>
    <style:style style:name="T392" style:family="text">
      <style:text-properties officeooo:rsid="0319ca29"/>
    </style:style>
    <style:style style:name="T393" style:family="text">
      <style:text-properties officeooo:rsid="031a4d6b"/>
    </style:style>
    <style:style style:name="T394" style:family="text">
      <style:text-properties officeooo:rsid="031b48f8"/>
    </style:style>
    <style:style style:name="T395" style:family="text">
      <style:text-properties officeooo:rsid="031e9858"/>
    </style:style>
    <style:style style:name="T396" style:family="text">
      <style:text-properties officeooo:rsid="0322f8c5"/>
    </style:style>
    <style:style style:name="T397" style:family="text">
      <style:text-properties officeooo:rsid="0324df49"/>
    </style:style>
    <style:style style:name="T398" style:family="text">
      <style:text-properties officeooo:rsid="03267efa"/>
    </style:style>
    <style:style style:name="T399" style:family="text">
      <style:text-properties officeooo:rsid="0326ff6b"/>
    </style:style>
    <style:style style:name="T400" style:family="text">
      <style:text-properties officeooo:rsid="032a0552"/>
    </style:style>
    <style:style style:name="T401" style:family="text">
      <style:text-properties officeooo:rsid="032bbacd"/>
    </style:style>
    <style:style style:name="T402" style:family="text">
      <style:text-properties officeooo:rsid="032cde2f"/>
    </style:style>
    <style:style style:name="T403" style:family="text">
      <style:text-properties officeooo:rsid="032d719a"/>
    </style:style>
    <style:style style:name="T404" style:family="text">
      <style:text-properties officeooo:rsid="032f3253"/>
    </style:style>
    <style:style style:name="T405" style:family="text">
      <style:text-properties officeooo:rsid="032f7d54"/>
    </style:style>
    <style:style style:name="T406" style:family="text">
      <style:text-properties officeooo:rsid="033104fc"/>
    </style:style>
    <style:style style:name="T407" style:family="text">
      <style:text-properties officeooo:rsid="0336da10"/>
    </style:style>
    <style:style style:name="T408" style:family="text">
      <style:text-properties officeooo:rsid="0337238d"/>
    </style:style>
    <style:style style:name="T409" style:family="text">
      <style:text-properties officeooo:rsid="033740c4"/>
    </style:style>
    <style:style style:name="T410" style:family="text">
      <style:text-properties officeooo:rsid="03387584"/>
    </style:style>
    <style:style style:name="T411" style:family="text">
      <style:text-properties officeooo:rsid="033a91d6"/>
    </style:style>
    <style:style style:name="T412" style:family="text">
      <style:text-properties officeooo:rsid="033c7c31"/>
    </style:style>
    <style:style style:name="T413" style:family="text">
      <style:text-properties officeooo:rsid="033ef8ea"/>
    </style:style>
    <style:style style:name="T414" style:family="text">
      <style:text-properties officeooo:rsid="034da443"/>
    </style:style>
    <style:style style:name="T415" style:family="text">
      <style:text-properties officeooo:rsid="034edf2c"/>
    </style:style>
    <style:style style:name="T416" style:family="text">
      <style:text-properties officeooo:rsid="034fe6ab"/>
    </style:style>
    <style:style style:name="T417" style:family="text">
      <style:text-properties officeooo:rsid="03537587"/>
    </style:style>
    <style:style style:name="T418" style:family="text">
      <style:text-properties officeooo:rsid="0353eb68"/>
    </style:style>
    <style:style style:name="T419" style:family="text">
      <style:text-properties officeooo:rsid="03549a3d"/>
    </style:style>
    <style:style style:name="T420" style:family="text">
      <style:text-properties officeooo:rsid="03575412"/>
    </style:style>
    <style:style style:name="T421" style:family="text">
      <style:text-properties officeooo:rsid="0357df97"/>
    </style:style>
    <style:style style:name="T422" style:family="text">
      <style:text-properties officeooo:rsid="035ac4cd"/>
    </style:style>
    <style:style style:name="T423" style:family="text">
      <style:text-properties officeooo:rsid="035cbfa5"/>
    </style:style>
    <style:style style:name="T424" style:family="text">
      <style:text-properties officeooo:rsid="035eff67"/>
    </style:style>
    <style:style style:name="T425" style:family="text">
      <style:text-properties officeooo:rsid="03604a5c"/>
    </style:style>
    <style:style style:name="T426" style:family="text">
      <style:text-properties officeooo:rsid="036396f4"/>
    </style:style>
    <style:style style:name="T427" style:family="text">
      <style:text-properties officeooo:rsid="03644d23"/>
    </style:style>
    <style:style style:name="T428" style:family="text">
      <style:text-properties officeooo:rsid="036938ef"/>
    </style:style>
    <style:style style:name="T429" style:family="text">
      <style:text-properties officeooo:rsid="0369d719"/>
    </style:style>
    <style:style style:name="T430" style:family="text">
      <style:text-properties officeooo:rsid="036aaea8"/>
    </style:style>
    <style:style style:name="T431" style:family="text">
      <style:text-properties officeooo:rsid="036f02a3"/>
    </style:style>
    <style:style style:name="T432" style:family="text">
      <style:text-properties officeooo:rsid="03702f7d"/>
    </style:style>
    <style:style style:name="T433" style:family="text">
      <style:text-properties officeooo:rsid="03719cf1"/>
    </style:style>
    <style:style style:name="T434" style:family="text">
      <style:text-properties officeooo:rsid="03729dfb"/>
    </style:style>
    <style:style style:name="T435" style:family="text">
      <style:text-properties officeooo:rsid="03731320"/>
    </style:style>
    <style:style style:name="T436" style:family="text">
      <style:text-properties officeooo:rsid="03742432"/>
    </style:style>
    <style:style style:name="T437" style:family="text">
      <style:text-properties officeooo:rsid="037614cd"/>
    </style:style>
    <style:style style:name="T438" style:family="text">
      <style:text-properties officeooo:rsid="0377092c"/>
    </style:style>
    <style:style style:name="T439" style:family="text">
      <style:text-properties officeooo:rsid="0379c2f2"/>
    </style:style>
    <style:style style:name="T440" style:family="text">
      <style:text-properties officeooo:rsid="037da5f7"/>
    </style:style>
    <style:style style:name="T441" style:family="text">
      <style:text-properties officeooo:rsid="037f61c1"/>
    </style:style>
    <style:style style:name="T442" style:family="text">
      <style:text-properties officeooo:rsid="03811dcb"/>
    </style:style>
    <style:style style:name="T443" style:family="text">
      <style:text-properties officeooo:rsid="03865b13"/>
    </style:style>
    <style:style style:name="T444" style:family="text">
      <style:text-properties officeooo:rsid="03872915"/>
    </style:style>
    <style:style style:name="T445" style:family="text">
      <style:text-properties officeooo:rsid="038919cc"/>
    </style:style>
    <style:style style:name="T446" style:family="text">
      <style:text-properties officeooo:rsid="03891da5"/>
    </style:style>
    <style:style style:name="T447" style:family="text">
      <style:text-properties officeooo:rsid="038cdf5b"/>
    </style:style>
    <style:style style:name="T448" style:family="text">
      <style:text-properties officeooo:rsid="038d942a"/>
    </style:style>
    <style:style style:name="T449" style:family="text">
      <style:text-properties officeooo:rsid="038e684f"/>
    </style:style>
    <style:style style:name="T450" style:family="text">
      <style:text-properties officeooo:rsid="038e9451"/>
    </style:style>
    <style:style style:name="T451" style:family="text">
      <style:text-properties officeooo:rsid="038ecdc4"/>
    </style:style>
    <style:style style:name="T452" style:family="text">
      <style:text-properties officeooo:rsid="03911be4"/>
    </style:style>
    <style:style style:name="T453" style:family="text">
      <style:text-properties officeooo:rsid="03937edb"/>
    </style:style>
    <style:style style:name="T454" style:family="text">
      <style:text-properties officeooo:rsid="03948788"/>
    </style:style>
    <style:style style:name="T455" style:family="text">
      <style:text-properties officeooo:rsid="03965f44"/>
    </style:style>
    <style:style style:name="T456" style:family="text">
      <style:text-properties officeooo:rsid="0398a1f4"/>
    </style:style>
    <style:style style:name="T457" style:family="text">
      <style:text-properties officeooo:rsid="03a0b5b8"/>
    </style:style>
    <style:style style:name="T458" style:family="text">
      <style:text-properties officeooo:rsid="03a214de"/>
    </style:style>
    <style:style style:name="T459" style:family="text">
      <style:text-properties officeooo:rsid="03a38190"/>
    </style:style>
    <style:style style:name="T460" style:family="text">
      <style:text-properties officeooo:rsid="03a5bab3"/>
    </style:style>
    <style:style style:name="T461" style:family="text">
      <style:text-properties officeooo:rsid="03a73bd1"/>
    </style:style>
    <style:style style:name="T462" style:family="text">
      <style:text-properties officeooo:rsid="03a75605"/>
    </style:style>
    <style:style style:name="T463" style:family="text">
      <style:text-properties officeooo:rsid="03a8a49b"/>
    </style:style>
    <style:style style:name="T464" style:family="text">
      <style:text-properties officeooo:rsid="03ab50eb"/>
    </style:style>
    <style:style style:name="T465" style:family="text">
      <style:text-properties officeooo:rsid="03adb9f8"/>
    </style:style>
    <style:style style:name="T466" style:family="text">
      <style:text-properties officeooo:rsid="03af1432"/>
    </style:style>
    <style:style style:name="T467" style:family="text">
      <style:text-properties officeooo:rsid="03b0d58c"/>
    </style:style>
    <style:style style:name="T468" style:family="text">
      <style:text-properties officeooo:rsid="03b35d4f"/>
    </style:style>
    <style:style style:name="T469" style:family="text">
      <style:text-properties officeooo:rsid="03b52715"/>
    </style:style>
    <style:style style:name="T470" style:family="text">
      <style:text-properties officeooo:rsid="03b5e5f8"/>
    </style:style>
    <style:style style:name="T471" style:family="text">
      <style:text-properties officeooo:rsid="03b699c7"/>
    </style:style>
    <style:style style:name="T472" style:family="text">
      <style:text-properties officeooo:rsid="03baef05"/>
    </style:style>
    <style:style style:name="T473" style:family="text">
      <style:text-properties officeooo:rsid="03bfe20a"/>
    </style:style>
    <style:style style:name="T474" style:family="text">
      <style:text-properties officeooo:rsid="03c1b3d9"/>
    </style:style>
    <style:style style:name="T475" style:family="text">
      <style:text-properties officeooo:rsid="03c22b4b"/>
    </style:style>
    <style:style style:name="T476" style:family="text">
      <style:text-properties officeooo:rsid="03c2d640"/>
    </style:style>
    <style:style style:name="T477" style:family="text">
      <style:text-properties officeooo:rsid="03c479b7"/>
    </style:style>
    <style:style style:name="T478" style:family="text">
      <style:text-properties officeooo:rsid="03c56f9e"/>
    </style:style>
    <style:style style:name="T479" style:family="text">
      <style:text-properties officeooo:rsid="03c6c43a"/>
    </style:style>
    <style:style style:name="T480" style:family="text">
      <style:text-properties officeooo:rsid="03c78ed2"/>
    </style:style>
    <style:style style:name="T481" style:family="text">
      <style:text-properties officeooo:rsid="03c8af08"/>
    </style:style>
    <style:style style:name="T482" style:family="text">
      <style:text-properties officeooo:rsid="03cb5072"/>
    </style:style>
    <style:style style:name="T483" style:family="text">
      <style:text-properties officeooo:rsid="03ceaeb5"/>
    </style:style>
    <style:style style:name="T484" style:family="text">
      <style:text-properties officeooo:rsid="03d1cc29"/>
    </style:style>
    <style:style style:name="T485" style:family="text">
      <style:text-properties officeooo:rsid="03d52c40"/>
    </style:style>
    <style:style style:name="T486" style:family="text">
      <style:text-properties officeooo:rsid="03d68fe2"/>
    </style:style>
    <style:style style:name="T487" style:family="text">
      <style:text-properties officeooo:rsid="03d6e6e3"/>
    </style:style>
    <style:style style:name="T488" style:family="text">
      <style:text-properties officeooo:rsid="03da4ded"/>
    </style:style>
    <style:style style:name="T489" style:family="text">
      <style:text-properties officeooo:rsid="03dc09a7"/>
    </style:style>
    <style:style style:name="T490" style:family="text">
      <style:text-properties officeooo:rsid="03dd0707"/>
    </style:style>
    <style:style style:name="T491" style:family="text">
      <style:text-properties officeooo:rsid="03e150f3"/>
    </style:style>
    <style:style style:name="T492" style:family="text">
      <style:text-properties officeooo:rsid="03e26a5b"/>
    </style:style>
    <style:style style:name="T493" style:family="text">
      <style:text-properties officeooo:rsid="03e441f5"/>
    </style:style>
    <style:style style:name="T494" style:family="text">
      <style:text-properties officeooo:rsid="03e471ab"/>
    </style:style>
    <style:style style:name="T495" style:family="text">
      <style:text-properties officeooo:rsid="03e61510"/>
    </style:style>
    <style:style style:name="T496" style:family="text">
      <style:text-properties officeooo:rsid="03e69790"/>
    </style:style>
    <style:style style:name="T497" style:family="text">
      <style:text-properties officeooo:rsid="03e6b9cd"/>
    </style:style>
    <style:style style:name="T498" style:family="text">
      <style:text-properties officeooo:rsid="03e8d091"/>
    </style:style>
    <style:style style:name="T499" style:family="text">
      <style:text-properties officeooo:rsid="03e9f6f8"/>
    </style:style>
    <style:style style:name="T500" style:family="text">
      <style:text-properties officeooo:rsid="03f32692"/>
    </style:style>
    <style:style style:name="T501" style:family="text">
      <style:text-properties officeooo:rsid="03f44824"/>
    </style:style>
    <style:style style:name="T502" style:family="text">
      <style:text-properties officeooo:rsid="03f4cbd5"/>
    </style:style>
    <style:style style:name="T503" style:family="text">
      <style:text-properties officeooo:rsid="03f76456"/>
    </style:style>
    <style:style style:name="T504" style:family="text">
      <style:text-properties officeooo:rsid="03f79a34"/>
    </style:style>
    <style:style style:name="T505" style:family="text">
      <style:text-properties officeooo:rsid="03f969d8"/>
    </style:style>
    <style:style style:name="T506" style:family="text">
      <style:text-properties officeooo:rsid="03fb81a1"/>
    </style:style>
    <style:style style:name="T507" style:family="text">
      <style:text-properties officeooo:rsid="03ff8f21"/>
    </style:style>
    <style:style style:name="T508" style:family="text">
      <style:text-properties officeooo:rsid="04007e5c"/>
    </style:style>
    <style:style style:name="T509" style:family="text">
      <style:text-properties officeooo:rsid="0401b45a"/>
    </style:style>
    <style:style style:name="T510" style:family="text">
      <style:text-properties officeooo:rsid="04021830"/>
    </style:style>
    <style:style style:name="T511" style:family="text">
      <style:text-properties officeooo:rsid="040400c0"/>
    </style:style>
    <style:style style:name="T512" style:family="text">
      <style:text-properties officeooo:rsid="0404740b"/>
    </style:style>
    <style:style style:name="T513" style:family="text">
      <style:text-properties officeooo:rsid="040647e7"/>
    </style:style>
    <style:style style:name="T514" style:family="text">
      <style:text-properties officeooo:rsid="0406b35b"/>
    </style:style>
    <style:style style:name="T515" style:family="text">
      <style:text-properties officeooo:rsid="04079be7"/>
    </style:style>
    <style:style style:name="T516" style:family="text">
      <style:text-properties officeooo:rsid="04086393"/>
    </style:style>
    <style:style style:name="T517" style:family="text">
      <style:text-properties officeooo:rsid="040a1245"/>
    </style:style>
    <style:style style:name="T518" style:family="text">
      <style:text-properties officeooo:rsid="040b3e7a"/>
    </style:style>
    <style:style style:name="T519" style:family="text">
      <style:text-properties officeooo:rsid="040b45d1"/>
    </style:style>
    <style:style style:name="T520" style:family="text">
      <style:text-properties officeooo:rsid="040fb5ff"/>
    </style:style>
    <style:style style:name="T521" style:family="text">
      <style:text-properties officeooo:rsid="0413892d"/>
    </style:style>
    <style:style style:name="T522" style:family="text">
      <style:text-properties officeooo:rsid="0414c209"/>
    </style:style>
    <style:style style:name="T523" style:family="text">
      <style:text-properties officeooo:rsid="041967b8"/>
    </style:style>
    <style:style style:name="T524" style:family="text">
      <style:text-properties officeooo:rsid="041c5438"/>
    </style:style>
    <style:style style:name="T525" style:family="text">
      <style:text-properties officeooo:rsid="041e160f"/>
    </style:style>
    <style:style style:name="T526" style:family="text">
      <style:text-properties officeooo:rsid="041f793d"/>
    </style:style>
    <style:style style:name="T527" style:family="text">
      <style:text-properties officeooo:rsid="042063a6"/>
    </style:style>
    <style:style style:name="T528" style:family="text">
      <style:text-properties officeooo:rsid="042202c1"/>
    </style:style>
    <style:style style:name="T529" style:family="text">
      <style:text-properties officeooo:rsid="04271f18"/>
    </style:style>
    <style:style style:name="T530" style:family="text">
      <style:text-properties officeooo:rsid="042781ab"/>
    </style:style>
    <style:style style:name="T531" style:family="text">
      <style:text-properties officeooo:rsid="04279193"/>
    </style:style>
    <style:style style:name="T532" style:family="text">
      <style:text-properties officeooo:rsid="0428e931"/>
    </style:style>
    <style:style style:name="T533" style:family="text">
      <style:text-properties officeooo:rsid="042a7c2a"/>
    </style:style>
    <style:style style:name="T534" style:family="text">
      <style:text-properties fo:font-size="8pt" style:font-size-asian="8pt" style:font-size-complex="8pt"/>
    </style:style>
    <style:style style:name="T535" style:family="text">
      <style:text-properties officeooo:rsid="042e7ca8"/>
    </style:style>
    <style:style style:name="T536" style:family="text">
      <style:text-properties officeooo:rsid="043255bd"/>
    </style:style>
    <style:style style:name="T537" style:family="text">
      <style:text-properties officeooo:rsid="0433db35"/>
    </style:style>
    <style:style style:name="T538" style:family="text">
      <style:text-properties officeooo:rsid="0434819e"/>
    </style:style>
    <style:style style:name="T539" style:family="text">
      <style:text-properties officeooo:rsid="0434c08f"/>
    </style:style>
    <style:style style:name="T540" style:family="text">
      <style:text-properties officeooo:rsid="043b59ee"/>
    </style:style>
    <style:style style:name="T541" style:family="text">
      <style:text-properties officeooo:rsid="043ba613"/>
    </style:style>
    <style:style style:name="T542" style:family="text">
      <style:text-properties officeooo:rsid="043de977"/>
    </style:style>
    <style:style style:name="T543" style:family="text">
      <style:text-properties officeooo:rsid="043ea249"/>
    </style:style>
    <style:style style:name="T544" style:family="text">
      <style:text-properties officeooo:rsid="043f42a0"/>
    </style:style>
    <style:style style:name="T545" style:family="text">
      <style:text-properties officeooo:rsid="0440e63f"/>
    </style:style>
    <style:style style:name="T546" style:family="text">
      <style:text-properties officeooo:rsid="0441e502"/>
    </style:style>
    <style:style style:name="T547" style:family="text">
      <style:text-properties officeooo:rsid="04434686"/>
    </style:style>
    <style:style style:name="T548" style:family="text">
      <style:text-properties fo:color="#009900" loext:opacity="100%"/>
    </style:style>
    <style:style style:name="T549" style:family="text">
      <style:text-properties fo:color="#009900" loext:opacity="100%" style:font-name="Courier New1" fo:font-size="10pt" fo:background-color="transparent" loext:char-shading-value="0"/>
    </style:style>
    <style:style style:name="T550" style:family="text">
      <style:text-properties officeooo:rsid="044abffb"/>
    </style:style>
    <style:style style:name="T551" style:family="text">
      <style:text-properties officeooo:rsid="04504fe8"/>
    </style:style>
    <style:style style:name="T552" style:family="text">
      <style:text-properties officeooo:rsid="0453b80d"/>
    </style:style>
    <style:style style:name="T553" style:family="text">
      <style:text-properties fo:color="#ff3333" loext:opacity="100%"/>
    </style:style>
    <style:style style:name="T554" style:family="text">
      <style:text-properties officeooo:rsid="0459aa0e"/>
    </style:style>
    <style:style style:name="T555" style:family="text">
      <style:text-properties officeooo:rsid="045acbe3"/>
    </style:style>
    <style:style style:name="T556" style:family="text">
      <style:text-properties officeooo:rsid="045baca8"/>
    </style:style>
    <style:style style:name="T557" style:family="text">
      <style:text-properties officeooo:rsid="045c984a"/>
    </style:style>
    <style:style style:name="T558" style:family="text">
      <style:text-properties officeooo:rsid="045d7b40"/>
    </style:style>
    <style:style style:name="T559" style:family="text">
      <style:text-properties officeooo:rsid="045db205"/>
    </style:style>
    <style:style style:name="T560" style:family="text">
      <style:text-properties officeooo:rsid="045eaf84"/>
    </style:style>
    <style:style style:name="T561" style:family="text">
      <style:text-properties officeooo:rsid="045fdd32"/>
    </style:style>
    <style:style style:name="T562" style:family="text">
      <style:text-properties officeooo:rsid="0463de5a"/>
    </style:style>
    <style:style style:name="T563" style:family="text">
      <style:text-properties officeooo:rsid="0465d831"/>
    </style:style>
    <style:style style:name="T564" style:family="text">
      <style:text-properties officeooo:rsid="0468b308"/>
    </style:style>
    <style:style style:name="T565" style:family="text">
      <style:text-properties officeooo:rsid="046bbb8a"/>
    </style:style>
    <style:style style:name="T566" style:family="text">
      <style:text-properties officeooo:rsid="046dadbc"/>
    </style:style>
    <style:style style:name="T567" style:family="text">
      <style:text-properties officeooo:rsid="046e205c"/>
    </style:style>
    <style:style style:name="T568" style:family="text">
      <style:text-properties officeooo:rsid="046fc769"/>
    </style:style>
    <style:style style:name="T569" style:family="text">
      <style:text-properties officeooo:rsid="0470eddd"/>
    </style:style>
    <style:style style:name="T570" style:family="text">
      <style:text-properties officeooo:rsid="047284a6"/>
    </style:style>
    <style:style style:name="T571" style:family="text">
      <style:text-properties officeooo:rsid="0473ec1a"/>
    </style:style>
    <style:style style:name="T572" style:family="text">
      <style:text-properties officeooo:rsid="04754771"/>
    </style:style>
    <style:style style:name="T573" style:family="text">
      <style:text-properties officeooo:rsid="0475c483"/>
    </style:style>
    <style:style style:name="T574" style:family="text">
      <style:text-properties officeooo:rsid="04771ae3"/>
    </style:style>
    <style:style style:name="T575" style:family="text">
      <style:text-properties officeooo:rsid="0477693a"/>
    </style:style>
    <style:style style:name="T576" style:family="text">
      <style:text-properties officeooo:rsid="04784ed3"/>
    </style:style>
    <style:style style:name="T577" style:family="text">
      <style:text-properties officeooo:rsid="047ad88e"/>
    </style:style>
    <style:style style:name="T578" style:family="text">
      <style:text-properties officeooo:rsid="047b41ea"/>
    </style:style>
    <style:style style:name="T579" style:family="text">
      <style:text-properties officeooo:rsid="047c8af4"/>
    </style:style>
    <style:style style:name="T580" style:family="text">
      <style:text-properties officeooo:rsid="047dee4f"/>
    </style:style>
    <style:style style:name="T581" style:family="text">
      <style:text-properties officeooo:rsid="047f645b"/>
    </style:style>
    <style:style style:name="T582" style:family="text">
      <style:text-properties officeooo:rsid="047f70a1"/>
    </style:style>
    <style:style style:name="T583" style:family="text">
      <style:text-properties officeooo:rsid="04807573"/>
    </style:style>
    <style:style style:name="T584" style:family="text">
      <style:text-properties officeooo:rsid="048263a4"/>
    </style:style>
    <style:style style:name="T585" style:family="text">
      <style:text-properties officeooo:rsid="04850c0c"/>
    </style:style>
    <style:style style:name="T586" style:family="text">
      <style:text-properties fo:font-style="normal" style:font-style-asian="normal" style:font-style-complex="normal"/>
    </style:style>
    <style:style style:name="T587" style:family="text">
      <style:text-properties fo:font-style="normal" officeooo:rsid="04850c0c" style:font-style-asian="normal" style:font-style-complex="normal"/>
    </style:style>
    <style:style style:name="T588" style:family="text">
      <style:text-properties fo:font-style="normal" officeooo:rsid="04884edc" style:font-style-asian="normal" style:font-style-complex="normal"/>
    </style:style>
    <style:style style:name="T589" style:family="text">
      <style:text-properties fo:font-style="normal" officeooo:rsid="0488ab23" style:font-style-asian="normal" style:font-style-complex="normal"/>
    </style:style>
    <style:style style:name="T590" style:family="text">
      <style:text-properties fo:font-style="normal" officeooo:rsid="048cec31" style:font-style-asian="normal" style:font-style-complex="normal"/>
    </style:style>
    <style:style style:name="T591" style:family="text">
      <style:text-properties fo:font-style="normal" officeooo:rsid="048e22a2" style:font-style-asian="normal" style:font-style-complex="normal"/>
    </style:style>
    <style:style style:name="T592" style:family="text">
      <style:text-properties fo:font-style="normal" officeooo:rsid="048ec5bd" style:font-style-asian="normal" style:font-style-complex="normal"/>
    </style:style>
    <style:style style:name="T593" style:family="text">
      <style:text-properties fo:font-style="normal" officeooo:rsid="048f70be" style:font-style-asian="normal" style:font-style-complex="normal"/>
    </style:style>
    <style:style style:name="T594" style:family="text">
      <style:text-properties officeooo:rsid="049282dd"/>
    </style:style>
    <style:style style:name="T595" style:family="text">
      <style:text-properties officeooo:rsid="0493c985"/>
    </style:style>
    <style:style style:name="T596" style:family="text">
      <style:text-properties officeooo:rsid="0499f81f"/>
    </style:style>
    <style:style style:name="T597" style:family="text">
      <style:text-properties officeooo:rsid="04a318cb"/>
    </style:style>
    <style:style style:name="T598" style:family="text">
      <style:text-properties officeooo:rsid="04a36091"/>
    </style:style>
    <style:style style:name="T599" style:family="text">
      <style:text-properties officeooo:rsid="04a483b9"/>
    </style:style>
    <style:style style:name="T600" style:family="text">
      <style:text-properties officeooo:rsid="04a666c6"/>
    </style:style>
    <style:style style:name="T601" style:family="text">
      <style:text-properties officeooo:rsid="04ad771d"/>
    </style:style>
    <style:style style:name="T602" style:family="text">
      <style:text-properties officeooo:rsid="04af38de"/>
    </style:style>
    <style:style style:name="T603" style:family="text">
      <style:text-properties officeooo:rsid="04af9c68"/>
    </style:style>
    <style:style style:name="T604" style:family="text">
      <style:text-properties officeooo:rsid="04b5b239"/>
    </style:style>
    <style:style style:name="T605" style:family="text">
      <style:text-properties officeooo:rsid="04b99ed1"/>
    </style:style>
    <style:style style:name="T606" style:family="text">
      <style:text-properties officeooo:rsid="04bcf7c7"/>
    </style:style>
    <style:style style:name="T607" style:family="text">
      <style:text-properties officeooo:rsid="04c1931c"/>
    </style:style>
    <style:style style:name="T608" style:family="text">
      <style:text-properties officeooo:rsid="04c55085"/>
    </style:style>
    <style:style style:name="T609" style:family="text">
      <style:text-properties officeooo:rsid="04c66885"/>
    </style:style>
    <style:style style:name="T610" style:family="text">
      <style:text-properties officeooo:rsid="04c86375"/>
    </style:style>
    <style:style style:name="T611" style:family="text">
      <style:text-properties officeooo:rsid="04cb483d"/>
    </style:style>
    <style:style style:name="T612" style:family="text">
      <style:text-properties officeooo:rsid="04cbfc91"/>
    </style:style>
    <style:style style:name="T613" style:family="text">
      <style:text-properties officeooo:rsid="04cc7c4c"/>
    </style:style>
    <style:style style:name="T614" style:family="text">
      <style:text-properties officeooo:rsid="04ce55c5"/>
    </style:style>
    <style:style style:name="T615" style:family="text">
      <style:text-properties officeooo:rsid="04ce5cc8"/>
    </style:style>
    <style:style style:name="T616" style:family="text">
      <style:text-properties officeooo:rsid="04d12493"/>
    </style:style>
    <style:style style:name="T617" style:family="text">
      <style:text-properties officeooo:rsid="04d42e7d"/>
    </style:style>
    <style:style style:name="T618" style:family="text">
      <style:text-properties officeooo:rsid="04d4d203"/>
    </style:style>
    <style:style style:name="T619" style:family="text">
      <style:text-properties officeooo:rsid="04d728f1"/>
    </style:style>
    <style:style style:name="T620" style:family="text">
      <style:text-properties officeooo:rsid="04da28c2"/>
    </style:style>
    <style:style style:name="T621" style:family="text">
      <style:text-properties officeooo:rsid="04dbfde6"/>
    </style:style>
    <style:style style:name="T622" style:family="text">
      <style:text-properties officeooo:rsid="04dd77f0"/>
    </style:style>
    <style:style style:name="T623" style:family="text">
      <style:text-properties officeooo:rsid="04df2ccc"/>
    </style:style>
    <style:style style:name="T624" style:family="text">
      <style:text-properties officeooo:rsid="04dfba79"/>
    </style:style>
    <style:style style:name="T625" style:family="text">
      <style:text-properties officeooo:rsid="04e4c912"/>
    </style:style>
    <style:style style:name="T626" style:family="text">
      <style:text-properties officeooo:rsid="04e7d060"/>
    </style:style>
    <style:style style:name="T627" style:family="text">
      <style:text-properties officeooo:rsid="04e934f2"/>
    </style:style>
    <style:style style:name="T628" style:family="text">
      <style:text-properties officeooo:rsid="04e937ea"/>
    </style:style>
    <style:style style:name="T629" style:family="text">
      <style:text-properties officeooo:rsid="04e9d91d"/>
    </style:style>
    <style:style style:name="T630" style:family="text">
      <style:text-properties officeooo:rsid="04ea41ff"/>
    </style:style>
    <style:style style:name="T631" style:family="text">
      <style:text-properties officeooo:rsid="04ec2b83"/>
    </style:style>
    <style:style style:name="T632" style:family="text">
      <style:text-properties officeooo:rsid="04edf92c"/>
    </style:style>
    <style:style style:name="T633" style:family="text">
      <style:text-properties officeooo:rsid="04ef12f3"/>
    </style:style>
    <style:style style:name="T634" style:family="text">
      <style:text-properties officeooo:rsid="04ef45fc"/>
    </style:style>
    <style:style style:name="T635" style:family="text">
      <style:text-properties officeooo:rsid="04f43f10"/>
    </style:style>
    <style:style style:name="T636" style:family="text">
      <style:text-properties officeooo:rsid="04f609ea"/>
    </style:style>
    <style:style style:name="T637" style:family="text">
      <style:text-properties officeooo:rsid="04f66d95"/>
    </style:style>
    <style:style style:name="T638" style:family="text">
      <style:text-properties officeooo:rsid="04fea51b"/>
    </style:style>
    <style:style style:name="T639" style:family="text">
      <style:text-properties officeooo:rsid="04fef6fa"/>
    </style:style>
    <style:style style:name="T640" style:family="text">
      <style:text-properties officeooo:rsid="05018127"/>
    </style:style>
    <style:style style:name="T641" style:family="text">
      <style:text-properties officeooo:rsid="0502c247"/>
    </style:style>
    <style:style style:name="T642" style:family="text">
      <style:text-properties officeooo:rsid="0505b521"/>
    </style:style>
    <style:style style:name="T643" style:family="text">
      <style:text-properties officeooo:rsid="0506a367"/>
    </style:style>
    <style:style style:name="T644" style:family="text">
      <style:text-properties officeooo:rsid="0506d04f"/>
    </style:style>
    <style:style style:name="T645" style:family="text">
      <style:text-properties officeooo:rsid="0508b21b"/>
    </style:style>
    <style:style style:name="T646" style:family="text">
      <style:text-properties officeooo:rsid="0508bcaa"/>
    </style:style>
    <style:style style:name="T647" style:family="text">
      <style:text-properties officeooo:rsid="0508e95c"/>
    </style:style>
    <style:style style:name="T648" style:family="text">
      <style:text-properties officeooo:rsid="050a3d01"/>
    </style:style>
    <style:style style:name="T649" style:family="text">
      <style:text-properties officeooo:rsid="050a99d6"/>
    </style:style>
    <style:style style:name="T650" style:family="text">
      <style:text-properties officeooo:rsid="050c5c87"/>
    </style:style>
    <style:style style:name="T651" style:family="text">
      <style:text-properties officeooo:rsid="050e967b"/>
    </style:style>
    <style:style style:name="T652"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653"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T654" style:family="text">
      <style:text-properties fo:font-variant="normal" fo:text-transform="none" style:use-window-font-color="true" loext:opacity="0%" style:text-outline="false" style:text-line-through-style="none" style:text-line-through-type="none" style:font-name="Liberation Sans" fo:font-size="8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6in" fo:text-indent="-0.35in" fo:margin-left="0.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835in" fo:text-indent="-0.25in" fo:margin-left="0.583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8335in" fo:text-indent="-0.25in" fo:margin-left="2.833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writing-mode="lr-tb"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1.9035in" fo:min-width="1.886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dddddd" draw:textarea-horizontal-align="justify" draw:textarea-vertical-align="middle" draw:auto-grow-height="false" fo:min-height="1.172in" fo:min-width="0.9126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5"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44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6" style:family="graphic">
      <style:graphic-properties draw:stroke="solid" svg:stroke-width="0in" svg:stroke-color="#3465a4" draw:marker-start="" draw:marker-start-width="0.0783in" draw:marker-start-center="false" draw:marker-end="" draw:marker-end-width="0.0783in" draw:marker-end-center="false" draw:fill="solid" draw:fill-color="#ffcc00" draw:textarea-horizontal-align="justify" draw:textarea-vertical-align="middle" draw:auto-grow-height="false" fo:min-height="0.2929in" fo:min-width="0.3957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7"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199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8" style:family="graphic">
      <style:graphic-properties draw:stroke="solid" svg:stroke-width="0in" svg:stroke-color="#000000" draw:marker-start="Arrow" draw:marker-start-width="0.1181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esign Pattern Examples Notes</text:p>
      <text:p text:style-name="Subtitle">by Stephen P. Lepisto</text:p>
      <text:p text:style-name="Subtitle">Started: February <text:span text:style-name="T10">17</text:span>, 2023</text:p>
      <text:p text:style-name="Subtitle">Initial C# code written: May 16 – June 10, 2015</text:p>
      <text:p text:style-name="P5"/>
      <text:h text:style-name="P575" text:outline-level="1" text:is-list-header="true">July 3, 2023</text:h>
      <text:p text:style-name="P571">Completed the Strategy design pattern in Rust. <text:s/><text:span text:style-name="T638">Followed the C++ implementation fairly closely. <text:s/>Straightforward implementation. <text:s/></text:span><text:span text:style-name="T639">I swapped the heights for Elaine and Myra so the sort by height (descending) did not produce the same list as sort by age (ascending).</text:span></text:p>
      <text:p text:style-name="P692">Modified the C, C++, and Python examples of the Strategy pattern to swap the heights of Elaine and Myra.</text:p>
      <text:p text:style-name="P693">Working on the Visitor design pattern example for Rust. <text:s/>First problem is I cannot store a reference to the Village in the shop structure as it would create a circular dependency for mutable references. <text:s/>So I skipped it for now.</text:p>
      <text:p text:style-name="P694">Ran into a second problem implementing the shop's place_order(): The code (as taken from the C++ version) always added an item to the inventory if it wasn't in the inventory. <text:s/>In other words, the recursive ordering was being short-circuited.</text:p>
      <text:p text:style-name="P694">So, <text:span text:style-name="T641">in the C++ code,</text:span> I moved the code for magically adding something to the inventory and the Visitor pattern in C++ stopped working. <text:s/><text:span text:style-name="T640">I am getting the following output:</text:span></text:p>
      <text:p text:style-name="Code">Error! <text:s/>Molly's Mustard Mart: Item fresh mustard is not in the inventory when it should be.</text:p>
      <text:p text:style-name="P695">It's as thoug<text:span text:style-name="T642">h Visitor_Shop::PlaceOrder() is not handling the circumstance of an ingredient list being empty. <text:s/></text:span><text:span text:style-name="T643">I think. <text:s/></text:span><text:span text:style-name="T644">Ah. <text:s/>The actual problem is the inventory for the item being ordered from the village is not being updated after the order is processed because I moved the AddItemToInventory() call to inside the else clause in PlaceOrder(). <text:s/></text:span><text:span text:style-name="T645">And since both clauses of that if statement end up calling AddItemToInventory(), that's why it appeared after the entire if statement. <text:s/></text:span><text:span text:style-name="T646">What I should do is verify the order received the necessary ingredients and if obtained, only then increment the inventory. <text:s/></text:span><text:span text:style-name="T647">Basically, if the items received is empty or the items received matches the needed items for the ingredient then add 1 to the inventory. <text:s/></text:span><text:span text:style-name="T648">If the items received do not match the needed items then an error has occurred somewhere.</text:span></text:p>
      <text:p text:style-name="P696">Added are_vector_contents_the_same() to Visitor_Element_Classes.cpp and used it in PlaceOrder(). <text:s/>I also modified PickupOrder() <text:span text:style-name="T649">to remove the itemsToBePickedUp.clear() at the beginning of method, under the assumption that an order may need to be collected from several stores in the course of a single round of visits to all shops. <text:s/>However, this ends up with a list of items to be picked up somehow </text:span><text:soft-page-break/><text:span text:style-name="T649">including all items that have </text:span><text:span text:style-name="T650">been picked up in a single round of visits. <text:s/>In other words, the recursive nature of the visitations seems to be accumulative instead of one shot per recursion. </text:span></text:p>
      <text:p text:style-name="P697"><text:span text:style-name="T651">Doh!</text:span> <text:s/>The items to be picked up matches correctly with what is being asked for, namely, all the ingredients needed to make a hamburger, so the removal of the itemsToBePickedUp.clear() was necessary.</text:p>
      <text:p text:style-name="P698">C++ code has been fixed. <text:s/>Need to migrate the fix to C, Python, C#, and Rust.</text:p>
      <text:h text:style-name="P576" text:outline-level="1" text:is-list-header="true">Jul<text:span text:style-name="T620">y</text:span> 2, 2023</text:h>
      <text:p text:style-name="P559">As near as I can tell, it is not possible to mix writing fields with reading fields in the same context. <text:s/>For example:</text:p>
      <text:p text:style-name="P558"><text:s text:c="8"/><text:span text:style-name="T264">self.set_next_state(&amp;CurrentState::NormalText);</text:span></text:p>
      <text:p text:style-name="P558"><text:s text:c="8"/>while <text:span text:style-name="T264">self.current_state</text:span> != CurrentState::Done {</text:p>
      <text:p text:style-name="P558"><text:s text:c="12"/>let current_state = self.current_behavior.as_ref().unwrap().borrow_mut().go_next();</text:p>
      <text:p text:style-name="P558"><text:s text:c="12"/>self.set_next_state(&amp;current_state);</text:p>
      <text:p text:style-name="P559">The self.current_state read fails because the previous self.set_next_state() sets up a mutable borrow (on self that is already mutable borrow). <text:s/>If I remove that first call to self.set_next_state(), the error is triggered by the second call to self.set_next_state() in the while loop, in this case a second mutable borrow during the call.</text:p>
      <text:p text:style-name="P560">I tried moving the test into a function but it had the same borrowing issues. <text:s/><text:span text:style-name="T621">Basically, the borrow checker sees "self.current_state" as an immutable borrow that lasts for the entire while loop. <text:s/></text:span><text:span text:style-name="T622">I also tried using a helper method to r</text:span><text:span text:style-name="T623">eturn the current state instead of reading the state directly. <text:s/>Same problem. <text:s/></text:span><text:span text:style-name="T624">To call a method, I have to declare self as itself or as &amp;mut.</text:span></text:p>
      <text:p text:style-name="P561">Tried a simplified version of the problem, where a single struct moves through the states while calling a method that sets the state. <text:s/>No references to anything else. <text:s/>It worked as expected. <text:s/><text:span text:style-name="T625">Looks like this:</text:span></text:p>
      <text:p text:style-name="Code">#[derive(Hash, Eq, PartialEq, Clone)]</text:p>
      <text:p text:style-name="Code">enum CurrentState {</text:p>
      <text:p text:style-name="Code"><text:s text:c="4"/>Initial,</text:p>
      <text:p text:style-name="Code"><text:s text:c="4"/>NormalText,</text:p>
      <text:p text:style-name="Code"><text:s text:c="4"/>EndComment,</text:p>
      <text:p text:style-name="Code"><text:s text:c="4"/>Done,</text:p>
      <text:p text:style-name="Code">}</text:p>
      <text:p text:style-name="Code"/>
      <text:p text:style-name="Code">struct Context {</text:p>
      <text:p text:style-name="Code"><text:s text:c="4"/>current_state: CurrentState,</text:p>
      <text:p text:style-name="Code">}</text:p>
      <text:p text:style-name="Code"/>
      <text:p text:style-name="Code">impl Context {</text:p>
      <text:p text:style-name="Code"><text:s text:c="4"/>fn new() -&gt; Context {</text:p>
      <text:p text:style-name="Code"><text:s text:c="8"/>Context { current_state: CurrentState::Initial }</text:p>
      <text:p text:style-name="Code"><text:s text:c="4"/>}</text:p>
      <text:p text:style-name="Code"/>
      <text:p text:style-name="Code"><text:s text:c="4"/>fn goto_state(&amp;mut self) -&gt; CurrentState {</text:p>
      <text:p text:style-name="Code"><text:s text:c="8"/>match self.current_state {</text:p>
      <text:p text:style-name="Code"><text:s text:c="12"/>CurrentState::Initial =&gt; CurrentState::NormalText,</text:p>
      <text:p text:style-name="Code"><text:soft-page-break/><text:s text:c="12"/>CurrentState::NormalText =&gt; CurrentState::EndComment,</text:p>
      <text:p text:style-name="Code"><text:s text:c="12"/>CurrentState::EndComment =&gt; CurrentState::Done,</text:p>
      <text:p text:style-name="Code"><text:s text:c="12"/>CurrentState::Done =&gt; CurrentState::Initial,</text:p>
      <text:p text:style-name="Code"><text:s text:c="8"/>}</text:p>
      <text:p text:style-name="Code"><text:s text:c="4"/>}</text:p>
      <text:p text:style-name="Code"/>
      <text:p text:style-name="Code"><text:s text:c="4"/>fn set_next_state(&amp;mut self, state: CurrentState) {</text:p>
      <text:p text:style-name="Code"><text:s text:c="8"/>self.current_state = state;</text:p>
      <text:p text:style-name="Code"><text:s text:c="4"/>}</text:p>
      <text:p text:style-name="Code">}</text:p>
      <text:p text:style-name="Code"/>
      <text:p text:style-name="Code">fn main() {</text:p>
      <text:p text:style-name="Code"><text:s text:c="4"/>let mut context = Context::new();</text:p>
      <text:p text:style-name="Code"/>
      <text:p text:style-name="Code"><text:s text:c="4"/>context.set_next_state(CurrentState::NormalText);</text:p>
      <text:p text:style-name="Code"/>
      <text:p text:style-name="Code"><text:s text:c="4"/>while context.current_state != CurrentState::Done {</text:p>
      <text:p text:style-name="Code"><text:s text:c="8"/>let new_state = context.goto_state();</text:p>
      <text:p text:style-name="Code"><text:s text:c="8"/>context.set_next_state(new_state);</text:p>
      <text:p text:style-name="Code"><text:s text:c="4"/>}</text:p>
      <text:p text:style-name="Code">}</text:p>
      <text:p text:style-name="P562">Okay. <text:s/>I added some state structs and the IStateBehavior trait to the experiment. <text:s/>And in the routine where I update the list of behaviors with a new behavior (requiring a &amp;mut self), I get the "can't use a mutable borrow after using an immutable borrow in the while loop" error.</text:p>
      <text:p text:style-name="P563">Hmm. <text:s/>After some fiddling, I got the latest experiment to work. <text:s/><text:span text:style-name="T626">I do not attempt to set a "current_behavior" reference but instead just set the current state. <text:s/>In the while loop, I call get_behavior() that returns the behavior for the given state, instantiating and caching a new behavior as needed. <text:s/>I return a reference to the behavior as it is stored in a vector. <text:s/></text:span><text:span text:style-name="T627">I then call go_next() on the returned behavior and store the result in a local variable, which I then pass by reference to set_state(). <text:s/></text:span><text:span text:style-name="T628">I also use only a Box&lt;dyn IStateBehavior&gt; for the various states and let the vector in the context own the Box. <text:s/></text:span><text:span text:style-name="T629">This does not allow the states to be mutable in the go_next() call but I don't need that functionality in th</text:span><text:span text:style-name="T630">e State example.</text:span></text:p>
      <text:p text:style-name="P563"/>
      <text:p text:style-name="P564">Modified the State design pattern example in Rust to match the latest experiment. <text:s/>Removed all lifetime markers. <text:s/>All errors are gone – except for one. <text:s/>I cannot pass "self" to go_next() because it is already a mutable borrow and cannot be bor<text:span text:style-name="T631">r</text:span>owed mutabl<text:span text:style-name="T631">y</text:span> again. <text:s/><text:span text:style-name="T632">Sigh. <text:s/></text:span><text:span text:style-name="T633">I don't have this little tidbit in the experiment.</text:span></text:p>
      <text:p text:style-name="P565">Added IStateContext to the experiment and modified the experiment to pass the Context struct as IStateContext to go_next(). <text:s/>It failed because of the double mutable borrow error. <text:s/><text:span text:style-name="T634">At least I can reproduce the error.</text:span></text:p>
      <text:p text:style-name="P566">Here is my experimental remove_comments() method:</text:p>
      <text:p text:style-name="Code"><text:s text:c="4"/>fn remove_comment(&amp;mut self) {</text:p>
      <text:p text:style-name="Code"><text:s text:c="8"/>println!("Remove comments...");</text:p>
      <text:p text:style-name="Code"><text:s text:c="8"/>self.set_state(&amp;CurrentState::Initial);</text:p>
      <text:p text:style-name="Code"/>
      <text:p text:style-name="Code"><text:s text:c="8"/>while self.current_state != CurrentState::Done {</text:p>
      <text:p text:style-name="Code"><text:s text:c="12"/>let state = self.current_state.clone();</text:p>
      <text:p text:style-name="Code"><text:soft-page-break/><text:s text:c="12"/>let behavior = self.get_behavior(&amp;state);</text:p>
      <text:p text:style-name="Code"><text:s text:c="12"/>let new_state = behavior.go_next(self);</text:p>
      <text:p text:style-name="Code"><text:s text:c="12"/>self.set_state(&amp;new_state);</text:p>
      <text:p text:style-name="Code"><text:s text:c="8"/>}</text:p>
      <text:p text:style-name="Code"><text:s text:c="4"/>}</text:p>
      <text:p text:style-name="P566">The problem is this:</text:p>
      <text:p text:style-name="Code">error[E0499]: cannot borrow `*self` as mutable more than once at a time</text:p>
      <text:p text:style-name="Code"><text:s text:c="3"/>--&gt; practice\src\main.rs:113:46</text:p>
      <text:p text:style-name="Code"><text:s text:c="4"/>|</text:p>
      <text:p text:style-name="Code">112 | let behavior = self.get_behavior(&amp;state);</text:p>
      <text:p text:style-name="Code"><text:s text:c="4"/>| <text:s text:c="15"/>------------------------- first mutable borrow occurs here</text:p>
      <text:p text:style-name="Code">113 | let new_state = behavior.go_next(self);</text:p>
      <text:p text:style-name="Code"><text:s text:c="4"/>| <text:s text:c="25"/>------- ^^^^ second mutable borrow occurs here</text:p>
      <text:p text:style-name="Code"><text:s text:c="4"/>| <text:s text:c="25"/>|</text:p>
      <text:p text:style-name="Code"><text:s text:c="4"/>| <text:s text:c="25"/>first borrow later used by call</text:p>
      <text:p text:style-name="Code"/>
      <text:p text:style-name="P567">get_behavior() returns a reference to self.behaviors[n], so a mutable borrow is in effect while 'behavior' is alive. <text:s/><text:span text:style-name="T635">Again, a circular reference.</text:span></text:p>
      <text:p text:style-name="P568">The only option I can see is to introduce another struct that is used to track the input and output <text:span text:style-name="T636">and instantiate that struct in remove_comments() so it is entirely separate from the context. <text:s/></text:span><text:span text:style-name="T637">I applied InputOutput struct to the experiment and that worked.</text:span></text:p>
      <text:p text:style-name="P569">In the State pattern example, I added InputOuput struct and implemented the IStateBehavior trait on the struct. <text:s/>Since I needed an indexable block of input text, the InputOuput::new() converts the incoming string slice (&amp;str) to a vector of characters (input_text.chars().collect()).</text:p>
      <text:p text:style-name="P570">Completed the State design pattern example for Rust.</text:p>
      <text:h text:style-name="P577" text:outline-level="1" text:is-list-header="true">July 1, 2023</text:h>
      <text:p text:style-name="P544">Started implementation of the State design pattern in Rust. <text:s/>Tricky stuff. <text:s/>Trying to work out how to instantiate state structs correctly that accept a reference to the StateContext struct.</text:p>
      <text:p text:style-name="P544"><text:a xlink:type="simple" xlink:href="https://doc.rust-lang.org/nomicon/subtyping.html" text:style-name="Internet_20_link" text:visited-style-name="Visited_20_Internet_20_Link">https://doc.rust-lang.org/nomicon/subtyping.html</text:a></text:p>
      <text:p text:style-name="P545">I have no idea why it is failing in state_context.rs, create_state_behavior(). <text:s/><text:span text:style-name="T607">Probably something to do with the lifetime interactions between the StateContext object and the IStateBehavior trait.</text:span></text:p>
      <text:p text:style-name="P546">Lifetime management in Rust is overly complicated, strongly indicating a problem in the whole design.</text:p>
      <text:p text:style-name="P547">Here is what is going wrong right now:</text:p>
      <text:p text:style-name="Code">error: lifetime may not live long enough</text:p>
      <text:p text:style-name="Code"><text:s text:c="3"/>--&gt; src\state\state_context.rs:311:9</text:p>
      <text:p text:style-name="Code"><text:s text:c="4"/>|</text:p>
      <text:p text:style-name="Code">255 | <text:s text:c="2"/>impl&lt;'a&gt; StateContext&lt;'a&gt; {</text:p>
      <text:p text:style-name="Code"><text:s text:c="4"/>| <text:s text:c="7"/>-- lifetime `'a` defined here</text:p>
      <text:p text:style-name="Code">...</text:p>
      <text:p text:style-name="Code">310 | <text:s text:c="6"/>fn create_state_behavior(&amp;mut self, state: &amp;CurrentState) -&gt; Rc&lt;RefCell&lt;dyn IStateBehavior + 'a&gt;&gt; {</text:p>
      <text:p text:style-name="Code"><text:soft-page-break/><text:s text:c="4"/>| <text:s text:c="31"/>- let's call the lifetime of this reference `'1`</text:p>
      <text:p text:style-name="Code">311 | / <text:s text:c="8"/>match state {</text:p>
      <text:p text:style-name="Code">312 | | <text:s text:c="12"/>CurrentState::Initial =&gt; StateInitial::new(self),</text:p>
      <text:p text:style-name="Code">313 | | <text:s text:c="12"/>//CurrentState::NormalText =&gt; StateNormalText::new(self),</text:p>
      <text:p text:style-name="Code">314 | | <text:s text:c="12"/>//CurrentState::DoubleQuotedText =&gt; StateDoubleQuotedText::new(self),</text:p>
      <text:p text:style-name="Code">... <text:s text:c="2"/>|</text:p>
      <text:p text:style-name="Code">323 | | <text:s text:c="12"/>_ =&gt; panic!(),</text:p>
      <text:p text:style-name="Code">324 | | <text:s text:c="8"/>}</text:p>
      <text:p text:style-name="Code"><text:s text:c="4"/>| |_________^ method was supposed to return data with lifetime `'a` but it is returning data with lifetime `'1`</text:p>
      <text:p text:style-name="Code"><text:s text:c="4"/>|</text:p>
      <text:p text:style-name="Code"><text:s text:c="4"/>= note: requirement occurs because of the type `RefCell&lt;dyn IStateBehavior&gt;`, which makes the generic argument `dyn IStateBehavior` invariant</text:p>
      <text:p text:style-name="Code"><text:s text:c="4"/>= note: the struct `RefCell&lt;T&gt;` is invariant over the parameter `T`</text:p>
      <text:p text:style-name="Code"><text:s text:c="4"/>= help: see &lt;https://doc.rust-lang.org/nomicon/subtyping.html&gt; for more information about variance</text:p>
      <text:p text:style-name="P547">The match statement starting at line 311 is intended to create a new state struct instance (currently, only the Initial state if active, the rest are commented out but they all get the same error). <text:s/><text:span text:style-name="T608">If I modify the signature of create_state_behavior to look like this (the highlighted part is the change):</text:span></text:p>
      <text:p text:style-name="Code">fn create_state_behavior(&amp;<text:span text:style-name="T264">'a </text:span>mut self, state: &amp;CurrentState) -&gt; Rc&lt;RefCell&lt;dyn IStateBehavior + 'a&gt;&gt; {</text:p>
      <text:p text:style-name="P548">Then I'm declaring the lifetime of self is the same as the lifetime of the IStateBehavior trait. <text:s/>And that clears the error – within create_state_behavior. <text:s/>However, errors crop up in the set_next_state() function that calls create_state_behavior. <text:s/><text:span text:style-name="T609">Specifically, the call to create_state_behavior returns an IStateBehavior object and the error indicates the lifetime of the might outlive the self. <text:s/></text:span><text:span text:style-name="T610">The other errors indicate a problem borrowing self again </text:span></text:p>
      <text:p text:style-name="P549">If I alter set_next_state() function signature in the same way:</text:p>
      <text:p text:style-name="Code">fn set_next_state(&amp;<text:span text:style-name="T264">'a </text:span>mut self, new_state: &amp;CurrentState) {</text:p>
      <text:p text:style-name="P550">Then the call to create_state_behavior() is fixed but the subsequent borrowing errors are not fixed. <text:s/>And if I repeat the same lifetime fix for remove_comments() (the entry point to these methods), I get the borrow errors.</text:p>
      <text:p text:style-name="P551">Here is remove_comments():</text:p>
      <text:p text:style-name="Code"><text:s text:c="4"/>pub fn remove_comments(&amp;'a mut self, text: &amp;str) -&gt; String {</text:p>
      <text:p text:style-name="Code"><text:s text:c="8"/>self.input_text = text.to_string();</text:p>
      <text:p text:style-name="Code"><text:s text:c="8"/>self.output_text = String::from("");</text:p>
      <text:p text:style-name="Code"><text:s text:c="8"/>self.current_state = CurrentState::Initial;</text:p>
      <text:p text:style-name="Code"><text:s text:c="8"/><text:span text:style-name="T264">self.set_next_state(&amp;CurrentState::NormalText);</text:span></text:p>
      <text:p text:style-name="Code"/>
      <text:p text:style-name="Code"><text:s text:c="8"/>while <text:span text:style-name="T264">self.current_state</text:span> != CurrentState::Done {</text:p>
      <text:p text:style-name="Code"><text:s text:c="12"/>let current_state = self.current_behavior.as_ref().unwrap().borrow_mut().go_next();</text:p>
      <text:p text:style-name="Code"><text:s text:c="12"/>self.set_next_state(&amp;current_state);</text:p>
      <text:p text:style-name="Code"><text:s text:c="8"/>}</text:p>
      <text:p text:style-name="Code"><text:s text:c="8"/>String::from("")</text:p>
      <text:p text:style-name="Code"><text:s text:c="4"/>}</text:p>
      <text:p text:style-name="P551"><text:soft-page-break/>The first highlighted line is a mutable borrow (because self comes in as mutable <text:span text:style-name="T611">and </text:span><text:span text:style-name="T612">therefore is</text:span><text:span text:style-name="T611"> passed as mutable to set_next_state()</text:span>). <text:s/>However, the second highlighted line is an immutable borrow, which is not allowed here. <text:s/><text:span text:style-name="T613">I was expecting the mutable borrow to be released by the time set_next_state() returned.</text:span></text:p>
      <text:p text:style-name="P552">I tried wrapping the first 5 lines in braces to create a context around how long the mutable borrow lasted but it didn't help, indicating the mutable borrow is on-going.</text:p>
      <text:p text:style-name="P553">The same borrowing error occurs in set_next_state() as well.</text:p>
      <text:p text:style-name="P553">It is my understanding that a public struct's fields are all mutable if the struct is mutable (more specifically, if the struct is stored in a variable as mutable). <text:s/><text:span text:style-name="T614">Mutability is bound to the variable </text:span><text:span text:style-name="T615">itself</text:span><text:span text:style-name="T614">, not the type of value the variable contains.</text:span></text:p>
      <text:p text:style-name="P554">I tried rewriting remove_comments() in such a way that set_next_state() and create_state_behavior() were folded directly into remove_comments. <text:s/>I didn't help as I still got the problem of doing an immutable borrow on a mutable borrow <text:span text:style-name="T616">when trying to add a behavior to the HashMap of behaviors.</text:span></text:p>
      <text:p text:style-name="P555">The reason for the lifetimes is because I have a reference to the StateContext struct in each of the State structs and I have to somehow indicate that lifetime of that reference is at least as long as the State structs. <text:s/>However, I also have a <text:span text:style-name="T617">Rc&lt;RefCell&lt;dyn IStateBehavior&gt;&gt; being held in the StateContext struct; technically a circular reference. <text:s/></text:span><text:span text:style-name="T618">That might be causing the problem. <text:s/>In C++, I pass the StateContext instance to the GoNext() method. <text:s/>Maybe I need to do the same here.</text:span></text:p>
      <text:p text:style-name="P556">I modified the IStateBehavior trait's go_next() to take a mutable reference to the IStateContext trait. And then modified the State structs to no longer store a reference to the IStateContext object. <text:s/>Once that was done, I still got the same error about an immutable borrow after a mutable borrow. <text:s/><text:span text:style-name="T619">So the State struct initialization is cleaner but the circular reference wasn't the source of the problem.</text:span></text:p>
      <text:p text:style-name="P557">Do I really have to move to the C version of nothing but functions?</text:p>
      <text:h text:style-name="P578" text:outline-level="1" text:is-list-header="true">June 30, 2023</text:h>
      <text:p text:style-name="P542">Implemented the Proxy design pattern in Rust.</text:p>
      <text:p text:style-name="P543">Figured out how to create a singleton: Put a smart pointer for the real entity struct in the proxy struct and give it the type Option&lt;Box&lt;dyn IworkByProxy&gt;&gt;. <text:s/>Then initialize the smart pointer to None in the constructor (fn new()). <text:s/>Like this:</text:p>
      <text:p text:style-name="Code">struct ProxtEntity {</text:p>
      <text:p text:style-name="Code"><text:s text:c="4"/>real_entity: Option&lt;Box&lt;dyn I<text:span text:style-name="T606">W</text:span>orkByProxy&gt;&gt;,</text:p>
      <text:p text:style-name="Code">}</text:p>
      <text:p text:style-name="Code"/>
      <text:p text:style-name="Code">impl ProxyEntity {</text:p>
      <text:p text:style-name="Code"><text:s text:c="4"/>pub fn new() -&gt; Bo<text:span text:style-name="T606">x&lt;dyn IworkByProxy&gt;{</text:span></text:p>
      <text:p text:style-name="Code"><text:s text:c="8"/>Box::new(ProxyEntity {</text:p>
      <text:p text:style-name="Code"><text:s text:c="12"/>real_entity: None,</text:p>
      <text:p text:style-name="Code"><text:s text:c="8"/><text:span text:style-name="T606">})</text:span></text:p>
      <text:p text:style-name="Code"><text:s text:c="4"/><text:span text:style-name="T606">}</text:span></text:p>
      <text:p text:style-name="Code"/>
      <text:p text:style-name="Code"><text:s text:c="4"/>pub fn get_real_entity(&amp;mut self) -&gt; &amp;mut Box&lt;dyn IWorkByProxy&gt; {</text:p>
      <text:p text:style-name="Code"><text:soft-page-break/><text:s text:c="8"/>if let None = self.real_entity {</text:p>
      <text:p text:style-name="Code"><text:s text:c="12"/>self.real_entity = Some(RealEntity::new());</text:p>
      <text:p text:style-name="Code"><text:s text:c="8"/>}</text:p>
      <text:p text:style-name="Code"><text:s text:c="8"/>self.real_entity.as_mut().unwrap()</text:p>
      <text:p text:style-name="Code"><text:s text:c="4"/>}</text:p>
      <text:p text:style-name="Code">}</text:p>
      <text:p text:style-name="P541"/>
      <text:h text:style-name="P579" text:outline-level="1" text:is-list-header="true">June 29, 2023</text:h>
      <text:p text:style-name="P540">Implemented the Observer design pattern in Rust. <text:s/>Straightforward implementation. <text:s/>I used a combination of trait (interface) and push model for the observers, mainly to keep the number of traits <text:span text:style-name="T605">to a minimum</text:span>.</text:p>
      <text:h text:style-name="P580" text:outline-level="1" text:is-list-header="true">June 28, 2023</text:h>
      <text:p text:style-name="P537">Implemented the Memento design pattern in Rust. <text:s/>I modeled this after the C++ code. <text:s/>Straightforward implementation, although I dropped the IMemento interface as it was simpler to keep the Memento struct private to the memento_textobject.rs file. <text:s/>Also, I found that it is quite difficult to dynamically cast an interface/trait back to the struct on which the trait is implemented, which was required in this example.</text:p>
      <text:p text:style-name="P538">Modified Command design pattern example in Rust to use a context structure, just like the one I created in the Memento example.</text:p>
      <text:p text:style-name="P539">Implemented the Null Object design pattern in Rust. <text:s/>Since I can't use a base class and have simple derived classes that feed into the base class, I put the show() command on the IMoveCommand trait as a default command, and added get_command() and get_name() on the IMoveCommand trait that are to be implemented by each move command struct. <text:s/>The show() command has a default implementation that calls the get_command() and get_name() methods. <text:s/>I also separated the parsing step from the display and execution steps (the other versions of this example have the movement string be parsed once when displaying and again when executing).</text:p>
      <text:h text:style-name="P581" text:outline-level="1" text:is-list-header="true">June 27, 2023</text:h>
      <text:p text:style-name="P536">Implemented the Mediator design pattern in Rust. <text:s/>I ended up modeling the example after the C++ code. <text:s/><text:span text:style-name="T604">Straightforward implementation.</text:span></text:p>
      <text:h text:style-name="P582" text:outline-level="1" text:is-list-header="true">June 26, 2023</text:h>
      <text:p text:style-name="P533">Implemented the Iterator design pattern in Rust.</text:p>
      <text:p text:style-name="P533">Tricky part was getting the lifetimes specified correctly for the IIterator&lt;T&gt; returned from the container's methods for getting an iterator. <text:s/>The reason for the explicit lifetime was the iterators contain a reference to the container with the values.</text:p>
      <text:p text:style-name="P534"><text:soft-page-break/>Here is an iterator declaration:</text:p>
      <text:p text:style-name="Code">pub struct ItemIterator&lt;'a&gt; {</text:p>
      <text:p text:style-name="Code"><text:s text:c="4"/>items: &amp;'a Items,</text:p>
      <text:p text:style-name="Code"><text:s text:c="4"/>iterator: usize,</text:p>
      <text:p text:style-name="Code">}</text:p>
      <text:p text:style-name="P534">The explicit lifetime indicator ('a) is required since a reference is being held in the struct.</text:p>
      <text:p text:style-name="P534">Here is how the function for returning the above iterator looks:</text:p>
      <text:p text:style-name="Code">impl<text:span text:style-name="T264">&lt;'a&gt;</text:span> Items {</text:p>
      <text:p text:style-name="Code"><text:s text:c="4"/>pub fn get_items(&amp;<text:span text:style-name="T264">'a</text:span> self) -&gt; impl IIterator&lt;ItemPair&gt;<text:span text:style-name="T264"> + 'a</text:span> {</text:p>
      <text:p text:style-name="Code"><text:s text:c="8"/>ItemIterator { items: self, iterator: 0 }</text:p>
      <text:p text:style-name="Code"><text:s text:c="4"/>}</text:p>
      <text:p text:style-name="Code">}</text:p>
      <text:p text:style-name="P535">The impl&lt;'a&gt; introduces the explicit lifetime. <text:s/>The &amp;'a on self says this lifetime needs to be applied to the self parameter. <text:s/>The "+ 'a" means the return type gets the same lifetime as the self, so the return type lives at least as long as the self.</text:p>
      <text:h text:style-name="P583" text:outline-level="1" text:is-list-header="true">June 25, 2023</text:h>
      <text:p text:style-name="P531">Completed work on the Interpreter design pattern in Rust. <text:s/>Only tricky part was figuring out how to declare static arrays of integers. <text:s/>I ended up using the same approach as in C: Define the individual sentence arrays and then define an array of arrays. <text:s/>Like this:</text:p>
      <text:p text:style-name="Code">const SENTENCE_TOKENS0: &amp;'static [usize] = &amp;[ ... ];</text:p>
      <text:p text:style-name="Code">const SENTENCE_TOKENS1: &amp;'static [usize] = &amp;[ ... ];</text:p>
      <text:p text:style-name="Code">etc.</text:p>
      <text:p text:style-name="Code">const _SENTENCE_TOKEN_LISTS: &amp;'static [&amp;'static [usize]; 6] = &amp;[<text:line-break/> <text:s text:c="3"/>&amp;SENTENCE_TOKENS0,<text:line-break/> <text:s text:c="3"/>&amp;SENTENCE_TOKENS1,</text:p>
      <text:p text:style-name="Code"><text:s text:c="4"/>etc.<text:line-break/>];</text:p>
      <text:p text:style-name="P531"><text:span text:style-name="T602">Theoretically, I should be able to declare the arrays as nested instead of separate arrays but I didn't try that </text:span><text:span text:style-name="T603">as the above worked.</text:span></text:p>
      <text:p text:style-name="P532">Added helpers::titlecase::titlecase(), to create a proper title-cased word given a string.</text:p>
      <text:h text:style-name="P584" text:outline-level="1" text:is-list-header="true">June 24, 2023</text:h>
      <text:p text:style-name="P522">The only way to get the handler_chain_experiment to work is to store the MessageWindow only in the HandleChain struct. <text:s/>I modified the experiment to construct the two windows in main() and pass a mutable reference to each to HandlerChain where the reference is stored. <text:s/>The variables in main() continue to own the windows. <text:s/>I can then send messages through HandlerChain to each window.</text:p>
      <text:p text:style-name="P523">HandlerChain cannot store the MessageWindow as a dyn IMessageHandler as the size of a "dyn IMessageHandler" is not known at compile time. <text:s/>I can store a reference to dyn IMessageHandler. <text:s/>I can also store a Box&lt;dyn IMessageHandler&gt;, again because the Box is a known size.</text:p>
      <text:p text:style-name="P524"><text:soft-page-break/>Of course, the problem with using Box&lt;&gt; is it can contain only an immutable reference.</text:p>
      <text:p text:style-name="P525">On the other hand, I can store a Box&lt;RefCell&lt;dyn IMessageHandler&gt;&gt;, allowing the borrow type to be determined at runtime.</text:p>
      <text:p text:style-name="P526">In the experiment, I went with this approach:</text:p>
      <text:p text:style-name="Code">struct HandlerChain {</text:p>
      <text:p text:style-name="Code"><text:s text:c="4"/>handlers: Vec&lt;<text:span text:style-name="T264">Box&lt;RefCell&lt;dyn IMessageHandler&gt;&gt;</text:span>&gt;,</text:p>
      <text:p text:style-name="Code">}</text:p>
      <text:p text:style-name="Code">impl HandlerChain {</text:p>
      <text:p text:style-name="Code"><text:s text:c="4"/>fn add_handler(&amp;mut self, <text:span text:style-name="T264">handler: impl IMessageHandler+'static</text:span>) {</text:p>
      <text:p text:style-name="Code"><text:s text:c="8"/>// This must occur before adding to list due to mismatch of mutable/immutable</text:p>
      <text:p text:style-name="Code"><text:s text:c="8"/>// after the handler is added to the list.</text:p>
      <text:p text:style-name="Code"><text:s text:c="8"/>let handler_id = handler.id();</text:p>
      <text:p text:style-name="Code"><text:s text:c="8"/>self.handlers.push(<text:span text:style-name="T264">Box::new(RefCell::new(handler))</text:span>);</text:p>
      <text:p text:style-name="Code"><text:s text:c="8"/>println!("Added handler with id {}", handler_id);</text:p>
      <text:p text:style-name="Code"><text:s text:c="4"/>}</text:p>
      <text:p text:style-name="Code"/>
      <text:p text:style-name="Code"><text:s text:c="4"/>fn remove_handler(&amp;mut self, handler_id: i32) {</text:p>
      <text:p text:style-name="Code"><text:s text:c="8"/>let found_index = self.handlers.iter_mut().position(|x| x<text:span text:style-name="T264">.borrow()</text:span>.id() == handler_id);</text:p>
      <text:p text:style-name="Code"><text:s text:c="8"/>if let Some(index) = found_index {</text:p>
      <text:p text:style-name="Code"><text:s text:c="12"/>self.handlers.remove(index);</text:p>
      <text:p text:style-name="Code"><text:s text:c="12"/>println!("Removed handler with id {handler_id}");</text:p>
      <text:p text:style-name="Code"><text:s text:c="8"/>}</text:p>
      <text:p text:style-name="Code"><text:s text:c="4"/>}</text:p>
      <text:p text:style-name="Code"/>
      <text:p text:style-name="Code"><text:s text:c="4"/>fn send_message(&amp;mut self, message: &amp;Message) {</text:p>
      <text:p text:style-name="Code"><text:s text:c="8"/>for window in self.handlers.iter() {</text:p>
      <text:p text:style-name="Code"><text:s text:c="12"/><text:span text:style-name="T264">let handler_id = window.borrow().id();</text:span></text:p>
      <text:p text:style-name="Code"><text:s text:c="12"/>let result = window<text:span text:style-name="T264">.borrow_mut()</text:span>.process_message(message);</text:p>
      <text:p text:style-name="Code"><text:s text:c="12"/>match result {</text:p>
      <text:p text:style-name="Code"><text:s text:c="16"/>MessageReturnTypes::Stop =&gt; break,</text:p>
      <text:p text:style-name="Code"><text:s text:c="16"/>MessageReturnTypes::Continue =&gt; continue,</text:p>
      <text:p text:style-name="Code"><text:s text:c="16"/>MessageReturnTypes::Close =&gt; {</text:p>
      <text:p text:style-name="Code"><text:s text:c="20"/>self.remove_handler(<text:span text:style-name="T264">handler_id</text:span>);</text:p>
      <text:p text:style-name="Code"><text:s text:c="20"/>break;</text:p>
      <text:p text:style-name="Code"><text:s text:c="16"/>},</text:p>
      <text:p text:style-name="Code"><text:s text:c="12"/>}</text:p>
      <text:p text:style-name="Code"><text:s text:c="8"/>}</text:p>
      <text:p text:style-name="Code"><text:s text:c="4"/>}</text:p>
      <text:p text:style-name="Code">}</text:p>
      <text:p text:style-name="Code"/>
      <text:p text:style-name="Code">fn main() {</text:p>
      <text:p text:style-name="Code"><text:s text:c="4"/>let mut handler_chain = HandlerChain { handlers: vec![] };</text:p>
      <text:p text:style-name="Code"><text:s text:c="4"/>let window = MessageWindow::new(1, "Window 1");</text:p>
      <text:p text:style-name="Code"><text:s text:c="4"/>handler_chain.add_handler(window);</text:p>
      <text:p text:style-name="Code"><text:s text:c="4"/>let window = MessageWindow::new(2, "Window 2");</text:p>
      <text:p text:style-name="Code"><text:s text:c="4"/>handler_chain.add_handler(window);</text:p>
      <text:p text:style-name="Code"/>
      <text:p text:style-name="Code"><text:s text:c="4"/>println!("Sending close message...");</text:p>
      <text:p text:style-name="Code"><text:s text:c="4"/>handler_chain.send_message(&amp;Message::new(MessageTypes::Close, 1, 1));</text:p>
      <text:p text:style-name="Code"><text:s text:c="4"/>println!("Sending close message...");</text:p>
      <text:p text:style-name="Code"><text:s text:c="4"/>handler_chain.send_message(&amp;Message::new(MessageTypes::Close, 1, 1));</text:p>
      <text:p text:style-name="Code"><text:s text:c="4"/>println!("Done.");</text:p>
      <text:p text:style-name="Code">}</text:p>
      <text:p text:style-name="P527"><text:soft-page-break/>The highlighted parts are were I must deal with borrowing from the RefCell as appropriate. <text:s/><text:span text:style-name="T597">I'm passing the window to HandlerChain::add_handler() as "impl IMessageHandler+'static", which throws away all of the MessageWindow type as far as HandlerChain is concerned (and the rest of the program). <text:s/></text:span><text:span text:style-name="T598">If I were to pass "dyn IMessageHandler", I could theoretically pass the pointer to a function that takes a reference to a MessageWindow, but I don't need that in the experiment nor in the HandlerChain design example.</text:span></text:p>
      <text:p text:style-name="P528">I still need to let HandlerChain manage the list and therefore process_message() must return a code indicating what to do with the handler afterwards. <text:s/>This does not allow for nested calls back into the HandlerC<text:span text:style-name="T599">hain as it would result in multiple mutable borrows on the HandlerChain object. <text:s/>I also cannot duplicate the list of handlers guarded by a mutex for the same reason, unless I were to use Rc&lt;RefCell&lt;&gt;&gt; instead of Box&lt;RefCell&lt;&gt;&gt;. <text:s/></text:span><text:span text:style-name="T600">And that would put me back at the overly complicated approach I started with.</text:span></text:p>
      <text:p text:style-name="P529">Completed modifications of the HandlerChain pattern in Rust and everything works. <text:s/>I had to remove the Close message to work within the strict ownership and borrowing that Rust enforces. <text:s/>Updated the Handler Chain design pattern write-up to reflect this for Rust.</text:p>
      <text:p text:style-name="P529"/>
      <text:p text:style-name="P530">Found a bug in the C version of Handler Chain:</text:p>
      <text:p text:style-name="Code">HandlerChain Exercise</text:p>
      <text:p text:style-name="Code"><text:s text:c="2"/>Error! <text:s/>Out of memory condition adding a window to the handler chain in MessageWindow_Create()!</text:p>
      <text:p text:style-name="Code"><text:s text:c="2"/>Error! <text:s/>Out of memory condition adding a window to the handler chain in MessageWindow_Create()!</text:p>
      <text:p text:style-name="Code"><text:s text:c="2"/>Error! <text:s/>Out of memory condition adding a window to the handler chain in MessageWindow_Create()!</text:p>
      <text:p text:style-name="Code"><text:s text:c="2"/>Handler Chain at start:</text:p>
      <text:p text:style-name="Code"><text:s text:c="2"/>Error! <text:s/>Out of memory condition converting handler chain to a string!</text:p>
      <text:p text:style-name="Code">(null)</text:p>
      <text:p text:style-name="Code"><text:s text:c="2"/>Select Window 2</text:p>
      <text:p text:style-name="Code"><text:s text:c="2"/>Current handler chain:</text:p>
      <text:p text:style-name="Code"><text:s text:c="2"/>Error! <text:s/>Out of memory condition converting handler chain to a string!</text:p>
      <text:p text:style-name="Code">(null)</text:p>
      <text:p text:style-name="Code"><text:s text:c="2"/>Select Window 3</text:p>
      <text:p text:style-name="Code"><text:s text:c="2"/>Current handler chain:</text:p>
      <text:p text:style-name="Code"><text:s text:c="2"/>Error! <text:s/>Out of memory condition converting handler chain to a string!</text:p>
      <text:p text:style-name="Code">(null)</text:p>
      <text:p text:style-name="Code"><text:s text:c="2"/>Select Window 1</text:p>
      <text:p text:style-name="Code"><text:s text:c="2"/>Current handler chain:</text:p>
      <text:p text:style-name="Code"><text:s text:c="2"/>Error! <text:s/>Out of memory condition converting handler chain to a string!</text:p>
      <text:p text:style-name="Code">(null)</text:p>
      <text:p text:style-name="Code"><text:s text:c="2"/>Close Window 2</text:p>
      <text:p text:style-name="Code"><text:s text:c="2"/>Current handler chain:</text:p>
      <text:p text:style-name="Code"><text:s text:c="2"/>Error! <text:s/>Out of memory condition converting handler chain to a string!</text:p>
      <text:p text:style-name="Code">(null)</text:p>
      <text:p text:style-name="Code"><text:s text:c="2"/>Removing all windows as part of clean-up.</text:p>
      <text:p text:style-name="Code"><text:s text:c="2"/>Done.</text:p>
      <text:p text:style-name="P530">The problem was HandlerChain_AddWindow() was always returning false (failure) instead of the value in the success variable. <text:s/><text:span text:style-name="T601">I have no idea how I missed that one. <text:s/>Fixed.</text:span></text:p>
      <text:h text:style-name="P585" text:outline-level="1" text:is-list-header="true"><text:soft-page-break/>June 20, 2023</text:h>
      <text:p text:style-name="P518">Traits can be used as types for parameters to functions, like this:</text:p>
      <text:p text:style-name="Code">fn foo(<text:span text:style-name="T594">handler</text:span>: &amp;impl IMessageHandler) { }</text:p>
      <text:p text:style-name="P518">This defines a function that takes any entity that implements the IMessageHandler trait. <text:s/><text:span text:style-name="T595">The more formal declaration of the above would look like this:</text:span></text:p>
      <text:p text:style-name="Code">fn foo&lt;T: IMessageHandler&gt;(handler: &amp;T) {}</text:p>
      <text:p text:style-name="P519">The same approach for a return type as trait is available, like this:</text:p>
      <text:p text:style-name="Code">fn new_handler() -&gt; impl IMessageHandler {}</text:p>
      <text:p text:style-name="P519">or</text:p>
      <text:p text:style-name="Code">fn new_handler&lt;T:IMessageHandler&gt;() -&gt; impl T {}</text:p>
      <text:p text:style-name="P520">It is possible to have a reference in a struct; however, it is apparently best if the reference has a lifetime reference on it, like this:</text:p>
      <text:p text:style-name="Code">struct foo&lt;'a&gt; {</text:p>
      <text:p text:style-name="Code"><text:s text:c="4"/>handle: &amp;&lt;'a IMessageHandler&gt;,</text:p>
      <text:p text:style-name="Code">}</text:p>
      <text:p text:style-name="P520">This tells the lifetime checker that the field <text:span text:style-name="T596">references</text:span> will last at least as long as the structure itself.</text:p>
      <text:p text:style-name="P518"/>
      <text:h text:style-name="P586" text:outline-level="1" text:is-list-header="true">June 19, 2023</text:h>
      <text:p text:style-name="P509">So the problem in the experiment is I cannot borrow a dyn IMessageHandler as mutable. <text:s/>The error <text:span text:style-name="T584">is this:</text:span></text:p>
      <text:p text:style-name="Code">error[E0596]: cannot borrow `**window` as mutable, as it is behind a `&amp;` reference</text:p>
      <text:p text:style-name="Code"><text:s text:c="3"/>--&gt; practice\src\main.rs:107:26</text:p>
      <text:p text:style-name="Code"><text:s text:c="4"/>|</text:p>
      <text:p text:style-name="Code">107 | <text:s text:c="12"/>let result = window.process_message(message);</text:p>
      <text:p text:style-name="Code"><text:s text:c="4"/>| <text:s text:c="25"/>^^^^^^^^^^^^^^^^^^^^^^^^^^^^^^^ cannot borrow as mutable</text:p>
      <text:p text:style-name="Code"/>
      <text:p text:style-name="Code">For more information about this error, try `rustc --explain E0596`.</text:p>
      <text:p text:style-name="P510">The output of "rustc –explain E0596" is this:</text:p>
      <text:p text:style-name="Code">This error occurs because you tried to mutably borrow a non-mutable variable.</text:p>
      <text:p text:style-name="Code"/>
      <text:p text:style-name="Code">Erroneous code example:</text:p>
      <text:p text:style-name="Code"/>
      <text:p text:style-name="Code">```</text:p>
      <text:p text:style-name="Code">let x = 1;</text:p>
      <text:p text:style-name="Code">let y = &amp;mut x; // error: cannot borrow mutably</text:p>
      <text:p text:style-name="Code">```</text:p>
      <text:p text:style-name="Code"/>
      <text:p text:style-name="Code">In here, `x` isn't mutable, so when we try to mutably borrow it in `y`, it</text:p>
      <text:p text:style-name="Code"><text:soft-page-break/>fails. To fix this error, you need to make `x` mutable:</text:p>
      <text:p text:style-name="Code"/>
      <text:p text:style-name="Code">```</text:p>
      <text:p text:style-name="Code">let mut x = 1;</text:p>
      <text:p text:style-name="Code">let y = &amp;mut x; // ok!</text:p>
      <text:p text:style-name="Code">```</text:p>
      <text:p text:style-name="P510">In the HandlerChain class, the declaration of the handlers list is this:</text:p>
      <text:p text:style-name="Code">struct HandlerChain&lt;'a&gt; {</text:p>
      <text:p text:style-name="Code"><text:s text:c="4"/>handlers: Vec&lt;&amp;'a dyn IMessageHandler&gt;,</text:p>
      <text:p text:style-name="Code">}</text:p>
      <text:p text:style-name="P510">The handlers field is a list of immutable IMessageHandlers. <text:s/>That's why the error occurs.</text:p>
      <text:p text:style-name="P511">Hmm. <text:s/>I can use the following:</text:p>
      <text:p text:style-name="Code">handlers: Vec&lt;&amp;'a mut dyn IMessageHandler&gt;,</text:p>
      <text:p text:style-name="P511">And make sure I pass in a mutable instance of the window to the HandlerChain::add_handler(). <text:s/><text:span text:style-name="T585">This works but requires</text:span><text:span text:style-name="T587"> I reference the IMessageHandler as mutable everywhere including in all IMessageHandler methods. <text:s/></text:span><text:span text:style-name="T588">And I need to explicitly declare lifetimes for HandlerChain.</text:span></text:p>
      <text:p text:style-name="P512"><text:span text:style-name="T587">T</text:span><text:span text:style-name="T586">his experiment's package is in c:\work\rust\handler_chain_experiment.</text:span></text:p>
      <text:p text:style-name="P513"><text:span text:style-name="T586">Modified the Handler Chain pattern example for Rust to follow the approach shown in the experiment. <text:s/>First problem is I wanted to construct a vector of MessageWindow objects and then take mutable references from those and put the references in the HandlerChain object. <text:s/>However, my first attempt was to </text:span><text:span text:style-name="T589">use a function that creates the MessageWindow, adds the MessageWindow to a vector (passed in as a mutable reference), and then add a mutable dyn IMessageHandler reference in the HandlerChain object (also passed in as a mutable reference). <text:s text:c="2"/>Like this:</text:span></text:p>
      <text:list text:style-name="L1">
        <text:list-item>
          <text:p text:style-name="P572">fn _handlerchain_construct_window_chain&lt;'a&gt;(windows: &amp;'a mut Vec&lt;MessageWindow&gt;, handler_chain: &amp;mut HandlerChain&lt;'a&gt;) {</text:p>
        </text:list-item>
        <text:list-item>
          <text:p text:style-name="P572"><text:s text:c="4"/>// Note: This creates each window and adds the new window to the given</text:p>
        </text:list-item>
        <text:list-item>
          <text:p text:style-name="P572"><text:s text:c="4"/>// HandlerChain object.</text:p>
          <text:p text:style-name="P572"><text:s text:c="4"/>windows.clear();</text:p>
        </text:list-item>
        <text:list-item>
          <text:p text:style-name="P572"><text:s text:c="4"/>{</text:p>
        </text:list-item>
        <text:list-item>
          <text:p text:style-name="P572"><text:s text:c="8"/>let window = MessageWindow::new("Window 1", 0, 0, 10, 10);</text:p>
        </text:list-item>
        <text:list-item>
          <text:p text:style-name="P572"><text:s text:c="8"/>windows.push(window);</text:p>
        </text:list-item>
        <text:list-item>
          <text:p text:style-name="P573"><text:s text:c="8"/>handler_chain.add_handler(windows.last_mut().unwrap());</text:p>
        </text:list-item>
        <text:list-item>
          <text:p text:style-name="P573"><text:s text:c="4"/>}</text:p>
        </text:list-item>
        <text:list-item>
          <text:p text:style-name="P573"><text:s text:c="4"/>{</text:p>
        </text:list-item>
        <text:list-item>
          <text:p text:style-name="P573"><text:s text:c="8"/>let window = MessageWindow::new("Window 2", 20, 0, 5, 5);</text:p>
        </text:list-item>
        <text:list-item>
          <text:p text:style-name="P573"><text:s text:c="8"/>windows.push(window);</text:p>
        </text:list-item>
        <text:list-item>
          <text:p text:style-name="P573"><text:s text:c="8"/>handler_chain.add_handler(windows.last_mut().unwrap());</text:p>
        </text:list-item>
        <text:list-item>
          <text:p text:style-name="P573"><text:s text:c="4"/>}</text:p>
        </text:list-item>
        <text:list-item>
          <text:p text:style-name="P573"><text:s text:c="4"/>{</text:p>
        </text:list-item>
        <text:list-item>
          <text:p text:style-name="P573"><text:s text:c="8"/>let window = MessageWindow::new("Window 3", 30, 10, 15, 15);</text:p>
        </text:list-item>
        <text:list-item>
          <text:p text:style-name="P573"><text:s text:c="8"/>windows.push(window);</text:p>
        </text:list-item>
        <text:list-item>
          <text:p text:style-name="P573"><text:s text:c="8"/>handler_chain.add_handler(windows.last_mut().unwrap());</text:p>
        </text:list-item>
        <text:list-item>
          <text:p text:style-name="P573"><text:s text:c="4"/>}</text:p>
        </text:list-item>
        <text:list-item>
          <text:p text:style-name="P572">}</text:p>
        </text:list-item>
      </text:list>
      <text:p text:style-name="P514"><text:span text:style-name="T589">T</text:span><text:span text:style-name="T586">he problem is line 11, where I get error that "windows" is being borrowed for the second time – despite the braces providing a limited context. <text:s/>The problem is </text:span><text:span text:style-name="T590">the call in line 7 that adds the </text:span><text:soft-page-break/><text:span text:style-name="T590">MessageWindow to the handler chain as IMessageHandler: That call, "windows.last_mut().unwrap()", causes a reference to windows to occur and that reference does not go away </text:span><text:span text:style-name="T591">(I could use &amp;windows[0], &amp;window[1], etc. but that causes the same error). </text:span></text:p>
      <text:p text:style-name="P515"><text:span text:style-name="T591">I</text:span><text:span text:style-name="T586">f I separate out the creation of the windows and the adding of handlers, the windows creation and storage works just fine in a function. <text:s/>However, if I use a function to add all the windows as handlers to the HandlerChain, it fails </text:span><text:span text:style-name="T592">(along the lines of a mismatch between a non-mutable and mutable reference). <text:s/>However, if I move the contents of that second function to main(), it works.</text:span></text:p>
      <text:p text:style-name="P516"><text:span text:style-name="T586">But there is a more insidious problem. <text:s/>The Display::fmt() method (for HandlerChain) takes an immutable reference to self but the call the IMessageHandler::to_string() requires a mutable reference. <text:s/></text:span><text:span text:style-name="T593">A second insidious problem is I cannot copy the contents of the Vec&lt;mut dyn IMessageHandler&gt; list to a local list for use as the vec::push() complains about a mismatch between the type of the loop index and what needs to be pushed (mismatch of mutability, I think).</text:span></text:p>
      <text:p text:style-name="P517"><text:span text:style-name="T593">S</text:span><text:span text:style-name="T586">o this alteration to the Handler Chain pattern example for Rust is not working. <text:s/>Basically, I tried to replace immutable references with mutable references but I keep getting thwarted by the rust compiler's strict checking of when borrowing is allowed. <text:s/>And I'm working even harder to get around that restriction, which is a strong indication I'm going about this all wrong.</text:span></text:p>
      <text:p text:style-name="P521">What I want to do is have a list of MessageWindow objects so they stay alive for the length of the handlerchain_exercise() function. <text:s/>I then want references to those MessageWindow objects, as mutable dyn IMessageHandler references that can alter the MessageWindow, to be stored in the HandlerChain list. <text:s/>HandlerChain lasts only as long as the MessageWindow list but the references to IMessageHandler in HandlerChain can be held for a shorter time.</text:p>
      <text:h text:style-name="P587" text:outline-level="1" text:is-list-header="true">June 15, 2023</text:h>
      <text:p text:style-name="P498">Tried an experiment with having a struct hold a borrowed reference to another struct. <text:s/>This is possible so long as the other struct is allocated first and saved in a variable that lasts at least as long as the first struct. <text:s/>Here is the example:</text:p>
      <text:p text:style-name="Code">use std::fmt::Display;</text:p>
      <text:p text:style-name="Code"/>
      <text:p text:style-name="Code">struct Data {</text:p>
      <text:p text:style-name="Code"><text:s text:c="4"/>name: String,</text:p>
      <text:p text:style-name="Code"><text:s text:c="4"/>value: i32,</text:p>
      <text:p text:style-name="Code">}</text:p>
      <text:p text:style-name="Code"/>
      <text:p text:style-name="Code">impl Display for Data {</text:p>
      <text:p text:style-name="Code"><text:s text:c="4"/>fn fmt(&amp;self, f: &amp;mut std::fmt::Formatter&lt;'_&gt;) -&gt; std::fmt::Result {</text:p>
      <text:p text:style-name="Code"><text:s text:c="8"/>f.write_fmt(format_args!("{{{}={}}}", self.name, self.value))</text:p>
      <text:p text:style-name="Code"><text:s text:c="4"/>}</text:p>
      <text:p text:style-name="Code">}</text:p>
      <text:p text:style-name="Code"/>
      <text:p text:style-name="Code">struct DataList&lt;'a&gt; {</text:p>
      <text:p text:style-name="Code"><text:s text:c="4"/>data: Vec&lt;&amp;'a Data&gt;,</text:p>
      <text:p text:style-name="Code">}</text:p>
      <text:p text:style-name="Code"/>
      <text:p text:style-name="Code">impl&lt;'a&gt; DataList&lt;'a&gt; {</text:p>
      <text:p text:style-name="Code"><text:soft-page-break/><text:s text:c="4"/>fn new() -&gt; DataList&lt;'a&gt; {</text:p>
      <text:p text:style-name="Code"><text:s text:c="8"/>DataList { data: vec![] }</text:p>
      <text:p text:style-name="Code"><text:s text:c="4"/>}</text:p>
      <text:p text:style-name="Code"/>
      <text:p text:style-name="Code"><text:s text:c="4"/>fn add_data(&amp;mut self, data: &amp;'a Data) {</text:p>
      <text:p text:style-name="Code"><text:s text:c="8"/>self.data.push(data);</text:p>
      <text:p text:style-name="Code"><text:s text:c="4"/>}</text:p>
      <text:p text:style-name="Code">}</text:p>
      <text:p text:style-name="Code"/>
      <text:p text:style-name="Code">impl&lt;'a&gt; Display for DataList&lt;'a&gt; {</text:p>
      <text:p text:style-name="Code"><text:s text:c="4"/>fn fmt(&amp;self, f: &amp;mut std::fmt::Formatter&lt;'_&gt;) -&gt; std::fmt::Result {</text:p>
      <text:p text:style-name="Code"><text:s text:c="8"/>let mut output = String::new();</text:p>
      <text:p text:style-name="Code"><text:s text:c="8"/>for d in self.data.iter() {</text:p>
      <text:p text:style-name="Code"><text:s text:c="16"/>output.push_str(&amp;format!("{}\n", d));</text:p>
      <text:p text:style-name="Code"><text:s text:c="8"/>}</text:p>
      <text:p text:style-name="Code"><text:s text:c="8"/>f.write_fmt(format_args!("{}", output))</text:p>
      <text:p text:style-name="Code"><text:s text:c="4"/>}</text:p>
      <text:p text:style-name="Code">}</text:p>
      <text:p text:style-name="Code"/>
      <text:p text:style-name="Code"/>
      <text:p text:style-name="Code">fn main() {</text:p>
      <text:p text:style-name="Code"><text:s text:c="4"/>let mut data_list = DataList::new();</text:p>
      <text:p text:style-name="Code"><text:s text:c="4"/>let dataitem1 = Data { name: "item1".to_string(), value: 2 };</text:p>
      <text:p text:style-name="Code"><text:s text:c="4"/>let dataitem2 = Data { name: "item2".to_string(), value: 4 };</text:p>
      <text:p text:style-name="Code"><text:s text:c="4"/>{</text:p>
      <text:p text:style-name="Code"><text:s text:c="8"/>data_list.add_data(&amp;dataitem1);</text:p>
      <text:p text:style-name="Code"><text:s text:c="8"/>data_list.add_data(&amp;dataitem2);</text:p>
      <text:p text:style-name="Code"><text:s text:c="4"/>}</text:p>
      <text:p text:style-name="Code"><text:s text:c="4"/>println!("data list =\n{}", data_list);</text:p>
      <text:p text:style-name="Code">}</text:p>
      <text:p text:style-name="P499">The vector in DataList struct holds references to instances of the Data struct. <text:s/>As long as dataitem1 and dataitem2 exist for as long as data_list, this works.</text:p>
      <text:p text:style-name="P500">Note that the lifetime marker, 'a, needds to be used <text:span text:style-name="T565">for all declarations involving the DataList struct (declaration, implementation, and implementation for the Display trait).</text:span></text:p>
      <text:p text:style-name="P500">If I were to move, for example, the "let dataitem2 = …" line into the following brace, dataitem2 as passed to add_list() would trigger an error, that the lifetime of dataitem2 doesn't last long enough.</text:p>
      <text:p text:style-name="P501">This suggests I can store a reference to <text:span text:style-name="T566">an instance of the</text:span> HandlerChain <text:span text:style-name="T566">struct</text:span> in the MessageWindow <text:span text:style-name="T566">struct</text:span> (of the HandlerChain example) instead of a reference-counted smart pointer.</text:p>
      <text:p text:style-name="P502">Next question then is whether I can use that reference to HandlerChain as a mutable reference by using a mutable re<text:span text:style-name="T567">f</text:span>e<text:span text:style-name="T567">r</text:span>ence to the instance of MessageWindow <text:span text:style-name="T568">struct</text:span>.</text:p>
      <text:p text:style-name="P503">Tried an experiment. <text:s/>I reproduced the core elements of the Handler Chain example, to the point where the MessageWindow had a reference to a HandlerChain. <text:s/>I also duplicated the close() handler that attempts to remove the message window from the HandlerChain. <text:s/>However, I was unable to figure out how cast the "self" to "dyn I<text:span text:style-name="T569">M</text:span>essageHandler") <text:span text:style-name="T570">that would successfully compile. <text:s/></text:span><text:span text:style-name="T571">I could modify remove_handler() to take an ID instead of a dyn IMessageHandler. <text:s/>However, then how do I add a MessageWindow as IMessageHandler to the HandlerChain? <text:s/>Attempting to do that, when the HandlerChain is marked as mutable in the MessageWindow, causes an error involving attempting to </text:span><text:soft-page-break/><text:span text:style-name="T571">take a mutable reference (for the HandlerChain object) twice (when adding the MessageWindow to the </text:span><text:span text:style-name="T572">HandlerChain).</text:span></text:p>
      <text:p text:style-name="P504">The only way I can see around this is to treat the HandlerChain instance stored in the MessageWindow as a pointer. <text:s/>But that gets back to the original problem I had of borrowing an already borrowed pointer (the HandlerChain pointer <text:span text:style-name="T574">is used to call into the HandlerChain which is already in the process of calling into the message handler that calls into the HandlerChain</text:span>). <text:s/><text:span text:style-name="T574">In C++, this isn't a problem because HandlerChain is stored via a pointer, which does not attach any ownership information to it. <text:s/>In C, the HandlerChain is a global static, which also gets around the problem. <text:s/></text:span><text:span text:style-name="T575">Same as in Python </text:span><text:span text:style-name="T576">and C#.</text:span></text:p>
      <text:p text:style-name="P505">I could modify the message handling to return an enumerated value: Stop, Continue, Close, <text:span text:style-name="T577">and let the HandlerChain::send_message() deal with removing the I</text:span><text:span text:style-name="T578">M</text:span><text:span text:style-name="T577">essageHandler when Close is seen. <text:s/></text:span><text:span text:style-name="T579">That should get around the nested calls to HandlerChain.</text:span></text:p>
      <text:p text:style-name="P506">Tried that experiment but ran into a problem in send_message(): Trying to loop over the "&amp;dyn IMessageHandler" objects and calling process_message() on each one failed to compile. <text:s/><text:span text:style-name="T580">Here is the loop:</text:span></text:p>
      <text:p text:style-name="P497">impl HandlerChain {</text:p>
      <text:p text:style-name="Code"><text:span text:style-name="T582"><text:s text:c="4"/>fn </text:span><text:span text:style-name="T580">send_message(&amp;mut self, message: &amp;Message) </text:span><text:span text:style-name="T582">{</text:span></text:p>
      <text:p text:style-name="Code"><text:s text:c="8"/>for window in self.handlers.iter_mut() {</text:p>
      <text:p text:style-name="Code"><text:s text:c="12"/>let result = window.process_message(message);</text:p>
      <text:p text:style-name="Code"><text:s text:c="8"/>}</text:p>
      <text:p text:style-name="P497"><text:s text:c="4"/>}</text:p>
      <text:p text:style-name="P497">}</text:p>
      <text:p text:style-name="P507">The error is on "window.process_message(message)". <text:s/>The error, "cannot borrow as mutable", is attributed to the "window" object, which is being passed to process_message() as "&amp;mut self". <text:s/>Although "window" is supposedly a mutable IMessageHandler, apparently I cannot call a method on it that requires a mutable object <text:span text:style-name="T581">for some reason. <text:s/></text:span><text:span text:style-name="T583">I require the process_message() to be able to change the object on which it is called so I must pass as "&amp;mut self".</text:span></text:p>
      <text:p text:style-name="P508">The only other experiment I can think of is to eliminate the IMessageHandler trait and work directly with MessageWindow objects, but I think I will run into the same issue with process_message().</text:p>
      <text:h text:style-name="P588" text:outline-level="1" text:is-list-header="true">June 14, 2023</text:h>
      <text:p text:style-name="P488">Started work on the Handler Chain design pattern for Rust.</text:p>
      <text:p text:style-name="P489">Note: In the <text:span text:style-name="T573">C++</text:span> HandlerChain class (cplusplus/HandlerChain_Class.h), the _messageHandlers and _messageHandlersLock fields should be private, not public. <text:s/><text:span text:style-name="T551">Fixed.</text:span></text:p>
      <text:p text:style-name="P490">More or less completed implementation of Handler Chain design pattern in Rust. <text:s/><text:span text:style-name="T552">I am running into the following error:</text:span></text:p>
      <text:p text:style-name="Code">HandlerChain Exercise</text:p>
      <text:p text:style-name="Code"><text:s text:c="2"/>Handler Chain at start:</text:p>
      <text:p text:style-name="Code"><text:s text:c="4"/>[id= 0] "Window 1" (x1= 0, y1= 0, x2=10, y2=10), selected=false</text:p>
      <text:p text:style-name="Code"><text:s text:c="4"/>[id= 1] "Window 2" (x1=20, y1= 0, x2=25, y2= 5), selected=false</text:p>
      <text:p text:style-name="Code"><text:s text:c="4"/>[id= 2] "Window 3" (x1=30, y1=10, x2=45, y2=25), selected=false</text:p>
      <text:p text:style-name="Code"/>
      <text:p text:style-name="Code"><text:soft-page-break/><text:s text:c="2"/>Select Window 2</text:p>
      <text:p text:style-name="Code"><text:s text:c="2"/>--&gt; Button Down in "Window 1", window selected</text:p>
      <text:p text:style-name="Code"><text:s text:c="2"/>--&gt; Button Down in "Window 2", window selected</text:p>
      <text:p text:style-name="Code"><text:s text:c="2"/>--&gt; Button Up in "Window 1" close box, sending Close message</text:p>
      <text:p text:style-name="Code">thread 'main' panicked at 'already borrowed: BorrowMutError', src\handlerchain\handlerchain_messagewindow.rs:225:40</text:p>
      <text:p text:style-name="Code">note: run with `RUST_BACKTRACE=1` environment variable to display a backtrace</text:p>
      <text:p text:style-name="Code"><text:span text:style-name="T553">error</text:span>: process didn't exit successfully: `target\debug\design_pattern_examples_rust.exe HandlerChain` (exit code: 101)</text:p>
      <text:p text:style-name="P491">I had to resort to Rc&lt;RefCell&lt;&gt;&gt; as "pointers" to I<text:span text:style-name="T561">M</text:span>essageHandler and HandlerChain objects but obviously I have gotten myself into trouble over that.</text:p>
      <text:p text:style-name="P492">There are two problems: <text:span text:style-name="T554">First is the button down in "Window 1" should </text:span><text:span text:style-name="T555">be button down in "Window 2". <text:s/></text:span><text:span text:style-name="T556">The second is the above panic.</text:span></text:p>
      <text:p text:style-name="P493">I think the problem is caused by my doing a <text:span text:style-name="T557">borrow_mut() on the handlerchain in hand</text:span><text:span text:style-name="T558">lerchain_exercise() </text:span><text:span text:style-name="T559">when calling send_message(). <text:s/></text:span><text:span text:style-name="T560">And the above panic is occurring in one of the handlers for the MessageWindow.</text:span></text:p>
      <text:p text:style-name="P494">Need to rethink this approach.</text:p>
      <text:p text:style-name="P495">Also, I don't know how to cast a MessageWindow inst<text:span text:style-name="T562">ance to </text:span><text:span text:style-name="T563">an Rc&lt;RefCell&lt;dyn I</text:span><text:span text:style-name="T564">m</text:span><text:span text:style-name="T563">essageHandler&gt;&gt;.</text:span></text:p>
      <text:p text:style-name="P496">I think one approach is to have a vector own all the windows and then expose those windows as references to the IMessageHandler trait. <text:s/>Can a struct or a vector in a struct hold references to a trait?</text:p>
      <text:h text:style-name="P589" text:outline-level="1" text:is-list-header="true">June 13, 2023</text:h>
      <text:p text:style-name="P484">Trying out some of the windows crates in c:\work\rust\practice_workspace. <text:s/><text:span text:style-name="T550">Decided on winconsole as it meets both output and input needs.</text:span></text:p>
      <text:h text:style-name="Heading_20_2" text:outline-level="2" text:is-list-header="true">winconsole v0.11.1</text:h>
      <text:p text:style-name="P485">Brings in the following dependencies:</text:p>
      <text:p text:style-name="Code">bytemuck v1.13.1</text:p>
      <text:p text:style-name="Code">lazy_static v1.4.0</text:p>
      <text:p text:style-name="Code">winapi v0.3.9</text:p>
      <text:p text:style-name="Code">rgb v0.8.36</text:p>
      <text:p text:style-name="P486">Example:</text:p>
      <text:p text:style-name="Code">extern crate winconsole;</text:p>
      <text:p text:style-name="Code"/>
      <text:p text:style-name="Code">use winconsole::{console, input::{self, InputContext, InputEvent}};</text:p>
      <text:p text:style-name="Code"/>
      <text:p text:style-name="Code">fn get_cursor_position() -&gt; (u16, u16) {</text:p>
      <text:p text:style-name="Code"><text:s text:c="4"/>let position = console::get_cursor_position().unwrap();</text:p>
      <text:p text:style-name="Code"><text:s text:c="4"/><text:span text:style-name="T548">// winconsole::console returns the position in the console' buffer, not</text:span></text:p>
      <text:p text:style-name="P481"><text:s text:c="4"/>// the screen, so remove the scroll position to create a screen-oriented</text:p>
      <text:p text:style-name="P481"><text:s text:c="4"/>// position (technically, I should subtract out the horizontal scroll</text:p>
      <text:p text:style-name="P481"><text:s text:c="4"/>// position as well, but I don't need that functionality here).</text:p>
      <text:p text:style-name="Code"><text:s text:c="4"/>let scroll_position = console::get_scroll_position(true).unwrap();</text:p>
      <text:p text:style-name="Code"><text:soft-page-break/><text:s text:c="4"/>(position.x, position.y - scroll_position)</text:p>
      <text:p text:style-name="Code">}</text:p>
      <text:p text:style-name="Code"/>
      <text:p text:style-name="Code">fn set_cursor_position(x: u16, y: u16) {</text:p>
      <text:p text:style-name="Code"><text:s text:c="4"/><text:span text:style-name="T549">// Remember to convert screen-oriented position to scroll buffer-</text:span></text:p>
      <text:p text:style-name="P482"><text:s text:c="4"/>// oriented position.</text:p>
      <text:p text:style-name="Code"><text:s text:c="4"/>let scroll_position = console::get_scroll_position(true).unwrap();</text:p>
      <text:p text:style-name="Code"><text:s text:c="4"/>console::set_cursor_position(x, y + scroll_position).unwrap();</text:p>
      <text:p text:style-name="Code">}</text:p>
      <text:p text:style-name="Code"/>
      <text:p text:style-name="Code">fn check_for_key(context: &amp;mut InputContext) -&gt; bool {</text:p>
      <text:p text:style-name="Code"><text:s text:c="4"/>let event = context.poll().unwrap();</text:p>
      <text:p text:style-name="Code"><text:s text:c="4"/>event != InputEvent::None</text:p>
      <text:p text:style-name="Code">}</text:p>
      <text:p text:style-name="Code"/>
      <text:p text:style-name="Code">fn main() {</text:p>
      <text:p text:style-name="Code"><text:s text:c="4"/>let (mut position_x, mut position_y) = get_cursor_position();</text:p>
      <text:p text:style-name="Code"><text:s text:c="4"/>println!(<text:span text:style-name="T146">"{},{}"</text:span>, position_x, position_y); <text:s/><text:span text:style-name="T549">// Line 1</text:span></text:p>
      <text:p text:style-name="Code"><text:s text:c="4"/>println!(<text:span text:style-name="T149">"Line 1"</text:span>); <text:s text:c="24"/><text:span text:style-name="T549">// Line 2</text:span></text:p>
      <text:p text:style-name="Code"><text:s text:c="4"/>println!(<text:span text:style-name="T149">"Line 2"</text:span>); <text:s text:c="24"/><text:span text:style-name="T549">// Line 3</text:span></text:p>
      <text:p text:style-name="Code"><text:s text:c="4"/>(position_x, position_y) = get_cursor_position();</text:p>
      <text:p text:style-name="Code"><text:s text:c="4"/><text:span text:style-name="T549">// Back up 3 lines as the screen might have scrolled and the original</text:span></text:p>
      <text:p text:style-name="P482"><text:s text:c="4"/>// position won't be accurate anymore.</text:p>
      <text:p text:style-name="Code"><text:s text:c="4"/>position_y -= 3;</text:p>
      <text:p text:style-name="Code"><text:s text:c="4"/>set_cursor_position(position_x, position_y);</text:p>
      <text:p text:style-name="P483"><text:s text:c="4"/><text:span text:style-name="T549">// Overwrite Line 1</text:span></text:p>
      <text:p text:style-name="Code"><text:s text:c="4"/>println!(<text:span text:style-name="T149">"Back to original line: {},{}"</text:span>, position_x, position_y);</text:p>
      <text:p text:style-name="Code"><text:s text:c="4"/>println!(); <text:span text:style-name="T549">// skip Line 2</text:span></text:p>
      <text:p text:style-name="Code"><text:s text:c="4"/>println!(); <text:span text:style-name="T549">// skip Line 3</text:span></text:p>
      <text:p text:style-name="Code"/>
      <text:p text:style-name="Code"><text:s text:c="4"/><text:span text:style-name="T549">// Using a winconsole::InputContext here works best for flushing keys.</text:span></text:p>
      <text:p text:style-name="Code"><text:s text:c="4"/>let mut context = input::start().unwrap();</text:p>
      <text:p text:style-name="Code"><text:s text:c="4"/>context.flush();</text:p>
      <text:p text:style-name="Code"><text:s text:c="4"/>println!(<text:span text:style-name="T149">"Press a key..."</text:span>);</text:p>
      <text:p text:style-name="Code"><text:s text:c="4"/>println!();</text:p>
      <text:p text:style-name="Code"><text:s text:c="4"/>(position_x, position_y) = get_cursor_position();</text:p>
      <text:p text:style-name="Code"><text:s text:c="4"/>position_y -= 1;</text:p>
      <text:p text:style-name="Code"><text:s text:c="4"/>let mut counter = 0;</text:p>
      <text:p text:style-name="Code"><text:s text:c="4"/>while !check_for_key(&amp;mut context) {</text:p>
      <text:p text:style-name="Code"><text:s text:c="8"/>set_cursor_position(position_x, position_y);</text:p>
      <text:p text:style-name="Code"><text:s text:c="8"/>println!(<text:span text:style-name="T149">"{:9}"</text:span>, counter);</text:p>
      <text:p text:style-name="Code"><text:s text:c="8"/>counter += 1;</text:p>
      <text:p text:style-name="Code"><text:s text:c="4"/>}</text:p>
      <text:p text:style-name="Code"><text:s text:c="4"/>context.flush();</text:p>
      <text:p text:style-name="Code"/>
      <text:p text:style-name="Code"><text:s text:c="4"/><text:span text:style-name="T549">// Erase counter.</text:span></text:p>
      <text:p text:style-name="Code"><text:s text:c="4"/>set_cursor_position(position_x, position_y);</text:p>
      <text:p text:style-name="Code"><text:s text:c="4"/>println!(<text:span text:style-name="T149">" <text:s text:c="8"/>"</text:span>);</text:p>
      <text:p text:style-name="Code">}</text:p>
      <text:p text:style-name="P278"/>
      <text:p text:style-name="P487">Completed implementation of the Flyweight design pattern in Rust.</text:p>
      <text:h text:style-name="P590" text:outline-level="1" text:is-list-header="true">June 12, 2023</text:h>
      <text:p text:style-name="P477">Started work on the Flyweight pattern in Rust.</text:p>
      <text:p text:style-name="P477"><text:soft-page-break/>While implementing, I determined that the 'width' and 'height' attributes of the BigResource structure in C were not used, so I removed them.</text:p>
      <text:p text:style-name="P478">I'm at the point were I need to implement get/set cursor position and keyboard input.</text:p>
      <text:p text:style-name="P479">Did a little searching for rust crates and found <text:span text:style-name="T540">several</text:span>:</text:p>
      <text:list text:style-name="L2">
        <text:list-item>
          <text:p text:style-name="P655"><text:a xlink:type="simple" xlink:href="https://omarkmu.github.io/docs/winconsole/index.html" text:style-name="Internet_20_link" text:visited-style-name="Visited_20_Internet_20_Link">winconsole</text:a> (0.11.1)</text:p>
          <text:list>
            <text:list-item>
              <text:p text:style-name="P656">winconsole appears to be more mature but provides more functionality than I need.</text:p>
            </text:list-item>
          </text:list>
        </text:list-item>
        <text:list-item>
          <text:p text:style-name="P655"><text:a xlink:type="simple" xlink:href="https://docs.rs/win32console/latest/win32console/index.html" text:style-name="Internet_20_link" text:visited-style-name="Visited_20_Internet_20_Link">win32console</text:a> (v0.1.5)</text:p>
          <text:list>
            <text:list-item>
              <text:p text:style-name="P656">win32console appears to target the Windows Console API, so everything is expressed as though it was a Windows application as opposed to a console application.</text:p>
            </text:list-item>
          </text:list>
        </text:list-item>
        <text:list-item>
          <text:p text:style-name="P655"><text:a xlink:type="simple" xlink:href="https://docs.rs/console/latest/console/index.html" text:style-name="Internet_20_link" text:visited-style-name="Visited_20_Internet_20_Link"><text:span text:style-name="T540">console</text:span></text:a><text:span text:style-name="T540"> (v0.15.7)</text:span></text:p>
          <text:list>
            <text:list-item>
              <text:p text:style-name="P657">console has the ability to set the cursor, show/hide the cursor, but no apparent way to read the cursor. <text:s/>Although the crate does support ANSI sequences. <text:s/><text:span text:style-name="T541">The advantage of console is it is cross-platform compatible.</text:span></text:p>
            </text:list-item>
          </text:list>
        </text:list-item>
        <text:list-item>
          <text:p text:style-name="P658"><text:a xlink:type="simple" xlink:href="https://lib.rs/crates/windows" text:style-name="Internet_20_link" text:visited-style-name="Visited_20_Internet_20_Link">windows</text:a> (v0.48.0)</text:p>
          <text:list>
            <text:list-item>
              <text:p text:style-name="P658">This <text:span text:style-name="T545">crate </text:span>provide<text:span text:style-name="T543">s </text:span>access <text:span text:style-name="T543">to</text:span> most of the Windows API, which would include the Console A<text:span text:style-name="T542">PI. <text:s/></text:span><text:span text:style-name="T544">Microsoft supports this crate (see </text:span><text:a xlink:type="simple" xlink:href="https://learn.microsoft.com/en-us/windows/dev-environment/rust/rust-for-windows" text:style-name="Internet_20_link" text:visited-style-name="Visited_20_Internet_20_Link"><text:span text:style-name="T544">here</text:span></text:a><text:span text:style-name="T544">).</text:span></text:p>
            </text:list-item>
          </text:list>
        </text:list-item>
      </text:list>
      <text:p text:style-name="P480">Need to think about this. <text:s/><text:span text:style-name="T546">Note that I did have to add the rand crate for random numbers because a random number generator is not part of the Rust standard library </text:span><text:span text:style-name="T547">(and I don't want to roll my own generator).</text:span></text:p>
      <text:h text:style-name="P591" text:outline-level="1" text:is-list-header="true">June 11, 2023</text:h>
      <text:p text:style-name="P475"><text:span text:style-name="T538">Implemented</text:span> the Facade pattern in Rust. <text:s/><text:span text:style-name="T539">I think I'm getting the hang of traits.</text:span></text:p>
      <text:p text:style-name="P476">Also, I was having trouble getting an iterator to a list of objects that could be altered. <text:s/>Turns out all I need to do is call iter_mut() on the list.</text:p>
      <text:h text:style-name="P592" text:outline-level="1" text:is-list-header="true">June 8, 2023</text:h>
      <text:p text:style-name="P471">Implemented the Decorator pattern in Rust. <text:s/>This was a relatively easy conversion from C++/C with the only tricky part being how the wrapped element was stored in a decorator: I had to use Rc&lt;&gt; and then clone the wrapped element into the decorator's constructor ("new()" function). <text:s/>Other than that, it worked quite well.</text:p>
      <text:p text:style-name="P472">Odd note: The Decorator pattern worked – <text:span text:style-name="T242">down to the ANSI control characters functioning</text:span>. <text:s/>I don't know if Rust automatically enables the virtual terminal mode in a Windows Command Prompt or one of the crates that I've had to install.</text:p>
      <text:p text:style-name="P473">Globally, I have installed bindgen.</text:p>
      <text:p text:style-name="P473"><text:soft-page-break/>Locally, in the Design Pattern Examples for Rust project, I have:</text:p>
      <text:p text:style-name="Code">itoa</text:p>
      <text:p text:style-name="Code">libc</text:p>
      <text:p text:style-name="Code">num_threads</text:p>
      <text:p text:style-name="Code">serde</text:p>
      <text:p text:style-name="Code">time <text:span text:style-name="T534">(which has the dependencies itoa, libc, num_threads, serde, time-core, and time-macros)</text:span></text:p>
      <text:p text:style-name="Code">time-core</text:p>
      <text:p text:style-name="Code">time-macros</text:p>
      <text:p text:style-name="P474">I tried an ANSI control sequence in c:\work\rust\practice_workspace and it worked. <text:s/>That workspace has none of the above local dependencies, leaving only bindgen at the global level. <text:s/><text:span text:style-name="T535">Unless I uninstall bindgen, I won't know for sure if it automatically sets the virtual terminal suppo</text:span><text:span text:style-name="T536">rt. <text:s/></text:span><text:span text:style-name="T537">I will leave that as an experiment for next time.</text:span></text:p>
      <text:h text:style-name="P593" text:outline-level="1" text:is-list-header="true">June <text:span text:style-name="T525">7</text:span>, 2023</text:h>
      <text:p text:style-name="P463">The result of String::split() is a Split object, which provides support for iterating over the contents. <text:s/>However, it does not provide a way to access the elements by index. <text:s/><text:span text:style-name="T526">Instead, there is a wide range of iterator types. <text:s/></text:span><text:span text:style-name="T527">The problem with iterators is they consume the elements in the list as the iterator moves through the list, so there is no going back.</text:span></text:p>
      <text:p text:style-name="P464">The algorithm I wrote for matching a path in a hierarchy requires being able to look ahead to see if there is a match for a child node. <text:s/>The only iterator that is available that allows a single look-ahead is peekable(). <text:s/><text:span text:style-name="T528">On the peekable() iterator, the peek() method returns a double reference to the underlying value.</text:span></text:p>
      <text:p text:style-name="P465">The by_ref() method is used to return an iterator that provides references to each element without consuming the element of the original iterator.</text:p>
      <text:p text:style-name="P467">There is the try_for_each(), which applies a closure on each element. <text:s/>The closure is expected to return ControlFlow::break() to exit the loop and ControlFlow::continue() to continue the loop.</text:p>
      <text:p text:style-name="P466">The collect() method can be used to convert the elements of an iterator into a collection. <text:s/>So collect() called on a Split object returns a vector of strings, which <text:span text:style-name="T242">can</text:span> be accessed by index. <text:s/>This might be the easiest approach to duplicating the original algorithm.</text:p>
      <text:p text:style-name="P468">There are all kinds of iterators and it might be possible to redesign the algorithm in terms of one or more iterators. <text:s/>However, I'm just interested in getting it function right now, so I will be using collect().</text:p>
      <text:p text:style-name="P469">Okay, I managed to work something out in terms of implementing the get_entry() algorithm. <text:s/>The issue I'm having now is the length() method on the FileDirEntry is expecting to modify the object but the object is not generally declared as mutable. <text:s/>I cannot find a way to take a Rc&lt;dyn FileDirEntry&gt; and make it mutable. <text:s/>Normally, a mutable reference would be needed, <text:span text:style-name="T529">not the </text:span><text:span text:style-name="T530">Rc&lt;&gt; object itself. <text:s/></text:span><text:span text:style-name="T531">But if I use a reference, then I can't use the children() result in a recursive way.</text:span></text:p>
      <text:p text:style-name="P470">Look at RefCell for interior mutability. <text:s/><text:span text:style-name="T532">Done. <text:s/>Messy code. <text:s/>But it works! <text:s/></text:span><text:span text:style-name="T533">Stopping here, although there might be better ways of doing this. <text:s/>Documented code. <text:s/>Committed.</text:span></text:p>
      <text:h text:style-name="P594" text:outline-level="1" text:is-list-header="true"><text:soft-page-break/>June 3, 2023</text:h>
      <text:p text:style-name="P460">Traits is the only way I can create a composite in Rust. <text:s/>Create the FileDirEntry trait that returns name, date, and length. <text:s/>Implement FileDirEntry on FileEntry struct and DirEntry struct. <text:s/>Each of the implemented functions will be passed a FileEntry or DirEntry for direct access. <text:s/>The DirEntry struct also contains a vector of FileDirEntry objects.</text:p>
      <text:p text:style-name="P461">Every node is represented with Box&lt;dyn FileDirEntry&gt;, including the list of children in the DirEntry, which could be a Vec&lt;Box&lt;dyn FileDirEntry&gt;&gt;.</text:p>
      <text:p text:style-name="P461"><text:span text:style-name="T524">The hierarchy can only be constructed at runtime, which is the same limitation I ran into in C, so use that as the model.</text:span> </text:p>
      <text:h text:style-name="P595" text:outline-level="1" text:is-list-header="true">June 2, 2023</text:h>
      <text:p text:style-name="P459">Starting on Composite pattern in rust.</text:p>
      <text:p text:style-name="P459">In C, I used the following structure for representing directory and file:</text:p>
      <text:p text:style-name="Code">FileDirEntry</text:p>
      <text:p text:style-name="Code">{</text:p>
      <text:p text:style-name="Code"><text:s text:c="4"/>FileDirType type;</text:p>
      <text:p text:style-name="Code"><text:s text:c="4"/>const char* name;</text:p>
      <text:p text:style-name="Code"><text:s text:c="4"/>long length;</text:p>
      <text:p text:style-name="Code"><text:s text:c="4"/>FileDirEntry* next;</text:p>
      <text:p text:style-name="Code">}</text:p>
      <text:p text:style-name="Code"/>
      <text:p text:style-name="Code">struct FileEntry</text:p>
      <text:p text:style-name="Code">{</text:p>
      <text:p text:style-name="Code"><text:s text:c="4"/>FileDirEntry base;</text:p>
      <text:p text:style-name="Code">}</text:p>
      <text:p text:style-name="Code"/>
      <text:p text:style-name="Code">struct DirEntry</text:p>
      <text:p text:style-name="Code">{</text:p>
      <text:p text:style-name="Code"><text:s text:c="4"/>FileDirEntry base;</text:p>
      <text:p text:style-name="Code"><text:s text:c="4"/>bool length_initialized;</text:p>
      <text:p text:style-name="Code">}</text:p>
      <text:p text:style-name="P459"/>
      <text:p text:style-name="P459">When it came to using these, I needed to cast the FileDirEntry pointer to either FileEntry or DirEntry. <text:s/>Since the FileDirEntry structure is the first part of the structure, this is a valid thing to do – as long as the type field is paid attention to.</text:p>
      <text:p text:style-name="P459">In C++, I used inherited classes, which allowed for polymorphic casting from a FileDirEntry class.</text:p>
      <text:p text:style-name="P459">Rust cannot pull off polymorphic behavior except through Traits and even then, it does not affect how the structure is viewed.</text:p>
      <text:p text:style-name="P459">So far in my experiments, I cannot define a struct in rust that starts with another struct; all such elements are either by value or by pointer. <text:s/>Although technically a FileDirEntry is a fixed length and therefore should be considered a value, rust does not appear to have the ability to define the first field as a by value structure, like in C. <text:s/><text:span text:style-name="T523">The only way I can think of making this work is if FileDirEntry </text:span><text:soft-page-break/><text:span text:style-name="T523">contains a pointer to a FileEntry and pointer to a DirEntry and which pointer is used is based on the type field. <text:s/>That is stretching the concept of a composite.</text:span></text:p>
      <text:p text:style-name="P462">Rust supports unions but unions can only be made up of types that do not need to be allocated/dropped.</text:p>
      <text:h text:style-name="P596" text:outline-level="1" text:is-list-header="true">May 31, 2023</text:h>
      <text:p text:style-name="P453">Working the Command pattern in rust.</text:p>
      <text:p text:style-name="P453">While looking at the C++ version of the Command pattern, I found that in Command_Exercise.cpp, the 'text' parameter passed to Command_Save_And_Execute() was never actually used as a reference to the text object is embedded in the Command object itself. <text:s/>So I removed the 'text' parameter.</text:p>
      <text:p text:style-name="P454">In implementing the Command pattern in rust, I'm running into a problem of creating a global static vector (or stack) for the ICommand objects. <text:s/>There doesn't seem to be a way to create an empty vector of <text:span text:style-name="T520">Rc</text:span>&lt;dyn I<text:span text:style-name="T520">C</text:span>ommand&gt; objects. <text:s/><text:span text:style-name="T520">"dyn ICommand" is how a pointer to an object via a trait is done (assuming the object implements that trait). <text:s/>For example, the following does not work:</text:span></text:p>
      <text:p text:style-name="Code">static COMMAND_UNDO_LIST: Vec&lt;Rc&lt;dyn ICommand&gt;&gt; = Vec&lt;Rc&lt;dyn ICommand&gt;&gt;::new();</text:p>
      <text:p text:style-name="P455">The main issue is <text:span text:style-name="T521">that static shared values must implement the </text:span><text:span text:style-name="T522">Sync trait.</text:span></text:p>
      <text:p text:style-name="P456">The alternative is to create the command list in command_exercise() and pass it to the functions that alter the command list.</text:p>
      <text:p text:style-name="P457">Note: The command list (for undo) can own the Command objects. <text:s/>Removing a command object is done through Undo.</text:p>
      <text:p text:style-name="P458">So I made the undo list a local to command_exercise() and then passed it to all the functions that access the undo list. <text:s/>Looks ugly but it works.</text:p>
      <text:p text:style-name="P458">Completed the Command pattern in rust.</text:p>
      <text:h text:style-name="P597" text:outline-level="1" text:is-list-header="true">May 30, 2023</text:h>
      <text:p text:style-name="P442">On to the Bridge pattern in rust!</text:p>
      <text:p text:style-name="P443">The C version of the Bridge pattern uses only an interface as the bridge, getting the specific type of logger from a factory function that accepts the type of logger to create. <text:s/>What is returned is an interface representing the logger <text:span text:style-name="T500">(specifically, a structure containing pointers to the general logging features that are pointing to a different set of functions depending on the type of logger).</text:span></text:p>
      <text:p text:style-name="P444">In Rust, an interface is defined as Traits. <text:s/>A struct can implement a Trait. <text:s/>So different loggers would have different structs but all those structs would implement the ILogger Trait (technically, <text:span text:style-name="T502">it would be spelled as</text:span> the Logger Trait <text:span text:style-name="T501">but that trait already exists in Rust as part of a complex logging framework</text:span>).</text:p>
      <text:p text:style-name="P445">So I will need three structs: ConsoleLogger, FileLogger, NullLogger. <text:s/>I will then need an ILogger Trait. <text:s/><text:span text:style-name="T503">The three default functions, LogTrace(), LogInfo(), and LogError(), are implemented in terms of </text:span><text:span text:style-name="T504">WriteLine() (this matches with the other versions of the Bridge pattern). <text:s/>WriteLine() is what needs to </text:span><text:soft-page-break/><text:span text:style-name="T504">be overridden for each struct as it dictates where the line to be logged actually goes. <text:s/>This also means the individual structs can contain additional information for that logger. <text:s/>For example, the FileLogger will have a file name and file handle </text:span><text:span text:style-name="T505">(however that works in Rust).</text:span></text:p>
      <text:p text:style-name="Code">public trait ILogger {</text:p>
      <text:p text:style-name="Code"><text:s text:c="4"/>fn WriteLine(&amp;mut self, line: &amp;String); // <text:span text:style-name="T507">TO BE IMPLEMENTED BY INHERITOR</text:span></text:p>
      <text:p text:style-name="Code"/>
      <text:p text:style-name="Code"><text:s text:c="4"/>fn LogTrace(&amp;mut self, line: &amp;String) <text:span text:style-name="T506">{</text:span></text:p>
      <text:p text:style-name="Code"><text:s text:c="8"/><text:span text:style-name="T506">self.WriteLine(line);</text:span></text:p>
      <text:p text:style-name="Code"><text:s text:c="4"/><text:span text:style-name="T506">}</text:span></text:p>
      <text:p text:style-name="Code"><text:s text:c="4"/><text:span text:style-name="T506">fn LogInfo(&amp;mut self, line: &amp;String) {</text:span></text:p>
      <text:p text:style-name="Code"><text:s text:c="8"/><text:span text:style-name="T506">self.WriteLine(line);</text:span></text:p>
      <text:p text:style-name="Code"><text:s text:c="4"/><text:span text:style-name="T506">}</text:span></text:p>
      <text:p text:style-name="Code"><text:s text:c="4"/><text:span text:style-name="T506">fn LogError(&amp;mut self, line: &amp;String) {</text:span></text:p>
      <text:p text:style-name="Code"><text:s text:c="8"/><text:span text:style-name="T506">self.WriteLine(line);</text:span></text:p>
      <text:p text:style-name="Code"><text:s text:c="4"/><text:span text:style-name="T506">}</text:span></text:p>
      <text:p text:style-name="Code">}</text:p>
      <text:p text:style-name="P446">Issue: How to declare a struct that has an unopened File struct in it? <text:s/>It seems that <text:a xlink:type="simple" xlink:href="../../../../../:open" text:style-name="Internet_20_link" text:visited-style-name="Visited_20_Internet_20_Link">File::open</text:a>() and <text:a xlink:type="simple" xlink:href="../../../../../:create" text:style-name="Internet_20_link" text:visited-style-name="Visited_20_Internet_20_Link">File::create</text:a>() are the only way to initialize an otherwise private struct File, which means I cannot defer creating the file to when it is first written to. <text:s/><text:span text:style-name="T508">If I create the file at the time the FileLogger struct is instantiated, what do I do with any creation errors? <text:s/></text:span><text:span text:style-name="T509">Just panic, since they are unrecoverable? <text:s/></text:span><text:span text:style-name="T510">Okay, I broke down and initialized the file attribute with </text:span><text:a xlink:type="simple" xlink:href="../../../../../:create().unwrap" text:style-name="Internet_20_link" text:visited-style-name="Visited_20_Internet_20_Link"><text:span text:style-name="T510">File::create().unwrap</text:span></text:a><text:span text:style-name="T510">().</text:span></text:p>
      <text:p text:style-name="P447">Next problem is how to propagate an ILogger trait as an object to be called on? <text:s/><text:span text:style-name="T511">Fixed. <text:s/>Needed propagate reference to Box&lt;dyn ILogger&gt;.</text:span></text:p>
      <text:p text:style-name="P448">Next problem is getting a time stamp. <text:s/>Rust does not support formatting time, <text:span text:style-name="T512">so I need the time crate. <text:s/>To get the time crate, I needed to add the following to Cargo.toml as the dependency:</text:span></text:p>
      <text:p text:style-name="Code">time = { version = "0.3.21", features = ["formatting", "local-offset", <text:span text:style-name="T514">"macros"</text:span>] }</text:p>
      <text:p text:style-name="P449">The version I took from the time crate documentation (<text:a xlink:type="simple" xlink:href="https://docs.rs/time/0.3.21/time/" text:style-name="Internet_20_link" text:visited-style-name="Visited_20_Internet_20_Link">here</text:a>). <text:s/><text:span text:style-name="T513">The documentation for certain methods will specify which features are needed, hence the "features=" list above. <text:s/>These control how the time module is compiled locally, to include those features.</text:span></text:p>
      <text:p text:style-name="P450">The time crate is needlessly complicated for creating a constant string used in the formatting of the time data. <text:s/><text:span text:style-name="T514">However, after adding the "macros" feature, I was able to get the following to work:</text:span></text:p>
      <text:p text:style-name="Code">const DATE_FORMAT_STR: &amp;[time::format_description::FormatItem&lt;'static&gt;] = format_description!(version = 2, "[month]/[day]/[year] <text:s/>[hour repr:12]:[minute]:[second] [period]");</text:p>
      <text:p text:style-name="P451">The "version = 2" is necessary to <text:span text:style-name="T515">use the latest version of the formatting language </text:span><text:span text:style-name="T516">(shown above).</text:span></text:p>
      <text:p text:style-name="P452"><text:span text:style-name="T519">Completed t</text:span>he bridge pattern <text:span text:style-name="T519">in rust.</text:span></text:p>
      <text:p text:style-name="P452">Also spent some time cleaning up the file comments. <text:s/>The first line of each module is used as the description in the list of modules on the main page of documentation, with the exception of the main.rs file. <text:s/>Additional text is more detail about the module. <text:s/><text:span text:style-name="T517">I used the first line to be a title of each module </text:span><text:span text:style-name="T518">(it shows up as a collapsable field in the documentation but otherwise no other formatting, unlike the title of the crate, which shows up in larger text).</text:span></text:p>
      <text:p text:style-name="P452"><text:soft-page-break/>The first line in the main.rs file is essentially the title of the crate. <text:s/>Additional text is the description of the crate.</text:p>
      <text:h text:style-name="P598" text:outline-level="1" text:is-list-header="true">May 29, 2023</text:h>
      <text:p text:style-name="P431">I have an aesthetic concern in Rust, in regards to my implementation of the Adapter exercise. <text:s/>Here is part of the code that bothers me:</text:p>
      <text:p text:style-name="Code">let data_handle = match adapter_open_memory(MemoryBlockNumber::MemoryBlock0) {</text:p>
      <text:p text:style-name="Code"><text:s text:c="4"/>Ok(handle) =&gt; handle,</text:p>
      <text:p text:style-name="Code"><text:s text:c="4"/>Err(message) =&gt; {</text:p>
      <text:p text:style-name="Code"><text:s text:c="8"/>eprintln!(" <text:s/>{message}");</text:p>
      <text:p text:style-name="Code"><text:s text:c="8"/>return;</text:p>
      <text:p text:style-name="Code"><text:s text:c="4"/>}</text:p>
      <text:p text:style-name="Code">};</text:p>
      <text:p text:style-name="Code"/>
      <text:p text:style-name="Code">let memory_block_size = match adapter_get_memory_size(data_handle) {</text:p>
      <text:p text:style-name="Code"><text:s text:c="4"/>Ok(value) =&gt; value,</text:p>
      <text:p text:style-name="Code"><text:s text:c="4"/>Err(message) =&gt; {</text:p>
      <text:p text:style-name="Code"><text:s text:c="8"/>eprintln!(" <text:s/>{message}");</text:p>
      <text:p text:style-name="Code"><text:s text:c="8"/>return;</text:p>
      <text:p text:style-name="Code"><text:s text:c="4"/>}</text:p>
      <text:p text:style-name="Code">};</text:p>
      <text:p text:style-name="Code"/>
      <text:p text:style-name="Code">let mut read_data = match adapter_read_memory(data_handle, 0, memory_block_size) {</text:p>
      <text:p text:style-name="Code"><text:s text:c="4"/>Ok(data) =&gt; data,</text:p>
      <text:p text:style-name="Code"><text:s text:c="4"/>Err(message) =&gt; {</text:p>
      <text:p text:style-name="Code"><text:s text:c="8"/>eprintln!(" <text:s/>{message}");</text:p>
      <text:p text:style-name="Code"><text:s text:c="8"/>return;</text:p>
      <text:p text:style-name="Code"><text:s text:c="4"/>}</text:p>
      <text:p text:style-name="Code">};</text:p>
      <text:p text:style-name="Code"/>
      <text:p text:style-name="Code">let mut hex_dump = match adapter_buffer_to_string(&amp;read_data, 2) {</text:p>
      <text:p text:style-name="Code"><text:s text:c="4"/>Ok(value) =&gt; value,</text:p>
      <text:p text:style-name="Code"><text:s text:c="4"/>Err(message) =&gt; {</text:p>
      <text:p text:style-name="Code"><text:s text:c="8"/>eprintln!(" <text:s/>{message}");</text:p>
      <text:p text:style-name="Code"><text:s text:c="8"/>return;</text:p>
      <text:p text:style-name="Code"><text:s text:c="4"/>}</text:p>
      <text:p text:style-name="Code">};</text:p>
      <text:p text:style-name="Code">println!(" <text:s/>Initial memory block contents:");</text:p>
      <text:p text:style-name="Code">println!("{hex_dump}");</text:p>
      <text:p text:style-name="P430">I never cared for the early return approach in programming, preferring a single exit from a function to match the single entrance to that function. <text:s/>There is also a lot of redundancy. <text:s/><text:span text:style-name="T488">I could use the shorthand of the '?' at the end of the function call, like this:</text:span></text:p>
      <text:p text:style-name="P429">let data_handle = adapter_open_memory(MemoryBlockNumber::MemoryBlock0)?;</text:p>
      <text:p text:style-name="P433">But that puts specific constraints on <text:span text:style-name="T489">the Err() being returned from the called function as well as on the function containing the call. <text:s/>The '?' replaces the above match statement </text:span><text:span text:style-name="T490">but does not actually handle the Err() arm, only returning the Err() from the enclosing function. <text:s/>And since the enclosing function does not return errors (it's adapter_exercise() and therefore self-contained), that shortcut is meaningless.</text:span></text:p>
      <text:p text:style-name="P434"><text:soft-page-break/>Unless I move the guts of adapter_exercise() to another function and let adapter_exercise() receive the Err() and print the result. <text:s/>Or have the main() function capture errors and report them.</text:p>
      <text:p text:style-name="P435">The '?' suffix to a function call is used to propagate errors out of the function. <text:s/>This is for handling recoverable errors. <text:s/>For unrecoverable errors, there is the panic, which exits the program at the point of error. <text:s/>This is what happens when the unwrap() method is called on a Result&lt;&gt; return value from a function.</text:p>
      <text:p text:style-name="P436">In a lot of the design pattern examples, the errors being detected are technically unrecoverable, since they are detecting bad parameters and therefore the only thing the program can do is exit gracefully. <text:s/>Attempting to retry the call will result in the same error over and over unless the faulty parameter is somehow changed.</text:p>
      <text:p text:style-name="P437">Technically, all the errors returned from Adapter_BackEnd are unrecoverable errors; they are indications of using the API incorrectly. <text:s/>The only thing that the adapter can do is report the error returned from the Adapter_BackEnd along with the context in which the error occurred. <text:s/>By the standards of Rust, panicking with that error message is acceptable.</text:p>
      <text:p text:style-name="P437">My attitude is to recover the state of the program to the point where the program can potentially continue. <text:s/>In terms of the Design Pattern Examples, that means moving on to the next example. <text:s/>So I don't want to panic and exit the program entirely, I want to just abort the example and move on. <text:s/><text:span text:style-name="T491">In Rust, the '?' triggers an early return. <text:s/>However, that doesn't necessarily mean clean-up code gets automatically executed on the way out. <text:s/></text:span><text:span text:style-name="T492">Well, actually, anything owned by the function at the time of exit i</text:span><text:span text:style-name="T493">s</text:span><text:span text:style-name="T492"> cleaned up as the ownership goes out of scope. <text:s/></text:span><text:span text:style-name="T493">That would include any user-defined struct that implements the Drop </text:span><text:span text:style-name="T494">t</text:span><text:span text:style-name="T493">rait.</text:span></text:p>
      <text:p text:style-name="P438">For the Adapter example, I could create a DataReaderWriter struct (similar to C# and C++) that has the current functions as methods. <text:s/>The struct could implement the Drop trait so the ddr_close<text:span text:style-name="T495">_memory_block() is called on ownership exit. <text:s/>And then I could use the '?' </text:span><text:span text:style-name="T496">to exit adapter_exercise() early (modifying the main() function to capture any errors and report them </text:span><text:span text:style-name="T497">before moving on to the next example).</text:span></text:p>
      <text:p text:style-name="P439">So, created the DataReaderWriter struct and added new(), open(), close(), read(), and write() methods. <text:s/><text:span text:style-name="T498">added implementation for Drop::drop() so the DataReaderWriter instance is closed in the event of an error. <text:s/>Modified all the exercise functions to return Result&lt;(), String&gt; and modified main() to get the return and print any errors before moving on. <text:s/></text:span><text:span text:style-name="T499">This allowed me to vastly simplify the adapter_exercise() function:</text:span></text:p>
      <text:p text:style-name="Code">pub fn adapter_exercise() -&gt; Result&lt;(), String&gt; {</text:p>
      <text:p text:style-name="Code"><text:s text:c="4"/>println!("");</text:p>
      <text:p text:style-name="Code"><text:s text:c="4"/>println!("Adapter Exercise");</text:p>
      <text:p text:style-name="Code"/>
      <text:p text:style-name="Code"><text:s text:c="4"/>let mut reader_writer = DataReaderWriter::new(MemoryBlockNumber::MemoryBlock0);</text:p>
      <text:p text:style-name="Code"/>
      <text:p text:style-name="Code"><text:s text:c="4"/>reader_writer.open()?;</text:p>
      <text:p text:style-name="Code"/>
      <text:p text:style-name="Code"><text:s text:c="4"/>let memory_block_size = reader_writer.memory_block_byte_size;</text:p>
      <text:p text:style-name="Code"/>
      <text:p text:style-name="Code"><text:s text:c="4"/>let mut read_data = reader_writer.read(0, memory_block_size)?;</text:p>
      <text:p text:style-name="Code"><text:soft-page-break/><text:s text:c="4"/>let mut hex_dump = adapter_buffer_to_string(&amp;read_data, 2)?;</text:p>
      <text:p text:style-name="Code"><text:s text:c="4"/>println!(" <text:s/>Initial memory block contents:");</text:p>
      <text:p text:style-name="Code"><text:s text:c="4"/>println!("{hex_dump}");</text:p>
      <text:p text:style-name="Code"/>
      <text:p text:style-name="Code"><text:s text:c="4"/>let data_size = 16;</text:p>
      <text:p text:style-name="Code"><text:s text:c="4"/>let buffer_offset = 41;</text:p>
      <text:p text:style-name="Code"><text:s text:c="4"/>let mut write_data: Vec&lt;u8&gt; = vec![0;data_size];</text:p>
      <text:p text:style-name="Code"><text:s text:c="4"/>for index in 0..write_data.len() {</text:p>
      <text:p text:style-name="Code"><text:s text:c="8"/>write_data[index] = (index + 1) as u8;</text:p>
      <text:p text:style-name="Code"><text:s text:c="4"/>}</text:p>
      <text:p text:style-name="Code"/>
      <text:p text:style-name="Code"><text:s text:c="4"/>hex_dump = adapter_buffer_to_string(&amp;write_data, 2)?;</text:p>
      <text:p text:style-name="Code"><text:s text:c="4"/>println!(" <text:s/>Data to be written to memory block:");</text:p>
      <text:p text:style-name="Code"><text:s text:c="4"/>println!("{hex_dump}");</text:p>
      <text:p text:style-name="Code"/>
      <text:p text:style-name="Code"><text:s text:c="4"/>println!(" <text:s/>Writing data to byte offset {buffer_offset}");</text:p>
      <text:p text:style-name="Code"><text:s text:c="4"/>let _ = reader_writer.write(buffer_offset, &amp;write_data)?;</text:p>
      <text:p text:style-name="Code"/>
      <text:p text:style-name="Code"><text:s text:c="4"/>println!(" <text:s/>Reading back the memory block...");</text:p>
      <text:p text:style-name="Code"><text:s text:c="4"/>read_data = reader_writer.read(0, memory_block_size)?;</text:p>
      <text:p text:style-name="Code"><text:s text:c="4"/>println!();</text:p>
      <text:p text:style-name="Code"/>
      <text:p text:style-name="Code"><text:s text:c="4"/>hex_dump = adapter_buffer_to_string(&amp;read_data, 2)?;</text:p>
      <text:p text:style-name="Code"><text:s text:c="4"/>println!(" <text:s/>Current memory block contents:");</text:p>
      <text:p text:style-name="Code"><text:s text:c="4"/>println!("{hex_dump}");</text:p>
      <text:p text:style-name="Code"/>
      <text:p text:style-name="Code"><text:s text:c="4"/>reader_writer.close()?;</text:p>
      <text:p text:style-name="Code"/>
      <text:p text:style-name="Code"><text:s text:c="4"/>println!(" <text:s/>Done.");</text:p>
      <text:p text:style-name="Code"><text:s text:c="4"/>Ok(())</text:p>
      <text:p text:style-name="Code">}</text:p>
      <text:p text:style-name="P440">So I have now established a basic framework for all of the design pattern examples as expressed in Rust.</text:p>
      <text:p text:style-name="P440"/>
      <text:p text:style-name="P441">In other news, I moved all the exercise functions from C#'s Program.cs to their own individual files (Adapter_Exercise.cs, Bridge_Exercise.cs, etc.) so as to match all the other languages' project layout.</text:p>
      <text:p text:style-name="P441"/>
      <text:h text:style-name="P599" text:outline-level="1" text:is-list-header="true">May 28, 2023</text:h>
      <text:p text:style-name="P426">Updated Adapter write-up to include information about the Adapter_BackEnd DLL. <text:s/>Also added code snippet for Rust version of the Adapter.</text:p>
      <text:p text:style-name="P427">In the process of changing the Adapter exercise in Python to better illustrate what is going on, I f<text:span text:style-name="T483">ound a bug in the Adapter write memory code where I was not correctly getting the next chunk from the memory after reaching the end of a chunk and writing the chunk value. <text:s/>This was an implementation bug and I had to correct it in all versions of the write memory code.</text:span></text:p>
      <text:p text:style-name="P428">The rewrite of the Adapter exercise is to use the DDR_GetMemorySize() to get the size of a block, read that block and show its initial contents (which have been init<text:span text:style-name="T487">i</text:span>alized to 0xff), create a data block that is only 16 bytes long, write that data to the memory at an offset that is not a multiple of 4 (so the data <text:soft-page-break/>overlaps chunk boundaries, which is how I found the above bug), then read all of the memory block to show the change. <text:s/><text:span text:style-name="T484">Finished writing it in Python, need to change the other languages' version of the Adapter exercise.</text:span></text:p>
      <text:p text:style-name="P432">Updated Adapter exercise for C#, C++, C, and <text:span text:style-name="T486">R</text:span>ust. <text:s/><text:span text:style-name="T485">All now match Python.</text:span></text:p>
      <text:h text:style-name="P600" text:outline-level="1" text:is-list-header="true">May 27, 2023</text:h>
      <text:p text:style-name="P424">Finished modifying the python example for Adapter pattern to use the Adapter_BackEnd DLL. <text:s/>Lots of fiddling about with Doxygen comments to point to the correct elements. <text:s/>I had to duplicate the documentation for the functions in Adapter_BackEnd.h into the adapter_backendfunctions.py as @copydoc failed with an internal error:</text:p>
      <text:p text:style-name="Code">warning: invalid argument for command '\iline'</text:p>
      <text:p text:style-name="P425">So all language projects have build event scripts that copy the Adapter_BackEnd.dll to their respective execution directories (for Python, that's in python/DesignPatternExamples_python/adapter). <text:s/><text:span text:style-name="T482">I can now move on to the rest of the rust examples.</text:span></text:p>
      <text:h text:style-name="P601" text:outline-level="1" text:is-list-header="true">May 26, 2023</text:h>
      <text:p text:style-name="P413">Added build.rs to always copy the Adapter_BackEnd.dll and Adapter_BackEnd.pdb files to the rust target directory where the executable can find it. <text:s/><text:span text:style-name="T471">I also added the following to the build.rs file:</text:span></text:p>
      <text:p text:style-name="Code"><text:s text:c="4"/>println!("cargo:rustc-link-lib=Adapter_BackEnd");</text:p>
      <text:p text:style-name="Code"><text:s text:c="4"/>println!("cargo:rustc-link-search={}", library_path.display());</text:p>
      <text:p text:style-name="P414">This allowed me to remove the #[link("Adapter_BackEnd")] attributes from all the functions defined in adapter_backend.rs. <text:s/>However, I still need that attribute on the BLOCK_NAME_0, BLOCK_NAME_1, and BLOCK_NAME_2 externs (I couldn't find out why).</text:p>
      <text:p text:style-name="P415">I also couldn't find a good way to have rust copy the Adapter_BackEnd files only if they were changed.</text:p>
      <text:p text:style-name="P415">Basically, the rust build script is intended to just set up the build environment and is not intended as a formal build process. <text:s/>All the recommendations I've seen for more complex scenarios is to use a platform-specific build or make script.</text:p>
      <text:p text:style-name="P416">In any event, the build.rs file works very fast, as the files to be copied are quite small. <text:s/><text:span text:style-name="T472">It's good enough for now.</text:span></text:p>
      <text:p text:style-name="P417">Incidentally, to test this, I built everything in release mode. <text:s/>It all worked.</text:p>
      <text:p text:style-name="P418">Added the Adapter_BackEnd project directory to DoxyFile so the files show up in the documentation.</text:p>
      <text:p text:style-name="P419">Modified the DesignPatternExamples.sln to make sure Adapter_BackEnd project is built before everything else, especially the rust project (I can do this because I created a make project file for building rust).</text:p>
      <text:p text:style-name="P420">Modified C++ Adapter pattern design example to use the Adapter_BackEnd dll.</text:p>
      <text:p text:style-name="P421"><text:soft-page-break/>Modified C# Adapter pattern example to use the Adapter_BackEnd.dll. <text:s/>A couple of changes were needed over the C++ implementation. <text:s/>The first was to modify the C# project file to explicitly build for x64 instead of Any CPU (the format must match the C dll format, which is x64). <text:s/>The second was having to copy the strings for the memory blocks to the C# wrapper as there is no apparent way to export the string pointers from the DLL to C# (probably could do it by call GetProcAddress() in the kernel but that's a lot of work).</text:p>
      <text:p text:style-name="P422">Looking at modifying the Python project to also use the Adapter_BackEnd.dll. <text:s/>However, in Visual Studio, the python project does not support post-build events. <text:s/><text:span text:style-name="T473">The implication is I need to create a new </text:span><text:span text:style-name="T474">empty (not make, which does not have build events)</text:span><text:span text:style-name="T473"> project dedicated to the python project and use its build event to copy the Adapter_BackEnd files to the Python folder. <text:s/>The new make project would be declared a dependency of the python project. <text:s/></text:span><text:span text:style-name="T475">Create</text:span><text:span text:style-name="T480">d </text:span><text:span text:style-name="T481">the</text:span><text:span text:style-name="T475"> Python_BuildEvents empty C++ project.</text:span></text:p>
      <text:p text:style-name="P423">Next problem is the DesignPatternExamples_python project <text:span text:style-name="T476">does not participate in the build order/dependencies. <text:s/></text:span><text:span text:style-name="T477">Ah. <text:s/>The problem is there is no build step with the python project. <text:s/></text:span><text:span text:style-name="T478">However, if I make the Python_BuildEvents project depend on the Adapter_BackEnd project, the Python_BuildEvents project is "built" and its post-build event gets execute</text:span><text:span text:style-name="T479">d.</text:span></text:p>
      <text:p text:style-name="P421"/>
      <text:h text:style-name="P602" text:outline-level="1" text:is-list-header="true">May 25, 2023</text:h>
      <text:p text:style-name="P390">So my conversion from the *const ::std::os::raw::c_char <text:span text:style-name="T458">(BLOCK_NAME_0) to (rust) String caused the error, probably because the String went out of scope too soon. <text:s/>I modified _</text:span><text:span text:style-name="T460">block_number_to_name</text:span><text:span text:style-name="T459">() to look like the following, eliminating the transformation to a full String, and instead returning a reference to a string slice:</text:span></text:p>
      <text:p text:style-name="Code">fn _block_number_to_name<text:span text:style-name="T264">&lt;'a&gt;</text:span>(block_number: MemoryBlockNumber) -&gt; &amp;<text:span text:style-name="T264">'a </text:span>str {</text:p>
      <text:p text:style-name="Code"><text:s text:c="4"/>match block_number {</text:p>
      <text:p text:style-name="Code"><text:s text:c="8"/>MemoryBlockNumber::MemoryBlock0 =&gt; {</text:p>
      <text:p text:style-name="Code"><text:s text:c="12"/>let var_name = unsafe { CStr::from_ptr(BLOCK_NAME_0) };</text:p>
      <text:p text:style-name="Code"><text:s text:c="12"/>var_name.to_str().unwrap()</text:p>
      <text:p text:style-name="Code"><text:s text:c="8"/>},</text:p>
      <text:p text:style-name="Code"><text:s text:c="8"/>MemoryBlockNumber::MemoryBlock1 =&gt; {</text:p>
      <text:p text:style-name="Code"><text:s text:c="12"/>let var_name = unsafe { CStr::from_ptr(BLOCK_NAME_1) };</text:p>
      <text:p text:style-name="Code"><text:s text:c="12"/>var_name.to_str().unwrap()</text:p>
      <text:p text:style-name="Code"><text:s text:c="8"/>},</text:p>
      <text:p text:style-name="Code"><text:s text:c="8"/>MemoryBlockNumber::MemoryBlock2 =&gt; {</text:p>
      <text:p text:style-name="Code"><text:s text:c="12"/>let var_name = unsafe { CStr::from_ptr(BLOCK_NAME_2) };</text:p>
      <text:p text:style-name="Code"><text:s text:c="12"/>var_name.to_str().unwrap()</text:p>
      <text:p text:style-name="Code"><text:s text:c="8"/>},</text:p>
      <text:p text:style-name="Code"><text:s text:c="4"/>}</text:p>
      <text:p text:style-name="Code">}</text:p>
      <text:p text:style-name="P406">The following part <text:span text:style-name="T461">in adapter_open_memory() </text:span>remained the same, with the cast to *const ::std::os::raw::c_char:</text:p>
      <text:p text:style-name="Code"><text:s text:c="4"/>let block_name = _block_number_to_name(block_number);</text:p>
      <text:p text:style-name="Code"><text:s text:c="4"/>let name_ptr = block_name.as_ptr() as *const ::std::os::raw::c_char;</text:p>
      <text:p text:style-name="P406">Apparently, this bypasses any lifetime issues, allowing the block name to work as expected.</text:p>
      <text:p text:style-name="P407"><text:soft-page-break/>Completed the functionality in adapter_function.rs and the <text:span text:style-name="T462">Adapter </text:span><text:span text:style-name="T463">design pattern</text:span> example now works.</text:p>
      <text:p text:style-name="P408">In the adapter_backend.rs file generated by bindgen, added the following to the top of the file to address the various warnings about style:</text:p>
      <text:p text:style-name="Code">#![allow(non_snake_case, non_camel_case_types, non_upper_case_globals)]</text:p>
      <text:p text:style-name="P408">The '!' in the declaration means the attribute applies to everything in the file. <text:s/>Without the '!', the attribute would apply to only the next statement.</text:p>
      <text:p text:style-name="P409">I also removed the "mut" keyword after the "static" keyword for the BLOCK_NAME_0, BLOCK_NAME_1, and BLOCK_NAME_2 <text:span text:style-name="T464">variable</text:span>s, <text:span text:style-name="T464">as those variables are supposed to be read-only.</text:span></text:p>
      <text:p text:style-name="P410">Next step is to add a build step to get the latest Adapter_Back<text:span text:style-name="T465">E</text:span>nd.dll/.lib file. <text:s/>I have to decide whether I want to always generate adapter_backend.rs or to manually keep it up-to-date. <text:s/><text:span text:style-name="T465">I don't anticipate making any further changes to the Adapter_BackEnd.dll. <text:s/></text:span><text:span text:style-name="T466">I think I will continue with a manual update of the adapter_backend.rs; that way, I can make a number of changes to the symbols </text:span><text:span text:style-name="T467">to create rust-appropriate names for the DLL's symbols.</text:span></text:p>
      <text:p text:style-name="P411">In adater_backend.rs, converted all extern types to use #[link_name=""] to specify the actual name of each type and then renamed each type to be rust-compliant. <text:s/><text:span text:style-name="T468">I still need #![allow()] statements at the top of adapter_backend.rs and adapter_functions.rs to deal with the few remaining exceptions.</text:span></text:p>
      <text:p text:style-name="P412">Cleaned up the Adapter code a bit. <text:s/><text:span text:style-name="T469">Can't connect it to Doxygen, unfortunately. <text:s/></text:span><text:span text:style-name="T470">Committed changes so far.</text:span></text:p>
      <text:h text:style-name="P603" text:outline-level="1" text:is-list-header="true">May 24, 2023</text:h>
      <text:p text:style-name="P386">Created Adapter_BackEnd project in the DesignPatternExamples solution that is written in C and produces a DLL called Adapter_BackEnd.dll. <text:s/><text:span text:style-name="T440">The project output goes to &lt;solutiondirectory&gt;\lib\&lt;platform&gt;\&lt;configuration&gt;\Adapter_BackEnd.dll/.lib. <text:s/>The header file for the DLL goes to &lt;solutiondirectory&gt;\lib\include. <text:s/></text:span><text:span text:style-name="T441">Required a post-build step in the Adapter_BackEnd project to copy the Adapter_BackEnd.h file to the lib\include directory.</text:span></text:p>
      <text:p text:style-name="P387">Modified the DesignPatternExamples_c project to use the Adapter_BackEnd.dll, removing the locally defined Adapter_BackEndFunctions.* files. <text:s/>Works like a charm – <text:span text:style-name="T441">once I added a post-build step to the DesignPatternExamples_c project to copy the Adapter_BackEnd.dll to the DesignPatternExamples_c's output directory.</text:span></text:p>
      <text:p text:style-name="P393">Here's a thought (that I originally thought when creating the C version of the Adapter pattern): Make the Adapter back end a separate project that produces a DLL. <text:s/>Then modify all the versions of the Adapter design pattern to use that DLL as the back end to be adapted. <text:s/>That way, I only have one version of the back end and all of the language versions adapt to the same back end. <text:s/>If I have to spin out a separate project just to get Rust to build a C-style interface library, I might as well go all the way and make it work for all the language versions. <text:s/>Probably <text:span text:style-name="T438">keep</text:span> in C, though, as I already have that code completed.</text:p>
      <text:p text:style-name="P394"><text:soft-page-break/>Note that only the C version uses the data chunk style of back end, the others use the DataReadWrite class <text:span text:style-name="T439">and would their adapters would have to be rewritten. <text:s/>On the other hand, I already have an adapter that works so I can more or less copy it to the other languages.</text:span></text:p>
      <text:p text:style-name="P395">For rust, I need to create Foreign <text:span text:style-name="T442">Function Interface (FFI) bindings to the contents of the Adapter_BackEnd.dll. <text:s/></text:span><text:a xlink:type="simple" xlink:href="https://doc.rust-lang.org/nomicon/ffi.html" text:style-name="Internet_20_link" text:visited-style-name="Visited_20_Internet_20_Link"><text:span text:style-name="T443">Here is the latest documentation for FFI</text:span></text:a><text:span text:style-name="T443">.</text:span></text:p>
      <text:p text:style-name="P391">Apparently, the bindgen tool can do that – but I need to install it. <text:s/>Like this:</text:p>
      <text:p text:style-name="P388">cargo install bindgen-cli</text:p>
      <text:p text:style-name="P396"><text:span text:style-name="T447">Unfortunately, t</text:span>his installed a total of 25 crates, including bindgen-cli:</text:p>
      <text:p text:style-name="P388">bindgen-cli v0.65.1</text:p>
      <text:p text:style-name="P388">heck v0.4.1</text:p>
      <text:p text:style-name="P388">winapi-util v0.1.5</text:p>
      <text:p text:style-name="P388">windows-targets v0.48.0</text:p>
      <text:p text:style-name="P388">clap_lex v0.5.0</text:p>
      <text:p text:style-name="P388">humantime v2.1.0</text:p>
      <text:p text:style-name="P388">termcolor v1.2.0</text:p>
      <text:p text:style-name="P388">is-terminal v0.4.7</text:p>
      <text:p text:style-name="P388">io-lifetimes v1.0.11</text:p>
      <text:p text:style-name="P388">clap_derive v4.3.0</text:p>
      <text:p text:style-name="P388">anstyle-wincon v1.0.1</text:p>
      <text:p text:style-name="P388">colorchoice v1.0.0</text:p>
      <text:p text:style-name="P388">yansi-term v0.1.2</text:p>
      <text:p text:style-name="P388">utf8parse v0.2.1</text:p>
      <text:p text:style-name="P388">strsim v0.10.0</text:p>
      <text:p text:style-name="P388">anstyle-parse v0.2.0</text:p>
      <text:p text:style-name="P388">anstyle-query v1.0.0</text:p>
      <text:p text:style-name="P388">anstyle v1.0.0</text:p>
      <text:p text:style-name="P388">env_logger v0.10.0</text:p>
      <text:p text:style-name="P388">anstream v0.3.2</text:p>
      <text:p text:style-name="P388">clap v4.3.0</text:p>
      <text:p text:style-name="P388">annotate-snippets v0.9.1</text:p>
      <text:p text:style-name="P388">aho-corasick v1.0.1</text:p>
      <text:p text:style-name="P388">clap_builder v4.3.0</text:p>
      <text:p text:style-name="P388">windows_x86_64_msvc v0.48.0</text:p>
      <text:p text:style-name="P388">windows-sys v0.48.0</text:p>
      <text:p text:style-name="P391">I can then use <text:span text:style-name="T448">bindgen</text:span> like this:</text:p>
      <text:p text:style-name="P388">cd c:\work\vs2022\DesignPatternExamples\rust\design_pattern_examples_rust</text:p>
      <text:p text:style-name="P388">bindgen ..\..\lib\include\Adapter_BackEnd.h</text:p>
      <text:p text:style-name="P391"><text:span text:style-name="T443">This failed. <text:s/></text:span>bindgen requires clang (LLVM) to be available. <text:s/>Well, it is in the Visual Studio environment. <text:s/>So open a 64-bit VS2022 Developers Command Prompt and enter the following:</text:p>
      <text:p text:style-name="P388">which clang.exe</text:p>
      <text:p text:style-name="P397">This shows:</text:p>
      <text:p text:style-name="P388">C:\Program Files\Microsoft Visual Studio\2022\Community\VC\Tools\Llvm\x64\bin\clang.exe</text:p>
      <text:p text:style-name="P397">In that directory is the libclang.dll that bindgen needs. <text:s/>The error message from bindgen suggests how to go about using it, but setting the LIBCLANG_PATH environment variable like this (note the lack of <text:soft-page-break/>quotes around the path; this is required because bind expects to use the contents of the variable as is and it doesn't like quotes). <text:s/><text:span text:style-name="T444">So back to the normal Windows Command Prompt:</text:span></text:p>
      <text:p text:style-name="P388">set LIBCLANG_PATH=C:\Program Files\Microsoft Visual Studio\2022\Community\VC\Tools\Llvm\x64\bin\</text:p>
      <text:p text:style-name="P397">Now bindgen will run correctly:</text:p>
      <text:p text:style-name="P388">bindgen ..\..\lib\include\Adapter_BackEnd.h --<text:span text:style-name="T445">output src\</text:span><text:span text:style-name="T446">adapter\</text:span><text:span text:style-name="T445">adapter_backend.rs</text:span></text:p>
      <text:p text:style-name="P398">This dumps the bin<text:span text:style-name="T449">dings to the specified file. <text:s/></text:span><text:span text:style-name="T450">Unfortunately, there are some additional stuff in the file that doesn't need to be there. <text:s/></text:span><text:span text:style-name="T451">A lot of stuff:</text:span></text:p>
      <text:p text:style-name="P388">pub const _VCRT_COMPILER_PREPROCESSOR: u32 = 1;</text:p>
      <text:p text:style-name="P388">pub const _SAL_VERSION: u32 = 20;</text:p>
      <text:p text:style-name="P388">pub const __SAL_H_VERSION: u32 = 180000000;</text:p>
      <text:p text:style-name="P388">pub const _USE_DECLSPECS_FOR_SAL: u32 = 0;</text:p>
      <text:p text:style-name="P388">pub const _USE_ATTRIBUTES_FOR_SAL: u32 = 0;</text:p>
      <text:p text:style-name="P388">pub const _CRT_PACKING: u32 = 8;</text:p>
      <text:p text:style-name="P388">pub const _HAS_EXCEPTIONS: u32 = 1;</text:p>
      <text:p text:style-name="P388">pub const _STL_LANG: u32 = 0;</text:p>
      <text:p text:style-name="P388">pub const _HAS_CXX17: u32 = 0;</text:p>
      <text:p text:style-name="P388">pub const _HAS_CXX20: u32 = 0;</text:p>
      <text:p text:style-name="P388">pub const _HAS_CXX23: u32 = 0;</text:p>
      <text:p text:style-name="P388">pub const _HAS_NODISCARD: u32 = 0;</text:p>
      <text:p text:style-name="P388">pub const WCHAR_MIN: u32 = 0;</text:p>
      <text:p text:style-name="P388">pub const WCHAR_MAX: u32 = 65535;</text:p>
      <text:p text:style-name="P388">pub const WINT_MIN: u32 = 0;</text:p>
      <text:p text:style-name="P388">pub const WINT_MAX: u32 = 65535;</text:p>
      <text:p text:style-name="P388">pub type va_list = *mut ::std::os::raw::c_char;</text:p>
      <text:p text:style-name="P388">extern "C" {</text:p>
      <text:p text:style-name="P388"><text:s text:c="4"/>pub fn __va_start(arg1: *mut *mut ::std::os::raw::c_char, ...);</text:p>
      <text:p text:style-name="P388">}</text:p>
      <text:p text:style-name="P388">pub type __vcrt_bool = bool;</text:p>
      <text:p text:style-name="P388">pub type wchar_t = ::std::os::raw::c_ushort;</text:p>
      <text:p text:style-name="P388">extern "C" {</text:p>
      <text:p text:style-name="P388"><text:s text:c="4"/>pub fn __security_init_cookie();</text:p>
      <text:p text:style-name="P388">}</text:p>
      <text:p text:style-name="P388">extern "C" {</text:p>
      <text:p text:style-name="P388"><text:s text:c="4"/>pub fn __security_check_cookie(_StackCookie: usize);</text:p>
      <text:p text:style-name="P388">}</text:p>
      <text:p text:style-name="P388">extern "C" {</text:p>
      <text:p text:style-name="P388"><text:s text:c="4"/>pub fn __report_gsfailure(_StackCookie: usize) -&gt; !;</text:p>
      <text:p text:style-name="P388">}</text:p>
      <text:p text:style-name="P388">extern "C" {</text:p>
      <text:p text:style-name="P388"><text:s text:c="4"/>pub static mut __security_cookie: usize;</text:p>
      <text:p text:style-name="P388">}</text:p>
      <text:p text:style-name="P388">pub type int_least8_t = ::std::os::raw::c_schar;</text:p>
      <text:p text:style-name="P388">pub type int_least16_t = ::std::os::raw::c_short;</text:p>
      <text:p text:style-name="P388">pub type int_least32_t = ::std::os::raw::c_int;</text:p>
      <text:p text:style-name="P388">pub type int_least64_t = ::std::os::raw::c_longlong;</text:p>
      <text:p text:style-name="P388">pub type uint_least8_t = ::std::os::raw::c_uchar;</text:p>
      <text:p text:style-name="P388">pub type uint_least16_t = ::std::os::raw::c_ushort;</text:p>
      <text:p text:style-name="P388">pub type uint_least32_t = ::std::os::raw::c_uint;</text:p>
      <text:p text:style-name="P388">pub type uint_least64_t = ::std::os::raw::c_ulonglong;</text:p>
      <text:p text:style-name="P388">pub type int_fast8_t = ::std::os::raw::c_schar;</text:p>
      <text:p text:style-name="P388">pub type int_fast16_t = ::std::os::raw::c_int;</text:p>
      <text:p text:style-name="P388">pub type int_fast32_t = ::std::os::raw::c_int;</text:p>
      <text:p text:style-name="P388"><text:soft-page-break/>pub type int_fast64_t = ::std::os::raw::c_longlong;</text:p>
      <text:p text:style-name="P388">pub type uint_fast8_t = ::std::os::raw::c_uchar;</text:p>
      <text:p text:style-name="P388">pub type uint_fast16_t = ::std::os::raw::c_uint;</text:p>
      <text:p text:style-name="P388">pub type uint_fast32_t = ::std::os::raw::c_uint;</text:p>
      <text:p text:style-name="P388">pub type uint_fast64_t = ::std::os::raw::c_ulonglong;</text:p>
      <text:p text:style-name="P388">pub type intmax_t = ::std::os::raw::c_longlong;</text:p>
      <text:p text:style-name="P388">pub type uintmax_t = ::std::os::raw::c_ulonglong;</text:p>
      <text:p text:style-name="P399">Fortunately(!?), there are a lot of options for bindgen. <text:s/><text:span text:style-name="T452">And I mean a</text:span> <text:span text:style-name="T242">lot</text:span> of options.</text:p>
      <text:p text:style-name="P400">[2 hours later, and it's well after 1:30 am] I finally got it to sort of work.</text:p>
      <text:p text:style-name="P400">I commented out the above code from the adapter_backend.rs file generated by bindgen. <text:s/>I also had to add the following before every single extern "C":</text:p>
      <text:p text:style-name="P139">#[link(name="Adapter_BackEnd", kind="dylib")]</text:p>
      <text:p text:style-name="P389">I needed to place the Adapter_BackEnd.lib file in the design_pattern_examples_rust root directory <text:span text:style-name="T453">and I </text:span><text:span text:style-name="T454">manually</text:span><text:span text:style-name="T453"> placed the Adapter_BackEnd.dll in the targets\debug directory. <text:s/></text:span><text:span text:style-name="T455">I need to figure out how to create a build script for this.</text:span></text:p>
      <text:p text:style-name="P401">I also needed to add the following to adapter.rs, near the top:</text:p>
      <text:p text:style-name="P388">pub mod adapter_backend;</text:p>
      <text:p text:style-name="P401">Because the adapter_backend.rs is a module (an adapter to the C-style DLL).</text:p>
      <text:p text:style-name="P401"/>
      <text:p text:style-name="P392">The conversion of the BLOCK_NAME_0 extern was very complicated and I'm not sure I got it right.</text:p>
      <text:p text:style-name="P392">Because, when running:</text:p>
      <text:p text:style-name="P388">cargo run Adapter</text:p>
      <text:p text:style-name="P392">I get the following error:</text:p>
      <text:p text:style-name="P388">The given name is not a recognized memory block name</text:p>
      <text:p text:style-name="P392">Indicating the <text:span text:style-name="T456">DDR_OpenMemoryBlock() is returning invalid block name.</text:span></text:p>
      <text:p text:style-name="P402">This is how I convert the BLOCK_NAME_0 value to a String (in a match arm):</text:p>
      <text:p text:style-name="P388">{</text:p>
      <text:p text:style-name="P388"><text:s text:c="4"/>let var_name = unsafe { CStr::from_ptr(BLOCK_NAME_0) };</text:p>
      <text:p text:style-name="P388"><text:s text:c="4"/>var_name.to_str().unwrap().to_owned()</text:p>
      <text:p text:style-name="P388">}</text:p>
      <text:p text:style-name="P403">And this is how I convert that String to something to pass to DDR_OpenMemoryBlock():</text:p>
      <text:p text:style-name="P388"><text:s text:c="4"/>let name_ptr = block_name.as_ptr() as *const ::std::os::raw::c_char;</text:p>
      <text:p text:style-name="P388"><text:s text:c="3"/></text:p>
      <text:p text:style-name="P388"><text:s text:c="4"/>let error_code = unsafe {</text:p>
      <text:p text:style-name="P388"><text:s text:c="8"/>DDR_OpenMemoryBlock(name_ptr, &amp;mut data_handle)</text:p>
      <text:p text:style-name="P388"><text:s text:c="4"/>};</text:p>
      <text:p text:style-name="P404">If I run the code under the debugger – after right-clicking on Cargo.toml and selecting Add Debug Configuration, then adding an entry at the end:</text:p>
      <text:p text:style-name="P388"><text:soft-page-break/>args: ["Adapter"]</text:p>
      <text:p text:style-name="P404">I was able to successfully run the code in the debugger and I got the expected output with no error. <text:s/>But if I run the code from the command line with cargo run, I get the error.</text:p>
      <text:p text:style-name="P405">Not so fast, buckaroo! <text:s/>If I start the debug session with a breakpoint after the call from adapter_open_memory() (in adapter_exercise()), I see the error returned. <text:s/>However, if I place the breakpoint <text:span text:style-name="T457">on </text:span>the call to adapter_open_memory() and step through the code, the error does not occur. <text:s/>That means a memory corruption error.</text:p>
      <text:h text:style-name="P604" text:outline-level="1" text:is-list-header="true">May 23, 2023</text:h>
      <text:p text:style-name="P377"><text:a xlink:type="simple" xlink:href="https://doc.rust-lang.org/book/ch19-01-unsafe-rust.html#using-extern-functions-to-call-external-code" text:style-name="Internet_20_link" text:visited-style-name="Visited_20_Internet_20_Link">https://doc.rust-lang.org/book/ch19-01-unsafe-rust.html#using-extern-functions-to-call-external-code</text:a>.</text:p>
      <text:p text:style-name="P376">Here is the example of calling C-style functions from Rust:</text:p>
      <text:p text:style-name="Code">extern "C" {</text:p>
      <text:p text:style-name="Code"><text:s text:c="4"/>fn abs(input: i32) -&gt; i32;</text:p>
      <text:p text:style-name="Code">}</text:p>
      <text:p text:style-name="Code"/>
      <text:p text:style-name="Code">fn main() {</text:p>
      <text:p text:style-name="Code"><text:s text:c="4"/>unsafe {</text:p>
      <text:p text:style-name="Code"><text:s text:c="8"/>println!("Absolute value of -3 according to C: {}", abs(-3));</text:p>
      <text:p text:style-name="Code"><text:s text:c="4"/>}</text:p>
      <text:p text:style-name="Code">}</text:p>
      <text:p text:style-name="P376">The main trick is calling the C-style function from an "unsafe" block.</text:p>
      <text:p text:style-name="P378">And the following is how to make rust code accessible as C-style ABI:</text:p>
      <text:p text:style-name="Code">#[no_mangle]</text:p>
      <text:p text:style-name="Code">pub extern "C" fn call_from_c() {</text:p>
      <text:p text:style-name="Code"><text:s text:c="4"/>println!("Just called a Rust function from C!");</text:p>
      <text:p text:style-name="Code">}</text:p>
      <text:p text:style-name="P378">The "no_mangle" attribute tells the rust compiler to not mangle to name. <text:s/>The "extern "C"" part indicates the function needs a C-style ABI.</text:p>
      <text:p text:style-name="P379">From <text:a xlink:type="simple" xlink:href="https://stackoverflow.com/questions/30093769/how-to-access-rust-from-other-languages" text:style-name="Internet_20_link" text:visited-style-name="Visited_20_Internet_20_Link">this StackOverflow question and answer</text:a>, the questioner wanted to call rust methods from C. <text:s/>The final result was to create a rust wrapper of functions that in turn call the methods.</text:p>
      <text:p text:style-name="P380">Here is the back-end rust code:</text:p>
      <text:p text:style-name="Code">pub trait TestTrait {</text:p>
      <text:p text:style-name="Code"><text:s text:c="4"/>fn trait_func(&amp;mut self) -&gt; i32;</text:p>
      <text:p text:style-name="Code">}</text:p>
      <text:p text:style-name="Code"/>
      <text:p text:style-name="Code">pub struct TestStruct {</text:p>
      <text:p text:style-name="Code"><text:s text:c="4"/>value: i32,</text:p>
      <text:p text:style-name="Code">}</text:p>
      <text:p text:style-name="Code"/>
      <text:p text:style-name="Code">impl TestStruct {</text:p>
      <text:p text:style-name="Code"><text:s text:c="4"/>pub fn new(value: i32) -&gt; TestStruct {</text:p>
      <text:p text:style-name="Code"><text:s text:c="8"/>TestStruct {</text:p>
      <text:p text:style-name="Code"><text:s text:c="12"/>value: value,</text:p>
      <text:p text:style-name="Code"><text:soft-page-break/><text:s text:c="8"/>}</text:p>
      <text:p text:style-name="Code"><text:s text:c="4"/>}</text:p>
      <text:p text:style-name="Code"/>
      <text:p text:style-name="Code"><text:s text:c="4"/>pub fn decrement(&amp;mut self, delta: i32) {</text:p>
      <text:p text:style-name="Code"><text:s text:c="8"/>self.value -= delta;</text:p>
      <text:p text:style-name="Code"><text:s text:c="4"/>}</text:p>
      <text:p text:style-name="Code">}</text:p>
      <text:p text:style-name="Code"/>
      <text:p text:style-name="Code">impl TestTrait for TestStruct {</text:p>
      <text:p text:style-name="Code"><text:s text:c="4"/>fn trait_func(&amp;mut self) -&gt; i32 {</text:p>
      <text:p text:style-name="Code"><text:s text:c="8"/>self.value += 3;</text:p>
      <text:p text:style-name="Code"><text:s text:c="8"/>self.value</text:p>
      <text:p text:style-name="Code"><text:s text:c="4"/>}</text:p>
      <text:p text:style-name="Code">}</text:p>
      <text:p text:style-name="P379"><text:span text:style-name="T428">And here is the rust wrapper that exposes C-style functions:</text:span> </text:p>
      <text:p text:style-name="Code">#[no_mangle]</text:p>
      <text:p text:style-name="Code">pub extern fn free_function_wrapper(value: i32) -&gt; i32 {</text:p>
      <text:p text:style-name="Code"><text:s text:c="4"/>rustlib::free_function(value)</text:p>
      <text:p text:style-name="Code">}</text:p>
      <text:p text:style-name="Code"/>
      <text:p text:style-name="Code">#[no_mangle]</text:p>
      <text:p text:style-name="Code">pub extern fn new_test_struct_wrapper(value: i32) -&gt; *mut libc::c_void {</text:p>
      <text:p text:style-name="Code"><text:s text:c="4"/>let obj = rustlib::TestStruct::new(value);</text:p>
      <text:p text:style-name="Code"><text:s text:c="4"/>unsafe {</text:p>
      <text:p text:style-name="Code"><text:s text:c="8"/>let raw_ptr = libc::malloc(mem::size_of::&lt;rustlib::TestStruct&gt;() as libc::size_t) as *mut rustlib::TestStruct;</text:p>
      <text:p text:style-name="Code"/>
      <text:p text:style-name="Code"><text:s text:c="8"/>ptr::write(&amp;mut *raw_ptr, obj);</text:p>
      <text:p text:style-name="Code"><text:s text:c="8"/>raw_ptr as *mut libc::c_void</text:p>
      <text:p text:style-name="Code"><text:s text:c="4"/>}</text:p>
      <text:p text:style-name="Code">}</text:p>
      <text:p text:style-name="Code"/>
      <text:p text:style-name="Code">#[no_mangle]</text:p>
      <text:p text:style-name="Code">pub extern fn test_struct_decrement_wrapper(raw_ptr: *mut libc::c_void, delta: i32) {</text:p>
      <text:p text:style-name="Code"><text:s text:c="4"/>unsafe {</text:p>
      <text:p text:style-name="Code"><text:s text:c="8"/>mem::transmute::&lt;*mut libc::c_void, &amp;mut rustlib::TestStruct&gt;(raw_ptr).decrement(delta);</text:p>
      <text:p text:style-name="Code"><text:s text:c="4"/>}</text:p>
      <text:p text:style-name="Code">}</text:p>
      <text:p text:style-name="Code"/>
      <text:p text:style-name="Code">#[no_mangle]</text:p>
      <text:p text:style-name="Code">pub extern fn test_struct_trait_function_wrapper(raw_ptr: *mut libc::c_void) -&gt; i32 {</text:p>
      <text:p text:style-name="Code"><text:s text:c="4"/>unsafe {</text:p>
      <text:p text:style-name="Code"><text:s text:c="8"/>mem::transmute::&lt;*mut libc::c_void, &amp;mut rustlib::TestStruct&gt;(raw_ptr).trait_func()</text:p>
      <text:p text:style-name="Code"><text:s text:c="4"/>}</text:p>
      <text:p text:style-name="Code">}</text:p>
      <text:p text:style-name="P380">And finally, the C code that calls into the rust wrapper (the questioner wanted to call from python so create the C code wrapper to be called from python):</text:p>
      <text:p text:style-name="Code">extern int32_t free_function_wrapper(int32_t value);</text:p>
      <text:p text:style-name="Code"/>
      <text:p text:style-name="Code">extern void* new_test_struct_wrapper(int32_t value);</text:p>
      <text:p text:style-name="Code">extern void test_struct_decrement_wrapper(void* ptr, int32_t delta);</text:p>
      <text:p text:style-name="Code"><text:soft-page-break/>extern int32_t test_struct_trait_function_wrapper(void* ptr);</text:p>
      <text:p text:style-name="Code"/>
      <text:p text:style-name="Code">int32_t free_function(int32_t value) {</text:p>
      <text:p text:style-name="Code"><text:s text:c="2"/>return free_function_wrapper(value);</text:p>
      <text:p text:style-name="Code">}</text:p>
      <text:p text:style-name="Code"/>
      <text:p text:style-name="Code">void* new_test_struct(int32_t value) {</text:p>
      <text:p text:style-name="Code"><text:s text:c="2"/>return new_test_struct_wrapper(value);</text:p>
      <text:p text:style-name="Code">}</text:p>
      <text:p text:style-name="Code"/>
      <text:p text:style-name="Code">void test_struct_decrement(void* ptr, int32_t value) {</text:p>
      <text:p text:style-name="Code"><text:s text:c="2"/>test_struct_decrement_wrapper(ptr, value);</text:p>
      <text:p text:style-name="Code">}</text:p>
      <text:p text:style-name="Code"/>
      <text:p text:style-name="Code">int32_t test_struct_trait_function(void* ptr) {</text:p>
      <text:p text:style-name="Code"><text:s text:c="2"/>return test_struct_trait_function_wrapper(ptr);</text:p>
      <text:p text:style-name="Code">}</text:p>
      <text:p text:style-name="P381">Here is a <text:a xlink:type="simple" xlink:href="https://slint-ui.com/blog/expose-rust-library-to-other-languages.html" text:style-name="Internet_20_link" text:visited-style-name="Visited_20_Internet_20_Link">link to a blog</text:a> that aims to create a OS-independent GUI framework in rust and therefore needs to be callable from other languages. <text:s/><text:span text:style-name="T429">This is overkill for what I'm doing, especially since they are trying their best to connect Rust to C++. <text:s/>They are using cbingen, a cargo that "automatically generates C/C++ header files based on the repr(C) structure and the extern "C" functions". <text:s/></text:span><text:span text:style-name="T430">To illustrate how much work these guys did, they wrote their own manual vtables for interfaces to get around the fact that rust Traits cannot be passed to C++.</text:span></text:p>
      <text:p text:style-name="P382">Here is the reference for <text:a xlink:type="simple" xlink:href="https://doc.rust-lang.org/reference/items/external-blocks.html" text:style-name="Internet_20_link" text:visited-style-name="Visited_20_Internet_20_Link">extern in rust</text:a>.</text:p>
      <text:p text:style-name="P383">I am stumbling my way through the Adapter back-end functions, trying to make them C-style declarations but written in rust. <text:s/>I have, so far, managed to create DDR_OpenMemory() and got to pass a compile check. <text:s/>I have also implemented adapter_open_memory() to call DDR_OpenMemory() – at least it passes a compile check. <text:s/>However, when I go to run the code, I get a linker error, complaining:</text:p>
      <text:p text:style-name="Code">error LNK2019: unresolved external symbol DDR_OpenMemory referenced in function _ZN28design_pattern_examples_rust7adapter17adapter_functions19adapter_open_memory17hcd0976f78901c01bE</text:p>
      <text:p text:style-name="P384"><text:span text:style-name="T431">I'm guessing</text:span> the linker is expecting to find the C-style rust code in its own static or dynamic library, instead of among the collection of objects already created from the modules. <text:s/><text:span text:style-name="T432">What I don't know is whether I have to create a rust workspace so as to have a separate library cargo specifically for the Adapter back-end functions and that cargo has to be in parallel with the design_pattern_examples cargo. <text:s/></text:span><text:span text:style-name="T433">Or can I just create a nested cargo? <text:s/></text:span><text:span text:style-name="T434">But then, when running the parent cargo, how does rust know to build the nested cargo? <text:s/></text:span><text:span text:style-name="T435">And if I created a nested cargo, the git repository for that cargo wouldn't be attached to the parent repository.</text:span></text:p>
      <text:p text:style-name="P385">So I must use a workspace approach, if I want to have a library. <text:span text:style-name="T436">VERIFIED </text:span><text:span text:style-name="T437">(c:\work\rust\practice_workspace).</text:span></text:p>
      <text:h text:style-name="P605" text:outline-level="1" text:is-list-header="true"><text:soft-page-break/>May 22, 2023</text:h>
      <text:p text:style-name="P375">Started working on the Adapter pattern example in rust. <text:s/><text:span text:style-name="T426">Interesting question of how to deal with the back-end functions. <text:s/>Can I write them with a C-style declaration? <text:s/>I seem to remember reading something about that somewhere </text:span><text:span text:style-name="T427">(</text:span><text:a xlink:type="simple" xlink:href="https://doc.rust-lang.org/book/ch19-01-unsafe-rust.html#using-extern-functions-to-call-external-code" text:style-name="Internet_20_link" text:visited-style-name="Visited_20_Internet_20_Link"><text:span text:style-name="T427">here</text:span></text:a><text:span text:style-name="T427">).</text:span></text:p>
      <text:h text:style-name="P606" text:outline-level="1" text:is-list-header="true">May 19, 2023</text:h>
      <text:p text:style-name="P361">Spent some time exploring rust and now I'm back. <text:s/>I find that if I load only the rust solution in VS2022, I get the IntelliSense, so I'm going with that approach for now. <text:s/>It's a bit awkward, though. <text:s/>I also don't know what doxygen is going to do with rust-oriented documentation.</text:p>
      <text:p text:style-name="P361">I have more or less completed the infrastructure for running the exercises for rust. <text:s/>Here are two approaches to the main loop. <text:s/>The first is easier for me to understand, while the second is more "rust-like" (whatever that means).</text:p>
      <text:p text:style-name="Code">fn main() {</text:p>
      <text:p text:style-name="Code"><text:s text:c="4"/>let exercise_list = vec!(</text:p>
      <text:p text:style-name="Code"><text:s text:c="8"/>Exercise::new("Adapter", adapter::adapter_exercise),</text:p>
      <text:p text:style-name="Code"><text:s text:c="8"/>Exercise::new("Bridge", bridge::bridge_exercise),</text:p>
      <text:p text:style-name="Code"><text:s text:c="8"/>Exercise::new("Command", command::command_exercise),</text:p>
      <text:p text:style-name="Code"><text:s text:c="4"/>);</text:p>
      <text:p text:style-name="Code"/>
      <text:p text:style-name="Code"><text:s text:c="4"/>// skip() first argument as it is the program name.</text:p>
      <text:p text:style-name="Code"><text:s text:c="4"/>let args: Vec&lt;String&gt; = env::args().skip(1).collect();</text:p>
      <text:p text:style-name="Code"/>
      <text:p text:style-name="Code"><text:s text:c="4"/>let parsed_options = parse_options(&amp;args, &amp;exercise_list);</text:p>
      <text:p text:style-name="Code"/>
      <text:p text:style-name="Code"><text:s text:c="4"/>if let Ok(options) = parsed_options {</text:p>
      <text:p text:style-name="Code"><text:s text:c="8"/>for exercise in exercise_list {</text:p>
      <text:p text:style-name="Code"><text:s text:c="12"/>if options.exercise_names.is_empty() ||</text:p>
      <text:p text:style-name="Code"><text:s text:c="15"/>options.exercise_names.contains(&amp;exercise.exercise_name) {</text:p>
      <text:p text:style-name="Code"><text:s text:c="16"/>(exercise.exercise_to_run)();</text:p>
      <text:p text:style-name="Code"><text:s text:c="12"/>}</text:p>
      <text:p text:style-name="Code"><text:s text:c="8"/>}</text:p>
      <text:p text:style-name="Code"><text:s text:c="4"/>}</text:p>
      <text:p text:style-name="Code">}</text:p>
      <text:p text:style-name="P362">And the second approach:</text:p>
      <text:p text:style-name="Code">fn main() {</text:p>
      <text:p text:style-name="Code"><text:s text:c="4"/>let exercise_list = vec!(</text:p>
      <text:p text:style-name="Code"><text:s text:c="8"/>Exercise::new("Adapter", adapter::adapter_exercise),</text:p>
      <text:p text:style-name="Code"><text:s text:c="8"/>Exercise::new("Bridge", bridge::bridge_exercise),</text:p>
      <text:p text:style-name="Code"><text:s text:c="8"/>Exercise::new("Command", command::command_exercise),</text:p>
      <text:p text:style-name="Code"><text:s text:c="4"/>);</text:p>
      <text:p text:style-name="Code"/>
      <text:p text:style-name="Code"><text:s text:c="4"/>// skip() first argument as it is the program name.</text:p>
      <text:p text:style-name="Code"><text:s text:c="4"/>let args: Vec&lt;String&gt; = env::args().skip(1).collect();</text:p>
      <text:p text:style-name="Code"/>
      <text:p text:style-name="Code"><text:s text:c="4"/>let parsed_options = parse_options(&amp;args, &amp;exercise_list);</text:p>
      <text:p text:style-name="Code"/>
      <text:p text:style-name="Code"><text:s text:c="4"/>if let Ok(options) = parsed_options {</text:p>
      <text:p text:style-name="Code"><text:s text:c="8"/><text:span text:style-name="T264">for exercise in exercise_list.iter().filter(</text:span></text:p>
      <text:p text:style-name="P358"><text:s text:c="12"/>|e| options.exercise_names.is_empty() ||</text:p>
      <text:p text:style-name="P358"><text:soft-page-break/><text:s text:c="16"/>options.exercise_names.contains(&amp;e.exercise_name))</text:p>
      <text:p text:style-name="Code"><text:s text:c="8"/>{</text:p>
      <text:p text:style-name="Code"><text:s text:c="12"/>(exercise.exercise_to_run)();</text:p>
      <text:p text:style-name="Code"><text:s text:c="8"/>}</text:p>
      <text:p text:style-name="Code"><text:s text:c="4"/>}</text:p>
      <text:p text:style-name="Code">}</text:p>
      <text:p text:style-name="P363">The highlighted line is the iterator filter to produce another iterator. <text:s/>This is technically a little slower as the exercises are iterated over once and then the filtered list is iterator over (two passes). <text:s/>The first approach iterates over the exercises only once.</text:p>
      <text:p text:style-name="P364">I experimented with replacing the test with a function (called _is_exercise_selected()). <text:s/>It looked shorter in the for loop but at the expense of defining a three line function, <text:span text:style-name="T414">so I threw out the experiment. <text:s/>I'm going with the first option above.</text:span></text:p>
      <text:h text:style-name="Heading_20_2" text:outline-level="2" text:is-list-header="true">Modules</text:h>
      <text:p text:style-name="P365">Although I would like to have all patterns <text:span text:style-name="T416">entirely </text:span>in their own modules, there is a limitation to that. <text:s/>The entry point to the module needs to be called &lt;pattern&gt;.rs. <text:s/>This lives in the same directory as main.rs. <text:s/>Additional modules used for each pattern would be in a sub-directory called &lt;pattern&gt;. <text:s/><text:span text:style-name="T415">For example, for the adapter pattern:</text:span></text:p>
      <text:p text:style-name="Code">src\</text:p>
      <text:p text:style-name="Code"><text:s text:c="2"/>adapter\</text:p>
      <text:p text:style-name="Code"><text:s text:c="4"/>backend.rs</text:p>
      <text:p text:style-name="Code"><text:s text:c="4"/>frontend.rs</text:p>
      <text:p text:style-name="Code"><text:s text:c="2"/>adapter.rs</text:p>
      <text:p text:style-name="Code"><text:s text:c="2"/>main.rs</text:p>
      <text:p text:style-name="P22">Note: I must point out that the older form of module layout, which still works, would somewhat satisfy my desire. <text:s/>It would look like this, Where adapter\mod.rs is the adapter exercise entry point:</text:p>
      <text:p text:style-name="P360">src\</text:p>
      <text:p text:style-name="P360"><text:s text:c="2"/>adapter\</text:p>
      <text:p text:style-name="P360"><text:s text:c="4"/>backend.rs</text:p>
      <text:p text:style-name="P360"><text:s text:c="4"/>frontend.rs</text:p>
      <text:p text:style-name="P360"><text:s text:c="4"/><text:span text:style-name="T416">mod</text:span>.rs</text:p>
      <text:p text:style-name="P359"><text:s text:c="2"/>main.rs</text:p>
      <text:p text:style-name="P366">Rust does allow changing the path to a defined module using the #[path("new_name")] attribute on the module declaration or at the top of the module file. <text:s/>However, the rust community apparently prefers, in general, the first of the above two examples.</text:p>
      <text:h text:style-name="Heading_20_2" text:outline-level="2" text:is-list-header="true">Documentation</text:h>
      <text:p text:style-name="P367">Rust's built-in document builder uses /// as a lead-in and then pure <text:span text:style-name="T417">M</text:span>arkdown after that. <text:s/><text:span text:style-name="T417">Any code block surrounded by ``` is treated a document example and can be executed with cargo test, </text:span><text:span text:style-name="T418">so the examples need to be executable.</text:span></text:p>
      <text:p text:style-name="P368">The rust documentation does not support the doxygen format for C#, <text:span text:style-name="T419">the &lt;param&gt; tag and &lt;returns&gt; tag are not parsable. <text:s/>The &lt;summary&gt; and &lt;remarks&gt; tags are simply stripped out.</text:span></text:p>
      <text:p text:style-name="P369"><text:soft-page-break/>I tried using doxygen on rust and doxygen can't parse the language, let alone the comments on each piece of the code. <text:s/>The only way I'm going to get this to work is if I manually build the doxygen comments for all the rust code but in a separate file <text:span text:style-name="T420">that is ignored by the rust compiler.</text:span></text:p>
      <text:p text:style-name="P370">There was an <text:a xlink:type="simple" xlink:href="https://github.com/rust-lang/rust-bindgen/issues/955" text:style-name="Internet_20_link" text:visited-style-name="Visited_20_Internet_20_Link">issue opened</text:a> about modifying rust-bindgen to support a callback mechanism to allow Doyxgen comments to be parsed by an external component <text:span text:style-name="T421">and this functionality was added.</text:span> <text:s/><text:span text:style-name="T421">There is also a doxygen_rs crate that works with rust-bindgen to convert doxygen comments to rust comments, under the assumption that rust documentation is somehow better (I think it's only because rust developers are used to rust documentation). <text:s/>The doxygen_rs crate has not had much movement since late last year and is very much still experimental.</text:span></text:p>
      <text:p text:style-name="P371">Tried an experiment of documenting elements of main.rs in main.markdown but I couldn't get it to work in the final doxygen output. <text:s/>I couldn't get members of the structures to work, I couldn't get the Exercise::new() or Option::new() functions to appear anywhere, I couldn't get any of the functions in main.rs to appear for that matter. <text:s/><text:span text:style-name="T422">It would appear that a lot of how Doxygen works is based on the structure of the code and if Doxygen cannot parse the code, the structure cannot be reproduced outside the code.</text:span></text:p>
      <text:p text:style-name="P372">At this point, I am going to abandon any attempt to use Doxygen for documenting the rust code and rely on rust-oriented code documentation. <text:s/><text:span text:style-name="T423">Maybe this will be resolved in the future.</text:span></text:p>
      <text:p text:style-name="P373">rustdoc is documented <text:a xlink:type="simple" xlink:href="https://doc.rust-lang.org/rustdoc/what-is-rustdoc.html" text:style-name="Internet_20_link" text:visited-style-name="Visited_20_Internet_20_Link">here</text:a>. <text:s/>It includes documentation style guides. <text:s/>Basically, let rustdoc show the code pieces, don't worry about documenting the parameters. <text:s/>Just provide an overview of what a function or struct or enum is used for and whether there are any gotchas that the user needs to be aware of. <text:s/><text:span text:style-name="T424">Personally, I think it a bit haphazard but I'm used to verbose documentation.</text:span></text:p>
      <text:p text:style-name="P374">rust documentation relies <text:span text:style-name="T425">heavily</text:span> on examples of how to use something.</text:p>
      <text:p text:style-name="P367"/>
      <text:h text:style-name="P607" text:outline-level="1" text:is-list-header="true">May 18, 2023</text:h>
      <text:p text:style-name="P352">From the command prompt, I navigated to the DesignPatternExamples solution folder and created a simple rust application to create the folders:</text:p>
      <text:p text:style-name="Code">cd c:\work\vs2022|DesignPatternExamples</text:p>
      <text:p text:style-name="Code">mkdir rust</text:p>
      <text:p text:style-name="Code">cargo new rust\DesignPatternExamples_rust</text:p>
      <text:p text:style-name="P351"><text:span text:style-name="T405">Next, i</text:span>n VS2022, <text:span text:style-name="T405">I </text:span>installed <text:span text:style-name="T405">the "</text:span>Folder <text:span text:style-name="T403">to </text:span>Solution <text:span text:style-name="T404">Folder</text:span><text:span text:style-name="T405">"</text:span> extension. <text:s/>This allows me to add a folder of stuff to an existing solution, which is the only way to add a rust project to an existing Visual Studio solution.</text:p>
      <text:p text:style-name="P352">After restarting VS2022 and loading the DesignPatternExamples solution, I right-clicked in Solution Explorer on the solution and selected Add &gt; Add Folder as Solution Folder. <text:s/>I browsed to the rust\DesignPatternExamples_rust directory and clicked Open. <text:s/>This worked but it also added the .git and .vs folders as well, causing some errors in VS2022, which I had to repeatedly click OK to clear the dialog <text:soft-page-break/>boxes. <text:s/>I then removed the .git and .vs folders from the solution folder (they folders are not deleted), leaving me with the DesignPatternExamples_rust folder and the rust crate.</text:p>
      <text:p text:style-name="P353">Unfortunately, the SourceGear Rust extension is expecting a Rust view in Solution Explorer and that does not show up when adding just the folder to the solution. <text:s/>I can run tests from the context menu that appears on the src/main.rs file <text:span text:style-name="T406">but I have to switch to the Folder view in Solution Explorer first.</text:span></text:p>
      <text:p text:style-name="P354">All in all, not a very robust approach to including a rust crate into an existing Visual Studio solution.</text:p>
      <text:p text:style-name="P355">To add a rust project, use a Make file project.</text:p>
      <text:list xml:id="list3198412648" text:style-name="L3">
        <text:list-item>
          <text:p text:style-name="P659">In VS2022, add to the solution a Makefile C++ project.</text:p>
        </text:list-item>
        <text:list-item>
          <text:p text:style-name="P659">Use the name: design_pattern_examples_rust</text:p>
        </text:list-item>
        <text:list-item>
          <text:p text:style-name="P659">Location: c:\work\vs2022\DesignPatternExamples\rust</text:p>
        </text:list-item>
        <text:list-item>
          <text:p text:style-name="P659">Click Finish.</text:p>
        </text:list-item>
        <text:list-item>
          <text:p text:style-name="P659">From the Command prompt, enter the following</text:p>
        </text:list-item>
      </text:list>
      <text:p text:style-name="P38">cd c:\work\vs2022\DesignPatternExamples\rust</text:p>
      <text:p text:style-name="P38">cargo <text:span text:style-name="T409">init</text:span> design_pattern_examples_rust</text:p>
      <text:list xml:id="list223857677372716" text:continue-numbering="true" text:style-name="L3">
        <text:list-item>
          <text:p text:style-name="P659">Back in VS2022<text:span text:style-name="T407">'s Solution Explorer,</text:span> <text:span text:style-name="T407">in </text:span>the design_pattern_examples_rust project,</text:p>
          <text:list>
            <text:list-item>
              <text:p text:style-name="P660"><text:span text:style-name="T408">Delete</text:span> the Header Files filter <text:span text:style-name="T408">(right-click on Header Files and select Delete)</text:span></text:p>
            </text:list-item>
            <text:list-item>
              <text:p text:style-name="P660"><text:span text:style-name="T408">Delete</text:span> the Resource Files filter</text:p>
            </text:list-item>
            <text:list-item>
              <text:p text:style-name="P660">Select the Source Files filter and press F4 to show filter properties</text:p>
              <text:list>
                <text:list-item>
                  <text:p text:style-name="P660">Rename the filter to src</text:p>
                </text:list-item>
                <text:list-item>
                  <text:p text:style-name="P660">Replace the filter list with rs</text:p>
                </text:list-item>
                <text:list-item>
                  <text:p text:style-name="P661">Close the properties window to accept the changes</text:p>
                </text:list-item>
              </text:list>
            </text:list-item>
          </text:list>
        </text:list-item>
        <text:list-item>
          <text:p text:style-name="P662">Right-click on the design_pattern_examples_rust project and select <text:span text:style-name="T410">Add &gt; existing item.</text:span></text:p>
        </text:list-item>
        <text:list-item>
          <text:p text:style-name="P662"><text:span text:style-name="T410">Select </text:span><text:span text:style-name="T409">src\main.rs and click Add.</text:span></text:p>
        </text:list-item>
        <text:list-item>
          <text:p text:style-name="P663">Right-click on the design_pattern_examples_rust project and select <text:span text:style-name="T410">Add &gt; Existing item.</text:span></text:p>
        </text:list-item>
        <text:list-item>
          <text:p text:style-name="P663"><text:span text:style-name="T410">Select </text:span>Cargo.toml and click Add.</text:p>
        </text:list-item>
        <text:list-item>
          <text:p text:style-name="P664">Right-click on the design_pattern_examples_rust project and select Properties.</text:p>
        </text:list-item>
        <text:list-item>
          <text:p text:style-name="P665">Select All Platforms in the Platform drop-down.</text:p>
        </text:list-item>
        <text:list-item>
          <text:p text:style-name="P665">Select Debug in the Configuration drop-down.</text:p>
        </text:list-item>
        <text:list-item>
          <text:p text:style-name="P665">Set Output directory to: $(ProjectDir)target\<text:span text:style-name="T411">debug</text:span>\</text:p>
        </text:list-item>
        <text:list-item>
          <text:p text:style-name="P667"><text:span text:style-name="T412">S</text:span>et Intermediate directory to: $(ProjectDir)target\debug\intermediate<text:span text:style-name="T412">\</text:span></text:p>
        </text:list-item>
        <text:list-item>
          <text:p text:style-name="P669">Click Apply.</text:p>
        </text:list-item>
        <text:list-item>
          <text:p text:style-name="P669"><text:soft-page-break/>Change Configuration to Release.</text:p>
        </text:list-item>
        <text:list-item>
          <text:p text:style-name="P666">Set Output directory to: $(ProjectDir)target\<text:span text:style-name="T412">release</text:span>\</text:p>
        </text:list-item>
        <text:list-item>
          <text:p text:style-name="P668"><text:span text:style-name="T412">S</text:span>et Intermediate directory to: $(ProjectDir)target\<text:span text:style-name="T412">release</text:span>\intermediate<text:span text:style-name="T412">\</text:span></text:p>
        </text:list-item>
        <text:list-item>
          <text:p text:style-name="P669">Click Apply.</text:p>
        </text:list-item>
        <text:list-item>
          <text:p text:style-name="P670">Change Configuration to All Configurations.</text:p>
        </text:list-item>
        <text:list-item>
          <text:p text:style-name="P670">Click on NMake category.</text:p>
        </text:list-item>
        <text:list-item>
          <text:p text:style-name="P670">Change the Build command line to: cargo build</text:p>
        </text:list-item>
        <text:list-item>
          <text:p text:style-name="P670">Change the Build All command line to: cargo build</text:p>
        </text:list-item>
        <text:list-item>
          <text:p text:style-name="P670"><text:span text:style-name="T413">Edit</text:span> the Clean Command line to the following:</text:p>
        </text:list-item>
      </text:list>
      <text:p text:style-name="P38">pushd $(OutDir)</text:p>
      <text:p text:style-name="P38">echo Erasing deps directory...</text:p>
      <text:p text:style-name="P38">pushd deps</text:p>
      <text:p text:style-name="P38">erase /q *.*</text:p>
      <text:p text:style-name="P38">popd</text:p>
      <text:p text:style-name="P38">echo Erasing examples directory...</text:p>
      <text:p text:style-name="P38">pushd examples</text:p>
      <text:p text:style-name="P38">erase /q *.*</text:p>
      <text:p text:style-name="P38">popd</text:p>
      <text:p text:style-name="P38">echo Deleting the incremental directory...</text:p>
      <text:p text:style-name="P38">rd /s /q incremental</text:p>
      <text:p text:style-name="P38">popd</text:p>
      <text:p text:style-name="P38">echo Erasing program files...</text:p>
      <text:p text:style-name="P38">erase $(TargetName).*</text:p>
      <text:p text:style-name="P349">popd</text:p>
      <text:list xml:id="list223857217819360" text:continue-numbering="true" text:style-name="L3">
        <text:list-item>
          <text:p text:style-name="P671">Click OK to close the Clean Command line edit dialog box.</text:p>
        </text:list-item>
        <text:list-item>
          <text:p text:style-name="P671">Select everything in the Preprocessor Definitions and press Delete.</text:p>
        </text:list-item>
        <text:list-item>
          <text:p text:style-name="P671">Click Apply.</text:p>
        </text:list-item>
        <text:list-item>
          <text:p text:style-name="P671">Change the Configuration to Release.</text:p>
        </text:list-item>
        <text:list-item>
          <text:p text:style-name="P671">Edit the Build command line to append " --release" to the command.</text:p>
        </text:list-item>
        <text:list-item>
          <text:p text:style-name="P671">Edit the Build All command line to append " --release" to the command.</text:p>
        </text:list-item>
        <text:list-item>
          <text:p text:style-name="P672">Select the Debugging category.</text:p>
        </text:list-item>
        <text:list-item>
          <text:p text:style-name="P672">Change Configuration to All Configurations.</text:p>
        </text:list-item>
        <text:list-item>
          <text:p text:style-name="P672">Change the Command to: $(OutputPath)$(TargetName)</text:p>
        </text:list-item>
        <text:list-item>
          <text:p text:style-name="P673">Click OK to close the Project Properties dialog box.</text:p>
        </text:list-item>
        <text:list-item>
          <text:p text:style-name="P674">In a Command Prompt window, delete the x64 output directory in the rust project (not needed but automatically created when the project was created) with the following:</text:p>
        </text:list-item>
      </text:list>
      <text:p text:style-name="P38">cd c:\work\vs2022\DesignPatternExamples\rust\design_pattern_examples_rust</text:p>
      <text:p text:style-name="P38"><text:soft-page-break/>rd /s /q x64</text:p>
      <text:p text:style-name="P356">It is possible to debug rust code because of the SourceGear Rust extension. <text:s/>Do this:</text:p>
      <text:list text:style-name="L4">
        <text:list-item>
          <text:p text:style-name="P675">Open src\main.rs</text:p>
        </text:list-item>
        <text:list-item>
          <text:p text:style-name="P675">Put a breakpoint on a line</text:p>
        </text:list-item>
        <text:list-item>
          <text:p text:style-name="P675">Right-click the design_pattern_examples_rust project and select Debug &gt; Start New Instance</text:p>
        </text:list-item>
        <text:list-item>
          <text:p text:style-name="P675">The rust project will be loaded and the breakpoint will be hit.</text:p>
        </text:list-item>
      </text:list>
      <text:p text:style-name="P356"/>
      <text:p text:style-name="P357">After working on the design_pattern_examples_rust crate in VS2022 for a few hours, where the project is an Nmake project in the DesignPatternExamples solution, I have found that the SourceGear Rust extension does NOT work in two key ways: 1) It does not provide IntelliSense functionality and 2) It does not seem to run rust-analyzer to show problems as they are typed.</text:p>
      <text:p text:style-name="P357">I think the SourceGear Rust extension only works when the solution contains only a rust project. <text:s/>Evidence for this is the fact that when I create a rust project on its own and load it into a VS2022 solution with just the rust project, Solution Explorer can change to a "Rust View". <text:s/>However, if I add a rust project (via a Make project) to an existing solution, there is no "Rust View".</text:p>
      <text:p text:style-name="P357">As such, it is not very productive using VS2022 to write rust code when that rust code is embedded with other language projects.</text:p>
      <text:p text:style-name="P350"/>
      <text:h text:style-name="P608" text:outline-level="1" text:is-list-header="true">May 15, 2023</text:h>
      <text:p text:style-name="P345">In VS2022, installed the SourceGear Rust extension, <text:span text:style-name="T396">v1.1</text:span>. <text:s/>I still needed to install rust itself outside VS2022 (which I had done while learning rust using VSCode). <text:s/>After installing the SourceGear Rust extension and restarted Visual Studio, the extension required I install rust-analyzer. <text:s/>I clicked the button do so.</text:p>
      <text:p text:style-name="P345">The SourceGear Rust extension takes advantage of VS2022's folders view instead of the projects/solutions approach. <text:s/>This means it's <text:span text:style-name="T401">a little</text:span> like Python, in that I load a folder into Source Explorer. <text:s/><text:span text:style-name="T401">However, there is an actual Python project file, .pyproj, which rust does not have.</text:span></text:p>
      <text:p text:style-name="P345">To debug Rust projects in this way, I need a launch.<text:span text:style-name="T395">vs.json file in the same folder as the Cargo.toml file for the Rust project. <text:s/>This is described in a </text:span><text:a xlink:type="simple" xlink:href="https://github.com/sourcegear/rust-vs-extension/tree/main/examples/debug_launch_args" text:style-name="Internet_20_link" text:visited-style-name="Visited_20_Internet_20_Link"><text:span text:style-name="T395">SourceGear document</text:span></text:a><text:span text:style-name="T395">, and that document points to more information on Microsoft's Visual Studio site, specifically </text:span><text:a xlink:type="simple" xlink:href="https://learn.microsoft.com/en-us/visualstudio/ide/customize-build-and-debug-tasks-in-visual-studio?view=vs-2022" text:style-name="Internet_20_link" text:visited-style-name="Visited_20_Internet_20_Link"><text:span text:style-name="T395">this page</text:span></text:a><text:span text:style-name="T395">. <text:s/>The values in the launch.vs.json file are reflected in the launch/Debug toolbar. <text:s/></text:span><text:span text:style-name="T400">A few more options for launch.vs.json are described in the </text:span><text:a xlink:type="simple" xlink:href="https://learn.microsoft.com/en-us/cpp/build/configure-cmake-debugging-sessions?view=msvc-170" text:style-name="Internet_20_link" text:visited-style-name="Visited_20_Internet_20_Link"><text:span text:style-name="T400">CMake debugging section</text:span></text:a><text:span text:style-name="T400">.</text:span></text:p>
      <text:p text:style-name="P346">The initial launch.vs.json file can be generated from within VS2022 by selecting the Rust view in Solution Explorer (click the "Switch between solutions and available views" icon in Solution Explorer's toolbar and select "Rust view"), then right-click on the name under "Binaries" and select "Open Debug <text:soft-page-break/>and Launch Settings" menu item. <text:s/>This creates (if necessary) and loads the launch.vs.json file for that binary.</text:p>
      <text:p text:style-name="P347">The Rust language settings are in Tools &gt; Options &gt; Text Editor &gt; Rust. <text:s/>Under General, enable line numbers.</text:p>
      <text:p text:style-name="P348">SourceGear Rust extension v1.1 does not support brace completion <text:span text:style-name="T397">(the option is grayed out). <text:s/>However, other options, such as auto-list completion are grayed out but the functionality works in the editor. <text:s/>The brace completion does NOT work. <text:s/></text:span><text:span text:style-name="T398">VSCode, on the other hand, does have brace completion, as well as auto-completion; it's just not quite as intelligent as VS2022. <text:s/></text:span><text:span text:style-name="T399">Also, the color syntax highlighting in VS2022 is more thorough than in VSCode.</text:span></text:p>
      <text:h text:style-name="P609" text:outline-level="1" text:is-list-header="true">April 27, 2023</text:h>
      <text:p text:style-name="P343">Completed work on the Visitor pattern examp<text:span text:style-name="T402">l</text:span>e for C. <text:s/><text:span text:style-name="T393">Updated visitor write-up.</text:span></text:p>
      <text:p text:style-name="P343">New helper: ConstStringList for handling strings that should not be duplicated or deleted. <text:s/><text:span text:style-name="T390">There seems to be a possible bug in StringList because when I added a hardcoded string to a StringList and later cleared the StringList, the hardcoded string was deleted. <text:s/></text:span><text:span text:style-name="T391">The reason I duplicated the strings in StringList was to not run into this particular problem. <text:s/></text:span><text:span text:style-name="T392">I probably should have root-caused the error before adding ConstStringList and replacing all uses of StringList in the Visitor pattern with ConstStringList.</text:span></text:p>
      <text:p text:style-name="P344">New helper: Map<text:span text:style-name="T394">Of</text:span>String<text:span text:style-name="T394">s</text:span> for creating a mapping of a string to a ConstStringList (was StringList). <text:s/>basically, a map or dictionary.</text:p>
      <text:p text:style-name="P344">New helper: Map<text:span text:style-name="T394">Of</text:span>Int for creating a mapping of a string to an integer value.</text:p>
      <text:h text:style-name="P610" text:outline-level="1" text:is-list-header="true">April 25, 2023</text:h>
      <text:p text:style-name="P340">While working on the State pattern example for C, found a bug in the C++, <text:span text:style-name="T388">C#, and Python</text:span> version<text:span text:style-name="T388">s</text:span>. <text:s/><text:span text:style-name="T388">Specifically, while processing the BlockComment state, encountering a '*' moves to the EndBlockComment state but the bug is the '*' is sent to output. <text:s/>I never saw this because I didn't have a block comment in the example. <text:s/>The fix was to remove the output and to change the first line of the example to be a block comment. <text:s/>I also added "Block comment" and "Line comment" to the middle of the first two comment lines </text:span><text:span text:style-name="T389">to prove it was fixed.</text:span></text:p>
      <text:p text:style-name="P341">Completed work on the State pattern example for C. <text:s/>Updated the state write-up.</text:p>
      <text:p text:style-name="P342">Completed work on the Strategy pattern example for C. <text:s/>Updated the strategy write-up.</text:p>
      <text:h text:style-name="P611" text:outline-level="1" text:is-list-header="true">April 24, 2023</text:h>
      <text:p text:style-name="P337">Completed work on the Proxy pattern example for C. <text:s/>Updated the proxy write-up.</text:p>
      <text:p text:style-name="P337">Updated helper: DynamicString_Append() and DynamicString_Set() now return true if successful, otherwise, returns false due to out of memory condition (or a NULL argument).</text:p>
      <text:p text:style-name="P338"><text:soft-page-break/>Updated helper: U<text:span text:style-name="T387">I</text:span>ntArray_AddInt() <text:span text:style-name="T387">and UIntArray_Copy()</text:span> now return true if successful; otherwise, returns false due to out of memory condition (or a NULL argument).</text:p>
      <text:p text:style-name="P339">Modified all code in the C project that uses DynamicString_Append(), DynamicString_Set(), UIntArray_AddInt(), and UIntArray_Copy() so they handle the out of memory condition and report out on the problem.</text:p>
      <text:h text:style-name="P612" text:outline-level="1" text:is-list-header="true">April 23, 2023</text:h>
      <text:p text:style-name="P335">Completed work on the Null Object pattern example in C. <text:s/>Updated the null object write-up.</text:p>
      <text:p text:style-name="P336">Completed work on the Observer pattern example for C. <text:s/>Updated the observer write-up.</text:p>
      <text:p text:style-name="P336">Added new helper: uint32_to_binary(), to convert a 32-bit unsigned integer to a binary string. <text:s/>This is needed because C's printf() does not provide a converter for binary strings, <text:span text:style-name="T386">unlike C++, C#, or Python.</text:span></text:p>
      <text:h text:style-name="P613" text:outline-level="1" text:is-list-header="true">April 22, 2023</text:h>
      <text:p text:style-name="P333">Modif<text:span text:style-name="T385">ied </text:span>Mediator_Exercise() to handle error codes from the Mediator functions. <text:s/><text:span text:style-name="T385">Completely changed the structure of the exercise to more effectively handle error reporting.</text:span></text:p>
      <text:p text:style-name="P334">Completed work on the Memento pattern example in C. <text:s/>Updated the memento write-up.</text:p>
      <text:h text:style-name="P614" text:outline-level="1" text:is-list-header="true">April 21, 2023</text:h>
      <text:p text:style-name="P330">Completed work on the Iterator pattern example in C. <text:s/>Updated the iterator write-up. <text:s/>Naturally I used functions for getting and using the iterator.</text:p>
      <text:p text:style-name="P331">Completed work on the Mediator pattern example in C. <text:s/>Updated the mediator write-up. <text:s/>Man, what a chore. <text:s/>Separate files for User, UserList, Users (the front end of the Users sub-system), Group, GroupList, and Groups (the front end of the Groups sub-system), along with the Mediator functions. <text:s/><text:span text:style-name="T384">2 files for each (.c/.h).</text:span></text:p>
      <text:p text:style-name="P332">Updated helper: stringlist to add StringList_Remove() so as to support removing a string from the list, which required remembering the allocated space for the array.</text:p>
      <text:p text:style-name="P332">Updated helper: Fixed bug in UintArray_AddInt(), where the allocated space value was incorrect after reallocating the array space.</text:p>
      <text:h text:style-name="P615" text:outline-level="1" text:is-list-header="true">April 20, 2023</text:h>
      <text:p text:style-name="P328">Completed work on the Interpreter pattern example in C. <text:s/>Updated the interpreter write-up. <text:s/>I used a function to perform the interpretation.</text:p>
      <text:p text:style-name="P328">Added new helper: titlecase().</text:p>
      <text:h text:style-name="P616" text:outline-level="1" text:is-list-header="true"><text:soft-page-break/>April 19, 2023</text:h>
      <text:p text:style-name="P326">Completed work on the HandlerChain pattern example in C. <text:s/>Updated the handler chain write-up. <text:s/><text:span text:style-name="T374">I ended up roughly duplicating how Windows handles windows and handlers.</text:span></text:p>
      <text:p text:style-name="P326">Added new helper: mutex</text:p>
      <text:p text:style-name="P326">Updated helper: UIntArray_Find(), UIntArray_Copy(), and UintArray_RemoveInt().</text:p>
      <text:p text:style-name="P326">Updated helper: enablevtmode() to provide the error code from GetLastError() in the error message.</text:p>
      <text:p text:style-name="P327">Updated helper: DynamicString_Append() had a bug in which it wasn't correctly handling appending to an empty string.</text:p>
      <text:h text:style-name="P617" text:outline-level="1" text:is-list-header="true">April 18, 2023</text:h>
      <text:p text:style-name="P324">Completed work on the Facade pattern example in C. <text:s/>Updated the facade write-up.</text:p>
      <text:p text:style-name="P324">Created new helper: UintArray, for a dynamically-sized array of 32-bit unsigned integers (uint32_t).</text:p>
      <text:p text:style-name="P325">Completed work on the Flyweight pattern example in C. <text:s/>Updated the flyweight write-up.</text:p>
      <text:p text:style-name="P325">Added new helpers: checkforkey() and readkey().</text:p>
      <text:p text:style-name="P325">Added new helpers: getcursorposition() and setcursorposition(). <text:s/><text:span text:style-name="T382">Note: The code that reads the cursor from stdin uses a loop that calls getc() repeatedly, looking for 'R' and EOF. <text:s/></text:span><text:span text:style-name="T383">I didn't realize that this was the approach I had used in Python. <text:s/>Maybe I should look at the Python implementation a little more frequently.</text:span></text:p>
      <text:p text:style-name="P325">Added new helper: sleep().</text:p>
      <text:h text:style-name="P618" text:outline-level="1" text:is-list-header="true">April 15, 2023</text:h>
      <text:p text:style-name="P320"><text:span text:style-name="T373">Completed work</text:span> on the Decorator pattern example for C. <text:s/>I ha<text:span text:style-name="T373">d</text:span> to use functions for the decorators, so I created a DynamicString to contain the initial text. <text:s/>Each decorator function alters the contents of the DynamicString. <text:s/>However, this is contrary to how the Decorator pattern works in classes, where none of the decorators affects the initial text <text:span text:style-name="T370">or any of the prior decorated forms.</text:span></text:p>
      <text:p text:style-name="P321">I could<text:span text:style-name="T373">'ve</text:span> simply return a DynamicString instead of a pointer to a DynamicString and trust the C compiler to copy the two fields. <text:s/>However, that would require each decorator to release the DynamicString returned from the prior decorator. <text:s/>But if that pattern was followed, the initial text in a DynamicString would be released. <text:s/><text:span text:style-name="T371">The C++ version takes advantage of the fact that the std::string of the base text is copied from the Render() method and the temporary is deleted when no longer needed.</text:span></text:p>
      <text:p text:style-name="P322">Technically, the approach I'm using in the C project works <text:span text:style-name="T373">because</text:span> the decorations are accumulated in a single DynamicString. <text:s/><text:span text:style-name="T373">Having the decorators return a pointer to the passed-in DynamicString allows me to chain the function calls together and that</text:span><text:span text:style-name="T372"> makes it clear there is a "wrapping" behavior being applied.</text:span></text:p>
      <text:p text:style-name="P323"><text:soft-page-break/>Created new helper: enableVTMode(), to set the console output mode on Windows. <text:s/>This uses an atexit() function to restore the mode on program exit.</text:p>
      <text:h text:style-name="P619" text:outline-level="1" text:is-list-header="true">April 14, 2023</text:h>
      <text:p text:style-name="P316">Found bug in Composite_FileAccess::_FindEntry() in the C++ project: The found flag was not used and was misused in the second loop that looked through the root's children entries. <text:s/>That loop never conditioned the found flag. <text:s/>Fix was to use the state of the root variable to determine whether to stop or continue looking through the path for a match.</text:p>
      <text:p text:style-name="P317">This bug does not appear in the C# version (the found flag does not exist) or in the Python version (the found flag is fully utilized).</text:p>
      <text:p text:style-name="P318">Completed the work on the Composite example for C. <text:s/>Updated the composite write-up.</text:p>
      <text:p text:style-name="P318">Create new helpers:</text:p>
      <text:list text:style-name="L5">
        <text:list-item>
          <text:p text:style-name="P676">DynamicString structure and functions.</text:p>
        </text:list-item>
        <text:list-item>
          <text:p text:style-name="P676">datetime_to_string() and datetime_now() functions.</text:p>
        </text:list-item>
        <text:list-item>
          <text:p text:style-name="P676">replace_chr(), replace_chri(), replace_str(), and replace_stri() functions</text:p>
        </text:list-item>
        <text:list-item>
          <text:p text:style-name="P677">SplitList structure along with split() and SplitList_Clear() functions</text:p>
        </text:list-item>
      </text:list>
      <text:p text:style-name="P319">I found out that anything that returns a void* can be automatically cast to a typed pointer on assignment. <text:s/>This means that the return values from malloc(), calloc(), and realloc() do not need to be cast.</text:p>
      <text:h text:style-name="P620" text:outline-level="1" text:is-list-header="true">April 13, 2023</text:h>
      <text:p text:style-name="P313">Completed the work on the Bridge example for C. <text:s/>Updated the bridge write-up.</text:p>
      <text:p text:style-name="P314">Created new helper: makelocaltime() for C.</text:p>
      <text:p text:style-name="P315">Converted the Command pattern example to C. <text:s/>Updated the command write-up.</text:p>
      <text:p text:style-name="P315">Created new helper: strstri() for C.</text:p>
      <text:p text:style-name="P315">Create new helpers: replace_chr(), replace_chri(), replace_str(), and replace_stri() for C.</text:p>
      <text:p text:style-name="P315">Create new helpers: struct StackEntry, Stack_Push(), Stack_Pop(), and Stack_IsEmpty().</text:p>
      <text:h text:style-name="P621" text:outline-level="1" text:is-list-header="true">April 12, 2023</text:h>
      <text:p text:style-name="P311">Make the Adapter back-end a set of functions that accesses a fixed-size chunk of memory and preset (through arrays) three such chunks. <text:s/>The chunks are identified by a string (a port "name", if you will). <text:s/>Also, make the back-end return data in 32-bit chunks. <text:s/>Support a chunk offset in<text:span text:style-name="T368">to each memory to access any 32-bit chunk</text:span>. <text:s/>Th<text:span text:style-name="T368">e wrapper deals with byte offsets and bytes, so will need to convert a byte </text:span><text:soft-page-break/><text:span text:style-name="T368">offset to a chunk offset and deal with non-aligned byte access in a chunk. <text:s/>This can then be used in all versions </text:span><text:span text:style-name="T369">of the Adapter design pattern.</text:span></text:p>
      <text:p text:style-name="P312">Completed the work on the Adapter example for C. <text:s/>Updated the adapter write-up.</text:p>
      <text:h text:style-name="P622" text:outline-level="1" text:is-list-header="true">April 11, 2023</text:h>
      <text:p text:style-name="P308">The problem with the current set of back-end functions that need to be adapted to is it is already the near optimum for C. <text:s/>With C, you would read and write data directly using the back end functions. <text:s/>I can't think of an interesting idea that requires an adapter in C. <text:s/>I considered a back-end that would read and write in 32-bit chunks <text:span text:style-name="T364">but this would require writing a complex back-end to represent the data access by 32-bit chunks.</text:span></text:p>
      <text:p text:style-name="P309">And I noticed that I don't have the concept of an offset being passed to the data reader/writer, which would be required for the C functionality, as envisioned.</text:p>
      <text:p text:style-name="P310">Hmm. <text:s/>How about this: A chunk of memory that is 1024 bits in size (128 bytes) that is accessed through a debug port in 32-bit chunks. <text:s/><text:span text:style-name="T367">Internally, the data is stored in 32 32-bit values.</text:span> <text:s/><text:span text:style-name="T365">There are multiple chunks and each chunk is identified by a string. <text:s/></text:span><text:span text:style-name="T366">So instead of DDR_Startup()/DDR_Shutdown(), we would have DDR_OpenPort()/DDR_ClosePort().</text:span></text:p>
      <text:h text:style-name="P623" text:outline-level="1" text:is-list-header="true">April 10, 2023</text:h>
      <text:p text:style-name="P300">Decided to see if I could translate the patterns into C. <text:s/>I'm using C17.</text:p>
      <text:p text:style-name="P300">Adapted the infrastructure. <text:s/>My first challenge was creating a StringList "class" for managing a list of strings. <text:s/>This is in helpers/stringlist.c. <text:s/>I'm not going to bother with wide characters versions of these helpers, as I didn't need them in any of the other versions of the code.</text:p>
      <text:p text:style-name="P306">(Note: I had forgotten how much of a pain memory management is in C. <text:s/><text:span text:style-name="T360">I think I have a workable template in the StringList structure and support functions. <text:s/></text:span><text:span text:style-name="T361">The structure is allocated by the parent and the support functions operate on the contents of the structure.</text:span>)</text:p>
      <text:p text:style-name="P301">I am going to follow the C++ project as the basic architecture for the program, <text:span text:style-name="T359">right down to the source file names.</text:span></text:p>
      <text:p text:style-name="P302">Created c_add_exercise_files.py script and generated the skeleton files of all C-based exercises.</text:p>
      <text:p text:style-name="P303">Committed everything to version control.</text:p>
      <text:p text:style-name="P304">The primary issue with converting the Design Patterns to C is the original patterns (and my implementations) are intended for object-oriented languages, or at least object-oriented implementations. <text:s/>Although I can replicate an object-oriented approach in C, I'm not sure that is the best use of C. <text:s/>So that means either coming up with new problems that can best be solved with functions, or rewriting the existing exercises to be function-oriented and not object-oriented.</text:p>
      <text:p text:style-name="P305">For example, the current Adapter exercise is to wrap a set of functions in a class so as to convert error codes to exceptions. <text:s/>In C, those functions would be more or less called directly.</text:p>
      <text:p text:style-name="P307"><text:soft-page-break/>Took a while to create the Adapter_BackEndFunctions.c. <text:s/>I needed to recreate storage for the data without the niceties of maps and vectors. <text:s/>Seems to work, though. <text:s/><text:span text:style-name="T362">In Adapter_Exercise() for C, I added calls directly to the backend stuff to make sure it all worked. <text:s/></text:span><text:span text:style-name="T363">This will be replaced with front-end stuff next time.</text:span></text:p>
      <text:h text:style-name="P624" text:outline-level="1" text:is-list-header="true">March 22, 2023</text:h>
      <text:p text:style-name="P297">Modified Flyweight pattern to create a single big resource of 5 horizontal images, where the background of each image is the index of the associated flyweight object. <text:s/>Started with C#. <text:s/><text:span text:style-name="T356">Then C++. <text:s/></text:span><text:span text:style-name="T357">Finally, Python.</text:span></text:p>
      <text:p text:style-name="P298">Noted a performance difference between C++ and C#, with C++ being <text:span text:style-name="T358">seemingly</text:span> faster in rendering the images.</text:p>
      <text:p text:style-name="P299">Added example of the "big image" to the write-up.</text:p>
      <text:h text:style-name="P625" text:outline-level="1" text:is-list-header="true">March 21, 2023</text:h>
      <text:p text:style-name="P288">Some thoughts on patterns.</text:p>
      <text:p text:style-name="P288">Iterators</text:p>
      <text:p text:style-name="P288">Programs almost always need some way to iterate over a range of something, be it a range of files, a range of numbers, or a range of database records, or whatever. <text:s/>Accessing each element in turn is the process of iterating over something. <text:s/>A simple for loop is a basic iterator:</text:p>
      <text:p text:style-name="P288">C++</text:p>
      <text:p text:style-name="Code">for (int number = 0; number &lt; 10; number++) { std::cout &lt;&lt; number &lt;&lt; std::endl; }</text:p>
      <text:p text:style-name="P288">C#</text:p>
      <text:p text:style-name="Code">for (int number = 0; number &lt; 10; number++) { Console.WriteLine(number); }</text:p>
      <text:p text:style-name="P288">Python</text:p>
      <text:p text:style-name="P279">for number in range(0, 10):</text:p>
      <text:p text:style-name="P279"><text:s text:c="4"/>print(number)</text:p>
      <text:p text:style-name="P288">A little more advanced is the for-each loop, which can iterate over the contents of a container that supports iteration. <text:s/>For example:</text:p>
      <text:p text:style-name="P288">C++</text:p>
      <text:p text:style-name="Code">std::vector&lt;int&gt; numbers<text:span text:style-name="T337">{0, 1, 2, 3, 4, 5, 6, 7, 8, 9}</text:span>;</text:p>
      <text:p text:style-name="Code">for (number : numbers) { std:: cout &lt;&lt; number &lt;&lt; std::endl; }</text:p>
      <text:p text:style-name="P288">C#</text:p>
      <text:p text:style-name="Code">List&lt;int&gt; numbers = new List&lt;int&gt;() <text:span text:style-name="T337">= {0, 1, 2, 3, 4, 5, 6, 7, 8, 9 }</text:span>;</text:p>
      <text:p text:style-name="Code">foreach (int number in numbers) { Console.WriteLine(number); }</text:p>
      <text:p text:style-name="P288"><text:soft-page-break/>Python</text:p>
      <text:p text:style-name="Code">numbers = [<text:span text:style-name="T337">0, 1, 2, 3, 4, 5, 6, 7, 8, 9</text:span>]</text:p>
      <text:p text:style-name="P279">for number in numbers:</text:p>
      <text:p text:style-name="P279"><text:s text:c="4"/>print(number)</text:p>
      <text:p text:style-name="P289">But suppose the container holding the items being iterated over is not directly accessible to a for-each loop. <text:s/><text:span text:style-name="T338">And the number of items is not known ahead of time. <text:s/>This is were the Iterator design pattern comes in. <text:s/>This can be expressed as </text:span><text:span text:style-name="T342">four</text:span><text:span text:style-name="T338"> functions </text:span><text:span text:style-name="T341">that uses an opaque object to keep track of the iteration:</text:span></text:p>
      <text:p text:style-name="P290">C++</text:p>
      <text:p text:style-name="Code">void* iteritem = <text:span text:style-name="T339">Create</text:span>ItemIterator();</text:p>
      <text:p text:style-name="Code">while (<text:span text:style-name="T339">IsAnotherItem(iteritem)</text:span>)</text:p>
      <text:p text:style-name="Code">{</text:p>
      <text:p text:style-name="Code"><text:s text:c="4"/>int number = Get<text:span text:style-name="T339">NextItem</text:span>(iteritem);</text:p>
      <text:p text:style-name="Code"><text:s text:c="4"/>std::cout &lt;&lt; number &lt;&lt; std::endl;</text:p>
      <text:p text:style-name="Code">}</text:p>
      <text:p text:style-name="P280">DisposeItemIterator(iteritem)</text:p>
      <text:p text:style-name="P290">C#</text:p>
      <text:p text:style-name="Code">object iteritem = <text:span text:style-name="T340">CreateItemIterator</text:span>();</text:p>
      <text:p text:style-name="Code">while <text:span text:style-name="T340">(IsAnotherItem(iteritem)</text:span>)</text:p>
      <text:p text:style-name="Code">{</text:p>
      <text:p text:style-name="Code"><text:s text:c="5"/>int number = Get<text:span text:style-name="T340">NextItem</text:span>(iteritem);</text:p>
      <text:p text:style-name="Code"><text:s text:c="5"/>Console.WriteLine(number);</text:p>
      <text:p text:style-name="Code">}</text:p>
      <text:p text:style-name="P281">DisposeItemIterator(iteritem);</text:p>
      <text:p text:style-name="P291">Python</text:p>
      <text:p text:style-name="Code">iteritem = CreateItemIterator();</text:p>
      <text:p text:style-name="Code">while IsAnotherItem(iteritem):</text:p>
      <text:p text:style-name="Code"><text:s text:c="4"/>number = GetNextItem(iteritem)</text:p>
      <text:p text:style-name="Code"><text:s text:c="4"/>print(number)</text:p>
      <text:p text:style-name="P281">DisposeIterItem(iteritem)</text:p>
      <text:p text:style-name="P291">To avoid the bare naked "object" <text:span text:style-name="T343">and to better control the lifetime of the iterator object </text:span><text:span text:style-name="T345">in the face of exceptions</text:span>, move to an object-oriented approach:</text:p>
      <text:p text:style-name="P291">C++</text:p>
      <text:p text:style-name="P281">{</text:p>
      <text:p text:style-name="P282"><text:span text:style-name="T343"><text:s text:c="4"/>std::shared_ptr&lt;</text:span>ItemIterator&gt; iteritem = CreateItemIterator();</text:p>
      <text:p text:style-name="Code"><text:s text:c="4"/>while (iteritem-&gt;IsAnotherItem())</text:p>
      <text:p text:style-name="Code"><text:s text:c="4"/>{</text:p>
      <text:p text:style-name="Code"><text:s text:c="8"/>int number = iteritem-&gt;GetNextItem();</text:p>
      <text:p text:style-name="Code"><text:s text:c="8"/>std::cout &lt;&lt; number &lt;&lt; std::endl;</text:p>
      <text:p text:style-name="Code"><text:s text:c="4"/>}</text:p>
      <text:p text:style-name="P281">}</text:p>
      <text:p text:style-name="P291">C#</text:p>
      <text:p text:style-name="Code"><text:span text:style-name="T343">using (</text:span>ItemIterator iteritem = CreateItemIterator()<text:span text:style-name="T343">)</text:span></text:p>
      <text:p text:style-name="P281">{</text:p>
      <text:p text:style-name="Code"><text:soft-page-break/><text:s text:c="4"/>while (iteritem.IsAnotherItem())</text:p>
      <text:p text:style-name="Code"><text:s text:c="4"/>{</text:p>
      <text:p text:style-name="Code"><text:s text:c="8"/>int number = iteritem.GetNextItem();</text:p>
      <text:p text:style-name="Code"><text:s text:c="7"/>Console.WriteLine(number);</text:p>
      <text:p text:style-name="Code"><text:s text:c="4"/>}</text:p>
      <text:p text:style-name="P281">}</text:p>
      <text:p text:style-name="P291">Python</text:p>
      <text:p text:style-name="P283"><text:span text:style-name="T343">with</text:span> CreateItemIterator() <text:span text:style-name="T344">as iteritem:</text:span></text:p>
      <text:p text:style-name="Code"><text:s text:c="4"/>while iteritem.IsAnotherItem():</text:p>
      <text:p text:style-name="Code"><text:s text:c="8"/>number = iteriterm.GetNextItem()</text:p>
      <text:p text:style-name="Code"><text:s text:c="8"/>print(number)</text:p>
      <text:p text:style-name="P292">These latter two examples hide all details about how the numbers are stored or even how many numbers there are.</text:p>
      <text:p text:style-name="P293">The nice thing about these iteritem examples is the same <text:span text:style-name="T346">basic</text:span> pattern works <text:span text:style-name="T355">with</text:span> more complex structures besides just simple numbers. <text:s/><text:span text:style-name="T346">For example, here are the four iterator functions wrapped around Windows' FindFile functionality:</text:span></text:p>
      <text:p text:style-name="P294">C++</text:p>
      <text:p text:style-name="Code">struct FindData</text:p>
      <text:p text:style-name="Code">{</text:p>
      <text:p text:style-name="Code"><text:s text:c="4"/>HANDLE findHandle;</text:p>
      <text:p text:style-name="Code"><text:s text:c="4"/><text:span text:style-name="T350">bool <text:s text:c="9"/>noMoreFiles;</text:span></text:p>
      <text:p text:style-name="Code"><text:s text:c="4"/><text:span text:style-name="T348">WIN32_FIND_DATA fileData;</text:span></text:p>
      <text:p text:style-name="P284"><text:s text:c="4"/></text:p>
      <text:p text:style-name="P284"><text:s text:c="4"/>FindData()</text:p>
      <text:p text:style-name="P284"><text:s text:c="8"/>: findHandle(INVALID_HANDLE<text:span text:style-name="T348">_VALUE</text:span>), <text:span text:style-name="T350">noMoreFile</text:span><text:span text:style-name="T354">s</text:span><text:span text:style-name="T350">(false),</text:span> <text:span text:style-name="T348">fileData{0}</text:span></text:p>
      <text:p text:style-name="P284"><text:s text:c="4"/>{}<text:line-break/>};</text:p>
      <text:p text:style-name="Code"/>
      <text:p text:style-name="Code">void* CreateItemIterator(const std::string&amp; searchPattern = "*.*")</text:p>
      <text:p text:style-name="Code">{</text:p>
      <text:p text:style-name="Code"><text:s text:c="4"/><text:span text:style-name="T347">FindData* findData = new FindData();</text:span></text:p>
      <text:p text:style-name="Code"><text:s text:c="4"/><text:span text:style-name="T347">findData-&gt;findHandle = FindFirstFile(searchPattern, </text:span><text:span text:style-name="T348">&amp;findData-&gt;fileData</text:span><text:span text:style-name="T347">);</text:span></text:p>
      <text:p text:style-name="Code"><text:s text:c="4"/><text:span text:style-name="T350">if (findData-&gt;findHandle == INVALID_HANDLE_VALUE)</text:span></text:p>
      <text:p text:style-name="Code"><text:s text:c="4"/><text:span text:style-name="T350">{</text:span></text:p>
      <text:p text:style-name="Code"><text:s text:c="8"/><text:span text:style-name="T350">findData-&gt;noMoreFiles = true;</text:span></text:p>
      <text:p text:style-name="Code"><text:s text:c="4"/><text:span text:style-name="T350">}</text:span></text:p>
      <text:p text:style-name="Code"><text:s text:c="4"/><text:span text:style-name="T347">return findData;</text:span></text:p>
      <text:p text:style-name="Code">}</text:p>
      <text:p text:style-name="Code"/>
      <text:p text:style-name="Code">bool IsAnotherItem(void* data)</text:p>
      <text:p text:style-name="Code">{</text:p>
      <text:p text:style-name="Code"><text:s text:c="4"/>FindData* findData = reinterpret_cast&lt;FindData*&gt;(data);</text:p>
      <text:p text:style-name="Code"><text:s text:c="4"/>bool isAnother = false;</text:p>
      <text:p text:style-name="Code"><text:s text:c="4"/>if (<text:span text:style-name="T350">findData != nullptr &amp;&amp; !</text:span>findData-&gt;<text:span text:style-name="T351">noMoreFiles</text:span>)</text:p>
      <text:p text:style-name="Code"><text:s text:c="4"/>{</text:p>
      <text:p text:style-name="Code"><text:s text:c="8"/>isAnother = FindNextFile(findData-&gt;findHandle, &amp;findData-&gt;fileData) != 0;</text:p>
      <text:p text:style-name="Code"><text:s text:c="8"/><text:span text:style-name="T352">if (!isAnother)</text:span></text:p>
      <text:p text:style-name="Code"><text:s text:c="8"/><text:span text:style-name="T352">{</text:span></text:p>
      <text:p text:style-name="Code"><text:s text:c="12"/><text:span text:style-name="T352">findData-&gt;noMoreFiles = true;</text:span></text:p>
      <text:p text:style-name="Code"><text:s text:c="8"/><text:span text:style-name="T352">}</text:span></text:p>
      <text:p text:style-name="Code"><text:s text:c="4"/>}</text:p>
      <text:p text:style-name="Code"><text:s text:c="4"/><text:span text:style-name="T349">return isAnother;</text:span></text:p>
      <text:p text:style-name="Code"><text:soft-page-break/>}</text:p>
      <text:p text:style-name="Code"/>
      <text:p text:style-name="Code">WIN32_FIND_DATA GetNextItem(void* data)</text:p>
      <text:p text:style-name="Code">{</text:p>
      <text:p text:style-name="Code"><text:s text:c="4"/>FindData* findData = reinterpret_cast&lt;FindData<text:span text:style-name="T350">*</text:span>&gt;(data);</text:p>
      <text:p text:style-name="Code"><text:s text:c="4"/>return <text:span text:style-name="T352">findData-&gt;</text:span>fileData;</text:p>
      <text:p text:style-name="Code">}</text:p>
      <text:p text:style-name="Code"/>
      <text:p text:style-name="Code">void DisposeItemIterator(void* data)</text:p>
      <text:p text:style-name="Code">{</text:p>
      <text:p text:style-name="Code"><text:s text:c="4"/>FindData* findData = reinterpret_cast&lt;FindData<text:span text:style-name="T350">*</text:span>&gt;(data);</text:p>
      <text:p text:style-name="Code"><text:s text:c="4"/><text:span text:style-name="T353">if (findData-&gt;fileHandle != INVALID_HANDLE_VALUE)</text:span></text:p>
      <text:p text:style-name="Code"><text:s text:c="4"/><text:span text:style-name="T353">{</text:span></text:p>
      <text:p text:style-name="Code"><text:s text:c="8"/><text:span text:style-name="T353">FindClose(findData-&gt;fileHandle);</text:span></text:p>
      <text:p text:style-name="Code"><text:s text:c="8"/><text:span text:style-name="T353">findData-&gt;fileHandle = INVALID_HANDLE_VALUE;</text:span></text:p>
      <text:p text:style-name="Code"><text:s text:c="4"/><text:span text:style-name="T353">}</text:span></text:p>
      <text:p text:style-name="Code"><text:s text:c="4"/><text:span text:style-name="T353">delete findData;</text:span></text:p>
      <text:p text:style-name="Code">}</text:p>
      <text:p text:style-name="P296">(Not sure where I'm going with this anymore. <text:s/>Am I documenting the evolution of iterators or trying to explain why an iterator class is useful by examining the differences between procedural and object-oriented programming?)</text:p>
      <text:p text:style-name="P295"/>
      <text:h text:style-name="P625" text:outline-level="1" text:is-list-header="true">March 19, 2023 (some thoughts)</text:h>
      <text:p text:style-name="P287"><text:span text:style-name="T336">A</text:span>fter reading the Wikipedia article about Object Oriented Programming, which includes why it failed to take over all computer design (too much focus on objects, at the expense of algorithms and communications), plus reading Wikipedia about Alan Kay, one of the creators of SmallTalk and the one who coined the term object-oriented programming, I have come to the conclusion that emphasis on the Design Patterns book should be tempered with more pragmatic approaches to solving problems on a computer.</text:p>
      <text:p text:style-name="P287">To me, the single best thing that comes out of object-oriented programming is abstraction and encapsulation. <text:s/>Hide the details of how something is accomplished behind an interface that promises a certain way of behavior but not a certain way of implementing that behavior. <text:s/><text:span text:style-name="T317">This is essentially what a class definition does. <text:s/>And this can be extended to an interface, which shows no data, only methods (behavior).</text:span></text:p>
      <text:p text:style-name="P286">I think this is why I had some trouble coming up with purely object-oriented ideas and implementations of some of the design patterns. <text:s/><text:span text:style-name="T318">I grew up with procedural approaches to programming and adapted object-oriented programming to my approach, not the other way around. <text:s/>This suggests I should rethink my approach of many of the patterns, incorporating a hybrid procedural/object-orientation approach to solving the same kinds of problems. <text:s/>Focus on </text:span><text:span text:style-name="T319">game elements that need to be focused and efficient but that should maintain a useful degree of decoupling from the algorithms that manipulate the elements.</text:span></text:p>
      <text:h text:style-name="P626" text:outline-level="1" text:is-list-header="true">March 19, 2023</text:h>
      <text:p text:style-name="P255">Tried running all the python design pattern examples. <text:s/>The Iterator example crashed.</text:p>
      <text:p text:style-name="Code"><text:soft-page-break/>TypeError: &lt;class 'python.DesignPatternExamples_python.iterator.iterator_class.Iterator'&gt; is not a generic class</text:p>
      <text:p text:style-name="P255">When I added Generic[T] to the IIterator interface, it seemed like I didn't need to also add Generic[T] to the Iterator class, but apparently I never ran the code after I made the change to Generic[T]. <text:s/><text:span text:style-name="T314">To be more specific, the Generic[T] class is not inherited along with the IIterator class. <text:s/>Fixed by adding an explicit Generic[T] as a base class to the Iterator class, along with the IIterator class.</text:span></text:p>
      <text:p text:style-name="P256">That means the Generic[T] concept needs to be explicitly added to every class that makes use of a the T variable as a type.</text:p>
      <text:p text:style-name="P257">I rebuilt the documentation and now I remember why I removed Generic[T] from the Iterator class: Doxygen now reports the following:</text:p>
      <text:p text:style-name="Code">warning: Detected potential recursive class relation between class DesignPatternExamples_python::iterator::iterator_class::Iterator and base class typing::Generic!</text:p>
      <text:p text:style-name="Code">warning: Detected potential recursive class relation between class DesignPatternExamples_python::iterator::iterator_class::Iterator and base class T!</text:p>
      <text:p text:style-name="P257"/>
      <text:p text:style-name="P258">Note: In Doxyfile, Changed HIDE_SCOPE<text:span text:style-name="T315">_NAMES</text:span>=NO to HIDE_SCOPE<text:span text:style-name="T315">_NAMES</text:span>=YES. <text:s/>This cleans up a lot of the Doxygen-generated diagrams across all three languages, making the diagrams easier to read. <text:s/>Doesn't affect the above warning, though.</text:p>
      <text:p text:style-name="P259">Creating a T2 TypeVar and using that in the Iterator class fixed the second warning. <text:s/>Copying the Generic type to a Generic2 variable and then using the Generic2 variable as the base type for the Iterator class fixed the first warning. <text:s/><text:span text:style-name="T316">So it really is a matter of renaming to get around Doxygen's limitations.</text:span></text:p>
      <text:p text:style-name="P260">However, if I have to use these means to dance around a Doxygen limitation, I should probably not use the Generic[T] elements at all in the code and instead rely on documentation and some judicious type testing.</text:p>
      <text:p text:style-name="P261">Removed the use of typing.Generic from iterator_class.py. <text:s/>Code looks cleaner and the documentation is reasonably clear on the type of iterator being returned.</text:p>
      <text:p text:style-name="P285"/>
      <text:p text:style-name="P267">In the meantime, <text:span text:style-name="T335">I want to modify the Python classes to use properties where possible. <text:s/>Not only do these make the code a little easier to read (a la C#), but they ensure the properties cannot be accidentally deleted. <text:s/></text:span><text:span text:style-name="T245">Unfortunately, Doxygen doesn't handle them very well, as the following suggests.</text:span></text:p>
      <text:p text:style-name="P267"><text:s/>I modified a number of the Python classes that were using properties in C# but changed to getters/setters in C++ back to using properties in Python. <text:s/>However, Doxygen does not understand the mechanism that Pyt<text:span text:style-name="T375">h</text:span>on uses to designate a getter/setter pair as a property; Doxygen sees them as a <text:span text:style-name="T320">pair of methods only. <text:s/>If I use the "Text = property(getText, setText, None, "description")", Doxygen creates a Properties section in the reference but it looks like this:</text:span></text:p>
      <text:p text:style-name="Code">property Text = property(getText, setText, None, "<text:span text:style-name="T320">description</text:span>")</text:p>
      <text:p text:style-name="P268"><text:soft-page-break/>So I'm just documenting the getter/setter as a property with an example of how to use it. <text:s/><text:span text:style-name="T321">Awkward, at best. <text:s/></text:span><text:span text:style-name="T326">I also added a grouping, Properties, to separate them from the other methods.</text:span><text:span text:style-name="T321"> <text:s/></text:span><text:span text:style-name="T322">Like this:</text:span></text:p>
      <text:p text:style-name="P263"><text:span text:style-name="T325"><text:s text:c="4"/></text:span><text:span text:style-name="T324">## @name Properties</text:span></text:p>
      <text:p text:style-name="P265"><text:s text:c="4"/># <text:s/>@{</text:p>
      <text:p text:style-name="P264"/>
      <text:p text:style-name="P264"><text:span text:style-name="T325"><text:s text:c="4"/></text:span><text:span text:style-name="T324">## Property getter for the text in this TextObject: `value = o.Text`</text:span></text:p>
      <text:p text:style-name="P262"><text:span text:style-name="T325"><text:s text:c="4"/>@</text:span><text:span text:style-name="T216">property</text:span></text:p>
      <text:p text:style-name="P262"><text:span text:style-name="T325"><text:s text:c="4"/></text:span><text:span text:style-name="T96">def</text:span><text:span text:style-name="T325"> </text:span><text:span text:style-name="T216">Text</text:span><text:span text:style-name="T325">(self) -&gt; </text:span><text:span text:style-name="T216">str</text:span><text:span text:style-name="T325">:</text:span></text:p>
      <text:p text:style-name="P262"><text:span text:style-name="T325"><text:s text:c="8"/></text:span><text:span text:style-name="T96">return</text:span><text:span text:style-name="T325"> </text:span><text:span text:style-name="T96">self.</text:span><text:span text:style-name="T325">_text</text:span></text:p>
      <text:p text:style-name="Code"/>
      <text:p text:style-name="P128"><text:span text:style-name="T79"><text:s text:c="4"/></text:span><text:span text:style-name="T323">## Property setter for the text in this TextObject: `o.Text = value`</text:span></text:p>
      <text:p text:style-name="P128"><text:span text:style-name="T79"><text:s text:c="4"/>@</text:span><text:span text:style-name="T214">Text.setter</text:span></text:p>
      <text:p text:style-name="P128"><text:span text:style-name="T79"><text:s text:c="4"/></text:span><text:span text:style-name="T95">def</text:span><text:span text:style-name="T79"> </text:span><text:span text:style-name="T214">Text</text:span><text:span text:style-name="T79">(self, value : </text:span><text:span text:style-name="T214">str</text:span><text:span text:style-name="T79">):</text:span></text:p>
      <text:p text:style-name="P128"><text:span text:style-name="T79"><text:s text:c="8"/></text:span><text:span text:style-name="T95">self</text:span><text:span text:style-name="T79">._text = value</text:span></text:p>
      <text:p text:style-name="P128"/>
      <text:p text:style-name="Code"><text:span text:style-name="T81"><text:s text:c="4"/></text:span><text:span text:style-name="T324">## @}</text:span></text:p>
      <text:p text:style-name="Text_20_body">It shows up in HTML like this:</text:p>
      <text:p text:style-name="P276">Properties</text:p>
      <text:p text:style-name="P266"><text:span text:style-name="T218">str</text:span><text:span text:style-name="T85"> <text:tab/>Text (</text:span><text:span text:style-name="T98">self</text:span><text:span text:style-name="T85">)</text:span></text:p>
      <text:p text:style-name="Standard"><text:span text:style-name="T84"><text:s/><text:tab/>Property getter </text:span><text:span text:style-name="T97">for</text:span><text:span text:style-name="T84"> the text </text:span><text:span text:style-name="T97">in</text:span><text:span text:style-name="T84"> this TextObject: </text:span><text:span text:style-name="T78">value = o.Text</text:span></text:p>
      <text:p text:style-name="P277"><text:s/></text:p>
      <text:p text:style-name="P266"><text:span text:style-name="T98">def</text:span><text:span text:style-name="T85"> <text:tab/></text:span><text:span text:style-name="T218">Text</text:span><text:span text:style-name="T85"> (self, str value)</text:span></text:p>
      <text:p text:style-name="Standard"><text:span text:style-name="T84"><text:s/><text:tab/>Property setter </text:span><text:span text:style-name="T97">for</text:span><text:span text:style-name="T84"> the text </text:span><text:span text:style-name="T97">in</text:span><text:span text:style-name="T84"> this TextObject: </text:span><text:span text:style-name="T78">o.Text = value</text:span></text:p>
      <text:p text:style-name="Text_20_body"/>
      <text:p text:style-name="Text_20_body">As I said, awkward.</text:p>
      <text:p text:style-name="Text_20_body"/>
      <text:p text:style-name="Text_20_body">Updated <text:span text:style-name="T328">Python </text:span>Command pattern code to use the above approach for properties.</text:p>
      <text:p text:style-name="P269">Updated <text:span text:style-name="T328">Python </text:span>Facade IDeviceNetworkHighLevel.NumChains() method to be GetNumChains(), like in C#. <text:s/><text:span text:style-name="T327">I'm not sure why I renamed it in C++.</text:span></text:p>
      <text:p text:style-name="P270">Updated Python Flyweight pattern code to use above approach for properties.</text:p>
      <text:p text:style-name="P271">Updated Handler Chain pattern code to use above approach for properties. <text:s/>However, the IMessageHandler.ID property is in an interface, which Doxygen doesn't handle very well in the first place. <text:s/>Doxygen duplicates the interface methods in the inheriting class methods. <text:s/>If I wrap the ID in a @name Properties @{ @} group, Doxygen wraps all the methods in the interface in the group, regardless of where the @} is placed. <text:s/>These show up in the class in the Properties group. <text:s/>If I try to set the @name Properties @{ @} group in the class for the overriding ID property, only the "Properties" header shows up in the class documentation, after the interface methods. <text:s/>In this particular case, I left out the @name Properties @{ @} for the ID property. <text:s/>The documentation is misleading but reading carefully will show how to use the ID property. <text:s/>Yuck.</text:p>
      <text:p text:style-name="P272">Updated the Mediator pattern code to use the above approach for properties.</text:p>
      <text:p text:style-name="P272"><text:soft-page-break/>Updated Memento pattern code to use above approach for properties. <text:s/>The IMemento interface had one property, which I did not group. <text:s/>Since it is used only on an inner class that Doxygen cannot find, it's not a problem. <text:s/><text:span text:style-name="T329">Turns out the properties on the IMemento interface are never used, so I deleted them.</text:span></text:p>
      <text:p text:style-name="P273">Note: I was testing the C++ version of the examples instead of Python, so some bugs got through on HandlerChain <text:span text:style-name="T332">and Memento</text:span>. <text:s/><text:span text:style-name="T330">The order of @abstractmethod and @property are important on a getter method in an abstract base class: It must be @property followed by @abstractmethod. <text:s/></text:span><text:span text:style-name="T331">If it is done the other way (which I had done), the following error occurs:</text:span></text:p>
      <text:p text:style-name="Code">AttributeError: attribute '__isabstractmethod__' of 'property' objects is not writable</text:p>
      <text:p text:style-name="P274">Updated the Visitor pattern code to use the above approach for properties.</text:p>
      <text:p text:style-name="P275">Note: In Python, if a class defines properties for get/set, methods on that class cannot use the properties themselves to set the property values – at least, Doxygen does not recognize that. <text:s/>For example:</text:p>
      <text:p text:style-name="Code">class Foo:</text:p>
      <text:p text:style-name="Code"><text:s text:c="4"/>@property</text:p>
      <text:p text:style-name="Code"><text:s text:c="4"/>def Name(self):</text:p>
      <text:p text:style-name="Code"><text:s text:c="8"/>return self._name</text:p>
      <text:p text:style-name="Code"/>
      <text:p text:style-name="Code"><text:s text:c="4"/><text:span text:style-name="T333">@Name.setter</text:span></text:p>
      <text:p text:style-name="Code"><text:s text:c="4"/><text:span text:style-name="T333">def Name(self, value):</text:span></text:p>
      <text:p text:style-name="Code"><text:s text:c="8"/><text:span text:style-name="T333">self._name = value</text:span></text:p>
      <text:p text:style-name="Code"/>
      <text:p text:style-name="Code"><text:s text:c="4"/>def __init__(self):</text:p>
      <text:p text:style-name="Code"><text:s text:c="8"/>self._name = "a name"</text:p>
      <text:p text:style-name="Code"/>
      <text:p text:style-name="Code"><text:s text:c="4"/>def DoWork(self):</text:p>
      <text:p text:style-name="Code"><text:s text:c="8"/>self.Name = "new name"</text:p>
      <text:p text:style-name="P275">In the above example, <text:span text:style-name="T334">Doxygen thinks</text:span> the self.Name in DoWork() create<text:span text:style-name="T334">s</text:span> a new attribute called Name, <text:span text:style-name="T334">despite the fact that there is a property already defined by that name. <text:s/>So Doxygen not only adds the Name() methods to the Public Member Functions but also adds Name to the Public Attributes section. <text:s/>Weird.</text:span></text:p>
      <text:h text:style-name="P627" text:outline-level="1" text:is-list-header="true">March 18, 2023</text:h>
      <text:p text:style-name="P254">Finished translating the Visitor pattern code from C++ to Python. <text:s/><text:span text:style-name="T308">Updated the write-up to use a table form of the links to the </text:span>visitor<text:span text:style-name="T308"> class.</text:span></text:p>
      <text:p text:style-name="P254">In Python, I had to step away from the type hints in some cases as there are circular references that could not be resolved. <text:s/>The TypeAlias helped but only a little. <text:s/>I ended up using hasattr() to verify if an (untyped) object had the expected attributes for use as a visitor or shop. <text:s/>I'm not happy with the overall layout and it's certainly not as pythonic as I would like. <text:s/>I think I might revisit this again.</text:p>
      <text:h text:style-name="P628" text:outline-level="1" text:is-list-header="true">March 17, 2023</text:h>
      <text:p text:style-name="P242">Translated the <text:span text:style-name="T309">State</text:span> pattern code from C++ to Python. <text:s/>Updated the write-up to use a table form of the links to the <text:span text:style-name="T309">state</text:span> class. <text:s/><text:span text:style-name="T310">I had to separate the public StateContext_Class and the private </text:span><text:soft-page-break/><text:span text:style-name="T310">StateContext_ClassImpl class into their own modules, so that each could pull in the interface classes from a third module.</text:span></text:p>
      <text:p text:style-name="P248">Ran into an interesting situation with the Python match block. <text:s/>It seems that a case statement is interpreted as a literal or a pattern to match against. <text:s/>That means using a constant variable, such as EOF_CHAR, will not work. <text:s/>For example:</text:p>
      <text:p text:style-name="Code">match character:</text:p>
      <text:p text:style-name="Code"><text:s text:c="4"/>case EOF_CHAR:</text:p>
      <text:p text:style-name="Code"><text:s text:c="8"/># THIS WILL NOT BE ACCEPTED</text:p>
      <text:p text:style-name="P248">Instead, the variable must be declared in such a way as to require a dotted notation, such as declaring it in a class:</text:p>
      <text:p text:style-name="Code">class SpecialCase:</text:p>
      <text:p text:style-name="Code"><text:s text:c="4"/>EOF_CHAR = 0xff</text:p>
      <text:p text:style-name="P248">And then it can be used in a match statement like this:</text:p>
      <text:p text:style-name="P249">match character:</text:p>
      <text:p text:style-name="P249"><text:s text:c="4"/>case <text:span text:style-name="T309">SpecialChar.</text:span>EOF_CHAR:</text:p>
      <text:p text:style-name="P247"><text:s text:c="8"/># THIS WILL NOT BE ACCEPTED</text:p>
      <text:p text:style-name="P243"/>
      <text:p text:style-name="P243">Translated the <text:span text:style-name="T309">St</text:span><text:span text:style-name="T311">rategy</text:span> pattern code from C++ to Python. <text:s/>Updated the write-up to use a table form of the links to the <text:span text:style-name="T309">st</text:span><text:span text:style-name="T311">rategy</text:span> class.</text:p>
      <text:p text:style-name="P250">Learned a neat trick with the list.sort() function. <text:s/>list.sort() takes a "key=" parameter that specifies a function through which each key is passed through. <text:s/>I already knew about using it like this for a case-insensitive sort:</text:p>
      <text:p text:style-name="Code">list.sort(key=str.lower)</text:p>
      <text:p text:style-name="P250">However, I learned from the Python documentation that it is possible to specify a field of a structure class as the key:</text:p>
      <text:p text:style-name="Code">list.sort(key=EntryInformation.Age)</text:p>
      <text:p text:style-name="P250">Plus, list.sort() takes a "reverse=" parameter to reverse the sort. <text:s/>Cool!</text:p>
      <text:p text:style-name="P250"/>
      <text:p text:style-name="P251">Working on translating the Visitor pattern code from C++ to Python. <text:s/>I'm getting stymied by circular references among the modules. <text:s/>Python doesn't really have a way of creating forward type references, although I think the typing.TypeAlias might work. <text:s/><text:span text:style-name="T312">I've been trying that out for the Visitor and Visitor_Village classes in visitor_visitor_shop.py. <text:s/>However, I now have a really bad circular reference in visitor_element_classes.py. <text:s/>This module defines the individual shops that can accept a visitor, which requires the Visitor type to be declared. <text:s/>The Visitor class requires the shop class types for each visit method. <text:s/>The Visitor class is defined after the various shops. <text:s/>I cannot use a type alias to define the Visitor class as it destroys the Visitor class. <text:s/>I'm not sure what to do here. <text:s/>Should I create an artificial </text:span><text:soft-page-break/><text:span text:style-name="T312">interface, IVisitor, that the Visitor base class implements and the shops reference (they get a visit from an IVisitor type)?</text:span></text:p>
      <text:p text:style-name="P252">The alternative is to drop the ": Visitor" type hint on each shop's Accept() method to avoid the circular reference, but that risks losing a degree of type safety. <text:s/><text:span text:style-name="T313">And I still couldn't explicitly verify the type of the visitor as I would need the Visitor class type to do that.</text:span></text:p>
      <text:p text:style-name="P253">I also still have to complete the implementation of the Village_Shop class.</text:p>
      <text:h text:style-name="P629" text:outline-level="1" text:is-list-header="true">March 16, 2023</text:h>
      <text:p text:style-name="P240">Translated the Memento pattern code from C++ to Python. <text:s/>Updated the write-up to use a table form of the links to the memento class.</text:p>
      <text:p text:style-name="P241">Translated the <text:span text:style-name="T306">Null Object</text:span> pattern code from C++ to Python. <text:s/>Updated the write-up to use a table form of the links to the <text:span text:style-name="T306">nullobject</text:span> class.</text:p>
      <text:p text:style-name="P244">Translated the Observer pattern code from C++ to Python.<text:span text:style-name="T308"> <text:s/>Updated the write-up to use a table form of the links to the </text:span>observer<text:span text:style-name="T308"> class.</text:span></text:p>
      <text:p text:style-name="P245">Translated the Proxy pattern code from C++ to Python.<text:span text:style-name="T308"> <text:s/>Updated the write-up to use a table form of the links to the </text:span><text:span text:style-name="T307">observer</text:span><text:span text:style-name="T308"> class.</text:span></text:p>
      <text:p text:style-name="P245">Relearned how to control what can be imported from a module using the __all__ list. <text:s/>I added this to the proxy_class.py and proxy_class_real.py modules as an example, although I don't take advantage of it.</text:p>
      <text:p text:style-name="P246">Note: In Python, I added a Real_Classes_Container class to have a class factory for the Real_Class. <text:s/>I wanted to create as much separation as I could from the Proxy_Class (in C++ and C#, both know how to instantiate the Real_Class directly).</text:p>
      <text:h text:style-name="P630" text:outline-level="1" text:is-list-header="true">March 15, 2023</text:h>
      <text:p text:style-name="P237">Translated the Interpreter pattern code from C++ to Python. <text:s/>Updated the write-up to use a table form of the links to the interpreter class.</text:p>
      <text:p text:style-name="P238">Translated the Iterator pattern code from C++ to Python. <text:s/>Updated the write-up to use a table form of the links to the iterator class.</text:p>
      <text:p text:style-name="P238">I learned how to (more or less) use generic typing in Python. <text:s/>Python doesn't strictly need explicit generic typing, as everything works through duck-typing and thus all objects are treated more or less equally. <text:s/>However, since I'm dealing with two iterators over different kinds of data types, I thought I would make it more explicit in the Python code using generic type hints.</text:p>
      <text:p text:style-name="P239">Translated the Mediator pattern code from C++ to Python.<text:span text:style-name="T305"> <text:s/>Updated the write-up to use a table form of the links to the </text:span>mediator<text:span text:style-name="T305"> class.</text:span></text:p>
      <text:h text:style-name="P631" text:outline-level="1" text:is-list-header="true"><text:soft-page-break/>March 14, 2023</text:h>
      <text:p text:style-name="P234">Modified flyweight_classes.Helpers.readkey() to use sys.stdin.read(1) instead of relying on msvcrt.getch().</text:p>
      <text:p text:style-name="P234">Revi<text:span text:style-name="T302">e</text:span>wed and tweaked the comments throughout the Flyweight Python example code.</text:p>
      <text:p text:style-name="P235">Translated the HandlerChain pattern code from C++ to Python.</text:p>
      <text:p text:style-name="P235">Had to learn how to use a "mutex" in Python:</text:p>
      <text:p text:style-name="Code">from threading import Lock</text:p>
      <text:p text:style-name="Code">lock<text:span text:style-name="T303">_object = Lock()</text:span></text:p>
      <text:p text:style-name="Code">def foo():</text:p>
      <text:p text:style-name="Code"><text:s text:c="4"/><text:span text:style-name="T303">with lock_object:</text:span></text:p>
      <text:p text:style-name="Code"><text:s text:c="8"/><text:span text:style-name="T303"># Do something while guarded by lock_object</text:span></text:p>
      <text:p text:style-name="P236">Also ran into an interesting problem with Python type hints. <text:s/>The message handler methods of the MessageWindow class, as well as the CreateWindow() method, are static, in that they are not called on an instance of the MessageWindow class. <text:s/>These static methods either take a MessageWindow as a parameter or return a MessageWindow object. <text:s/>However, the type hint system seems to have a limitation that the class in which the type hint is used cannot be used as a type hint. <text:s/>So I moved the message handlers to MessageWindowHandlers that is defined after the MessageWindow class. <text:s/>I <text:span text:style-name="T304">moved the </text:span>CreateWindow() to <text:span text:style-name="T304">the new class MessageWindowFactory, again defined after the MessageWindow class.</text:span></text:p>
      <text:h text:style-name="P632" text:outline-level="1" text:is-list-header="true">March 13, 2023</text:h>
      <text:p text:style-name="P218">Translated the Decorator pattern code from C++ to Python.</text:p>
      <text:p text:style-name="P218">Tricky bit: Getting the console <text:span text:style-name="T283">window</text:span> to support colors. <text:s/><text:span text:style-name="T281">The colorama package apparently enables this in a portable fashion. <text:s/></text:span><text:span text:style-name="T282">The curses package also does this and supports controlling the cursor (useful for the flyweight pattern example). <text:s/></text:span><text:span text:style-name="T290">Also, curses has keyboard read capability.</text:span></text:p>
      <text:p text:style-name="P219">Note: Windows Terminal and PowerShell both support colors automatically; <text:span text:style-name="T284">it's only the Windows Command Prompt that needs help.</text:span></text:p>
      <text:p text:style-name="P220">A registry hack can enable coloration in Windows Command Prompt (as described in this SuperUser <text:a xlink:type="simple" xlink:href="https://superuser.com/questions/413073/windows-console-with-ansi-colors-handling" text:style-name="Internet_20_link" text:visited-style-name="Visited_20_Internet_20_Link">question/answer</text:a>):</text:p>
      <text:p text:style-name="P221">In the registry:</text:p>
      <text:p text:style-name="Code">[HKEY_CURRENT_USER\Console]</text:p>
      <text:p text:style-name="P221">Create a new DWORD entry and set the value to 1:</text:p>
      <text:p text:style-name="Code">"VirtualTerminalLevel"=dword:00000001</text:p>
      <text:p text:style-name="P221">This works for all Command Prompts opened after the value is set.</text:p>
      <text:p text:style-name="P21">(I tried this out and it works quite nicely. <text:s/>However, to be considerate of those who don't have the hack, I deleted the registry value.)</text:p>
      <text:p text:style-name="P222"><text:soft-page-break/>Here is one python fragment that enables virtual terminal processing in the current python application:</text:p>
      <text:p text:style-name="Code">import ctypes</text:p>
      <text:p text:style-name="Code">kernel32 = ctypes.windll.kernel32</text:p>
      <text:p text:style-name="Code">kernel32.SetConsoleMode(kernel32.GetStdHandle(-11), 7)</text:p>
      <text:p text:style-name="P217">Fixing the constants:</text:p>
      <text:p text:style-name="P208">STD_OUTPUT_HANDLE = -11</text:p>
      <text:p text:style-name="P208">ENABLE_VIRTUAL_TERMINAL_PROCESSING <text:span text:style-name="T285">= </text:span>0x0004</text:p>
      <text:p text:style-name="P208">ENABLE_WRAP_AT_EOL_OUTPUT <text:span text:style-name="T285">= </text:span>0x0002</text:p>
      <text:p text:style-name="P208">ENABLE_PROCESSED_OUTPUT <text:span text:style-name="T285">=</text:span> 0x0001</text:p>
      <text:p text:style-name="P208"/>
      <text:p text:style-name="P209">import ctypes</text:p>
      <text:p text:style-name="P209">kernel32 = ctypes.windll.kernel32</text:p>
      <text:p text:style-name="P210">kernel32.SetConsoleMode(kernel32.GetStdHandle(STD_OUTPUT_HANDLE),</text:p>
      <text:p text:style-name="P211"><text:s/><text:span text:style-name="T286">ENABLE_PROCESS_OUTPUT | ENABLE_WRAP_AT_EOL_OUTPUT | ENABLE_VIRTUAL_TERMINAL_PROCESSING</text:span>)</text:p>
      <text:p text:style-name="P223">In Python, I can do this similar to how I handle enabling virtual terminal processing in C++ by wrapping the call to main() with a function that enables virtual terminal processing and disables it afterwards. <text:s/><text:span text:style-name="T287">Done. <text:s/>Added enablevtmode.py to the main package directory and added it to __main__.py.</text:span></text:p>
      <text:p text:style-name="P224">Translated the Facade pattern code from <text:span text:style-name="T289">C++ to Python.</text:span></text:p>
      <text:p text:style-name="P225">I just noticed that the C# Facade example puts the high level and low level interfaces on the same class representing the complicated sub-system. <text:s/>Whereas the C++ and Python examples have a separate high level class that wraps the low level interface. <text:s/><text:span text:style-name="T288">I'm not sure I care for this inconsistency.</text:span></text:p>
      <text:p text:style-name="P225"/>
      <text:p text:style-name="P226">Working on Flyweight pattern in Python. <text:s/>I created a Helpers class to duplicate the cursor and keyboard read stuff from C++. <text:s/>This Windows-specific, unfortunately. <text:s/>However, if I end up using the curses package, I can modify the Helper methods accordingly.</text:p>
      <text:p text:style-name="P227">I got the display to show up, but no keypresses and no animation. <text:s/><text:span text:style-name="T291">That means the checkforkey() appears to be hanging. <text:s/></text:span><text:span text:style-name="T292">Ah. <text:s/>getcursorpostition() is hanging waiting for the input. <text:s/></text:span><text:span text:style-name="T293">I</text:span><text:span text:style-name="T292">f I press Ctrl-Z, the input read is completed </text:span><text:span text:style-name="T293">and the animation proceeds, but the screen continually scrolls as though the setcursorposition() is not working. <text:s/></text:span><text:span text:style-name="T294">Actually, what is happening is the cursor position is not getting read </text:span><text:span text:style-name="T295">in.</text:span></text:p>
      <text:p text:style-name="P228">Ah. <text:s/>The sys.stdin.read() needs the exact number of characters to fetch. <text:s/><text:span text:style-name="T296">Actually, it's worse than that. <text:s/>The request for the cursor position does not seem to return anything.</text:span></text:p>
      <text:p text:style-name="P229">I have verified that the STD_OUT mode is correctly set to enable virtual processing. <text:s/>I have also verified that the STD_IN mode is disabling echo and disabling need for full line input. <text:s/>The only difference is how I'm reading in the characters.</text:p>
      <text:p text:style-name="P230">Ugh. <text:s/>I got it to work. <text:s/>It is really hacky. <text:s/>I'm using msvcrt.getch() repeatedly to accumulate the input characters into a list, until I see 'R' as a terminator, at which point I exit the loop. <text:s/><text:span text:style-name="T297">I then join the contents of the list into a single string. <text:s/>Finally, I use the re.split() function (regular expressions) to split up the string into the necessary parts.</text:span></text:p>
      <text:p text:style-name="P231"><text:soft-page-break/>Now, however, the setcursorposition() doesn't seem to work. <text:s/><text:span text:style-name="T298">Ah. <text:s/>I accidentally deleted the necessary ';' in the string for setting the cursor position. <text:s/></text:span><text:span text:style-name="T299">And it now works but I'm off by one line when setting the prompt, causing the screen to scroll. <text:s/></text:span><text:span text:style-name="T300">Fixed. <text:s/>I was printing one line too many in _Flyweight_ShowDisplay(). <text:s/></text:span><text:span text:style-name="T301">Now it is working just fine.</text:span></text:p>
      <text:p text:style-name="P232">Next step is to fix all the comments as needed.</text:p>
      <text:p text:style-name="P233">Oh, and go back to using sys.stdin.read(1) to read character by character. <text:s/>The problem with the original approach was the str.split() command does not take a list of delimiters, only a single string, which is why I had to resort to the regular expression (re.split()).</text:p>
      <text:h text:style-name="P633" text:outline-level="1" text:is-list-header="true">March 12, 2023</text:h>
      <text:p text:style-name="P213">Translated the Composite pattern code from C++ to Python.</text:p>
      <text:p text:style-name="P213">Had to learn how to call a base class constructor from a derived class. <text:s/>Looks like this:</text:p>
      <text:p text:style-name="Code"><text:span text:style-name="T96">class</text:span><text:span text:style-name="T81"> </text:span><text:span text:style-name="T216">DirEntry</text:span><text:span text:style-name="T81">(</text:span><text:span text:style-name="T216">FileDirEntry</text:span><text:span text:style-name="T81">):</text:span></text:p>
      <text:p text:style-name="P128"><text:span text:style-name="T79"><text:s text:c="4"/></text:span><text:span text:style-name="T95">def</text:span><text:span text:style-name="T79"> </text:span><text:span text:style-name="T95">__init__</text:span><text:span text:style-name="T79">(self, entryName : </text:span><text:span text:style-name="T214">str</text:span><text:span text:style-name="T79">, size : </text:span><text:span text:style-name="T214">int</text:span><text:span text:style-name="T79">, modDate : </text:span><text:span text:style-name="T214">datetime</text:span><text:span text:style-name="T79">):</text:span></text:p>
      <text:p text:style-name="P128"><text:span text:style-name="T79"><text:s text:c="8"/></text:span><text:span text:style-name="T214">super</text:span><text:span text:style-name="T79">().</text:span><text:span text:style-name="T95">__init__</text:span><text:span text:style-name="T79">(type=</text:span><text:span text:style-name="T214">FileDirTypes</text:span><text:span text:style-name="T79">.File, entryName=entryName, size=size, modDate=modDate)</text:span></text:p>
      <text:p text:style-name="P214">Note: I probably should be using Python class properties instead of get/set methods.</text:p>
      <text:p text:style-name="P215">Came up with a better way of providing the class links in the various write-ups: Using an HTML table (as describe in the <text:a xlink:type="simple" xlink:href="https://www.doxygen.nl/manual/tables.html" text:style-name="Internet_20_link" text:visited-style-name="Visited_20_Internet_20_Link">doxygen manual</text:a>). <text:s/>Looks something like this:</text:p>
      <text:p text:style-name="P208">&lt;table&gt;</text:p>
      <text:p text:style-name="P208">&lt;caption&gt;Links to the Command classes&lt;/caption&gt;</text:p>
      <text:p text:style-name="P208">&lt;tr&gt;</text:p>
      <text:p text:style-name="P208"><text:s text:c="2"/>&lt;th&gt;C++</text:p>
      <text:p text:style-name="P208"><text:s text:c="2"/>&lt;th&gt;C#</text:p>
      <text:p text:style-name="P208"><text:s text:c="2"/>&lt;th&gt;Python</text:p>
      <text:p text:style-name="P208">&lt;tr&gt;</text:p>
      <text:p text:style-name="P208"><text:s text:c="2"/>&lt;td&gt;@ref DesignPatternExamples_cpp::Command_TextObject "Command_TextObject" class</text:p>
      <text:p text:style-name="P208"><text:s text:c="2"/>&lt;td&gt;@ref DesignPatternExamples_csharp.Command_TextObject "Command_TextObject" class</text:p>
      <text:p text:style-name="P208"><text:s text:c="2"/>&lt;td&gt;@ref DesignPatternExamples_python.command.command_classes.Command_TextObject "Command_TextObject" class</text:p>
      <text:p text:style-name="P208">&lt;tr&gt;</text:p>
      <text:p text:style-name="P208"><text:s text:c="2"/>&lt;td&gt;@ref DesignPatternExamples_cpp::Command "Command" class</text:p>
      <text:p text:style-name="P208"><text:s text:c="2"/>&lt;td&gt;@ref DesignPatternExamples_csharp.Command "Command" class</text:p>
      <text:p text:style-name="P208"><text:s text:c="2"/>&lt;td&gt;@ref DesignPatternExamples_python.command.command_classes.Command "Command" class</text:p>
      <text:p text:style-name="P208">&lt;/table&gt;</text:p>
      <text:p text:style-name="P216">Each column is dedicated to a language; only tricky part of that is remembering that two links in the same language go in different rows.</text:p>
      <text:p text:style-name="P216">Modified adapter.md, bridge.md, command.md, and composite.md to follow this approach. <text:s/><text:span text:style-name="T280">Will modify the others as I complete the Python code.</text:span></text:p>
      <text:h text:style-name="P634" text:outline-level="1" text:is-list-header="true">March 11, 2023</text:h>
      <text:p text:style-name="P202">Translated the Bridge pattern code from C++ to Python.</text:p>
      <text:p text:style-name="P203">Found out how to declare an "interface" or abstract class in Python:</text:p>
      <text:p text:style-name="Code"><text:soft-page-break/>from abc import ABC, abstractmethod</text:p>
      <text:p text:style-name="Code">class IFoo(ABC):</text:p>
      <text:p text:style-name="Code"><text:s text:c="4"/>@abstractmethod</text:p>
      <text:p text:style-name="Code"><text:s text:c="4"/>def Work(self):</text:p>
      <text:p text:style-name="Code"><text:s text:c="8"/>pass</text:p>
      <text:p text:style-name="P204">Then just use the interface like a base class.</text:p>
      <text:p text:style-name="Code">class Foo(IFoo):</text:p>
      <text:p text:style-name="Code"><text:s text:c="4"/>def Work(self):</text:p>
      <text:p text:style-name="Code"><text:s text:c="8"/>pass</text:p>
      <text:p text:style-name="P204"><text:span text:style-name="T278">If the abstract method is not overridden, </text:span>Python will complain about missing methods:</text:p>
      <text:p text:style-name="Code">TypeError: Can't instantiate abstract class <text:span text:style-name="T278">Foo</text:span> with abstract method <text:span text:style-name="T278">Work</text:span></text:p>
      <text:p text:style-name="P205">Also found out how to document class attributes that are normally set in the __init__() method:</text:p>
      <text:p text:style-name="Code">class Foo:</text:p>
      <text:p text:style-name="Code"><text:s text:c="4"/>def __init__(self):</text:p>
      <text:p text:style-name="Code"><text:s text:c="8"/>self._value = 0</text:p>
      <text:p text:style-name="Code"><text:s text:c="4"/>## @var _value</text:p>
      <text:p text:style-name="Code"><text:s text:c="4"/># <text:s text:c="6"/>A value tracked in the Foo class.</text:p>
      <text:p text:style-name="P205">In other words, use the @var special command <text:span text:style-name="T242">after</text:span> the __init__() method and its documentation.</text:p>
      <text:p text:style-name="P206"/>
      <text:p text:style-name="P206">Translated the Command pattern code from C++ to Python.</text:p>
      <text:p text:style-name="P207">While doing that, I decided on a simpler way of linking to the write-up for each pattern in Python by using only the write-up reference without an "alias" for the reference. <text:s/>That way, the title of the write-up shows up as the link in the documentation (for example, "Bridge Pattern", "Command Pattern", etc.)</text:p>
      <text:p text:style-name="P207">Also, in the Python files for the pattern exercise function, the file documentation now properly links to the exercise function (apparently, Doxygen can't figure that out for itself). <text:s/><text:span text:style-name="T279">For example:</text:span></text:p>
      <text:p text:style-name="Code">@ref DesignPatternExamples_python.composite.composite_exercise.Composite_Exercise "Composite_Exercise"()</text:p>
      <text:p text:style-name="P212">It is, unfortunately, quite long and complicated.</text:p>
      <text:h text:style-name="P635" text:outline-level="1" text:is-list-header="true">March 10, 2023</text:h>
      <text:p text:style-name="P186">In Python, I decided to put all the code for each design pattern into their own package ("adapter" package, "bridge" package, etc.). <text:s/>I created a simple python script to generate the stub files for each package and then moved the exercise method from program.py to the individual packages.</text:p>
      <text:p text:style-name="P187">Each of the exercise functions still have the closing snippet marker as part of the function documentation. <text:s/><text:span text:style-name="T263">For example, note the highlighted text in the following documentation for the Command_Exercise() function:</text:span></text:p>
      <text:p text:style-name="Quotations">Example of using the <text:a xlink:type="simple" xlink:href="../html/command_pattern.html" text:style-name="Internet_20_link" text:visited-style-name="Visited_20_Internet_20_Link">Command</text:a> design pattern. </text:p>
      <text:p text:style-name="Quotations"><text:soft-page-break/>The Command pattern is used to encapsulate an operation or command associated with an object so that the command can be applied to the object at a later time.</text:p>
      <text:p text:style-name="Quotations">In this exercise, an undo list is implemented using Commands that associate commands defined in this file with a text object. The commands are applied to the text object in succession then effectively undone. <text:span text:style-name="T264">! [Using Command in Python] </text:span></text:p>
      <text:p text:style-name="P188">Tried some experiments with the snippet markers in Python. <text:s/>The following all work as markers:</text:p>
      <text:p text:style-name="Code">##! [Using Command in Python]</text:p>
      <text:p text:style-name="Code">#! [Using Command in Python]</text:p>
      <text:p text:style-name="Code"># ! [Using Command in Python]</text:p>
      <text:p text:style-name="P189">None of these variations affect the presence of the highlighted text in the above description, however.</text:p>
      <text:p text:style-name="P189"><text:span text:style-name="T270">Hmm.</text:span> <text:s/><text:span text:style-name="T266">If I modify the closing C++ marker to from this:</text:span></text:p>
      <text:p text:style-name="Code">//! <text:span text:style-name="T266">[Using Command in C++]</text:span></text:p>
      <text:p text:style-name="P190">To this:</text:p>
      <text:p text:style-name="Code">// ! [Using Command in C++]</text:p>
      <text:p text:style-name="P190">The marker is removed from the Command_Exercise() documentation! <text:s/><text:span text:style-name="T267">That means the snippet marker is a simple text string of the form "</text:span><text:span text:style-name="T28">! [marker text]</text:span><text:span text:style-name="T267">". <text:s/></text:span><text:span text:style-name="T268">This works in C# as well.</text:span></text:p>
      <text:p text:style-name="P191">Fixed all snippet markers in C# to be "<text:span text:style-name="T25">// ! [marker text]</text:span>".</text:p>
      <text:p text:style-name="P192">Fixed all snippet markers in C++ to be <text:span text:style-name="T269">"</text:span><text:span text:style-name="T29">// ! [marker text]</text:span><text:span text:style-name="T269">".</text:span></text:p>
      <text:p text:style-name="P193">Unfortunately, a<text:span text:style-name="T265">pparently, Doxygen treats comments in Python a little differently than in C++ or C#.</text:span></text:p>
      <text:p text:style-name="P194">As an experiment, I modified the snippet markers for the command_exercise.py file to this:</text:p>
      <text:p text:style-name="Code"># ! [Using Command in Python]1</text:p>
      <text:p text:style-name="Code"># ! [Using Command in Python]2</text:p>
      <text:p text:style-name="P194">Then built the documentation. <text:s/>The first one is what shows up at the end of the documentation for the Command_Exercise() function. <text:s/>This makes sense. <text:s/>Doxygen expects the following pattern for doxygen-formatted comments:</text:p>
      <text:p text:style-name="Code">## brief description</text:p>
      <text:p text:style-name="Code"># <text:s/>more descriptions</text:p>
      <text:p text:style-name="Code"># <text:s/>@param args <text:s/>Some arguments</text:p>
      <text:p text:style-name="Code"># ! [snippet marker]</text:p>
      <text:p text:style-name="P194">Note how the comment lines after the initial ## are just a continuation of the Doxygen lead-in of ##. That is why the first snippet marker is added to the end of the documentation, <text:span text:style-name="T271">because it is part of the Doxygen block </text:span><text:span text:style-name="T272">of comments. <text:s/></text:span><text:span text:style-name="T273">Which leads to the following:</text:span></text:p>
      <text:p text:style-name="P185">## brief description</text:p>
      <text:p text:style-name="P185"># <text:s/>more descriptions</text:p>
      <text:p text:style-name="P185"># <text:s/>@param args <text:s/>Some arguments</text:p>
      <text:p text:style-name="P185"/>
      <text:p text:style-name="P185"># ! [snippet marker]</text:p>
      <text:p text:style-name="P195"><text:soft-page-break/>The blank line terminates the Doxygen block and the snippet marker is no longer part of that block. <text:s/>This works to remove the snippet marker from the documentation!</text:p>
      <text:p text:style-name="P196">Fixed all snippet markers in Python to be "<text:span text:style-name="T25"># ! [marker text]</text:span>" and to add a blank line before the first marker.</text:p>
      <text:p text:style-name="P196">This means that my efforts to separate out the exercise functions in C++ and Python were more or less for nothing. <text:s/>Oh well. <text:s/>I'm not going to put it all back the way it was. <text:s/><text:span text:style-name="T274">I do think the isolation can be useful when concentrating on only one pattern.</text:span></text:p>
      <text:p text:style-name="P197"/>
      <text:p text:style-name="P197">Translated the Adapter pattern to Python. <text:s/>Difficult to simulate C-style functions in Python, even when using the ctypes module. <text:s/>The basic problem with ctypes is the various pointers and byref() stuff assume a call into a C-style function, which python cannot simulate. <text:s/>So I had to work around that.</text:p>
      <text:p text:style-name="P197">First, for the data handle, I created a Handle class derived from <text:span text:style-name="T275">int. <text:s/>A class instance is passed to a function by reference, just like in C#. <text:s/>So the calling function can alter the data handle just be assigning to the </text:span><text:span text:style-name="T30">value</text:span><text:span text:style-name="T275"> attribute of the Handle. <text:s/></text:span><text:span text:style-name="T276">I could make it somewhat safer so that only the DataReadWriteFunctions.Startup() takes an actual Handle instance so Startup() can write to the Handle. <text:s/>The other functions would simply take an int and the caller would have to pass in the handle by value ("_dataHandle.value"). <text:s/>However, I found it easier to just let the back-end functions work with the Handle as they see fit and the caller just passes it around.</text:span></text:p>
      <text:p text:style-name="P198">The second part was returning a value from the ReadData() function in terms of the number of bytes available. <text:s/>I ended up passing in an empty list and then populating that with the value (a list is a class, so it is also passed by reference). <text:s/>I just have to remember to dereference the list to get the number of bytes available.</text:p>
      <text:p text:style-name="P198">Finally, the data is passed around in a bytearray, since it is ready-made for 8-bit values and can be written to, unlike a string. <text:s/>And it's a class so it also is passed by reference.</text:p>
      <text:p text:style-name="P199">Unfortunately, it appears the DataReadWriteFunctions class is not showing up in the Doxygen documentation. <text:s/><text:span text:style-name="T277">Ah. <text:s/>Needed file declarations in Doxygen-speak.</text:span></text:p>
      <text:p text:style-name="P200">I ended up structuring the DataReaderWriter front-end class to be used in a with statement:</text:p>
      <text:p text:style-name="Code">with DataReaderWriter("-target BXT") as dataReaderWriter:</text:p>
      <text:p text:style-name="Code"><text:s text:c="4"/># statements here</text:p>
      <text:p text:style-name="P200">This performs the necessary step of shutting down the dataReaderWriter automatically, since there is no real destructor on a python class.</text:p>
      <text:h text:style-name="Heading_20_2" text:outline-level="2" text:is-list-header="true">Debug Python Package in Visual Studio 2022</text:h>
      <text:p text:style-name="P200">To Debug Python in Visual Studio 2022 (specifically, a python package):</text:p>
      <text:p text:style-name="P200">In the __main__.py file, as soon as possible execute the following code:</text:p>
      <text:p text:style-name="P138">__package__ = "python.DesignPatternExamples_python" if not __package__ else __package__</text:p>
      <text:p text:style-name="P201"><text:soft-page-break/>Then in the project's General settings, set the working directory to ../../ and the Startup file to __main__.py.</text:p>
      <text:h text:style-name="P636" text:outline-level="1" text:is-list-header="true">March 9, 2023</text:h>
      <text:p text:style-name="P177">Started on Python. <text:s/>I downloaded and installed Python 3.11.2 (64-bit). <text:s/>Visual Studio 2022 recognized its presence even without restarting.</text:p>
      <text:p text:style-name="P177">The python project is in the DesignPatternExamples/python/DesignPatternExamples_python/ directory.</text:p>
      <text:p text:style-name="P177">The python program must be invoked as a module:</text:p>
      <text:p text:style-name="Code">py -m python.DesignPatternExamples_python</text:p>
      <text:p text:style-name="P178">I have set up the exercise framework in program.py, and added Help() and ParseOptions() that correspond to C# and C++. <text:s/>I even added Program class to program.py and created all the exercise methods, along with the Run() method.</text:p>
      <text:p text:style-name="P175">However, the snippet marker has become a real problem. <text:s/>In Python, I chose to use the alternate approach of documenting Python elements with the following (from the Doxygen manual):</text:p>
      <text:p text:style-name="Code">## Brief</text:p>
      <text:p text:style-name="Code">#</text:p>
      <text:p text:style-name="Code"># Extended description.</text:p>
      <text:p text:style-name="Code"># param args</text:p>
      <text:p text:style-name="Code"># <text:s text:c="6"/>Description of args.</text:p>
      <text:p text:style-name="P174">def func(args):</text:p>
      <text:p text:style-name="P175">The problem is the snippe<text:span text:style-name="T256">t</text:span> marker at the end of the function/method: It gets set as the brief line in the following function/method. <text:s/><text:span text:style-name="T257">The weird part is JAVADOC_AUTOBRIEF variable in Doxygen is set to NO but it looks like Doyxgen ignores that for </text:span><text:span text:style-name="T258">Python.</text:span></text:p>
      <text:p text:style-name="P179">I tried using an explicit @brief tag on the subsequent functions but it didn't help.</text:p>
      <text:p text:style-name="P180">I tried following the closing snippet marker with</text:p>
      <text:p text:style-name="Code">## @if LABEL</text:p>
      <text:p text:style-name="Code">## @endif</text:p>
      <text:p text:style-name="P180">But that didn't interrupt the interpretation of the closing snippet marker as the first line of documentation of the following method.</text:p>
      <text:p text:style-name="P181">Hmm. <text:s/>I moved the closing snippet marker to the end of the last line of code. <text:s/>That worked! <text:s/><text:span text:style-name="T259">No, wait. <text:s/>The last line of the method on which the snippet marker is replaced is left out of the snippet. <text:s/></text:span><text:span text:style-name="T261">So the following method is not disturbed but the snippet is.</text:span><text:span text:style-name="T259"> <text:s/></text:span><text:span text:style-name="T261">So t</text:span><text:span text:style-name="T260">hat's not going to work.</text:span></text:p>
      <text:p text:style-name="P182">What about moving the exercise functions (and any helper functions) to their own file for each pattern? <text:s/>For example, Adapter_Exercise.cs or Adapter_Exercise.cpp? <text:s/>Then the snippet marker would not interfere with any other exercise, especially if the exercise function was last in the file.</text:p>
      <text:p text:style-name="P183">I tried it in C++ for Adapter_Exercise() and Bridge_Exercise(). <text:s/>Moving the stuff over into Adapter_Exercise.cpp and adding Adapter_Exercise.h to hold the function prototype worked without <text:soft-page-break/>changing anything other than including a header file or two. <text:s/>However, the closing snippet marker still shows up in the function's documentation. <text:s/>There is no interference with the following function (in this case, Bridge_Exercise()).</text:p>
      <text:p text:style-name="P184">Wrote a quick little python script to generate the .h and .cpp files for each of the exercise functions. <text:s/>Then it was a matter of cut-and-paste from the program.cpp file to the individual .cpp files, using the anonymous namespace to hide the helper functions from the rest of the code. <text:s/><text:span text:style-name="T262">It worked quite nicely.</text:span></text:p>
      <text:h text:style-name="P637" text:outline-level="1" text:is-list-header="true">March 8, 2023</text:h>
      <text:p text:style-name="P176">Translated the State pattern from C# to C++. <text:s/>Includes write-up and diagram image. <text:s/><text:span text:style-name="T255">I would like to add an actual state diagram as well, just to show that off.</text:span></text:p>
      <text:p text:style-name="P173">Translated the Strategy pattern from C# to C++. <text:s/>Includes diagram image and tweaks to write-up.</text:p>
      <text:h text:style-name="P638" text:outline-level="1" text:is-list-header="true">March 7, 2023</text:h>
      <text:p text:style-name="P165">Translated the Null Object pattern from C# to C++.</text:p>
      <text:p text:style-name="P165">Noticed a "bug" in the doxygen output. <text:s/>In program.cpp and Program.cs, I mark the exercises as code snippets for Doxygen to output to the various pattern write-up pages. <text:s/>This requires the following to appear around the code snippets:</text:p>
      <text:p text:style-name="Code">//! [Using Command in C++]</text:p>
      <text:p text:style-name="Code">&lt;code&gt;</text:p>
      <text:p text:style-name="Code">//! [Using Command in C++]</text:p>
      <text:p text:style-name="P165">The problem is the second marker is included in the following method's doxygen documentation. <text:s/>Doxygen ignores all non-doxygen-based comments and expects to see code of some kind to signal a break in the doxygen comments.</text:p>
      <text:p text:style-name="P166">After extensive reading of the doxygen special commands and futilely searching online, I have come to the conclusion that is not possible to use the snippet markers in the way I'm using them and not have them show up in the documentation <text:span text:style-name="T251">due to the concatenation of doxygen comment blocks (even with intervening non-doxygen comments).</text:span></text:p>
      <text:p text:style-name="P167">I broke up the snippet marker (space between // and !) added a // end NullObject_Exercise() after the closing brace. <text:s/>I then tried the following instead of the @snippet:</text:p>
      <text:p text:style-name="Code">@dontinclude cplusplus/program.cpp</text:p>
      <text:p text:style-name="Code">@skipline NullObject_Exercise()</text:p>
      <text:p text:style-name="Code">@until NullObject_Exercise()</text:p>
      <text:p text:style-name="P167">It worked in that the trailing snippet marker is no longer included at the beginning of the next exercise function's description. <text:s/>However, the last line shown in the neo-snippet looks like this:</text:p>
      <text:p text:style-name="Code">} // end NullObject_Exercise() </text:p>
      <text:p text:style-name="P168"><text:soft-page-break/>So I can get rid of the snippet markers appearing in the method documentation, but I end up with a weird line in the snippet itself and it takes three lines to insert the snippet instead of one. <text:s/><text:span text:style-name="T252">On the other hand, I don't have any weird "[Using Command in C++]" in another exercise's method description.</text:span></text:p>
      <text:p text:style-name="P169">Hmm. <text:s/>I think I'm going to go back to the snippet approach for now as I prefer the cleaner one line approach (and I don't have to change everything right now). <text:s/><text:span text:style-name="T253">Done.</text:span></text:p>
      <text:p text:style-name="P170">Added Null Object diagram image. <text:s/>Added links to Null Object classes to the write-up.</text:p>
      <text:h text:style-name="P639" text:outline-level="1" text:is-list-header="true">March 6, 2023</text:h>
      <text:p text:style-name="P159">Added Mediator diagram image and updated the write-up. <text:s/>Tweaked the format of the Mediator_Exercise() methods to more directly reference the operation list in the write-up and make it a bit easier to parse.</text:p>
      <text:p text:style-name="P160">Translated the Memento pattern from C# to C++. <text:s/><text:span text:style-name="T250">Includes write-up and diagram image.</text:span></text:p>
      <text:p text:style-name="P160">While reading the write-up for the Memento patter<text:span text:style-name="T378">n</text:span> I came across a reference to the Private Data pattern or Private pattern. <text:s/>In the write-up for the Private pattern, it is referred to as the Private Class Data pattern. <text:s/>To try to clear up the ambiguity, I looked it up in the Design Patterns book and found that it does not exist as a formal pattern in that book. <text:s/><text:span text:style-name="T246">The Bridge pattern is the closest thing to what I was intending for the Private Pattern.</text:span></text:p>
      <text:p text:style-name="P161">However, the write-up for the Private Class Data pattern is specifically for isolating the data that a class stores internally so that must be altered through a narrow interface <text:span text:style-name="T247">or through an opaque pointer passed to methods that know how to get access to the data through the opaque pointer. <text:s/>Even then, this is not covered in the Design Patterns book I have.</text:span></text:p>
      <text:p text:style-name="P162">Private Class Data Pattern: <text:a xlink:type="simple" xlink:href="https://sourcemaking.com/design_patterns/private_class_data" text:style-name="Internet_20_link" text:visited-style-name="Visited_20_Internet_20_Link">https://sourcemaking.com/design_patterns/private_class_data</text:a></text:p>
      <text:p text:style-name="P162">Private Class Data Pattern in Java: <text:a xlink:type="simple" xlink:href="https://java-design-patterns.com/patterns/private-class-data/" text:style-name="Internet_20_link" text:visited-style-name="Visited_20_Internet_20_Link">https://java-design-patterns.com/patterns/private-class-data/</text:a></text:p>
      <text:p text:style-name="P163">Design Patterns: <text:a xlink:type="simple" xlink:href="https://sourcemaking.com/design_patterns" text:style-name="Internet_20_link" text:visited-style-name="Visited_20_Internet_20_Link">https://sourcemaking.com/design_patterns</text:a>. <text:s/>In this list, Private Class Data Pattern appears between Flyweight and Proxy (alphabetical ordering). <text:s/>The list includes all the patterns from the book, "Design Patterns", with Private Class Data Pattern added. <text:s/>Based on the description at java-design-patterns.com, the Private Class Data Pattern was intended for use in Java <text:span text:style-name="T248">in situations where the class data could not be declared "final" (immutable) for various reasons.</text:span></text:p>
      <text:p text:style-name="P164">Note: There is a whole hella lotta stuff about design patterns, for and against, on the Web. <text:s/><text:span text:style-name="T249">Most appears to be in the form of essays while a fair amount is in YouTube videos.</text:span> <text:s/>Keep that in mind as you continue forward with your presentation.</text:p>
      <text:h text:style-name="P640" text:outline-level="1" text:is-list-header="true">March 5, 2023</text:h>
      <text:p text:style-name="P154">Converting the Iterator pattern.</text:p>
      <text:p text:style-name="P154">One issue is the use of templates. <text:s/>In C#, this isn't much of a problem since everything is basically a class (at least, of the types I'm using the example). <text:s/>In C++, I wanted to use the Iterator constructor to <text:soft-page-break/>iterate over the keys and values, which are const char*. <text:s/>But the Iterator is expecting an object, not a pointer to a type. <text:s/><text:span text:style-name="T238">I got this error:</text:span></text:p>
      <text:p text:style-name="Code">cannot convert argument 1 from 'const char *[3]' to 'TItemType *'</text:p>
      <text:p text:style-name="P154">I changed the keys and values to std::string but now I'm facing ambiguity problems with the Iterator constructor taking a pointer to T along with a count of T at the pointer. <text:s/>The idea was to be able to pass an array of std::string or an array of ItemPair objects and then copy from the pointer to a std::vector&lt;&gt; held in the Iterator.</text:p>
      <text:p text:style-name="P155">Ah. <text:s/>The problem was I was declaring the item pointer in the Iterator class as std::unique&lt;T<text:span text:style-name="T239">I</text:span>temType&gt;, which it couldn't resolve with "const char*" (as in an array of (const char*)). <text:s/>After changing those to std::string, it couldn't resolve the pointer to std::string, for some reason. <text:s/>I'm not entirely happy not understanding the root cause. <text:s/><text:span text:style-name="T239">The work around was to drop the use of std::unique&lt;&gt; to manage the pointer to TItemType objects and let the Iterator class do all the work.</text:span></text:p>
      <text:p text:style-name="P156">Completed the Iterator pattern and diagram image. <text:s/>Tweaked the write-up a little to match the implementation at little better.</text:p>
      <text:p text:style-name="P157">Translated the Mediator pattern from C# to C++. <text:s/><text:span text:style-name="T240">Had to add some helper stuff, such as stricmp() which takes std::string as arguments so I could to a sort on a vector </text:span><text:span text:style-name="T241">(</text:span><text:span text:style-name="T243">it</text:span><text:span text:style-name="T244"> would be good to add wcsicmp() as well for wide character strings</text:span><text:span text:style-name="T241">)</text:span><text:span text:style-name="T240">. <text:s/>Also added argumentinvalid_error exception.</text:span></text:p>
      <text:p text:style-name="P158">Need to update the Mediator write-up and add a diagram image.</text:p>
      <text:h text:style-name="P641" text:outline-level="1" text:is-list-header="true">March 4, 2023</text:h>
      <text:p text:style-name="P152">Translated the Interpreter pattern from C# to C++. <text:s/>Include diagram image. <text:s/>Rewrote the write-up to make it much shorter and to the point.</text:p>
      <text:p text:style-name="P153">For the Interpreter pattern example, I needed a C++ helper function, titlecase(), to convert a string to a title case format (uppercase first character, all other characters lowercase). <text:s/>Interestingly, there <text:span text:style-name="T237">does not appear to be any such</text:span> functionality in the standard C++ library or the STL.</text:p>
      <text:h text:style-name="P642" text:outline-level="1" text:is-list-header="true">March 3, 2023</text:h>
      <text:p text:style-name="P145">On to the Handler Chain pattern for translation to C++ from C#. <text:s/><text:span text:style-name="T231">Conversion complete and it works! <text:s/>I had to change the handler methods in the MessageWindow into static methods </text:span><text:span text:style-name="T232">as C++ doesn't really support pointer to methods on actual objects. <text:s/>As it is, I still needed to pass the MessageWindow object to each handler as the handlers were written to be able to access the contents of the object they are a part of.</text:span></text:p>
      <text:p text:style-name="P146">Also had to learn how to use mutexes to guard portions of code execution. <text:s/><text:span text:style-name="T233">Define a mutex as a class member (or global, if classes aren't used):</text:span></text:p>
      <text:p text:style-name="P128"><text:span text:style-name="T234">#include</text:span><text:span text:style-name="T79"> </text:span><text:span text:style-name="T222">&lt;</text:span><text:span text:style-name="T223">mutex</text:span><text:span text:style-name="T222">&gt;</text:span></text:p>
      <text:p text:style-name="P128"><text:span text:style-name="T80">std::</text:span><text:span text:style-name="T215">mutex</text:span><text:span text:style-name="T80"> _messageHandlersLock;</text:span></text:p>
      <text:p text:style-name="P147"><text:soft-page-break/>In the function or method that needs to be guarded by the mutex, do this:</text:p>
      <text:p text:style-name="P138">std::lock_guard&lt;std::mutex&gt; guard(_messageHandlersLock);</text:p>
      <text:p text:style-name="P148">If the guard is needed for only part of the function or method, surround the above with { } so the lock is released when it goes out of scope <text:span text:style-name="T235">(there is no lock() or unlock() method on std::lock_guard so it is controlled purely by context).</text:span></text:p>
      <text:p text:style-name="P149">Added write-up and diagram for the Handler Chain pattern.</text:p>
      <text:p text:style-name="P150">Added doxygen file descriptions to all code files in the solution. <text:s/><text:span text:style-name="T236">Moved comments about patterns from C# code to their appropriate .md files, even though I haven't completed the C++ part as yet. <text:s/>I have to remember to update those .md files when the C++ examples are completed.</text:span></text:p>
      <text:p text:style-name="P151">Note: The Private pattern was never implemented in C#. <text:s/>I should revisit that to make sure that is something that can be skipped.</text:p>
      <text:p text:style-name="P151">Note: the Template pattern was never implemented in C#. <text:s/>Not sure why. <text:s/>I'm also not sure why I started talking about C++ templates and C# generics, when I don't think that is what the Template pattern is all about.</text:p>
      <text:h text:style-name="P643" text:outline-level="1" text:is-list-header="true">March 2, 2023</text:h>
      <text:p text:style-name="P140">I figured out the error "attempting to reference a deleted function<text:span text:style-name="T226">". <text:s/>When a std::unique_ptr&lt;&gt; is used, </text:span><text:span text:style-name="T227">the copy assignment operator cannot be used to move a pointer from one std::unique_ptr&lt;&gt; to another. <text:s/>The following triggers the error </text:span><text:span text:style-name="T228">on the assignment:</text:span></text:p>
      <text:p text:style-name="Code">std::unique_ptr&lt;Base&gt; element = std::make_unique&lt;Derived&gt;();</text:p>
      <text:p text:style-name="Code">std::unique_ptr&lt;Base&gt; elementcopy = element;</text:p>
      <text:p text:style-name="P141">The problem also crops up with the copy constructor:</text:p>
      <text:p text:style-name="P136">std::unique_ptr&lt;Base&gt; elementcopy<text:span text:style-name="T229">(</text:span>element<text:span text:style-name="T229">)</text:span>;</text:p>
      <text:p text:style-name="P141">Hmm. <text:s/>I always thought it was possible to move a std::unique_ptr&lt;&gt; around.</text:p>
      <text:p text:style-name="P137">Similarly, the following triggers the error in the for loop, because the copy assignment operator is being used to set the "element" variable:</text:p>
      <text:p text:style-name="Code">std::vector&lt;Base::unique_ptr_t&gt; elements;</text:p>
      <text:p text:style-name="Code">for (auto element : elements)</text:p>
      <text:p text:style-name="Code">{</text:p>
      <text:p text:style-name="Code">}</text:p>
      <text:p text:style-name="P142">What this is telling me is once a std::unique_ptr&lt;&gt; is created, it cannot be moved and all uses of it should be either via a reference or using get() to get the raw pointer:</text:p>
      <text:p text:style-name="Code">std::unique_ptr&lt;Base&gt;&amp; elementreference = element;</text:p>
      <text:p text:style-name="Code">Base* p = element.get();</text:p>
      <text:p text:style-name="P143"><text:soft-page-break/>I fixed Visitor_Village::LoadVillage() to construct each shop directly in the std::vector then take a reference to the shop that was added to fill in the details. <text:s/>That fixed all the "attempting to reference a deleted function" errors and now the code builds and runs successfully!</text:p>
      <text:p text:style-name="P144"/>
      <text:p text:style-name="P144"><text:span text:style-name="T230">C</text:span>onvert<text:span text:style-name="T230">ed</text:span> the Command pattern from C# to C++. <text:s/><text:span text:style-name="T230">Including write-up and diagram image.</text:span></text:p>
      <text:h text:style-name="P644" text:outline-level="1" text:is-list-header="true">March 1, 2023</text:h>
      <text:p text:style-name="P129">Every shop that offers an item for sale must have a list of ingredients for each item. <text:s/><text:span text:style-name="T199">Since there are no two shops that offer the same ingredient, the ingredient itself can be used in a Visitor to look for the shop that has the ingredient and then placing the order right then and there. <text:s/>The Visitor would be given a list of ingredients for which to place an order, so it won't require the original shop.</text:span></text:p>
      <text:p text:style-name="P131">The question then is how to resolve all the pending orders – assuming there are pending orders.</text:p>
      <text:p text:style-name="P132">So the first Visitor isn't for the Restaurant ordering ingredients, it is for the item sold by the Restaurant (in this example). <text:s/>Create an OrderVisitor with "hamburger" as the only item to order. <text:s/>The OrderVisitor visits all shops until if finds the shop that offers "hamburger" and then calls PlaceOrder() on that shop. <text:s/><text:span text:style-name="T200">That should set up a "recursive" OrderVisitor from that shop for missing ingredients. <text:s/>When the "stack" has unwound to the first OrderVisitor, all the ingredients should be available. <text:s/></text:span><text:span text:style-name="T201">This implies a ReceiveOrder() call is made after the PlaceOrder() call in the VisitorXXX() handler. <text:s/>The ReceiveOrder() call is provided a list of ingredients and decrements the inventory amount. <text:s/>That amount is transferred to the shop placing the order in the form of that shop's inventory being incremented for the item offered by the shop (and whose ingredients were just ordered). <text:s/></text:span><text:span text:style-name="T202">Something l</text:span><text:span text:style-name="T201">ike this:</text:span></text:p>
      <text:p text:style-name="P121">bool DoesShopSellItem(string item)</text:p>
      <text:p text:style-name="P121">{</text:p>
      <text:p text:style-name="P121"><text:s text:c="4"/>return IngredientsForItems.ContainsKey(item);</text:p>
      <text:p text:style-name="P121">}</text:p>
      <text:p text:style-name="P121"/>
      <text:p text:style-name="P121">bool IsItemInStock(string item)</text:p>
      <text:p text:style-name="P121">{</text:p>
      <text:p text:style-name="P122"><text:s text:c="4"/><text:span text:style-name="T205">return Inventory.ContainsKey(item) </text:span><text:span text:style-name="T206">&amp;&amp;</text:span><text:span text:style-name="T205"> Inventory[item] &gt; 0;</text:span></text:p>
      <text:p text:style-name="P121">}</text:p>
      <text:p text:style-name="P121"/>
      <text:p text:style-name="P125">void AddItemToInventory(string item)</text:p>
      <text:p text:style-name="P125">{</text:p>
      <text:p text:style-name="P126"><text:s text:c="4"/>if (!Inventory.ContainsKey(<text:span text:style-name="T210">i</text:span>tem))</text:p>
      <text:p text:style-name="P126"><text:s text:c="4"/>{</text:p>
      <text:p text:style-name="P126"><text:s text:c="8"/>Inventory.Add(<text:span text:style-name="T210">i</text:span>tem, 1);</text:p>
      <text:p text:style-name="P126"><text:s text:c="4"/>}</text:p>
      <text:p text:style-name="P126"><text:s text:c="4"/>else</text:p>
      <text:p text:style-name="P126"><text:s text:c="4"/>{</text:p>
      <text:p text:style-name="P126"><text:s text:c="8"/>Inventory[<text:span text:style-name="T210">i</text:span>tem]++;</text:p>
      <text:p text:style-name="P126"><text:s text:c="4"/>}</text:p>
      <text:p text:style-name="P125">}</text:p>
      <text:p text:style-name="P125"/>
      <text:p text:style-name="Code">XXXXShop.PlaceOrder(itemList)</text:p>
      <text:p text:style-name="Code">{</text:p>
      <text:p text:style-name="Code"><text:soft-page-break/><text:s text:c="4"/>itemsToOrderForList;</text:p>
      <text:p text:style-name="Code"><text:s text:c="4"/>foreach(string item in itemList)</text:p>
      <text:p text:style-name="Code"><text:s text:c="4"/>{</text:p>
      <text:p text:style-name="Code"><text:s text:c="8"/>// If this shop sells the item and the item is not in stock then</text:p>
      <text:p text:style-name="Code"><text:s text:c="8"/>if (<text:span text:style-name="T204">DoesShopSellItem(item)</text:span> &amp;&amp; !<text:span text:style-name="T205">IsItemInStock(item</text:span>)<text:span text:style-name="T205">)</text:span></text:p>
      <text:p text:style-name="Code"><text:s text:c="8"/>{</text:p>
      <text:p text:style-name="Code"><text:s text:c="12"/>itemsToOrderForList.Add(item);</text:p>
      <text:p text:style-name="Code"><text:s text:c="8"/>} </text:p>
      <text:p text:style-name="Code"><text:s text:c="4"/>}</text:p>
      <text:p text:style-name="Code"><text:s text:c="4"/>StringBuilder output = new StringBuilder();</text:p>
      <text:p text:style-name="Code"><text:s text:c="4"/>foreach(string orderItem in itemsToOrderForList)</text:p>
      <text:p text:style-name="Code"><text:s text:c="4"/>{</text:p>
      <text:p text:style-name="Code"><text:s text:c="8"/><text:span text:style-name="T203">if (IngredientsForItems[orderItem].Count &gt; 0)</text:span></text:p>
      <text:p text:style-name="Code"><text:s text:c="8"/><text:span text:style-name="T203">{</text:span></text:p>
      <text:p text:style-name="Code"><text:s text:c="12"/>OrderVisitor visitor = new OrderVisitor(IngredientsForItems[orderItem]);</text:p>
      <text:p text:style-name="Code"><text:s text:c="12"/>village.Accept(visitor);</text:p>
      <text:p text:style-name="Code"><text:s text:c="8"/><text:span text:style-name="T207">}</text:span></text:p>
      <text:p text:style-name="Code"><text:s text:c="8"/><text:span text:style-name="T207">else</text:span></text:p>
      <text:p text:style-name="Code"><text:s text:c="8"/><text:span text:style-name="T207">{</text:span></text:p>
      <text:p text:style-name="P124"><text:s text:c="12"/>// <text:span text:style-name="T209">The ordered item has no ingredients </text:span><text:span text:style-name="T208">so </text:span><text:span text:style-name="T209">the</text:span></text:p>
      <text:p text:style-name="P124"><text:span text:style-name="T208"><text:s text:c="12"/>// ordered item </text:span><text:span text:style-name="T209">is </text:span><text:span text:style-name="T208">magically added to inventory</text:span></text:p>
      <text:p text:style-name="P123"><text:s text:c="8"/><text:span text:style-name="T207">}</text:span></text:p>
      <text:p text:style-name="P126"><text:s text:c="8"/><text:span text:style-name="T210">AddItemToInventory(orderItem);</text:span></text:p>
      <text:p text:style-name="P126"><text:s text:c="8"/>if (output.Length &gt; 0)</text:p>
      <text:p text:style-name="Code"><text:s text:c="8"/>{</text:p>
      <text:p text:style-name="Code"><text:s text:c="12"/>output.Append(",");</text:p>
      <text:p text:style-name="Code"><text:s text:c="8"/>}</text:p>
      <text:p text:style-name="Code"><text:s text:c="8"/>output.Append(orderItem);</text:p>
      <text:p text:style-name="Code"><text:s text:c="4"/>}</text:p>
      <text:p text:style-name="Code"><text:s text:c="4"/>Console.WriteLine("Order placed for {0}", output.ToString());</text:p>
      <text:p text:style-name="Code">}</text:p>
      <text:p text:style-name="Code"/>
      <text:p text:style-name="Code">XXXXShop.PickupOrder(itemList)</text:p>
      <text:p text:style-name="Code">{</text:p>
      <text:p text:style-name="Code"><text:s text:c="4"/>itemsToBePickedUp<text:span text:style-name="T211">L</text:span>ist;</text:p>
      <text:p text:style-name="Code"><text:s text:c="4"/>foreach(string item in itemList)</text:p>
      <text:p text:style-name="Code"><text:s text:c="4"/>{</text:p>
      <text:p text:style-name="Code"><text:s text:c="8"/>// If this shop sells the item and the item is in stock then</text:p>
      <text:p text:style-name="Code"><text:s text:c="8"/>if (<text:span text:style-name="T211">DoesShopSellItem(</text:span>item) &amp;&amp; <text:span text:style-name="T211">IsItemInStock(item)</text:span>)</text:p>
      <text:p text:style-name="Code"><text:s text:c="8"/>{</text:p>
      <text:p text:style-name="Code"><text:s text:c="12"/>itemsToBePickedUpList.Add(item);</text:p>
      <text:p text:style-name="Code"><text:s text:c="8"/>} </text:p>
      <text:p text:style-name="Code"><text:s text:c="4"/>}</text:p>
      <text:p text:style-name="Code"><text:s text:c="4"/>// Reduce inventory for the ordered items</text:p>
      <text:p text:style-name="Code"><text:s text:c="4"/>StringBuilder output = new StringBuilder();</text:p>
      <text:p text:style-name="Code"><text:s text:c="4"/>foreach(string item<text:span text:style-name="T212">ToBePickedUp</text:span> in itemsToBePickedUpList)</text:p>
      <text:p text:style-name="Code"><text:s text:c="4"/>{</text:p>
      <text:p text:style-name="Code"><text:s text:c="8"/>if (output.Length &gt; 0)</text:p>
      <text:p text:style-name="Code"><text:s text:c="8"/>{</text:p>
      <text:p text:style-name="Code"><text:s text:c="12"/>output.Append(",");</text:p>
      <text:p text:style-name="Code"><text:s text:c="8"/>}</text:p>
      <text:p text:style-name="P127"><text:s text:c="8"/>output.Append(item<text:span text:style-name="T212">ToBePickedUp</text:span>);</text:p>
      <text:p text:style-name="P127"><text:s text:c="8"/>Inventory[item<text:span text:style-name="T212">ToBePickedUp</text:span>]--;</text:p>
      <text:p text:style-name="Code"><text:s text:c="4"/>}</text:p>
      <text:p text:style-name="Code"><text:s text:c="4"/>Console.WriteLine("Order picked up for {0}.", output.ToString());</text:p>
      <text:p text:style-name="Code">}</text:p>
      <text:p text:style-name="Code"/>
      <text:p text:style-name="Code"/>
      <text:p text:style-name="Code"><text:soft-page-break/>OrderVisitor.VisitXXX(XXX shop)</text:p>
      <text:p text:style-name="Code">{</text:p>
      <text:p text:style-name="Code"><text:s text:c="4"/>shop.PlaceOrder(_ingredientList);</text:p>
      <text:p text:style-name="Code"><text:s text:c="4"/>shop.PickupOrder(_ingredientList);</text:p>
      <text:p text:style-name="Code"><text:s text:c="4"/></text:p>
      <text:p text:style-name="Code">}</text:p>
      <text:p text:style-name="P134">Well, that worked! <text:s/>I'm using the Visitor pattern to order a hamburger and reusing the Visitor pattern from each shop that needs ingredients to make the item being requested.</text:p>
      <text:p text:style-name="P133">Converted C# code to C++. <text:s/>That was a struggle, lots of circular dependencies to be resolved. <text:s/>I'm having some trouble getting the code to compile. <text:s/>I'm seeing three of the following error:</text:p>
      <text:p text:style-name="Code">error C2280: 'std::unique_ptr&lt;DesignPatternExamples_cpp::Visitor_Shop,std::default_delete&lt;DesignPatternExamples_cpp::Visitor_Shop&gt;&gt;::unique_ptr(const std::unique_ptr&lt;DesignPatternExamples_cpp::Visitor_Shop,std::default_delete&lt;DesignPatternExamples_cpp::Visitor_Shop&gt;&gt; &amp;)': attempting to reference a deleted function</text:p>
      <text:p text:style-name="P133">The last time I came across this, I was copying a list that contained std::unique_ptr&lt;&gt; objects. <text:s/>In this case, the Visitor_Shop <text:span text:style-name="T213">has defined in it an alias for unique_ptr_t but the class itself does not have any lists that contain std::unique_ptr&lt;&gt; objects. <text:s/>One line that triggers the problem is in Visitor_Village.cpp:</text:span></text:p>
      <text:p text:style-name="P128"><text:span text:style-name="T214">Visitor_Shop</text:span><text:span text:style-name="T79">::</text:span><text:span text:style-name="T214">unique_ptr_t</text:span><text:span text:style-name="T79"> </text:span><text:span text:style-name="T219">shop</text:span><text:span text:style-name="T79"> = std::</text:span><text:span text:style-name="T220">make_unique</text:span><text:span text:style-name="T79">&lt;</text:span><text:span text:style-name="T214">Visitor_Restaurant</text:span><text:span text:style-name="T79">&gt;();</text:span></text:p>
      <text:p text:style-name="P128"><text:span text:style-name="T219">shop</text:span><text:span text:style-name="T221">-&gt;</text:span><text:span text:style-name="T220">SetName</text:span><text:span text:style-name="T79">(</text:span><text:span text:style-name="T222">"</text:span><text:span text:style-name="T223">Joe's Burger Joint</text:span><text:span text:style-name="T222">"</text:span><text:span text:style-name="T79">);</text:span></text:p>
      <text:p text:style-name="P128"><text:span text:style-name="T219">shop</text:span><text:span text:style-name="T221">-&gt;</text:span><text:span text:style-name="T220">SetAddress</text:span><text:span text:style-name="T79">(</text:span><text:span text:style-name="T222">"</text:span><text:span text:style-name="T223">47 Millings Rd.</text:span><text:span text:style-name="T222">"</text:span><text:span text:style-name="T79">);</text:span></text:p>
      <text:p text:style-name="P128"><text:span text:style-name="T219">shop</text:span><text:span text:style-name="T221">-&gt;</text:span><text:span text:style-name="T220">SetVillage</text:span><text:span text:style-name="T79">(</text:span><text:span text:style-name="T95">this</text:span><text:span text:style-name="T79">);</text:span></text:p>
      <text:p text:style-name="P128"><text:span text:style-name="T219">shop</text:span><text:span text:style-name="T221">-&gt;</text:span><text:span text:style-name="T220">SetIngredientsForItems</text:span><text:span text:style-name="T79">(</text:span><text:span text:style-name="T214">MapOfStrings</text:span><text:span text:style-name="T79">{</text:span></text:p>
      <text:p text:style-name="P128"><text:span text:style-name="T79"><text:s text:c="8"/>{ </text:span><text:span text:style-name="T222">"</text:span><text:span text:style-name="T223">hamburger</text:span><text:span text:style-name="T222">"</text:span><text:span text:style-name="T79">, { </text:span><text:span text:style-name="T222">"</text:span><text:span text:style-name="T223">ground beef</text:span><text:span text:style-name="T222">"</text:span><text:span text:style-name="T79">, </text:span><text:span text:style-name="T222">"</text:span><text:span text:style-name="T223">hamburger buns</text:span><text:span text:style-name="T222">"</text:span><text:span text:style-name="T79">, </text:span><text:span text:style-name="T222">"</text:span><text:span text:style-name="T223">ketchup</text:span><text:span text:style-name="T222">"</text:span><text:span text:style-name="T79">, </text:span><text:span text:style-name="T222">"</text:span><text:span text:style-name="T223">mustard</text:span><text:span text:style-name="T222">"</text:span><text:span text:style-name="T79">, </text:span><text:span text:style-name="T222">"</text:span><text:span text:style-name="T223">mayonnaise</text:span><text:span text:style-name="T222">"</text:span><text:span text:style-name="T79">, </text:span><text:span text:style-name="T222">"</text:span><text:span text:style-name="T223">lettuce</text:span><text:span text:style-name="T222">"</text:span><text:span text:style-name="T79">, </text:span><text:span text:style-name="T222">"</text:span><text:span text:style-name="T223">tomato</text:span><text:span text:style-name="T222">"</text:span><text:span text:style-name="T79">, </text:span><text:span text:style-name="T222">"</text:span><text:span text:style-name="T223">onion</text:span><text:span text:style-name="T222">"</text:span><text:span text:style-name="T79">, </text:span><text:span text:style-name="T222">"</text:span><text:span text:style-name="T223">pickles</text:span><text:span text:style-name="T222">"</text:span><text:span text:style-name="T79"> } }</text:span></text:p>
      <text:p text:style-name="P128"><text:s text:c="4"/>});</text:p>
      <text:p text:style-name="P128"><text:span text:style-name="T79">shops.</text:span><text:span text:style-name="T220">push_back</text:span><text:span text:style-name="T79">(</text:span><text:span text:style-name="T219">shop</text:span><text:span text:style-name="T79">); <text:s text:c="2"/></text:span><text:span text:style-name="T148">&lt;===</text:span></text:p>
      <text:p text:style-name="P130">This is the first shop being created and added to the list of shops. <text:s/>I can swap this block for the next block and it still triggers on the first push_back(). <text:s/><text:span text:style-name="T224">This is how Visitor_Village::shops is declared:</text:span></text:p>
      <text:p text:style-name="Code"><text:span text:style-name="T83">std::</text:span><text:span text:style-name="T217">vector</text:span><text:span text:style-name="T83">&lt;</text:span><text:span text:style-name="T217">Visitor_Shop</text:span><text:span text:style-name="T83">::</text:span><text:span text:style-name="T217">unique_ptr_t</text:span><text:span text:style-name="T83">&gt; shops;</text:span></text:p>
      <text:p text:style-name="Text_20_body">This one has me <text:span text:style-name="T225">stumped.</text:span></text:p>
      <text:p text:style-name="P135">Tried a quick experiment: I made Visitor_Village::shops a static so that it can only appear once. <text:s/>The thinking is the compiler is seeing that the shops list is dynamic because it is a member of a class that is dynamically allocated. <text:s/>However, I got the same errors. <text:s/>Makes sense, really. <text:s/>The shops list is scoped to the Visitor_Village class and lasts as long as that scope. <text:s/>A static scope lasts as long as the program's scope. <text:s/>Logically, there is no difference between the two scopes other than how long each lasts.</text:p>
      <text:h text:style-name="P645" text:outline-level="1" text:is-list-header="true">February 28, 2023</text:h>
      <text:p text:style-name="P111">Rethinking the Visitor pattern. <text:s/>After a long discussion with Jennifer today, I would like to introduce the Village of Self-Sufficiency. <text:s/>In this village, everyone is a specialist and focuses on one thing. <text:s/>Joe's Burger Joint is a shop that sells burgers. <text:s/>Joe gets his meat from Amelia's Butcher <text:span text:style-name="T194">Shop</text:span>, his buns from Oxel's Breads and Buns Bakery, his ketchup, mustard and mayonnaise from Connie's Condiments, <text:soft-page-break/><text:span text:style-name="T174">lettuce </text:span><text:span text:style-name="T188">and tomato</text:span><text:span text:style-name="T174"> from Florence's Vegetables,</text:span> <text:span text:style-name="T174">and his pickles from Larry's Pickle Emporium. <text:s/>Connie gets her ketchup from Klyde and Sons Ketchup Makers. <text:s/>Connie gets her mustard from Molly's Mustard </text:span><text:span text:style-name="T188">Mart</text:span><text:span text:style-name="T174">. <text:s/>And Connie gets her mayonnaise from Turk's Mayo Supply. <text:s/></text:span><text:span text:style-name="T188">Molly gets her mustard seed from Florence's vegetables </text:span><text:span text:style-name="T189">and vinegar from Vinnies' Source Flavors</text:span><text:span text:style-name="T188">.</text:span><text:span text:style-name="T174"> <text:s/>Larry gets his cucumbers from Florence's, his vinegar from </text:span><text:span text:style-name="T175">Vinnie's, and his salt from Jessie's Salt Works.</text:span></text:p>
      <text:p text:style-name="P113">The shops would be instances of different kinds of shops, the differences being the presence of ovens, grills, freezers and refrigerators, display cases, tables, etc. <text:s/>For example, restaurant, butchery, bakery, <text:span text:style-name="T177">grocery, </text:span>and manufacturing. <text:s/>All the shops would have a few operations in common, such as taking an order and fulfilling an order.</text:p>
      <text:p text:style-name="P112">We also discussed modeling the whole village, from land <text:span text:style-name="T176">(public, private, with structures, and without structures)</text:span> to roads <text:span text:style-name="T176">(paved, dirt)</text:span> to residences <text:span text:style-name="T176">(single dwelling, multiple dwellings)</text:span> to shops. <text:s/><text:span text:style-name="T176">The Visitor pattern would appear as Visitors from the tax revenue department for assessing real estate and income tax, or from the road maintenance department for tree trimming, or from a shop who wants to advertise in other shops.</text:span></text:p>
      <text:p text:style-name="P114">The kinds of things that can appear in the Village of Self-Sufficiency would remain relatively unchanged over time, satisfying the requirement for the Visitor pattern that the classes that are visited <text:span text:style-name="T178">seldom </text:span>change.</text:p>
      <text:p text:style-name="P115">Since modeling the entire village would lead to dozens of classes, I would like to limit the class structure to just shops. <text:s/><text:span text:style-name="T179">The entities are Restaurant, Butcher, Baker, </text:span><text:span text:style-name="T185">Vegetable </text:span><text:span text:style-name="T179">Grocer, </text:span><text:span text:style-name="T186">Condiment</text:span><text:span text:style-name="T185"> Grocer,</text:span><text:span text:style-name="T179"> </text:span><text:span text:style-name="T186">Pickle Grocer, </text:span><text:span text:style-name="T180">Maker</text:span><text:span text:style-name="T179">. <text:s/>These would derive from Shop. <text:s/></text:span><text:span text:style-name="T181">The properties of Shop are address, owner. <text:s/></text:span><text:span text:style-name="T182">The behaviors of Shop are receive order, fulfill order. <text:s/></text:span><text:span text:style-name="T183">Bob would create a visitor to visit </text:span><text:span text:style-name="T187">five</text:span><text:span text:style-name="T183"> stores to place orders. <text:s/></text:span><text:span text:style-name="T184">Larry would create a similar visitor but only for order from three places.</text:span></text:p>
      <text:p text:style-name="P116">I think th<text:span text:style-name="T190">e</text:span> data <text:span text:style-name="T190">that describes the shops of the Village of Self-Sufficiency</text:span> should be put into an XML or JSON file so the other languages can read it in and build the object hierarchy. <text:s/><text:span text:style-name="T191">This hierarchy would be stored in the Village class and the Village class will drive visitors through the shops.</text:span></text:p>
      <text:p text:style-name="P117">Implemented the above, more or less, although I'm generating the Village and its shops in code not XML.</text:p>
      <text:p text:style-name="P117">I am, for some reason, building a more or less functional ordering system, where if a shop is out of a requested item, they order from the shop that has or makes the item. <text:s/>This is a bit haphazard, if a maker doesn't have a shop to turn to, it magically gets inventory.</text:p>
      <text:p text:style-name="P117">However, I realized that I need a way to specify the ingredients for an item and it is the ingredients that are ordered if the item is not in stock. <text:s/><text:span text:style-name="T195">I already have dependency shops to search for ingredients but I have no way of specifying which ingredients to order for a specific item being requested.</text:span></text:p>
      <text:p text:style-name="P118">Also, it would be really nice if the Visitor pattern could be used to order a list of ingredients <text:span text:style-name="T196">but I don't think that will work as that will lead to a nested series of visitor operations </text:span><text:span text:style-name="T197">and I cannot dynamically create a visitor for specific items that are missing. <text:s/></text:span><text:span text:style-name="T198">Ot can I? <text:s/>Can't I create a general visitor that is given the list of ingredients to order and that overrides all of the VisitXXX() methods. <text:s/>In each VisitXXX() method, search the shop's inventory for the items and if found, place an order for the items.</text:span></text:p>
      <text:p text:style-name="P119"><text:soft-page-break/>Wait, that won't work. <text:s/>If a shop has no inventory at the start, the items won't be found.</text:p>
      <text:p text:style-name="P120">I need to let this one stew awhile, as I'm getting caught up in the weeds.</text:p>
      <text:h text:style-name="P646" text:outline-level="1" text:is-list-header="true">February 27, 2023</text:h>
      <text:p text:style-name="P103">Virtual terminal settings for Windows: <text:a xlink:type="simple" xlink:href="https://learn.microsoft.com/en-us/windows/console/console-virtual-terminal-sequences" text:style-name="Internet_20_link" text:visited-style-name="Visited_20_Internet_20_Link">https://learn.microsoft.com/en-us/windows/console/console-virtual-terminal-sequences</text:a>. <text:s/>These are preferred to be used instead of direct console access through the Console API. <text:s/><text:span text:style-name="T168">Here is the sequence for getting the cursor position:</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Sequence</text:p>
            </table:table-cell>
            <table:table-cell table:style-name="Table1.A1" office:value-type="string">
              <text:p text:style-name="Table_20_Heading">Code</text:p>
            </table:table-cell>
            <table:table-cell table:style-name="Table1.A1" office:value-type="string">
              <text:p text:style-name="Table_20_Heading">Description</text:p>
            </table:table-cell>
            <table:table-cell table:style-name="Table1.A1" office:value-type="string">
              <text:p text:style-name="Table_20_Heading">Behavior</text:p>
            </table:table-cell>
          </table:table-row>
        </table:table-header-rows>
        <table:table-row>
          <table:table-cell table:style-name="Table1.A1" office:value-type="string">
            <text:p text:style-name="P105">ESC [ 6 n</text:p>
          </table:table-cell>
          <table:table-cell table:style-name="Table1.A1" office:value-type="string">
            <text:p text:style-name="P105">DECXCPR</text:p>
          </table:table-cell>
          <table:table-cell table:style-name="Table1.A1" office:value-type="string">
            <text:p text:style-name="P105">Report Cursor Position</text:p>
          </table:table-cell>
          <table:table-cell table:style-name="Table1.A1" office:value-type="string">
            <text:p text:style-name="P105">Emit the cursor position as: ESC [ &lt;r&gt; ; &lt;c&gt; R Where &lt;r&gt; = cursor row and &lt;c&gt; = cursor column</text:p>
          </table:table-cell>
        </table:table-row>
      </table:table>
      <text:p text:style-name="P103"/>
      <text:p text:style-name="Quotations">These queries will emit their responses into the console input stream immediately after being recognized on the output stream while ENABLE_VIRTUAL_TERMINAL_PROCESSING is set. The ENABLE_VIRTUAL_TERMINAL_INPUT flag does not apply to query commands as it is assumed that an application making the query will always want to receive the reply.</text:p>
      <text:p text:style-name="P106">Yuck. <text:s/>I got the code to work for reading the cursor position but I had to resort to Windows-specific function calls to do it. <text:s/><text:span text:style-name="T169">This is what I had to do (in essence):</text:span></text:p>
      <text:p text:style-name="Code">HANDLE hStdIn <text:span text:style-name="T193">= NULL</text:span>;</text:p>
      <text:p text:style-name="Code">DWORD inputMode;</text:p>
      <text:p text:style-name="Code"/>
      <text:p text:style-name="Code">void _init_console_mode()</text:p>
      <text:p text:style-name="Code">{</text:p>
      <text:p text:style-name="Code"><text:s text:c="4"/><text:span text:style-name="T193">if (hStdIn == NULL)</text:span></text:p>
      <text:p text:style-name="Code"><text:s text:c="4"/><text:span text:style-name="T193">{</text:span></text:p>
      <text:p text:style-name="Code"><text:s text:c="8"/>hStdIn = ::GetStdHandle(STD_INPUT_HANDLE);</text:p>
      <text:p text:style-name="P110"><text:s text:c="8"/>::GetConsoleMode(hStdIn, &amp;inputMode);</text:p>
      <text:p text:style-name="P110"><text:s text:c="4"/><text:span text:style-name="T193">}</text:span><text:line-break/>}</text:p>
      <text:p text:style-name="Code"/>
      <text:p text:style-name="Code">void _disableInputEcho()</text:p>
      <text:p text:style-name="Code">{<text:span text:style-name="T78"/></text:p>
      <text:p text:style-name="Code"><text:s text:c="4"/><text:span text:style-name="T193">_init_console_mode();</text:span><text:span text:style-name="T78"/></text:p>
      <text:p text:style-name="Code"><text:s text:c="4"/>DWORD newMode = inputMode &amp; ~(ENABLE_LINE_INPUT | ENABLE_ECHO_INPUT);</text:p>
      <text:p text:style-name="Code"><text:s text:c="4"/>::SetConsoleMode(hStdIn, newMode);</text:p>
      <text:p text:style-name="Code">}</text:p>
      <text:p text:style-name="Code"/>
      <text:p text:style-name="Code">void _enableInputEcho()</text:p>
      <text:p text:style-name="Code">{</text:p>
      <text:p text:style-name="P110"><text:s text:c="4"/><text:span text:style-name="T193">_init_console_mode();</text:span><text:span text:style-name="T78"/></text:p>
      <text:p text:style-name="P110"><text:s text:c="4"/>::SetConsoleMode(hStdIn, inputMode);</text:p>
      <text:p text:style-name="Code">}</text:p>
      <text:p text:style-name="Code"/>
      <text:p text:style-name="Code">std::wstring _readConsole()</text:p>
      <text:p text:style-name="Code">{</text:p>
      <text:p text:style-name="Code"><text:s text:c="4"/>TCHAR buffer[48]{ 0 };</text:p>
      <text:p text:style-name="Code"><text:s text:c="4"/>DWORD numCharsRead = 0;</text:p>
      <text:p text:style-name="Code"><text:s text:c="4"/>::ReadConsole(hStdIn, buffer, _countof(buffer)/2, &amp;numCharsRead, nullptr);</text:p>
      <text:p text:style-name="Code"><text:soft-page-break/><text:s text:c="4"/>return buffer; </text:p>
      <text:p text:style-name="Code">}</text:p>
      <text:p text:style-name="Code"/>
      <text:p text:style-name="Code">void getcursorposition(int* row, int* column)</text:p>
      <text:p text:style-name="Code">{</text:p>
      <text:p text:style-name="Code"><text:s text:c="4"/>if (row != nullptr &amp;&amp; column != nullptr)</text:p>
      <text:p text:style-name="Code"><text:s text:c="4"/>{</text:p>
      <text:p text:style-name="Code"><text:s text:c="8"/><text:span text:style-name="T192">_init_console_mode();</text:span></text:p>
      <text:p text:style-name="Code"><text:s text:c="8"/>_disableInputEcho();</text:p>
      <text:p text:style-name="Code"><text:s text:c="8"/>std::cout &lt;&lt; "\x1b[6n";</text:p>
      <text:p text:style-name="Code"><text:s text:c="8"/>std::cout.flush();</text:p>
      <text:p text:style-name="Code"><text:s text:c="8"/>std::wstring input = _readConsole();</text:p>
      <text:p text:style-name="Code"><text:s text:c="8"/>if (input.size() &gt; 2)</text:p>
      <text:p text:style-name="Code"><text:s text:c="8"/>{</text:p>
      <text:p text:style-name="Code"><text:s text:c="12"/>// Expecting ESC [ &lt;r&gt; ; &lt;c&gt; R (no spaces)</text:p>
      <text:p text:style-name="Code"><text:s text:c="12"/>if (input[0] == L'\x1b' &amp;&amp; input[1] == L'[')</text:p>
      <text:p text:style-name="Code"><text:s text:c="12"/>{</text:p>
      <text:p text:style-name="Code"><text:s text:c="16"/>std::vector&lt;std::wstring&gt; elements = split(input, L"[;R");</text:p>
      <text:p text:style-name="Code"><text:s text:c="16"/>if (elements.size() &gt;= 3)</text:p>
      <text:p text:style-name="Code"><text:s text:c="16"/>{</text:p>
      <text:p text:style-name="Code"><text:s text:c="20"/>*row = std::stoi(elements[1], nullptr);</text:p>
      <text:p text:style-name="Code"><text:s text:c="20"/>*column = std::stoi(elements[2], nullptr);</text:p>
      <text:p text:style-name="Code"><text:s text:c="16"/>}</text:p>
      <text:p text:style-name="Code"><text:s text:c="12"/>}</text:p>
      <text:p text:style-name="Code"><text:s text:c="8"/>}</text:p>
      <text:p text:style-name="Code"><text:s text:c="8"/>_enableInputEcho();</text:p>
      <text:p text:style-name="Code"><text:s text:c="4"/>}</text:p>
      <text:p text:style-name="Code">}</text:p>
      <text:p text:style-name="P104">I originally tried std::cin but failed to get it work. <text:s/>However, seeing the above mess, I checked out std::cin again. <text:s/>And I got it work but I still needed to disable input echo and line input, but at least I can get rid of _readConsole(). <text:s/>Here is the final version of getcursorposition():</text:p>
      <text:p text:style-name="Code">void getcursorposition(int* row, int* column)</text:p>
      <text:p text:style-name="Code">{</text:p>
      <text:p text:style-name="Code"><text:s text:c="4"/>if (row != nullptr &amp;&amp; column != nullptr)</text:p>
      <text:p text:style-name="Code"><text:s text:c="4"/>{</text:p>
      <text:p text:style-name="Code"><text:s text:c="8"/>_disableInputEcho();</text:p>
      <text:p text:style-name="Code"><text:s text:c="8"/>std::cout &lt;&lt; "\x1b[6n";</text:p>
      <text:p text:style-name="Code"><text:s text:c="8"/>std::cout.flush();</text:p>
      <text:p text:style-name="Code"><text:s text:c="8"/>char buffer[16]{ 0 };</text:p>
      <text:p text:style-name="Code"><text:s text:c="8"/>// Must specify a delimiter, otherwise will block until eof (ctrl-Z).</text:p>
      <text:p text:style-name="Code"><text:s text:c="8"/>std::cin.get(buffer, _countof(buffer), 'R');</text:p>
      <text:p text:style-name="Code"><text:s text:c="8"/>int lastChar = std::cin.get(); // Retrieve the delimiter</text:p>
      <text:p text:style-name="Code"><text:s text:c="8"/>std::string input(buffer);</text:p>
      <text:p text:style-name="Code"><text:s text:c="8"/>input += (char)lastChar;</text:p>
      <text:p text:style-name="Code"><text:s text:c="8"/>// Expecting ESC [ &lt;r&gt; ; &lt;c&gt; R (no spaces)</text:p>
      <text:p text:style-name="Code"><text:s text:c="8"/>if (input.size() &gt; 2 &amp;&amp; input[0] == '\x1b' &amp;&amp; input[1] == '[')</text:p>
      <text:p text:style-name="Code"><text:s text:c="8"/>{</text:p>
      <text:p text:style-name="Code"><text:s text:c="12"/>std::vector&lt;std::string&gt; elements = split(input, "[;R");</text:p>
      <text:p text:style-name="Code"><text:s text:c="12"/>if (elements.size() &gt;= 3)</text:p>
      <text:p text:style-name="Code"><text:s text:c="12"/>{</text:p>
      <text:p text:style-name="Code"><text:s text:c="16"/>*row = std::stoi(elements[1], nullptr);</text:p>
      <text:p text:style-name="Code"><text:s text:c="16"/>*column = std::stoi(elements[2], nullptr);</text:p>
      <text:p text:style-name="Code"><text:s text:c="12"/>}</text:p>
      <text:p text:style-name="Code"><text:s text:c="8"/>}</text:p>
      <text:p text:style-name="Code"><text:s text:c="8"/>_enableInputEcho();</text:p>
      <text:p text:style-name="Code"><text:s text:c="4"/>}</text:p>
      <text:p text:style-name="Code">}</text:p>
      <text:p text:style-name="Text_20_body"><text:soft-page-break/>Removed the showcursor() and hidecursor() functions from cursor.h. <text:s/>Also removed the savecursorposition() and restorecursorposition() functions. <text:s/>These were added only for the Flyweight example and they are not needed anymore. <text:s/>Although the showcursor()/hidecursor() worked and got rid of the flickering cursor, a Ctrl-C exiting the program did not restore the cursor. <text:s/>Bad side effect and therefore don't use it.</text:p>
      <text:p text:style-name="Text_20_body">Fixed <text:span text:style-name="T170">an </text:span>issue in the Flyweight example with the bouncing image not hitting the rightmost column or bottommost row. <text:s/>Basically, if the image goes past the right or bottom edge, reposition it to hit the right or bottom edge instead of immediately recalculating the position based on the inverse velocity.</text:p>
      <text:p text:style-name="P107">Added Flyweight pattern image and writeup.</text:p>
      <text:p text:style-name="P108">Added Proxy pattern example, write-up, and image.</text:p>
      <text:p text:style-name="P109"><text:span text:style-name="T172">A</text:span>dded Visitor pattern example, <text:span text:style-name="T171">write-up, and image. <text:s/></text:span><text:span text:style-name="T172">I'm not particularly happy with the Visitor write-up, as I had included several code snippets to illustrate the complexity of implementation in C++. <text:s/>It seems redundant but I felt it needed some kind of example because of the complexity of implementation. <text:s/></text:span><text:span text:style-name="T173">In the meantime, added syntax highlighting to the code snippets.</text:span></text:p>
      <text:h text:style-name="Heading_20_1" text:outline-level="1" text:is-list-header="true">February 26, 2023</text:h>
      <text:p text:style-name="P90">Started on Facade example. <text:s/>Complicated beastie. <text:s/>Biggest problem is the complicated class inherits from the low level interface and the high level interface and both interfaces have some methods in common but each of their implementations are different (in some cases, the high level version calls the low level version). <text:s/>C# works with this by explicitly defin<text:span text:style-name="T377">ing</text:span> the overridden names with the interface name as well as the method name. <text:s/>For example, IDeviceNetworkLowLevel.EnableDevicesInDeviceChain() and IdeviceNetworkHighLevel.EnableDevicesInDeviceChain(). <text:s/><text:span text:style-name="T145">The high level calls the low level version.</text:span> <text:s/><text:span text:style-name="T143">This doesn't work in C++ </text:span><text:span text:style-name="T144">as one of the two methods is unresolved at link time:</text:span></text:p>
      <text:p text:style-name="Code"><text:span text:style-name="T82">2&gt;Faced_ComplicatedSubSystem.obj : </text:span><text:span text:style-name="T147">error LNK2019: unresolved external symbol "public: virtual void __cdecl DesignPatternExamples_cpp::IDeviceNetworkLowLevel::EnableDevicesInDeviceChain(int,unsigned int)" (?EnableDevicesInDeviceChain@IDeviceNetworkLowLevel@DesignPatternExamples_cpp@@UEAAXHI@Z) referenced in function "private: virtual void __cdecl DesignPatternExamples_cpp::Facade_ComplicatedSubSystem::[DesignPatternExamples_cpp::IDeviceNetworkHighLevel]::EnableDevicesInDeviceChain(int,unsigned int)" (?EnableDevicesInDeviceChain@?QIDeviceNetworkHighLevel@DesignPatternExamples_cpp@@Facade_ComplicatedSubSystem@2@EEAAXHI@Z)</text:span></text:p>
      <text:p text:style-name="Code"><text:span text:style-name="T82">2&gt;Faced_ComplicatedSubSystem.obj : </text:span><text:span text:style-name="T147">error LNK2019: unresolved external symbol "public: virtual class std::vector&lt;unsigned int,class std::allocator&lt;unsigned int&gt; &gt; __cdecl DesignPatternExamples_cpp::IDeviceNetworkLowLevel::GetIdcodes(int)" (?GetIdcodes@IDeviceNetworkLowLevel@DesignPatternExamples_cpp@@UEAA?AV?$vector@IV?$allocator@I@std@@@std@@H@Z) referenced in function "private: virtual class std::vector&lt;unsigned int,class std::allocator&lt;unsigned int&gt; &gt; __cdecl DesignPatternExamples_cpp::Facade_ComplicatedSubSystem::[DesignPatternExamples_cpp::IDeviceNetworkHighLevel]::GetIdcodes(int)" (?GetIdcodes@?QIDeviceNetworkHighLevel@DesignPatternExamples_cpp@@Facade_ComplicatedSubSystem@2@EEAA?AV?$vector@IV?$allocator@I@std@@@std@@H@Z)</text:span></text:p>
      <text:p text:style-name="Code"><text:soft-page-break/><text:span text:style-name="T82">2&gt;C:\work\vs2022\DesignPatternExamples\bin\Debug\cplusplus\DesignPatternExamples_cplusplus.exe : </text:span><text:span text:style-name="T147">fatal error LNK1120: 2 unresolved externals</text:span></text:p>
      <text:p text:style-name="Text_20_body">Basically, the low level version cannot be found, probably masked by the high level method with the same parameters.</text:p>
      <text:p text:style-name="P93">There are only two ways I know of to resolve this:</text:p>
      <text:list text:style-name="L6">
        <text:list-item>
          <text:p text:style-name="P678">Make sure the parameters are different so overloading allows both to exist.</text:p>
        </text:list-item>
        <text:list-item>
          <text:p text:style-name="P678">Make sure the methods on one interface do not collide with methods on the other interface (more or less the same as #1)</text:p>
        </text:list-item>
      </text:list>
      <text:p text:style-name="P94">Actually, it would be simpler if the high level interface was implemented on a dedicated class that wrapped the low level interface. <text:s/><text:span text:style-name="T150">That worked. <text:s/>The Facade example is now functional.</text:span></text:p>
      <text:p text:style-name="P95">[Later] Added decorator image and write-up. <text:s/>Looking at ways to better identify the classes for a pattern. <text:s/>For the Facade pattern, all the class names are not prefixed with "Facade_" so they don't congregate with each other. <text:s/>So I added the following line to every class and interface description:</text:p>
      <text:p text:style-name="Code">Part of the @ref facade_pattern "Facade pattern" example.</text:p>
      <text:p text:style-name="P96">I still would like a better example for the Facade pattern.</text:p>
      <text:p text:style-name="P96"/>
      <text:p text:style-name="P97"><text:span text:style-name="T151">Did a little tweak of the Flyweight example in C# so that the velocities are doubles instead of ints. <text:s/>This allows me to have 5 levels of velocity instead of 1 (</text:span><text:span text:style-name="T152">±</text:span><text:span text:style-name="T151">0.2, </text:span><text:span text:style-name="T153">±</text:span><text:span text:style-name="T151">0.4, </text:span><text:span text:style-name="T153">±</text:span><text:span text:style-name="T151">0.6, </text:span><text:span text:style-name="T153">±</text:span><text:span text:style-name="T151">0.8, </text:span><text:span text:style-name="T153">±</text:span><text:span text:style-name="T151">1.0). <text:s/>Also modified the "big resource" to use +-| characters as the borders. <text:s/>Makes it look a little more interesting.</text:span></text:p>
      <text:p text:style-name="P97"><text:span text:style-name="T151">Started working on the flyweight pattern in C++. <text:s/></text:span><text:span text:style-name="T154">I can use the ANSI terminal sequence for setting the cursor position (</text:span><text:span text:style-name="T160">"</text:span><text:span text:style-name="T154">\x1b[&lt;</text:span><text:span text:style-name="T159">y</text:span><text:span text:style-name="T154">&gt;;&lt;</text:span><text:span text:style-name="T159">x</text:span><text:span text:style-name="T154">&gt;</text:span><text:span text:style-name="T155">f</text:span><text:span text:style-name="T160">" or "\x1b[&lt;y&gt;;&lt;x&gt;H"</text:span><text:span text:style-name="T155">). <text:s/>However, I still need to get the current cursor position. <text:s/></text:span><text:span text:style-name="T156">Ah. <text:s/>&lt;ESC&gt;7 </text:span><text:span text:style-name="T160">(or "&lt;ESC&gt;[s")</text:span><text:span text:style-name="T156"> will save the current cursor position to memory and &lt;ESC&gt;8 </text:span><text:span text:style-name="T160">(or "&lt;ESC&gt;[u")</text:span><text:span text:style-name="T156"> will restore cursor position from memory. <text:s/></text:span><text:span text:style-name="T157">So first save cursor position with &lt;ESC&gt;7, then to restore the position, &lt;ESC&gt;8 then &lt;ESC&gt;7 (I'm assuming the memory is lost after a restore </text:span><text:span text:style-name="T158">but if it isn't, drop the &lt;ESC&gt;7)</text:span><text:span text:style-name="T157">.</text:span></text:p>
      <text:p text:style-name="P98"><text:span text:style-name="T161">To hide the cursor: "\x1b</text:span>[?25l<text:span text:style-name="T161">" </text:span><text:span text:style-name="T162">(lowercase el).</text:span></text:p>
      <text:p text:style-name="P98"><text:span text:style-name="T161">To show the cursor: "\x1b</text:span>[?25h <text:span text:style-name="T161">".</text:span></text:p>
      <text:p text:style-name="P99">Implemented cursor stuff (helpers/cursor.h/cursor.cpp).</text:p>
      <text:p text:style-name="P99">Implemented helpers::readkey() and helpers::checkforkey().</text:p>
      <text:p text:style-name="P99">In the home stretch and I ran into the following <text:span text:style-name="T163">compile problem:</text:span></text:p>
      <text:p text:style-name="Code">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C:\Program Files\Microsoft Visual Studio\2022\Community\VC\Tools\MSVC\14.35.32215\include\xutility(260,16): message : see reference to function template <text:soft-page-break/>instantiation '_Ty *std::construct_at&lt;_Objty,const _Ty&amp;,0x0&gt;(_Ty *const ,const _Ty &amp;) noexcept(&lt;expr&gt;)'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BigResource,std::default_delete&lt;DesignPatternExamples_cpp::BigResource&gt;&gt;&gt;,</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BigResource,std::default_delete&lt;DesignPatternExamples_cpp::BigResource&gt;&gt;&gt;,</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Code"><text:soft-page-break/>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5,1): message : while compiling class template member func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208,29): message : see reference to function template instantia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174,21): message : see reference to class template instantiation 'std::vector&lt;std::unique_ptr&lt;DesignPatternExamples_cpp::BigResource,std::default_delete&lt;DesignPatternExamples_cpp::BigResource&gt;&gt;,std::allocator&lt;std::unique_ptr&lt;DesignPatternExamples_cpp::BigResource,std::default_delete&lt;DesignPatternExamples_cpp::BigResource&gt;&gt;&gt;&gt;' being compiled</text:p>
      <text:p text:style-name="Code"><text:soft-page-break/>2&gt;C:\Program Files\Microsoft Visual Studio\2022\Community\VC\Tools\MSVC\14.35.32215\include\xutility(261,49):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std::unique_ptr&lt;DesignPatternExamples_cpp::BigResource,std::default_delete&lt;DesignPatternExamples_cpp::BigResource&gt;&gt;::unique_ptr'</text:p>
      <text:p text:style-name="Code">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C:\Program Files\Microsoft Visual Studio\2022\Community\VC\Tools\MSVC\14.35.32215\include\xmemory(680,47):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std::unique_ptr&lt;DesignPatternExamples_cpp::BigResource,std::default_delete&lt;DesignPatternExamples_cpp::BigResource&gt;&gt;::unique_ptr'</text:p>
      <text:p text:style-name="Code">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program.cpp</text:p>
      <text:p text:style-name="Code">2&gt;C:\Program Files\Microsoft Visual Studio\2022\Community\VC\Tools\MSVC\14.35.32215\include\xutility(261):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utility(260,16): message : see reference to function template instantiation '_Ty *std::construct_at&lt;_Objty,const _Ty&amp;,0x0&gt;(_Ty *const ,const _Ty &amp;) noexcept(&lt;expr&gt;)'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text:soft-page-break/>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Flyweight_Class,std::default_delete&lt;DesignPatternExamples_cpp::Flyweight_Class&gt;&gt;&gt;,</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Flyweight_Class,std::default_delete&lt;DesignPatternExamples_cpp::Flyweight_Class&gt;&gt;&gt;,</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text:soft-page-break/>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5,1): message : while compiling class template member function 'void 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work\vs2022\DesignPatternExamples\cplusplus\program.cpp(708,45): message : see reference to function template instantiation 'void 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work\vs2022\DesignPatternExamples\cplusplus\program.cpp(605): message : see reference to class template instantiation 'std::vector&lt;std::unique_ptr&lt;DesignPatternExamples_cpp::Flyweight_Class,std::default_delete&lt;DesignPatternExamples_cpp::Flyweight_Class&gt;&gt;,std::allocator&lt;std::unique_ptr&lt;DesignPatternExamples_cpp::Flyweight_Class,std::default_delete&lt;DesignPatternExamples_cpp::Flyweight_Class&gt;&gt;&gt;&gt;' being compiled</text:p>
      <text:p text:style-name="Code">2&gt;C:\Program Files\Microsoft Visual Studio\2022\Community\VC\Tools\MSVC\14.35.32215\include\xutility(261,49): error C2280: 'std::unique_ptr&lt;DesignPatternExamples_cpp::Flyweight_Class,std::default_delete&lt;DesignPatternExamples_cpp::Flyweight_Class&gt;&gt;::unique_ptr(const std::unique_ptr&lt;DesignPatternExamples_cpp::Flyweight_Class,std::default_delete&lt;Desi<text:soft-page-break/>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memory(680,47):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P100">The problem was I was passing a copy of the std::vector&lt;std::unique_ptr&lt;BigResource&gt;&gt; and std::vector&lt;std::unique_ptr&lt;Flyweight_Class&gt;&gt; instead of passing a reference to those. <text:s/>For some reason, the copying of those lists, when passed as parameters, was triggering the above errors. <text:s/><text:span text:style-name="T164">Fixing those instances where I passed a copy fixed the above errors.</text:span></text:p>
      <text:p text:style-name="P101">Running the C++ version of the Flyweight pattern sort of worked. <text:s/>There are artifacts from rendering.</text:p>
      <text:p text:style-name="P102">Ah. <text:s/>I needed to copy each character from a row to the output instead of trying to print the entire row – which is not possible since the row is a vector&lt;char&gt; and not a 0-terminated string.</text:p>
      <text:p text:style-name="P102">Another ah. <text:s/>I needed to pass the display array by reference in two cases.</text:p>
      <text:p text:style-name="P102">Okay, now the images are rendering correctly. <text:s/>However, if the screen scrolls while showing the display, the saved cursor position is stuck at the bottom of the window and is not adjusted by the scrolling. <text:s/>So how do I account for scrolling the screen? <text:s/>In the C# version, I <text:span text:style-name="T165">show the display then </text:span>get the absolute cursor position <text:span text:style-name="T165">and</text:span> subtract the display height <text:span text:style-name="T165">to get to the rendering point. <text:s/></text:span><text:span text:style-name="T166">So I'm back to the problem of getting the cursor position. <text:s/>Using the ANSI sequence to save and restore the cursor position so long as the screen doesn't scroll between the two calls. <text:s/></text:span><text:span text:style-name="T167">I just may have to break down and modify the cursor helpers to use Windows to get the cursor position, just like in the C# version.</text:span></text:p>
      <text:h text:style-name="P647" text:outline-level="1" text:is-list-header="true">February 25, 2023</text:h>
      <text:p text:style-name="P88">Experimented with ANSI control character sequences for controlling colors in the Decorator pattern. <text:s/>It worked great in the Windows Terminal but did not work in the Windows Command Prompt. <text:s/>However, <text:soft-page-break/>a batch script I wrote some time ago does work in a Windows Command Prompt. <text:s/>Because there are inconsistencies, I can't use ANSI control sequences for decorators.</text:p>
      <text:p text:style-name="P89">What I would have to do is explicitly enable the ANSI/VT (Virtual Terminal) support in the console used by the application. <text:s/>This <text:span text:style-name="T138">means</text:span> the Windows Terminal sets this automatically as does the batch script handler. <text:s/><text:span text:style-name="T139">This is required for both the C++ and C# versions of the DesignP</text:span><text:span text:style-name="T140">a</text:span><text:span text:style-name="T139">tternExamples program </text:span><text:span text:style-name="T140">when running in a Windows Command Prompt window.</text:span></text:p>
      <text:p text:style-name="P91">Modified the C++ and C# examples to replace the old decorators with decorators that affect the color and underline state of the raw text. <text:s/>This required adding functionality to enable the virtual terminal processing on the console window. <text:s/>Added for both C# and C++ (look for EnableVTMode). <text:s/><text:span text:style-name="T141">Now the decorators print the raw text underlined and drawn in red text on a white background.</text:span></text:p>
      <text:p text:style-name="P92">And I just realized that a lot of my examples lack a certain sense of whimsy. <text:s/><text:span text:style-name="T142">The Flyweight example is good and the new Decorator example has some nice pizzazz but I need to bring that to all the examples. <text:s/>Just a thought for now.</text:span></text:p>
      <text:h text:style-name="P648" text:outline-level="1" text:is-list-header="true">February 24, 2023</text:h>
      <text:p text:style-name="P74">Translated Decorator pattern to C++. <text:s/>Created argumentnull_error exception in cplusplus/helpers. <text:s/>Modeled roughly after C#'s ArgumentNullException.</text:p>
      <text:p text:style-name="P74">Created compiler experiment area in c:\work\vs2022\compilertests. <text:s/>Using work.cpp as the place to do experiments. <text:s/>Added build.cmd to build work.cpp into an executable using /std:c++20 /Zc:__cplusplus parameters.</text:p>
      <text:p text:style-name="P74"><text:span text:style-name="T116">At first, </text:span>I defined the decorator classes only in Decorator_Classes.h, with inline implementation, but I ran int<text:span text:style-name="T116">o </text:span><text:span text:style-name="T119">three </text:span><text:span text:style-name="T118">build warnings:</text:span></text:p>
      <text:p text:style-name="Code"><text:span text:style-name="T82">2&gt;C:\Program Files\Microsoft Visual Studio\2022\Community\VC\Tools\MSVC\14.35.32215\include\charconv(699,36): </text:span><text:span text:style-name="T117">warning C5260: the constant variable '`bool __cdecl std::_Multiply_by_power_of_ten(std::_Big_integer_flt &amp;,unsigned int)'::`2'::_Unpack_index const * const `bool __cdecl std::_Multiply_by_power_of_ten(std::_Big_integer_flt &amp;,unsigned int)'::`2'::_Large_power_indices'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charconv(699,36): message : to simplify migration, consider the temporary use of /Wv:18 flag with the version of the compiler with which you used to build without warnings</text:p>
      <text:p text:style-name="Code"><text:span text:style-name="T82">2&gt;C:\Program Files\Microsoft Visual Studio\2022\Community\VC\Tools\MSVC\14.35.32215\include\charconv(726,31): </text:span><text:span text:style-name="T117">warning C5260: the constant variable 'unsigned int const * const `bool __cdecl std::_Multiply_by_power_of_ten(std::_Big_integer_flt &amp;,unsigned int)'::`2'::_Small_powers_of_ten'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charconv(726,31): message : to simplify migration, consider the temporary use of /Wv:18 flag with the version of the compiler with which you used to build without warnings</text:p>
      <text:p text:style-name="Code"><text:soft-page-break/><text:span text:style-name="T82">2&gt;C:\Program Files\Microsoft Visual Studio\2022\Community\VC\Tools\MSVC\14.35.32215\include\atomic(325,35): </text:span><text:span text:style-name="T117">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atomic(325,35): message : to simplify migration, consider the temporary use of /Wv:18 flag with the version of the compiler with which you used to build without warnings</text:p>
      <text:p text:style-name="P76">When I moved the implementation code from Decorator_Classes.h to Decorator_Classes.cpp, the warnings were reduced to 1:</text:p>
      <text:p text:style-name="Code"><text:span text:style-name="T82">2&gt;C:\Program Files\Microsoft Visual Studio\2022\Community\VC\Tools\MSVC\14.35.32215\include\atomic(325,35): </text:span><text:span text:style-name="T117">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Text_20_body">Each warning is associated with an arra<text:span text:style-name="T120">y declared as static inside a function declared as inline. <text:s/>I'm guessing that the two header files, charconv and atomic, are expected to be used only in .cpp files, not .h files. <text:s/></text:span><text:span text:style-name="T121">However, I'm not explicitly loading either of those two files. <text:s/></text:span><text:span text:style-name="T122">The Decorator_Classes.h loads &lt;string&gt; (for std::string) and &lt;memory&gt; (for std::shared_ptr). <text:s/>Decorator_Classes.h originally loaded &lt;format&gt; (for std::format) and &lt;stdexcept&gt; (through helpers/argumentnull_error.h).</text:span></text:p>
      <text:p text:style-name="Text_20_body">I'm thinking std::format is not expected to be used in a header file, which is weird, but removing it does eliminate the two &lt;charconv&gt; warnings. <text:s/><text:span text:style-name="T123">And if I remove &lt;memory&gt; from Decorator_Classes.h (replacing </text:span><text:span text:style-name="T27">typedef std::shared_ptr&lt;IRenderElement&gt; IRenderElementPtr</text:span><text:span text:style-name="T123"> with </text:span><text:span text:style-name="T27">typedef IRenderElement* IRenderElementPtr</text:span><text:span text:style-name="T123">) the &lt;atomic&gt; warning goes away, suggesting elements of the &lt;memory&gt; header are not expected to be used in a header file either.</text:span></text:p>
      <text:p text:style-name="Text_20_body">I've also tried moving the typedef for IRenderElementPtr to outside the DesignPatternExamples_cpp namespace but the &lt;<text:span text:style-name="T124">atomic&gt;</text:span> warning persisted.</text:p>
      <text:p text:style-name="Text_20_body">In online searches for a description of this problem, I came across <text:span text:style-name="T125">th</text:span><text:span text:style-name="T127">is (unrelated)</text:span><text:span text:style-name="T125"> </text:span><text:a xlink:type="simple" xlink:href="https://stackoverflow.com/questions/2717436/whats-your-convention-for-typedefing-shared-ptr#2717666" text:style-name="Internet_20_link" text:visited-style-name="Visited_20_Internet_20_Link">stackoverflow answer</text:a> <text:span text:style-name="T125">that describes a good way to define a typedef for a shared_ptr on a particular type. <text:s/>Basically, put the typedef in the type. <text:s/></text:span><text:span text:style-name="T126">In my example:</text:span></text:p>
      <text:p text:style-name="Code">struct IRenderElement<text:line-break/>{</text:p>
      <text:p text:style-name="Code"><text:s text:c="4"/>typedef std::shared_ptr&lt;IRenderElement&gt; shared_ptr_t;</text:p>
      <text:p text:style-name="Code">};</text:p>
      <text:p text:style-name="Text_20_body">This replaces "typedef std::shared_ptr&lt;IRenderElement&gt; IRenderElementPtr" that I started with (and it was defined outside the IRenderElement structure).</text:p>
      <text:p text:style-name="Text_20_body">However, this does not eliminate the &lt;<text:span text:style-name="T128">atomic)</text:span> warning.</text:p>
      <text:p text:style-name="P77">I also tried the more modern aliasing instead of typedef:</text:p>
      <text:p text:style-name="Code"><text:soft-page-break/>using shared_ptr_t = std::shared_ptr&lt;IRenderElement&gt;;</text:p>
      <text:p text:style-name="P77">but I still got the &lt;atomic&gt; warning.</text:p>
      <text:p text:style-name="P78">The only other way I can see to fix this is to require &lt;memory&gt; to be included before including Decorator_Classes.h and remove &lt;memory&gt; from Decorator_Classes.h.</text:p>
      <text:p text:style-name="P79">Put the contents of the Decorator_Class.h into a decorator.h file in my compiler work space and modified work.cpp to have a function that does the Decorator_Exercise functionality. <text:s/>Everything is inline as I originally intended. <text:s/>And it compiles. <text:s/>Even with <text:span text:style-name="T129">all warnings enabled and treated as errors. <text:s/></text:span><text:span text:style-name="T130">Trying to build work.cpp exactly as in Visual Studio but facing problem of missing functions due to not linking in the C++ runtime library (I suspect). <text:s/>The command lines for </text:span><text:span text:style-name="T131">the </text:span><text:span text:style-name="T130">linker in the DesignPatternExamples_cpp project do not show the inclusion of the C++ runtime library other than with /MD </text:span><text:span text:style-name="T131">(in the compiler settings).</text:span></text:p>
      <text:p text:style-name="P80">Resolved. <text:s/><text:span text:style-name="T132">The command switches I was applying to the compiler test apparently included some 64-bit stuff and t</text:span>he problem is I needed to make sure I was building for <text:span text:style-name="T132">x64 using the 64-bit VS2022 Developer command environment. <text:s/>Modified the build.cmd script to take into account the environment I'm building from so I can use either the 32-bit compiler (which worked just fine) and the 64-bit compiler (which worked once I got rid of all the unnecessary parameters).</text:span></text:p>
      <text:p text:style-name="P81">But either way, I don't get that &lt;atomic&gt; warning, <text:span text:style-name="T133">which means the problem is somewhere else in the DesignPatternExamples_cpp project.</text:span></text:p>
      <text:p text:style-name="P82">Back in the DesignPatternExamples_cpp project, I set the Decorator_Classes.h to use inline code and commented out the entire content of Decorator_Classes.cpp. <text:s/>In program.cpp, I also commented out all of the exercises that do anything, including the Decorator_Exercise(). <text:s/>I also commented out the inclusion of the exercise header files. <text:s/>When I build the project, I still get the &lt;atomic&gt; error because the Decorator_Classes.h is still being compiled – even though it is not included anywhere!</text:p>
      <text:p text:style-name="P83">Solved it. <text:s/>When I first added the Decorator code file to the project, I added it as a .cpp file. <text:s/>I renamed it to .h file. <text:s/>However, the project file sees .cpp files as compilable while .h files are includable. <text:s/>The project was trying to directly compile the Decorator_Classes.h file as a .cpp file, leading to the problem. <text:s/>To fix it, I removed the Decorator_Classes.h file from the project and then re-added it, thereby getting it added as an includable.</text:p>
      <text:p text:style-name="P20">(In the project file, the .cpp files are wrapped in a &lt;ClCompile&gt; tag, indicating the file is to be compiled. <text:s/>Include files such as .h are wrapped in a &lt;ClInclude&gt; tag, indicating the file is meant to be included in a source file.)</text:p>
      <text:p text:style-name="P84">Working on the overview and diagram. <text:s/>Is there a way to structure the decorator classes so they can be added to any other decorator class in any order? <text:s/><text:span text:style-name="T134">You could add a method to the IRenderElement interface, something like WrapThis(IRenderElement) </text:span><text:span text:style-name="T136">(or perhaps DecorateThis())</text:span><text:span text:style-name="T134">. <text:s/></text:span><text:span text:style-name="T135">Then I would do something like this:</text:span></text:p>
      <text:p text:style-name="Code">IRenderElement coreText = new TextElement("Some raw trest");</text:p>
      <text:p text:style-name="Code">IRenderElement bodyDecorator = new BodyDecorator();</text:p>
      <text:p text:style-name="Code">IRenderElement paragraphDecorator = new ParagraphDecorator();</text:p>
      <text:p text:style-name="Code">IRenderElement emphasisDecorator = new EmphasisDecorator();</text:p>
      <text:p text:style-name="Code"><text:soft-page-break/>emphasisDecorator.WrapThis(coreText);</text:p>
      <text:p text:style-name="Code">paragraphDecorator.WrapThis(emphasisDecorator);</text:p>
      <text:p text:style-name="Code">bodyDecorator.WrapThis(paragraphDecorator);</text:p>
      <text:p text:style-name="Code">Console.WriteLine(bodyDecorator.Render());</text:p>
      <text:p text:style-name="P85">I am not sure this is any easier to understand than the nested constructors.</text:p>
      <text:p text:style-name="P86">Reread the section on Decorators from the "Design Patterns" book. <text:s/>They use GUI elements as examples for decorators. <text:s/>They also distinguish between concrete object (the text base element in my example), a (decorator) component (which holds the reference to the wrapped component) and a concrete decorator. <text:s/>The concrete decorator inherits from the component class and both the component class and the concrete object class inherit from the decorator interface/class so all of the objects look the same. <text:s/>I don't have a component base class. <text:s/>What that would do is hoist the wrapped element to this base class and the Render() method would first forward the call to the base class Render() to get the rendering at that point in time.</text:p>
      <text:p text:style-name="P87">Modified the C++ <text:span text:style-name="T137">and C#</text:span> Decorator example to use a Decorator base class for all decorators.</text:p>
      <text:h text:style-name="P649" text:outline-level="1" text:is-list-header="true">February 23, 2023</text:h>
      <text:p text:style-name="P63">I need to flesh out the description of each pattern to describe and, if possible, to show the specific example.</text:p>
      <text:p text:style-name="P63">After some research, <text:span text:style-name="T107">found that </text:span>I can use the doxygen @snippet command to pull in fragments of code surrounded by <text:span text:style-name="T25">//</text:span><text:span text:style-name="T31">!</text:span><text:span text:style-name="T25"> </text:span><text:span text:style-name="T31">[</text:span><text:span text:style-name="T25">Identifier string</text:span><text:span text:style-name="T31">]</text:span> <text:span text:style-name="T381">(note that the //! could also be ///)</text:span><text:span text:style-name="T102"><text:note text:id="ftn1" text:note-class="footnote"><text:note-citation>1</text:note-citation><text:note-body><text:p text:style-name="P329">On March 10, 2023, I found that the snippet marker is <text:span text:style-name="T379">just</text:span> "<text:span text:style-name="T380">!</text:span> <text:span text:style-name="T380">[</text:span>Identifier string<text:span text:style-name="T380">]</text:span>". <text:s/>To prevent the '!' from changing the comment lead-in characters, put a space between the comment characters and the '!', like this: <text:span text:style-name="T25">// ! [Identifier string]</text:span>.</text:p></text:note-body></text:note></text:span><text:span text:style-name="T102">. <text:s/>I need</text:span><text:span text:style-name="T107">ed</text:span><text:span text:style-name="T102"> to modify the EXAMPLE_PATH variable in Doxyfile to point to the source directory (I used "../" so that I can refer to the snippet file as cplusplus/program.cpp or csharp/program.cs).</text:span></text:p>
      <text:p text:style-name="P68">Example snippet <text:span text:style-name="T108">(used in adapter.md):</text:span></text:p>
      <text:p text:style-name="Code">@snippet cplusplus/program.cpp Using Adapter in C++</text:p>
      <text:p text:style-name="P68">In program.cpp, I added the following to before and after <text:span text:style-name="T108">Adapter_Exercise() function to identify the snippet:</text:span></text:p>
      <text:p text:style-name="Code">//! [Using Adapter in C++]</text:p>
      <text:p text:style-name="P62">void Adapter_Exercise()</text:p>
      <text:p text:style-name="P62">{</text:p>
      <text:p text:style-name="P62">...</text:p>
      <text:p text:style-name="P62">}</text:p>
      <text:p text:style-name="P62">//! [Using Adapter in C++]</text:p>
      <text:p text:style-name="P64"/>
      <text:p text:style-name="P64">Ran into some difficulty in the layout. <text:s/>With my styles, the width of the content is too narrow for larger graphs and the graphs get cut off. <text:s/>Also, a scroll bar appears on the immediate right of the content, ignoring the browser's normal scroll bar. <text:s/><text:span text:style-name="T103">This appears to be caused by th</text:span><text:span text:style-name="T104">e style associated with the doc-content entity ID. <text:s/>Firefox Inspector shows the following in the adapter_pattern.html:</text:span></text:p>
      <text:p text:style-name="Code"><text:soft-page-break/>&lt;div id="doc-content" style="margin-left: 256px; height: 868px;"&gt;</text:p>
      <text:p text:style-name="P65">However, in the actual page, the tag is just <text:span text:style-name="T25">&lt;div id="doc-content"&gt;</text:span>. <text:s/><text:span text:style-name="T105">However, I can't seem to determine how to fix the problem. <text:s/>I don't know where the 256px is coming from.</text:span></text:p>
      <text:p text:style-name="P66">I modified the &lt;body&gt; style in explain.css to set max-width = 1500, which allows at least one of the graphs to fully show. <text:s/><text:span text:style-name="T106">I'm going to leave this alone for now.</text:span></text:p>
      <text:p text:style-name="P67">I wanted to put in a link to the source file declaring the DataReaderWriter class but I can't find a way to do that in doxygen. <text:s/><text:span text:style-name="T107">Oh well, just live with linking to the descriptions.</text:span></text:p>
      <text:p text:style-name="P68">After finishing adapter.md, did the same to bridge.md, with code snippets as well.</text:p>
      <text:p text:style-name="P69">Worked on converting the Composite pattern. <text:s/>Since the IFileDirEntry interface makes use of DateTime, I thought it would be simpler and added DateTime helper class and modified Bridge_LoggerHelpers to make use of it.</text:p>
      <text:p text:style-name="P70">I ran into a problem, a slicing problem. <text:s/>In the _FindEntry() static method, I need to return the found entry. <text:s/>The found entry is expressed as the base class FileDirEntry. <text:s/>However, the children are expressed as IFileDirEntry objects, so I can't simply assign a found child to the return value. <text:s/><text:span text:style-name="T109">I think I need a dynamic_cast&lt;&gt;. <text:s/></text:span><text:span text:style-name="T110">Trying the following:</text:span></text:p>
      <text:p text:style-name="Code">root = dynamic_cast&lt;FileDirEntry&amp;&gt;(child);</text:p>
      <text:p text:style-name="P71">Problem goes a bit deeper than that. <text:s/>A std::vector&lt;IFileDirEntry&gt; is expected to hold instances of the IFileDirEntry class but because the class is virtual, the std::vector declaration is wrong. <text:s/>To use an interface, you have to either use a pointer or a reference. <text:s/><text:span text:style-name="T111">So I either need to get rid of IFileDirEntry or redo the vector to be std::vector&lt;std::unique_ptr&lt;IFileDirEntry&gt;&gt;.</text:span></text:p>
      <text:p text:style-name="P75">Modified IFileDirEntry to make children std::vector&lt;std::shared_ptr&lt;IfileDirEntry&gt;&gt;. <text:s/>I added a typedef to make this easier to type:</text:p>
      <text:p text:style-name="Code">typedef std::vector&lt;std::shared_ptr&lt;IFileDirEntry&gt;&gt; I<text:span text:style-name="T112">F</text:span>ileDirEntryList;</text:p>
      <text:p text:style-name="P72">And I eventually got it all to work! <text:s/><text:span text:style-name="T113">Committed my changes.</text:span></text:p>
      <text:p text:style-name="P73">Next is to work on the composite.md write up. <text:s/><text:span text:style-name="T114">Done. <text:s/>Working on the diagram. <text:s/>Done. <text:s/>Sort of. <text:s/>I realized that the IFileDirEntry is unnecessary as the client can interact with the FileDirEntry directly. <text:s/>So I revisited the Design Pattern book and found they use the base class directly. (And I realized this is an example of the Liskov Substitution Principle). <text:s/>Removing the interface would </text:span><text:span text:style-name="T115">at least </text:span><text:span text:style-name="T114">simplify things </text:span><text:span text:style-name="T115">a little by removing an unnecessary distraction.</text:span></text:p>
      <text:p text:style-name="P171">Removed the IFileDirEntry interface from both C++ and C#.</text:p>
      <text:p text:style-name="P172">Translated the Observer pattern from C# to C++. <text:s/><text:span text:style-name="T254">Added diagram image and updated the write-up. <text:s/>Also tweaked some cross references in ObserverSubject_NumberProducer class to the HandlerChain_Class methods about multi-threading locks.</text:span></text:p>
      <text:h text:style-name="P650" text:outline-level="1" text:is-list-header="true"><text:soft-page-break/>February 22, 2023</text:h>
      <text:p text:style-name="P36">In the C++ version of the Adapter class, remove the class factory for creating the main DataReaderWriterImpl class and replace it with a functional DataReaderWriter class declared in a header file and defined in the DataReaderWriter.cpp file. <text:s/><text:span text:style-name="T45">This will make the C++ example closer to the C# example and will remove the obscuring IDataReaderWriter interface, which does not contribute to the example.</text:span></text:p>
      <text:p text:style-name="P37"><text:span text:style-name="T46">I already did the </text:span>same thing for the Bridge class, <text:span text:style-name="T46">so no changes needed there</text:span>.</text:p>
      <text:p text:style-name="P41">Updated testpage.html and testhighlight.html with the latest version of the Adapter example.</text:p>
      <text:p text:style-name="P42"><text:span text:style-name="T48">Modified the C++ code to use the</text:span> std::format() function from C++20. <text:s/>Requires building in C++20. <text:s/>The formatting is based on Python's formatting. <text:s/>I explored this in the C:\work\vs2022\teststandardformat project. <text:s/>The std::format() <text:span text:style-name="T48">function </text:span>basically replaces the use of std::ostringstream, providing a more concise approach to formatting complex strings. <text:s/>This is the same as C#'s String.Format() and Python's string.format() methods.</text:p>
      <text:p text:style-name="P42">In order to make sure the code is built correctly with C++20, I added the following to the top of the files that are using the &lt;format&gt; module:</text:p>
      <text:p text:style-name="Code">// This test requires /Zc:__cplusplus to be specified on the build command line.</text:p>
      <text:p text:style-name="Code">#if !defined(__cplusplus) || __cplusplus &lt; 202002L</text:p>
      <text:p text:style-name="Code">#error Requires C++ 20 or later to compile!</text:p>
      <text:p text:style-name="Code">#endif</text:p>
      <text:p text:style-name="Code">#include &lt;format&gt; // Requires C++20</text:p>
      <text:p text:style-name="P43">As the comment says, the build command line needs to add /Zc:__cplusplus to get the __cplusplus macro to be defined. <text:s/><text:span text:style-name="T47">This works like a charm and now the C++ code is even closer to the C# code.</text:span></text:p>
      <text:p text:style-name="P44">I've been doing some thinking about how to build the entire Design Pattern Examples web site. <text:s/>I'm going to have at least 23 chapters, with each chapter dedicated to one pattern. <text:s/>There needs to be an explanation, a diagram, and some amount of example code. <text:s/>I haven't decided whether I want to include all code or just the minimum to understand the declaration and usage. <text:s/>Since I'm planning on putting all of this on GitHub, I can always refer the reader to the GitHub repository for more details.</text:p>
      <text:p text:style-name="P45">So I don't want to hand-copy snippets of code. <text:s/><text:span text:style-name="T50">Also, I'm not sure I want to require highlight.js due to is size. <text:s/>That means producing static HTML pages with the desired code content. <text:s/>And</text:span> <text:span text:style-name="T49">I would much prefer this </text:span><text:span text:style-name="T50">to be</text:span><text:span text:style-name="T49"> (almost) completely automated. <text:s/></text:span><text:span text:style-name="T51">Doxygen comes to mind for creating a reference manual of code, which includes all the cross-indexed code nicely syntax-highlighted. <text:s/></text:span><text:span text:style-name="T52">The only problem I've had with doxygen in the past is I cannot control the layout is tightly as I would like. <text:s/>The current format I've developed is quite nice and easy to read.</text:span></text:p>
      <text:p text:style-name="P46"><text:span text:style-name="T54">Installed</text:span> the latest version of doxygen (v1.9.6<text:span text:style-name="T53">) as I have v1.8.19 from 2019. <text:s text:c="2"/></text:span><text:span text:style-name="T54">Installed the latest version of Graphviz (v7.10) as I have v2.19 from 2014.</text:span></text:p>
      <text:p text:style-name="P47">Created a makefile project in DesignPatternExamples called CreateDocs and added a new Doxy<text:span text:style-name="T55">f</text:span>ile to that project (doxygen -g DoxyFile). <text:s/><text:span text:style-name="T55">Went through the Doxyfile setting settings.</text:span> <text:s/>Modeled the Makefile <text:soft-page-break/>build commands after what I had done for DAL IPC API's project for creating documents. <text:s/>Built the project.</text:p>
      <text:p text:style-name="P47">Doxygen does not understand nested namespaces, so DesignPatternExamples::ConsoleLogger::CreateLogger() was treated the same as DesignPatternExamples::FileLogger::CreateLogger(). <text:s/>Fixed this by replacing the nested namespace with a class containing a static function.</text:p>
      <text:p text:style-name="P47">Doxygen does not distinguish between C# namespaces and C++ namespaces. <text:s/>So renamed the C++ namespace, DesignPatternExamples, to be DesignPatternExamples_cpp.</text:p>
      <text:p text:style-name="P48">The resulting documentation, while plain, does seem to work more or less as I would like. <text:s/>Definitely need to spend some time with the explanation stuff. <text:s/><text:span text:style-name="T56">I can put the markdown files in the Docs directory.</text:span></text:p>
      <text:p text:style-name="P49">In C#, renamed DesignPatternExamples namespace to be DesignPatternExamples_csharp. <text:s/>Makes it easier to distinguish the different language in doxygen-generated files.</text:p>
      <text:p text:style-name="P50">Added mainpage.md and adapter.md to see how those work.</text:p>
      <text:p text:style-name="P51">Cross references to other sections:</text:p>
      <text:list text:style-name="L7">
        <text:list-item>
          <text:p text:style-name="P680">For markdown, use [<text:span text:style-name="T57">link </text:span>text](URL), where text is what the link will be connected to and URL is the relative or absolute URL to the page to link to. <text:s/>For exampl<text:span text:style-name="T57">e</text:span>, [Adapter Pattern](adapter_pattern.html).</text:p>
          <text:list>
            <text:list-item>
              <text:p text:style-name="P681">The disadvantage of markdown is the page name must be explicitly used and the link text must be explicitly given.</text:p>
            </text:list-item>
            <text:list-item>
              <text:p text:style-name="P682">Also, since doxygen doesn't interpret markdown links, the class of the link is not affected. <text:s/>If putting the links in a list, for example, the doxygen would normally add class="el" to the link but not with the markdown links.</text:p>
            </text:list-item>
          </text:list>
        </text:list-item>
        <text:list-item>
          <text:p text:style-name="P680">For doxygen, use the @ref to link to sections, pages, etc. <text:s/>@ref <text:span text:style-name="T57">section_name "link text". <text:s/>If the link text is not specified, the link text is taken from the title of the targeted section or page. <text:s/></text:span><text:span text:style-name="T58">For example, @ref adapter_pattern.</text:span></text:p>
        </text:list-item>
        <text:list-item>
          <text:p text:style-name="P679">For doxygen, the @link/@endlink can also work to pages, but it is intended for <text:span text:style-name="T58">file, class, and members. <text:s/>However, it will work with any named entity including sections and pages. <text:s/>@link section_name link </text:span><text:span text:style-name="T59">text @endlink</text:span><text:span text:style-name="T58">. <text:s/>For example, @link adapter_pattern Adapter Pattern @endlink.</text:span></text:p>
        </text:list-item>
      </text:list>
      <text:p text:style-name="P52">Images in markdown:</text:p>
      <text:list text:style-name="L8">
        <text:list-item>
          <text:p text:style-name="P683">Markdown is ![alt text](URL "<text:span text:style-name="T61">title</text:span>"). <text:s/><text:span text:style-name="T60">The markdown editor in VS2022 can show the image in the preview </text:span><text:span text:style-name="T61">with the title (when hovering over the image with the mouse).</text:span></text:p>
          <text:list>
            <text:list-item>
              <text:p text:style-name="P684">Doxygen does not interpret this <text:span text:style-name="T62">the same way</text:span>. <text:s/>Doxygen ignores the alt text and converts the title into a caption under the image.</text:p>
            </text:list-item>
            <text:list-item>
              <text:p text:style-name="P685">The image is treated as inline but also has an anchor created for it that appears right before the image. <text:s/><text:span text:style-name="T69">The image gets the class "inline" </text:span><text:span text:style-name="T72">but only if it is immediately preceded by </text:span><text:soft-page-break/><text:span text:style-name="T72">and/or followed by text. <text:s/>Without the surrounding text, the image gets no class. <text:s/>Also, when inline, the image title is added to the &lt;img&gt; tag instead of creating a caption under the image.</text:span></text:p>
            </text:list-item>
            <text:list-item>
              <text:p text:style-name="P686">The "image" class centers the image.</text:p>
            </text:list-item>
          </text:list>
        </text:list-item>
        <text:list-item>
          <text:p text:style-name="P687">Doxygen is @img [{&lt;option&gt;, &lt;option&gt;}] &lt;format&gt; &lt;file&gt; <text:s/>["&lt;caption&gt;"] <text:span text:style-name="T63">[&lt;sizeindication&gt;=&lt;size&gt;]. <text:s/>Where &lt;format&gt; is "html", "latex", "rtf", "docbook", "xml". <text:s/>&lt;file&gt; is the name of the image file. <text:s/>&lt;</text:span><text:span text:style-name="T64">caption&gt; is displayed below the image in a single line. &lt;sizeindication&gt; is either "width" or "height" (or both separated by a space) followed by the size, which consists of HTML size values: 1em, 1px, 1in, 1cm, etc. <text:s/>&lt;</text:span><text:span text:style-name="T65">option&gt; is one of "anchor" or "inline". <text:s/></text:span><text:span text:style-name="T66">If "inline" is used in HTML, the caption is converted to the title of the image. </text:span><text:span text:style-name="T67">"anchor" ("anchor:anchor_id") puts an HTML anchor before the image. <text:s/></text:span><text:span text:style-name="T68">"inline" treats the image like a character and can thus be embedded in a sentence </text:span><text:span text:style-name="T69">(the image gets the class "inline")</text:span><text:span text:style-name="T68">. <text:s/>"anchor" wraps the image in its own &lt;div&gt; tag and therefore ends up in its own paragraph </text:span><text:span text:style-name="T70">(the image gets no class but it and the caption &lt;div&gt; that follows are wrapped in a &lt;div&gt; with the class "</text:span><text:span text:style-name="T71">image</text:span><text:span text:style-name="T70">").</text:span></text:p>
        </text:list-item>
        <text:list-item>
          <text:p text:style-name="P688">Can also use a raw &lt;img&gt; tag, to provide ultimate control. <text:s/><text:span text:style-name="T73">For example:</text:span></text:p>
        </text:list-item>
      </text:list>
      <text:p text:style-name="P38">&lt;img class="explanation_image" src="adapter_diagram.png" title="Class view of the Adapter Pattern" alt="Class view of the Adapter Pattern"&gt;</text:p>
      <text:p text:style-name="P53">This actually puts the image to the right of the first paragraph because that class has "float:right" as a style. <text:s/>However, the text is not justified. <text:s/><text:span text:style-name="T75">If I put &lt;div class="explanation"&gt; before the image and &lt;/div&gt; after the last paragraph, Doxygen duplicates the &lt;div&gt; tag on each paragraph. <text:s text:c="2"/></text:span><text:span text:style-name="T76">Even if I put &lt;p&gt;&lt;/p&gt; tags around each paragraph, Doxygen removes those in favor of the &lt;div&gt; tag.</text:span></text:p>
      <text:p text:style-name="P54">Modifiy explain.css to define the "textblock" class as the same as the "explain" class:</text:p>
      <text:p text:style-name="Code">div.explain, .textblock { }</text:p>
      <text:p text:style-name="P54">The comma is what allows adding additional names to the same definition. <text:s/><text:span text:style-name="T77">Making this change allows the main text to be justified. <text:s/>Since I switched back to using the doxygen @image tag, I have to live with the image appearing before the text.</text:span></text:p>
      <text:p text:style-name="P55">Interesting. <text:s/>I can make an .html be treated like a .md file, allowing <text:span text:style-name="T88">me </text:span>to embed <text:span text:style-name="T89">Doxygen and Markdown tags in </text:span>HTML. <text:s/>In Doxyfile, modify EXTENSION_MAPPING to this:</text:p>
      <text:p text:style-name="Code">EXTENSION_MAPPING <text:s text:c="5"/>= html=md</text:p>
      <text:p text:style-name="P56">Then add *.html to the end of the FILE_PATTERNS list.</text:p>
      <text:p text:style-name="P56">Then in the .html file, add the following to the top:</text:p>
      <text:p text:style-name="Code">@page page_id Page Title</text:p>
      <text:p text:style-name="P56">After that, add the &lt;div&gt; tags for the explanation and image. <text:s/>At the end, add <text:span text:style-name="T86">markdown for the</text:span> See Also links and Doxygen @ref for the links. <text:s/><text:span text:style-name="T86">For example:</text:span></text:p>
      <text:p text:style-name="Code"><text:soft-page-break/>### See Also</text:p>
      <text:p text:style-name="Code">- @ref mainpage "Main Page"</text:p>
      <text:p text:style-name="P57">This works because the Markdown processor being used supports HTML in Markdown. <text:s/><text:span text:style-name="T87">I just think it's a little less confusing seeing mostly HTML in a Markdown file. <text:s/></text:span><text:span text:style-name="T92">I also don't need the surrounding &lt;div class="explanation"&gt; since the code in the file is embedded in &lt;div class="textblock"&gt; and I have defined class "textblock" to be the same as the class "explanation" style.</text:span></text:p>
      <text:p text:style-name="P58">The advantage of this approach is I can more directly control the layout while still getting linking benefit from Doxygen. <text:s/><text:span text:style-name="T90">Doxygen doesn't really care about the contents, only that they can be formatted </text:span><text:span text:style-name="T91">in certain ways. <text:s/></text:span><text:span text:style-name="T93">The disadvantage is I have embedded HTML that might screw up if doxygen's styles are ever changed, or the page layout is changed. <text:s/>I think it will be okay since it is self-contained and it uses my own styles. <text:s/></text:span><text:span text:style-name="T94">Here is my example:</text:span></text:p>
      <text:p text:style-name="Code">@page adapter2_pattern Adapter2 Pattern</text:p>
      <text:p text:style-name="Code"/>
      <text:p text:style-name="P138">&lt;div class="explanation_text"&gt;</text:p>
      <text:p text:style-name="P138"><text:s text:c="4"/>&lt;img class="explanation_image" src="adapter_diagram.png" /&gt;</text:p>
      <text:p text:style-name="P138"><text:s text:c="4"/>&lt;p&gt;</text:p>
      <text:p text:style-name="Code"><text:s text:c="8"/>The Adapter pattern is a wrapper class around an external component.</text:p>
      <text:p text:style-name="Code"><text:s text:c="8"/>The wrapper class adapts the external component to match how the rest of</text:p>
      <text:p text:style-name="Code"><text:s text:c="8"/>the program behaves so the program doesn't know it is dealing with an</text:p>
      <text:p text:style-name="Code"><text:s text:c="8"/>external component. <text:s/>The wrapper class is responsible for initializing</text:p>
      <text:p text:style-name="Code"><text:s text:c="8"/>and disposing of the external component, as well as adapting procedure</text:p>
      <text:p text:style-name="Code"><text:s text:c="8"/>calls, arguments, and error handling.</text:p>
      <text:p text:style-name="P138"><text:s text:c="4"/>&lt;/p&gt;</text:p>
      <text:p text:style-name="P138"><text:s text:c="4"/>&lt;p&gt;</text:p>
      <text:p text:style-name="Code"><text:s text:c="8"/>A function can also act as an adapter, where the function adapts the</text:p>
      <text:p text:style-name="Code"><text:s text:c="8"/>calling conventions of the external component to the conventions of the</text:p>
      <text:p text:style-name="Code"><text:s text:c="8"/>program. <text:s/>One common use of adapter functions is to hide differences in</text:p>
      <text:p text:style-name="Code"><text:s text:c="8"/>external libraries that arise from different implementations, such as</text:p>
      <text:p text:style-name="Code"><text:s text:c="8"/>the C library as it appears on different operating systems.</text:p>
      <text:p text:style-name="P128"><text:span text:style-name="T79"><text:s text:c="4"/></text:span><text:span text:style-name="T95">&lt;/</text:span><text:span text:style-name="T74">p</text:span><text:span text:style-name="T95">&gt;</text:span></text:p>
      <text:p text:style-name="P128"><text:span text:style-name="T95">&lt;/</text:span><text:span text:style-name="T74">div</text:span><text:span text:style-name="T95">&gt;</text:span></text:p>
      <text:p text:style-name="Code"/>
      <text:p text:style-name="Code">### See Also</text:p>
      <text:p text:style-name="Code">- @ref mainpage "Main Page"</text:p>
      <text:p text:style-name="P40">However, Doxygen (or the markdown processor) insists on replacing &lt;p&gt; with &lt;div class="explanation_text"&gt;. <text:s/><text:span text:style-name="T99">which prevents a blank line from appearing between the paragraphs.</text:span></text:p>
      <text:p text:style-name="P39"/>
      <text:p text:style-name="P59">Nope, I'm going back to markdown only and live with the image at the top of the expl<text:span text:style-name="T100">a</text:span>nation.</text:p>
      <text:p text:style-name="P59"/>
      <text:p text:style-name="P60">Note: At the moment, the html folder containing the output of doxygen is 8.32 megabytes in size.</text:p>
      <text:p text:style-name="P61">Added bridge.md as the <text:span text:style-name="T101">discussion</text:span> of the bridge pattern.</text:p>
      <text:h text:style-name="P651" text:outline-level="1" text:is-list-header="true">February 21, 2023</text:h>
      <text:p text:style-name="P15">If I put the source for Design Pattern Examples on GitHub.com, then interested parties can go browse the full source there. <text:s/>Then I can focus on just showing the key parts of the implementation on my site. <text:s/><text:span text:style-name="T9">That means boiling down my example code to the bare minimum needed to convey the pattern.</text:span></text:p>
      <text:p text:style-name="P16"><text:soft-page-break/>So what would that look like? <text:s/>I'm sure a diagram, possibly UML, would be in order for each example. <text:s/>I already have some focus in the descriptions for each example.</text:p>
      <text:p text:style-name="P17">For example:</text:p>
      <text:p text:style-name="P18"><text:span text:style-name="T12">T</text:span>he Adapter pattern is <text:span text:style-name="T11">a wrapper class around an</text:span> external component. <text:s/><text:span text:style-name="T11">The wrapper class adapts the external component to match how the rest of the program behaves </text:span><text:span text:style-name="T14">so the program doesn't know it is dealing with an external component</text:span><text:span text:style-name="T11">. <text:s/></text:span><text:span text:style-name="T13">The wrapper class is responsible for initializing and disposing of the external component, </text:span><text:span text:style-name="T14">as well as adapting procedure calls, arguments, and error handling.</text:span></text:p>
      <text:p text:style-name="P19"><text:span text:style-name="T15">A</text:span> function can act as an adapter, where the function adapts <text:span text:style-name="T15">the calling convention</text:span><text:span text:style-name="T17">s</text:span><text:span text:style-name="T15"> of the external component to </text:span><text:span text:style-name="T17">the conventions of </text:span><text:span text:style-name="T15">the program. <text:s/></text:span><text:span text:style-name="T16">One common use of adapter functions is to hide differences in external libraries that arise from different implementations, such as the C library </text:span><text:span text:style-name="T17">as it appears on different operating systems.</text:span></text:p>
      <text:p text:style-name="P17"><draw:g text:anchor-type="as-char" draw:z-index="0" draw:name="Group object 1" draw:style-name="gr1"><draw:custom-shape draw:name="Shape 1" draw:style-name="gr2" draw:text-style-name="P700" svg:width="2.3004in" svg:height="2.2189in" svg:x="0in" svg:y="0in"><text:p text:style-name="P699"><text:span text:style-name="T652">Progra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2" draw:style-name="gr3" draw:text-style-name="P701" xml:id="id2" draw:id="id2" svg:width="1.1098in" svg:height="1.2713in" svg:x="3.7in" svg:y="0.4264in"><text:p text:style-name="P699"><text:span text:style-name="T652">External</text:span></text:p><text:p text:style-name="P699"><text:span text:style-name="T652">component</text:span></text:p><draw:enhanced-geometry svg:viewBox="0 0 21600 21600" draw:type="rectangle" draw:enhanced-path="M 0 0 L 21600 0 21600 21600 0 21600 0 0 Z N"/></draw:custom-shape><draw:custom-shape draw:name="Shape 11" draw:style-name="gr4" draw:text-style-name="P703" svg:width="0.5543in" svg:height="0.3307in" svg:x="0.3457in" svg:y="0.1634in"><text:p text:style-name="P702"><text:span text:style-name="T653">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2" draw:style-name="gr5" draw:text-style-name="P703" svg:width="0.5539in" svg:height="0.3307in" svg:x="1.4in" svg:y="0.1437in"><text:p text:style-name="P702"><text:span text:style-name="T653">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3" draw:style-name="gr6" draw:text-style-name="P705" xml:id="id1" draw:id="id1" svg:width="0.635in" svg:height="0.4335in" svg:x="1.4252in" svg:y="0.8437in"><text:p text:style-name="P704"><text:span text:style-name="T654">Adapter</text:span></text:p><text:p text:style-name="P704"><text:span text:style-name="T654">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4" draw:style-name="gr4" draw:text-style-name="P703" svg:width="0.5543in" svg:height="0.3307in" svg:x="1.3709in" svg:y="1.4882in"><text:p text:style-name="P702"><text:span text:style-name="T653">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5" draw:style-name="gr4" draw:text-style-name="P703" svg:width="0.5543in" svg:height="0.3307in" svg:x="0.6209in" svg:y="1.7437in"><text:p text:style-name="P702"><text:span text:style-name="T653">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6" draw:style-name="gr5" draw:text-style-name="P703" svg:width="0.5539in" svg:height="0.3307in" svg:x="0.7in" svg:y="1.3382in"><text:p text:style-name="P702"><text:span text:style-name="T653">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7" draw:style-name="gr7" draw:text-style-name="P703" svg:width="0.5543in" svg:height="0.3303in" svg:x="0.7957in" svg:y="0.5189in"><text:p text:style-name="P702"><text:span text:style-name="T653">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8" draw:text-style-name="P706" draw:type="line" svg:x1="2.0598in" svg:y1="1.0602in" svg:x2="3.7in" svg:y2="1.0614in" draw:start-shape="id1" draw:start-glue-point="1" draw:end-shape="id2" draw:end-glue-point="3" svg:d="M5232-126l4166 3" svg:viewBox="0 0 4168 5"><text:p/></draw:connector></draw:g></text:p>
      <text:p text:style-name="P23">Modified Bridge_LoggerHelpers.cpp to split out the clumsy code for handling localtime() function into a helper function, Helpers::makelocaltime(). <text:s/>This way, I am letting the Helpers namespace hold all the functions that hide the differences between C/C++ library implementations. <text:s/>This way, the makelocaltime() becomes an example of an adapter function.</text:p>
      <text:p text:style-name="P24">Converted the above image to a bitmap (in LibreOffice Draw, select the components, right-click and select Group. <text:s/>Then right-click on the group and select Convert &gt; bitmap. <text:s/>Then right-click on the bitmap and select Save As. <text:s/>Select the format (default is apparently .png) and save the file. <text:s/>Undo the conversion to BitMap to get back to the original group). <text:s/>Spent a bunch of time in testpage.html figuring out how to get the description and the image to sit side-by-side. <text:s/>Trick is to style the &lt;img&gt; tag <text:span text:style-name="T18">with</text:span> float:right and place <text:span text:style-name="T18">the &lt;img&gt; tag</text:span> before the &lt;div&gt; tag that will be on the left.</text:p>
      <text:p text:style-name="P25">Also spent time in testpage.html to make the overall page look a little better with background color. <text:s/>Tweaked the panel tab stylings to look a little more like something that can be selected.</text:p>
      <text:h text:style-name="Heading_20_2" text:outline-level="2" text:is-list-header="true">HTML-based Syntax-Highlighting</text:h>
      <text:p text:style-name="P26">While thinking about how to syntax-highlight code, I found <text:a xlink:type="simple" xlink:href="https://highlightjs.org/" text:style-name="Internet_20_link" text:visited-style-name="Visited_20_Internet_20_Link">highlight.js</text:a>. <text:s/>This is a Javascript library and style sheets that can automatically syntax-highlight any kind of code – and this highlighting occurs in the user's browser. <text:s/>Supports <text:span text:style-name="T23">197</text:span> languages, with the minimal package supporting the 40 most popular languages. <text:s/><text:span text:style-name="T19">This </text:span><text:a xlink:type="simple" xlink:href="https://highlightjs.org/usage/" text:style-name="Internet_20_link" text:visited-style-name="Visited_20_Internet_20_Link"><text:span text:style-name="T19">link</text:span></text:a><text:span text:style-name="T19"> describes how to use highlight.js. <text:s/>This is actively maintained but requires </text:span><text:soft-page-break/><text:span text:style-name="T19">Node.js (</text:span><text:span text:style-name="T20">node</text:span><text:span text:style-name="T19">) to </text:span><text:span text:style-name="T20">be installed in order to build. <text:s/>The recommended approach is to use NPM for package Javascript management. <text:s/>That will bring in any number of dependencies, which I'm not too thrilled at.</text:span></text:p>
      <text:p text:style-name="P30">Here is an example of how to use highlight.js in a web page (where the prism.js code and associated stylesheets are on the same server):</text:p>
      <text:p text:style-name="Code"><text:bookmark text:name="pragma-line-54"/><text:span text:style-name="Source_20_Text">&lt;link href="scripts/highlightjs/styles/github-gist.css" rel="stylesheet" /&gt;</text:span></text:p>
      <text:p text:style-name="Code"><text:span text:style-name="Source_20_Text">&lt;script src="scripts/highlightjs/highlight.pack.js"&gt;&lt;/script&gt;</text:span></text:p>
      <text:p text:style-name="Code"/>
      <text:p text:style-name="Code"><text:span text:style-name="Source_20_Text">&lt;script&gt;</text:span></text:p>
      <text:p text:style-name="Code"><text:span text:style-name="Source_20_Text">function highlightCode() {</text:span></text:p>
      <text:p text:style-name="Code"><text:span text:style-name="Source_20_Text"><text:s text:c="4"/>var pres = document.querySelectorAll("pre&gt;code");</text:span></text:p>
      <text:p text:style-name="Code"><text:span text:style-name="Source_20_Text"><text:s text:c="4"/>for (var i = 0; i &lt; pres.length; i++) {</text:span></text:p>
      <text:p text:style-name="Code"><text:span text:style-name="Source_20_Text"><text:s text:c="8"/>hljs.highlightBlock(pres[i]);</text:span></text:p>
      <text:p text:style-name="Code"><text:span text:style-name="Source_20_Text"><text:s text:c="4"/>}</text:span></text:p>
      <text:p text:style-name="Code"><text:span text:style-name="Source_20_Text">}</text:span></text:p>
      <text:p text:style-name="Code"><text:span text:style-name="Source_20_Text">highlightCode();</text:span></text:p>
      <text:p text:style-name="Code"><text:span text:style-name="Source_20_Text">&lt;/script&gt;</text:span></text:p>
      <text:p text:style-name="Code"/>
      <text:p text:style-name="Code"><text:span text:style-name="Source_20_Text">&lt;/body&gt;</text:span></text:p>
      <text:p text:style-name="Code"><text:span text:style-name="Source_20_Text">&lt;/html&gt;</text:span></text:p>
      <text:p text:style-name="P28">Found another Javascript-based highlighter called <text:a xlink:type="simple" xlink:href="https://prismjs.com/" text:style-name="Internet_20_link" text:visited-style-name="Visited_20_Internet_20_Link">Prismjs</text:a>. <text:s/>Much like highlight.js and supports <text:span text:style-name="T22">297 programming</text:span> languages. <text:s/>It uses plug-ins for additional functionality. <text:s/>And also requires installation and building to work. <text:s/>It has one interesting requirement: The code needs to be marked with a &lt;code&gt;&lt;/code&gt; block to be highlighted. <text:s/>This block can appear in a &lt;pre&gt;&lt;/pre&gt; block <text:span text:style-name="T32">(and generally should, according to HTML5 draft guidelines)</text:span>. <text:s/>The &lt;code&gt; tag specifies the <text:span text:style-name="T24">language highlighting style to use (for example, </text:span><text:span text:style-name="T26">class="language-clike"</text:span><text:span text:style-name="T24">). <text:s/></text:span><text:span text:style-name="T33">Visual Studio does not do thi</text:span><text:span text:style-name="T34">s. <text:s/></text:span><text:span text:style-name="T35">The babel-plugin-prismjs plugin is recommended for wrangling languages and other plugins for prism (</text:span><text:a xlink:type="simple" xlink:href="https://github.com/mAAdhaTTah/babel-plugin-prismjs" text:style-name="Internet_20_link" text:visited-style-name="Visited_20_Internet_20_Link"><text:span text:style-name="T35">https://github.com/mAAdhaTTah/babel-plugin-prismjs</text:span></text:a><text:span text:style-name="T35">). <text:s/>Babel uses a configuration file to specify the languages and plugins to load when initialized. <text:s/></text:span><text:span text:style-name="T36">Prism can be used from the command line to convert files to HTML.</text:span></text:p>
      <text:p text:style-name="P27">Also found <text:a xlink:type="simple" xlink:href="http://hilite.me/" text:style-name="Internet_20_link" text:visited-style-name="Visited_20_Internet_20_Link">http://hilite.me/</text:a>, which is a browser-based syntax highlighter. <text:s/>Paste in the code, select the language and the theme, and click the Highlight button. <text:s/>The resulting HTML can then be copy-and-pasted into a web page. <text:s/><text:span text:style-name="T21">Has the same limitation as my ClipBoardReader in that I have to transfer the code to the tool and manually get the HTML formatting back out.</text:span></text:p>
      <text:p text:style-name="P29"><text:span text:style-name="T41">Found a</text:span><text:span text:style-name="T37">nother web-based </text:span><text:a xlink:type="simple" xlink:href="https://codebeautify.org/code-highlighter" text:style-name="Internet_20_link" text:visited-style-name="Visited_20_Internet_20_Link"><text:span text:style-name="T37">code highlighter</text:span></text:a><text:span text:style-name="T37">, a tool that is part of the </text:span><text:a xlink:type="simple" xlink:href="https://codebeautify.org/" text:style-name="Internet_20_link" text:visited-style-name="Visited_20_Internet_20_Link"><text:span text:style-name="T37">Code Beautify site</text:span></text:a><text:span text:style-name="T37">. <text:s/></text:span><text:span text:style-name="T38">Paste the code, select the theme, and presto. <text:s/>One of the themes is VS, so it highlights as though from Visual Studio.</text:span></text:p>
      <text:p text:style-name="P31">Either I commit to using some<text:span text:style-name="T39">thing</text:span> in the page such as highlight.js or Prism.js or I use Prism.js locally as part of <text:span text:style-name="T40">a</text:span> build process to generate the static HTML pages.</text:p>
      <text:p text:style-name="P32">Used the Highlightjs <text:a xlink:type="simple" xlink:href="https://highlightjs.org/download/" text:style-name="Internet_20_link" text:visited-style-name="Visited_20_Internet_20_Link">download page</text:a> to get a selected number of languages. <text:s/>This downloaded a zip file. <text:s/>I copied it to c:\work\vs2022\DesignPatternExamples\WebPages and extracted it:</text:p>
      <text:p text:style-name="Code">md highlight</text:p>
      <text:p text:style-name="Code">7z x -o highlight highlight.zip</text:p>
      <text:p text:style-name="P32">I then copied testpage.html to testhighlight.html. <text:s/>In testhighlight.html, added the following to the &lt;head&gt; tag (right after the &lt;title&gt; tag):</text:p>
      <text:p text:style-name="Code"><text:soft-page-break/><text:s text:c="4"/>&lt;link href="highlight/styles/vs.min.css" rel="stylesheet" /&gt;</text:p>
      <text:p text:style-name="Code"><text:s text:c="4"/>&lt;script src="highlight/highlight.min.js"&gt;&lt;/script&gt;</text:p>
      <text:p text:style-name="P32">I then modified testpage.js to add the following function:</text:p>
      <text:p text:style-name="Code">function highlightCode() {</text:p>
      <text:p text:style-name="Code"><text:s text:c="4"/>var pres = document.querySelectorAll("pre&gt;code");</text:p>
      <text:p text:style-name="Code"><text:s text:c="4"/>for (var i = 0; i &lt; pres.length; i++) {</text:p>
      <text:p text:style-name="Code"><text:s text:c="8"/>hljs.highlightBlock(pres[i]);</text:p>
      <text:p text:style-name="Code"><text:s text:c="4"/>}</text:p>
      <text:p text:style-name="Code">}</text:p>
      <text:p text:style-name="P33">Finally, modified onload() function to add the following as the last line:</text:p>
      <text:p text:style-name="Code">highlightCode();</text:p>
      <text:p text:style-name="P33">In testhighlight.html, removed the &lt;pre&gt; tags and content and replaced them with:</text:p>
      <text:p text:style-name="Code">&lt;pre&gt;&lt;code class="language-csharp"&gt;&lt;/code&gt;&lt;/pre&gt;</text:p>
      <text:p text:style-name="Code">&lt;pre&gt;&lt;code class="language-cpp"&gt;&lt;/code&gt;&lt;/pre&gt;</text:p>
      <text:p text:style-name="P33">and then copied the source code for the Adapter_Exercise() from C# and C++ into the appropriate &lt;pre&gt;&lt;code&gt; blocks. <text:s/><text:span text:style-name="T43">I replaced '&lt;' with '&amp;lt;' and '&gt;' with '&amp;gt;'.</text:span> <text:s/>Loaded the <text:span text:style-name="T42">testhighlight.html </text:span>page <text:span text:style-name="T42">in Firefox</text:span> and it worked!</text:p>
      <text:p text:style-name="P35">Note: The unpacked files are 2.7 megabytes in size. <text:s/>Yikes!</text:p>
      <text:h text:style-name="Heading_20_2" text:outline-level="2" text:is-list-header="true">Code Cleanup</text:h>
      <text:p text:style-name="P34">Moved the styles for explanations to explain.c<text:span text:style-name="T376">s</text:span>s and the styles for the multipanel tabs to multipanel.css. <text:s/>Modified testpage.html and testhighlight.html to <text:span text:style-name="T44">load</text:span> these style sheets.</text:p>
      <text:h text:style-name="P652" text:outline-level="1" text:is-list-header="true">February 20, 2023</text:h>
      <text:p text:style-name="P4">One aspect of a web presentation is to show the same example in multiple languages. <text:s/>So I set out to create a tabbed panel display, where each panel would contain the example in one language. <text:s/>That required relearning a lot of Javascript but I got it to work. <text:s/>Since I have a C# and C++ version of the Adapter pattern, I used that as a test for the tabbed panel display, getting the HTML-formatted code from the clipboard using the ClipBoardReader.</text:p>
      <text:p text:style-name="P4">Some problems:</text:p>
      <text:list text:style-name="L9">
        <text:list-item>
          <text:p text:style-name="P689">The test shows only the top-level driving code for the example, <text:span text:style-name="T5">which is about 44 lines in C++ and 40 lines in C#. <text:s/>There are 567 more lines in just the Adapter pattern implementation. <text:s/>Add in </text:span><text:span text:style-name="T6">444 more lines of C# and we are looking at over 1000 lines of code in the HTML page. <text:s/></text:span><text:span text:style-name="T7">This raises the question, do I put all the code in multiple tabbed panel displays or do I have multiple panels all controlled by one tab row? <text:s/>Also, I will have to put one example per page, just to keep the page load time down.</text:span></text:p>
        </text:list-item>
        <text:list-item>
          <text:p text:style-name="P690">I tested the page in a smaller display window in Firefox and the code didn't fit. <text:s/>After much tweaking of source lines, limiting the width of each line to 90 characters (added another grid <text:soft-page-break/>line in Visual Studio for that), I found that I could use a window width of 650 pixels. Unfortunately, I think that's still too wide for some phone displays.</text:p>
        </text:list-item>
        <text:list-item>
          <text:p text:style-name="P691">After munging the lines to get them to 90 characters or less, I found the use of the ClipBoardReader was getting tedious to copy the changes to the web page. <text:s/>I need to do that anytime the code changes. <text:s/>I need an automated way of converting the code to HTML.</text:p>
        </text:list-item>
        <text:list-item>
          <text:p text:style-name="P691">I also realized that browsing all the files for a single example where all the code was on display at once was not going to cut it. <text:s/>That brought to mind how Visual Studio does it and that is to present a list of files on one side, click on the file to display it. <text:s/><text:span text:style-name="T8">Each file link would represent a new page stored in a frame (for example). <text:s/>This would allow me to (somehow) automatically convert each file to HTML and store that as an entire page (or possibly stuffed into a template).</text:span></text:p>
        </text:list-item>
      </text:list>
      <text:p text:style-name="P14">Committed my latest changes with the formatting changes.</text:p>
      <text:h text:style-name="P653" text:outline-level="1" text:is-list-header="true">February 19, 2023</text:h>
      <text:p text:style-name="P3">Created the DesignPatternExamples_cplusplus project (in the cplusplus) directory. <text:s/>Translated the Program.cs file to Program.cpp, providing skeletons of all exercises.</text:p>
      <text:p text:style-name="P3">Converted the Adapter pattern exercise. <text:s/>I ended up creating an interface for the DataReaderWriter class and using that in the exercise, which meant introducing a header file that declared the interface (as well as the two exceptions that could be raised). <text:s/>See Adapter.h. <text:s/>Also chose to add Adapter_BackendFunctions.h to declare the data reader/writer functions to be used by the Adapter_FrontEndClass.cpp file. <text:s/>Generally proper C++ programming and all that.</text:p>
      <text:p text:style-name="P9">Also converted the Bridge pattern exercise. <text:s/>Same general approach as the Adapter example, with header files created to declare the various interfaces. <text:s/>Again, general C++ programming.</text:p>
      <text:p text:style-name="P9">One interesting problem was <text:span text:style-name="T3">translating the C# expression:</text:span></text:p>
      <text:p text:style-name="Code">return DateTime.Now.ToString();</text:p>
      <text:p text:style-name="P10">This ended up being quite convoluted, as the output from my initial C++ approach didn't even come close to matching the C# date format.</text:p>
      <text:p text:style-name="P10">This was my first attempt:</text:p>
      <text:p text:style-name="Code">auto now_time = std::chrono::system_clock::now();</text:p>
      <text:p text:style-name="Code">std::time_t now_time_t = std::chrono::system_clock::to_time_t(now_time);</text:p>
      <text:p text:style-name="Code">return std::ctime(&amp;now_time_t);</text:p>
      <text:p text:style-name="P11">The date format was this (note the newline at the end):</text:p>
      <text:p text:style-name="Code">Mon February 20 22:05:27 2023\n</text:p>
      <text:p text:style-name="P11">So I had to format the time stamp myself and that ended up in a much more complicated form:</text:p>
      <text:p text:style-name="Code"><text:s text:c="8"/>auto now_time = std::chrono::system_clock::now();</text:p>
      <text:p text:style-name="Code"><text:s text:c="8"/>std::time_t now_time_t = std::chrono::system_clock::to_time_t(now_time);</text:p>
      <text:p text:style-name="Code"><text:s text:c="8"/>struct tm local_time { 0 };</text:p>
      <text:p text:style-name="Code">#ifdef _MSC_VER</text:p>
      <text:p text:style-name="Code"><text:soft-page-break/><text:s text:c="8"/>errno_t err = localtime_s(&amp;local_time, &amp;now_time_t);</text:p>
      <text:p text:style-name="Code">#elif defined(__STDC_LIB_EXT1__)</text:p>
      <text:p text:style-name="Code"><text:s text:c="8"/>localtime_s(&amp;now_time_t, &amp;local_time);</text:p>
      <text:p text:style-name="Code">#else</text:p>
      <text:p text:style-name="Code"><text:s text:c="8"/>localtime_r(&amp;now_time_t, &amp;local_Time)</text:p>
      <text:p text:style-name="Code">#endif</text:p>
      <text:p text:style-name="Code"><text:s text:c="8"/>char str[128]{ '\0'};</text:p>
      <text:p text:style-name="Code"><text:s text:c="8"/>if (err == 0)</text:p>
      <text:p text:style-name="Code"><text:s text:c="8"/>{</text:p>
      <text:p text:style-name="Code"><text:s text:c="12"/>strftime(str, sizeof str, "%m/%d/%Y %r", &amp;local_time);</text:p>
      <text:p text:style-name="Code"><text:s text:c="8"/>}</text:p>
      <text:p text:style-name="Code"><text:s text:c="8"/>return str;</text:p>
      <text:p text:style-name="P12">C++ standard defines safe functions like localtime_s() but they are not compatible with Microsoft's version (the parameter order is reversed). <text:s/>So the #ifdef _MSC_VER was needed. <text:s text:c="2"/>Also, the C++ standard safe functions are not necessarily available, hence the #elif defined(__STDC_LIB_EXT1__) was needed. <text:s/>The localtime_r() call is in the C++ standard (but not in Microsoft's C++), so it becomes the default if all else fails. <text:s/>Yuck.</text:p>
      <text:p text:style-name="P13">To replace C#'s String.Format(), I could have introduced a function that would take variable parameters and use the std::ostringstream to format the parameters, but the approach is not type-safe and there is no way to identify what types to interpret the parameters. <text:s/>I looked a variadic template parameters but I found that so obtuse that I ran away screaming. <text:s/>Instead, I just rewrote the String.Format() expressions in terms of a local std::ostringstream formatter. <text:s/><text:span text:style-name="T4">It works.</text:span></text:p>
      <text:p text:style-name="P4">Oh, and I copied over the replace() function from my stdlib library, which also picked up the strstri() function. <text:s/>These files live in the cplusplus/helpers directory.</text:p>
      <text:h text:style-name="P654" text:outline-level="1" text:is-list-header="true">February 18, 2023</text:h>
      <text:p text:style-name="P2">I had an idea of putting these examples in a web page/app that can display the source in full syntax-highlighted fashion. <text:s/>Since Visual Studio 2022 can produce HTML onto the clipboard, I was wondering if I could use that to my advantage by copying the generated HTML and paste it into a web page.</text:p>
      <text:p text:style-name="P2">So I created the Clip<text:span text:style-name="T2">B</text:span>oardReader solution and project <text:span text:style-name="T2">("C:\work\vs2022\ClipBoardReader")</text:span>. <text:s/>This is a Forms-based C# application that watches for changes in the Windows clipboard, displays all the formats available and, where possible, displays the contents of each supported format. <text:s/><text:span text:style-name="T2">Now I can copy a chunk of code from Visual Studio and use the ClipBoardReader to pull out the contents of the HTML format.</text:span></text:p>
      <text:p text:style-name="P7">Note: I was surprised the first time when I copied the contents of the ClipBoardReader display to the clipboard and the ClipBoardReader suddenly erased the contents of the display – because the clipboard had changed.</text:p>
      <text:p text:style-name="P7">I pasted the results into a test page and it displayed quite nicely in a browser. <text:s/>So this is more or less usable.</text:p>
      <text:p text:style-name="P8">I renamed the DesignPatternExamples solution to DesignPatternExamples_csharp and then moved it into the "csharp" directory.</text:p>
      <text:h text:style-name="Heading_20_1" text:outline-level="1" text:is-list-header="true"><text:soft-page-break/>February 17, 2023</text:h>
      <text:p text:style-name="P6">Took my original code and started working in it <text:span text:style-name="T1">in Visual Studio 2022</text:span> for eventual presentation in some fashion (not quite sure what that will look like). <text:s/>I know I want to express these examples in other programming languages, such as C++, Python, Java, and Javascript. <text:s/>That way, I can revisit those languages as a refresher. <text:s/><text:span text:style-name="T2">See "C:\work\vs2022\DesignPatternExamples".</text:span></text:p>
      <text:p text:style-name="P6"/>
      <text:p text:style-name="P6">I restructured the DesignPatternExamples C# solution and project to move the project into its own directory and then checked in the whole thing in Subversion. <text:s/>I'm <text:span text:style-name="T1">still building with .Net 4.5</text:span>.</text:p>
      <text:p text:style-name="P6"/>
      <text:p text:style-name="P1">Corrected a number spelling errors and tweaked the source from the original to clean up some of the examples. <text:s/>The tweaks are mainly around altering entity names. <text:s/>These are captured in Subversion changes.</text:p>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nsolas" svg:font-family="Consolas, 'Courier New', monospac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de" style:family="paragraph" style:parent-style-name="Text_20_body" style:auto-update="true" style:master-page-name="">
      <loext:graphic-properties draw:fill="solid" draw:fill-color="#eeeeee"/>
      <style:paragraph-properties fo:margin-top="0.0598in" fo:margin-bottom="0.1in" style:contextual-spacing="true" fo:line-height="100%" style:page-number="auto" fo:background-color="#eeeeee"/>
      <style:text-properties style:font-name="Courier New1" fo:font-family="'Courier New'" style:font-style-name="Regular" style:font-family-generic="modern" style:font-pitch="fixed" fo:font-size="10pt" fo:background-color="transparent"/>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Stephen P Lepisto</meta:initial-creator>
    <meta:creation-date>2023-02-20T21:32:33.666000000</meta:creation-date>
    <dc:date>2023-07-03T22:38:56.808000000</dc:date>
    <dc:creator>Stephen P Lepisto</dc:creator>
    <meta:editing-duration>P11DT22H5M8S</meta:editing-duration>
    <meta:editing-cycles>873</meta:editing-cycles>
    <meta:generator>LibreOffice/7.5.3.2$Windows_X86_64 LibreOffice_project/9f56dff12ba03b9acd7730a5a481eea045e468f3</meta:generator>
    <meta:document-statistic meta:table-count="1" meta:image-count="0" meta:object-count="0" meta:page-count="94" meta:paragraph-count="2247" meta:word-count="31454" meta:character-count="220816" meta:non-whitespace-character-count="185547"/>
  </office:meta>
</office:document-meta>
</file>